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stroke-linejoin="round" svg:stroke-linecap="round" draw:fill="solid" draw:fill-color="#000000"/>
    </style:style>
    <style:style style:name="gr2" style:family="graphic" style:parent-style-name="standard">
      <style:graphic-properties draw:stroke="solid" svg:stroke-width="0.159cm" svg:stroke-color="#000000" draw:stroke-linejoin="round" svg:stroke-linecap="round" draw:fill="none" fo:padding-top="0.079cm" fo:padding-bottom="0.079cm" fo:padding-left="0.079cm" fo:padding-right="0.079cm"/>
    </style:style>
    <style:style style:name="gr3" style:family="graphic" style:parent-style-name="standard">
      <style:graphic-properties draw:stroke="solid" svg:stroke-width="0.12cm" svg:stroke-color="#000000" draw:stroke-linejoin="round" svg:stroke-linecap="round" draw:fill="none" fo:padding-top="0.06cm" fo:padding-bottom="0.06cm" fo:padding-left="0.06cm" fo:padding-right="0.06cm"/>
    </style:style>
    <style:style style:name="gr4" style:family="graphic" style:parent-style-name="standard">
      <style:graphic-properties draw:stroke="solid" svg:stroke-width="0.2cm" svg:stroke-color="#000000" draw:stroke-linejoin="round" svg:stroke-linecap="round" draw:fill="none" fo:padding-top="0.1cm" fo:padding-bottom="0.1cm" fo:padding-left="0.1cm" fo:padding-right="0.1cm"/>
    </style:style>
    <style:style style:name="gr5" style:family="graphic" style:parent-style-name="standard">
      <style:graphic-properties draw:stroke="solid" svg:stroke-width="0.1cm" svg:stroke-color="#000000" draw:stroke-linejoin="round" svg:stroke-linecap="round" draw:fill="none" fo:padding-top="0.05cm" fo:padding-bottom="0.05cm" fo:padding-left="0.05cm" fo:padding-right="0.05cm"/>
    </style:style>
    <style:style style:name="gr6" style:family="graphic" style:parent-style-name="standard">
      <style:graphic-properties draw:stroke="solid" svg:stroke-width="0.049cm" svg:stroke-color="#000000" draw:stroke-linejoin="round" svg:stroke-linecap="round" draw:fill="none" fo:padding-top="0.024cm" fo:padding-bottom="0.024cm" fo:padding-left="0.024cm" fo:padding-right="0.024cm"/>
    </style:style>
    <style:style style:name="gr7" style:family="graphic" style:parent-style-name="standard">
      <style:graphic-properties draw:stroke="solid" svg:stroke-width="0.025cm" svg:stroke-color="#000000" draw:stroke-linejoin="round" svg:stroke-linecap="round" draw:fill="solid" draw:fill-color="#000000" fo:padding-top="0.012cm" fo:padding-bottom="0.012cm" fo:padding-left="0.012cm" fo:padding-right="0.012cm"/>
    </style:style>
    <style:style style:name="P1" style:family="paragraph">
      <loext:graphic-properties draw:fill="solid" draw:fill-color="#000000"/>
    </style:style>
    <style:style style:name="P2" style:family="paragraph">
      <loext:graphic-properties draw:fill="none"/>
    </style:style>
  </office:automatic-styles>
  <office:body>
    <office:drawing>
      <draw:page draw:name="page1" draw:style-name="dp1" draw:master-page-name="master-page3">
        <draw:polygon draw:style-name="gr1" draw:text-style-name="P1" draw:layer="layout" svg:width="0.16cm" svg:height="0.16cm" svg:x="6.225cm" svg:y="12.212cm" svg:viewBox="0 0 161 161" draw:points="0,161 0,0 161,0 161,161">
          <text:p/>
        </draw:polygon>
        <draw:polyline draw:style-name="gr2" draw:text-style-name="P2" draw:layer="layout" svg:width="0cm" svg:height="0cm" svg:x="6.56cm" svg:y="12.292cm" svg:viewBox="0 0 0 0" draw:points="0,0">
          <text:p/>
        </draw:polyline>
        <draw:polyline draw:style-name="gr2" draw:text-style-name="P2" draw:layer="layout" svg:width="0cm" svg:height="0cm" svg:x="6.814cm" svg:y="12.292cm" svg:viewBox="0 0 0 0" draw:points="0,0">
          <text:p/>
        </draw:polyline>
        <draw:polyline draw:style-name="gr2" draw:text-style-name="P2" draw:layer="layout" svg:width="0cm" svg:height="0cm" svg:x="7.068cm" svg:y="12.292cm" svg:viewBox="0 0 0 0" draw:points="0,0">
          <text:p/>
        </draw:polyline>
        <draw:polyline draw:style-name="gr2" draw:text-style-name="P2" draw:layer="layout" svg:width="0cm" svg:height="0cm" svg:x="7.322cm" svg:y="12.292cm" svg:viewBox="0 0 0 0" draw:points="0,0">
          <text:p/>
        </draw:polyline>
        <draw:polyline draw:style-name="gr2" draw:text-style-name="P2" draw:layer="layout" svg:width="0cm" svg:height="0cm" svg:x="7.576cm" svg:y="12.292cm" svg:viewBox="0 0 0 0" draw:points="0,0">
          <text:p/>
        </draw:polyline>
        <draw:polyline draw:style-name="gr2" draw:text-style-name="P2" draw:layer="layout" svg:width="0cm" svg:height="0cm" svg:x="7.83cm" svg:y="12.292cm" svg:viewBox="0 0 0 0" draw:points="0,0">
          <text:p/>
        </draw:polyline>
        <draw:polyline draw:style-name="gr2" draw:text-style-name="P2" draw:layer="layout" svg:width="0cm" svg:height="0cm" svg:x="8.084cm" svg:y="12.292cm" svg:viewBox="0 0 0 0" draw:points="0,0">
          <text:p/>
        </draw:polyline>
        <draw:polyline draw:style-name="gr2" draw:text-style-name="P2" draw:layer="layout" svg:width="0cm" svg:height="0cm" svg:x="8.338cm" svg:y="12.292cm" svg:viewBox="0 0 0 0" draw:points="0,0">
          <text:p/>
        </draw:polyline>
        <draw:polyline draw:style-name="gr2" draw:text-style-name="P2" draw:layer="layout" svg:width="0cm" svg:height="0cm" svg:x="8.592cm" svg:y="12.292cm" svg:viewBox="0 0 0 0" draw:points="0,0">
          <text:p/>
        </draw:polyline>
        <draw:path draw:style-name="gr1" draw:text-style-name="P1" draw:layer="layout" svg:width="0.199cm" svg:height="0.2cm" svg:x="4.156cm" svg:y="8.842cm" svg:viewBox="0 0 200 201" svg:d="M0 100c0-55 44-100 99-100 57 0 101 45 101 100 0 56-44 101-101 101-55 0-99-45-99-101z">
          <text:p/>
        </draw:path>
        <draw:path draw:style-name="gr1" draw:text-style-name="P1" draw:layer="layout" svg:width="0.199cm" svg:height="0.2cm" svg:x="4.156cm" svg:y="9.604cm" svg:viewBox="0 0 200 201" svg:d="M0 100c0-55 44-100 99-100 57 0 101 45 101 100s-44 101-101 101c-55 0-99-46-99-101z">
          <text:p/>
        </draw:path>
        <draw:path draw:style-name="gr1" draw:text-style-name="P1" draw:layer="layout" svg:width="0.199cm" svg:height="0.2cm" svg:x="3.656cm" svg:y="8.842cm" svg:viewBox="0 0 200 201" svg:d="M0 100c0-55 45-100 100-100 56 0 100 45 100 100 0 56-44 101-100 101-55 0-100-45-100-101z">
          <text:p/>
        </draw:path>
        <draw:path draw:style-name="gr1" draw:text-style-name="P1" draw:layer="layout" svg:width="0.199cm" svg:height="0.2cm" svg:x="3.656cm" svg:y="9.604cm" svg:viewBox="0 0 200 201" svg:d="M0 100c0-55 45-100 100-100 56 0 100 45 100 100s-44 101-100 101c-55 0-100-46-100-101z">
          <text:p/>
        </draw:path>
        <draw:path draw:style-name="gr1" draw:text-style-name="P1" draw:layer="layout" svg:width="0.199cm" svg:height="0.2cm" svg:x="5.156cm" svg:y="8.842cm" svg:viewBox="0 0 200 201" svg:d="M0 100c0-55 44-100 99-100 57 0 101 45 101 100 0 56-44 101-101 101-55 0-99-45-99-101z">
          <text:p/>
        </draw:path>
        <draw:path draw:style-name="gr1" draw:text-style-name="P1" draw:layer="layout" svg:width="0.199cm" svg:height="0.2cm" svg:x="5.156cm" svg:y="9.604cm" svg:viewBox="0 0 200 201" svg:d="M0 100c0-55 44-100 99-100 57 0 101 45 101 100s-44 101-101 101c-55 0-99-46-99-101z">
          <text:p/>
        </draw:path>
        <draw:path draw:style-name="gr1" draw:text-style-name="P1" draw:layer="layout" svg:width="0.199cm" svg:height="0.2cm" svg:x="4.656cm" svg:y="8.842cm" svg:viewBox="0 0 200 201" svg:d="M0 100c0-55 45-100 100-100 56 0 100 45 100 100 0 56-44 101-100 101-55 0-100-45-100-101z">
          <text:p/>
        </draw:path>
        <draw:path draw:style-name="gr1" draw:text-style-name="P1" draw:layer="layout" svg:width="0.199cm" svg:height="0.2cm" svg:x="4.656cm" svg:y="9.604cm" svg:viewBox="0 0 200 201" svg:d="M0 100c0-55 45-100 100-100 56 0 100 45 100 100s-44 101-100 101c-55 0-100-46-100-101z">
          <text:p/>
        </draw:path>
        <draw:path draw:style-name="gr1" draw:text-style-name="P1" draw:layer="layout" svg:width="0.199cm" svg:height="0.2cm" svg:x="6.156cm" svg:y="8.842cm" svg:viewBox="0 0 200 201" svg:d="M0 100c0-55 44-100 99-100 57 0 101 45 101 100 0 56-44 101-101 101-55 0-99-45-99-101z">
          <text:p/>
        </draw:path>
        <draw:path draw:style-name="gr1" draw:text-style-name="P1" draw:layer="layout" svg:width="0.199cm" svg:height="0.2cm" svg:x="6.156cm" svg:y="9.604cm" svg:viewBox="0 0 200 201" svg:d="M0 100c0-55 44-100 99-100 57 0 101 45 101 100s-44 101-101 101c-55 0-99-46-99-101z">
          <text:p/>
        </draw:path>
        <draw:path draw:style-name="gr1" draw:text-style-name="P1" draw:layer="layout" svg:width="0.199cm" svg:height="0.2cm" svg:x="5.656cm" svg:y="8.842cm" svg:viewBox="0 0 200 201" svg:d="M0 100c0-55 45-100 100-100 56 0 100 45 100 100 0 56-44 101-100 101-55 0-100-45-100-101z">
          <text:p/>
        </draw:path>
        <draw:path draw:style-name="gr1" draw:text-style-name="P1" draw:layer="layout" svg:width="0.199cm" svg:height="0.2cm" svg:x="5.656cm" svg:y="9.604cm" svg:viewBox="0 0 200 201" svg:d="M0 100c0-55 45-100 100-100 56 0 100 45 100 100s-44 101-100 101c-55 0-100-46-100-101z">
          <text:p/>
        </draw:path>
        <draw:path draw:style-name="gr1" draw:text-style-name="P1" draw:layer="layout" svg:width="0.199cm" svg:height="0.2cm" svg:x="7.156cm" svg:y="8.842cm" svg:viewBox="0 0 200 201" svg:d="M0 100c0-55 44-100 99-100 57 0 101 45 101 100 0 56-44 101-101 101-55 0-99-45-99-101z">
          <text:p/>
        </draw:path>
        <draw:path draw:style-name="gr1" draw:text-style-name="P1" draw:layer="layout" svg:width="0.199cm" svg:height="0.2cm" svg:x="7.156cm" svg:y="9.604cm" svg:viewBox="0 0 200 201" svg:d="M0 100c0-55 44-100 99-100 57 0 101 45 101 100s-44 101-101 101c-55 0-99-46-99-101z">
          <text:p/>
        </draw:path>
        <draw:path draw:style-name="gr1" draw:text-style-name="P1" draw:layer="layout" svg:width="0.199cm" svg:height="0.2cm" svg:x="6.706cm" svg:y="8.842cm" svg:viewBox="0 0 200 201" svg:d="M0 100c0-55 44-100 100-100 55 0 100 45 100 100 0 56-45 101-100 101-56 0-100-45-100-101z">
          <text:p/>
        </draw:path>
        <draw:path draw:style-name="gr1" draw:text-style-name="P1" draw:layer="layout" svg:width="0.199cm" svg:height="0.2cm" svg:x="6.706cm" svg:y="9.604cm" svg:viewBox="0 0 200 201" svg:d="M0 100c0-55 44-100 100-100 55 0 100 45 100 100s-45 101-100 101c-56 0-100-46-100-101z">
          <text:p/>
        </draw:path>
        <draw:path draw:style-name="gr1" draw:text-style-name="P1" draw:layer="layout" svg:width="0.199cm" svg:height="0.2cm" svg:x="8.156cm" svg:y="8.842cm" svg:viewBox="0 0 200 201" svg:d="M0 100c0-55 44-100 99-100 57 0 101 45 101 100 0 56-44 101-101 101-55 0-99-45-99-101z">
          <text:p/>
        </draw:path>
        <draw:path draw:style-name="gr1" draw:text-style-name="P1" draw:layer="layout" svg:width="0.199cm" svg:height="0.2cm" svg:x="8.156cm" svg:y="9.604cm" svg:viewBox="0 0 200 201" svg:d="M0 100c0-55 44-100 99-100 57 0 101 45 101 100s-44 101-101 101c-55 0-99-46-99-101z">
          <text:p/>
        </draw:path>
        <draw:path draw:style-name="gr1" draw:text-style-name="P1" draw:layer="layout" svg:width="0.199cm" svg:height="0.2cm" svg:x="7.656cm" svg:y="8.842cm" svg:viewBox="0 0 200 201" svg:d="M0 100c0-55 45-100 100-100 56 0 100 45 100 100 0 56-44 101-100 101-55 0-100-45-100-101z">
          <text:p/>
        </draw:path>
        <draw:path draw:style-name="gr1" draw:text-style-name="P1" draw:layer="layout" svg:width="0.199cm" svg:height="0.2cm" svg:x="7.656cm" svg:y="9.604cm" svg:viewBox="0 0 200 201" svg:d="M0 100c0-55 45-100 100-100 56 0 100 45 100 100s-44 101-100 101c-55 0-100-46-100-101z">
          <text:p/>
        </draw:path>
        <draw:path draw:style-name="gr1" draw:text-style-name="P1" draw:layer="layout" svg:width="0.199cm" svg:height="0.2cm" svg:x="9.156cm" svg:y="8.842cm" svg:viewBox="0 0 200 201" svg:d="M0 100c0-55 44-100 100-100s100 45 100 100c0 56-44 101-100 101s-100-45-100-101z">
          <text:p/>
        </draw:path>
        <draw:path draw:style-name="gr1" draw:text-style-name="P1" draw:layer="layout" svg:width="0.199cm" svg:height="0.2cm" svg:x="9.156cm" svg:y="9.604cm" svg:viewBox="0 0 200 201" svg:d="M0 100c0-55 44-100 100-100s100 45 100 100-44 101-100 101-100-46-100-101z">
          <text:p/>
        </draw:path>
        <draw:path draw:style-name="gr1" draw:text-style-name="P1" draw:layer="layout" svg:width="0.199cm" svg:height="0.2cm" svg:x="8.656cm" svg:y="8.842cm" svg:viewBox="0 0 200 201" svg:d="M0 100c0-55 45-100 100-100 56 0 100 45 100 100 0 56-44 101-100 101-55 0-100-45-100-101z">
          <text:p/>
        </draw:path>
        <draw:path draw:style-name="gr1" draw:text-style-name="P1" draw:layer="layout" svg:width="0.199cm" svg:height="0.2cm" svg:x="8.656cm" svg:y="9.604cm" svg:viewBox="0 0 200 201" svg:d="M0 100c0-55 45-100 100-100 56 0 100 45 100 100s-44 101-100 101c-55 0-100-46-100-101z">
          <text:p/>
        </draw:path>
        <draw:path draw:style-name="gr1" draw:text-style-name="P1" draw:layer="layout" svg:width="0.199cm" svg:height="0.2cm" svg:x="10.156cm" svg:y="8.842cm" svg:viewBox="0 0 200 201" svg:d="M0 100c0-55 44-100 101-100 55 0 99 45 99 100 0 56-44 101-99 101-57 0-101-45-101-101z">
          <text:p/>
        </draw:path>
        <draw:path draw:style-name="gr1" draw:text-style-name="P1" draw:layer="layout" svg:width="0.199cm" svg:height="0.2cm" svg:x="10.156cm" svg:y="9.604cm" svg:viewBox="0 0 200 201" svg:d="M0 100c0-55 44-100 101-100 55 0 99 45 99 100s-44 101-99 101c-57 0-101-46-101-101z">
          <text:p/>
        </draw:path>
        <draw:path draw:style-name="gr1" draw:text-style-name="P1" draw:layer="layout" svg:width="0.199cm" svg:height="0.2cm" svg:x="9.656cm" svg:y="8.842cm" svg:viewBox="0 0 200 201" svg:d="M0 100c0-55 45-100 101-100 55 0 99 45 99 100 0 56-44 101-99 101-56 0-101-45-101-101z">
          <text:p/>
        </draw:path>
        <draw:path draw:style-name="gr1" draw:text-style-name="P1" draw:layer="layout" svg:width="0.199cm" svg:height="0.2cm" svg:x="9.656cm" svg:y="9.604cm" svg:viewBox="0 0 200 201" svg:d="M0 100c0-55 45-100 101-100 55 0 99 45 99 100s-44 101-99 101c-56 0-101-46-101-101z">
          <text:p/>
        </draw:path>
        <draw:path draw:style-name="gr1" draw:text-style-name="P1" draw:layer="layout" svg:width="0.199cm" svg:height="0.2cm" svg:x="11.156cm" svg:y="8.842cm" svg:viewBox="0 0 200 201" svg:d="M0 100c0-55 44-100 101-100 55 0 99 45 99 100 0 56-44 101-99 101-57 0-101-45-101-101z">
          <text:p/>
        </draw:path>
        <draw:path draw:style-name="gr1" draw:text-style-name="P1" draw:layer="layout" svg:width="0.199cm" svg:height="0.2cm" svg:x="11.156cm" svg:y="9.604cm" svg:viewBox="0 0 200 201" svg:d="M0 100c0-55 44-100 101-100 55 0 99 45 99 100s-44 101-99 101c-57 0-101-46-101-101z">
          <text:p/>
        </draw:path>
        <draw:path draw:style-name="gr1" draw:text-style-name="P1" draw:layer="layout" svg:width="0.199cm" svg:height="0.2cm" svg:x="10.656cm" svg:y="8.842cm" svg:viewBox="0 0 200 201" svg:d="M0 100c0-55 44-100 100-100 55 0 100 45 100 100 0 56-45 101-100 101-56 0-100-45-100-101z">
          <text:p/>
        </draw:path>
        <draw:path draw:style-name="gr1" draw:text-style-name="P1" draw:layer="layout" svg:width="0.199cm" svg:height="0.2cm" svg:x="10.656cm" svg:y="9.604cm" svg:viewBox="0 0 200 201" svg:d="M0 100c0-55 44-100 100-100 55 0 100 45 100 100s-45 101-100 101c-56 0-100-46-100-101z">
          <text:p/>
        </draw:path>
        <draw:polygon draw:style-name="gr1" draw:text-style-name="P1" draw:layer="layout" svg:width="0.161cm" svg:height="0.12cm" svg:x="1.875cm" svg:y="11.082cm" svg:viewBox="0 0 162 121" draw:points="0,121 0,0 162,0 162,121">
          <text:p/>
        </draw:polygon>
        <draw:line draw:style-name="gr3" draw:text-style-name="P2" draw:layer="layout" svg:x1="2.336cm" svg:y1="11.342cm" svg:x2="2.375cm" svg:y2="11.342cm">
          <text:p/>
        </draw:line>
        <draw:line draw:style-name="gr3" draw:text-style-name="P2" draw:layer="layout" svg:x1="1.936cm" svg:y1="11.346cm" svg:x2="1.975cm" svg:y2="11.346cm">
          <text:p/>
        </draw:line>
        <draw:line draw:style-name="gr3" draw:text-style-name="P2" draw:layer="layout" svg:x1="2.336cm" svg:y1="11.142cm" svg:x2="2.375cm" svg:y2="11.142cm">
          <text:p/>
        </draw:line>
        <draw:polygon draw:style-name="gr1" draw:text-style-name="P1" draw:layer="layout" svg:width="0.162cm" svg:height="0.12cm" svg:x="3.375cm" svg:y="11.082cm" svg:viewBox="0 0 163 121" draw:points="0,121 0,0 163,0 163,121">
          <text:p/>
        </draw:polygon>
        <draw:line draw:style-name="gr3" draw:text-style-name="P2" draw:layer="layout" svg:x1="3.836cm" svg:y1="11.342cm" svg:x2="3.876cm" svg:y2="11.342cm">
          <text:p/>
        </draw:line>
        <draw:line draw:style-name="gr3" draw:text-style-name="P2" draw:layer="layout" svg:x1="3.436cm" svg:y1="11.346cm" svg:x2="3.475cm" svg:y2="11.346cm">
          <text:p/>
        </draw:line>
        <draw:line draw:style-name="gr3" draw:text-style-name="P2" draw:layer="layout" svg:x1="3.836cm" svg:y1="11.142cm" svg:x2="3.876cm" svg:y2="11.142cm">
          <text:p/>
        </draw:line>
        <draw:polygon draw:style-name="gr1" draw:text-style-name="P1" draw:layer="layout" svg:width="0.16cm" svg:height="0.12cm" svg:x="4.876cm" svg:y="11.082cm" svg:viewBox="0 0 161 121" draw:points="0,121 0,0 161,0 161,121">
          <text:p/>
        </draw:polygon>
        <draw:line draw:style-name="gr3" draw:text-style-name="P2" draw:layer="layout" svg:x1="5.336cm" svg:y1="11.342cm" svg:x2="5.376cm" svg:y2="11.342cm">
          <text:p/>
        </draw:line>
        <draw:line draw:style-name="gr3" draw:text-style-name="P2" draw:layer="layout" svg:x1="4.936cm" svg:y1="11.346cm" svg:x2="4.976cm" svg:y2="11.346cm">
          <text:p/>
        </draw:line>
        <draw:line draw:style-name="gr3" draw:text-style-name="P2" draw:layer="layout" svg:x1="5.336cm" svg:y1="11.142cm" svg:x2="5.376cm" svg:y2="11.142cm">
          <text:p/>
        </draw:line>
        <draw:polygon draw:style-name="gr1" draw:text-style-name="P1" draw:layer="layout" svg:width="0.16cm" svg:height="0.12cm" svg:x="6.376cm" svg:y="11.082cm" svg:viewBox="0 0 161 121" draw:points="0,121 0,0 161,0 161,121">
          <text:p/>
        </draw:polygon>
        <draw:line draw:style-name="gr3" draw:text-style-name="P2" draw:layer="layout" svg:x1="6.836cm" svg:y1="11.342cm" svg:x2="6.876cm" svg:y2="11.342cm">
          <text:p/>
        </draw:line>
        <draw:line draw:style-name="gr3" draw:text-style-name="P2" draw:layer="layout" svg:x1="6.436cm" svg:y1="11.346cm" svg:x2="6.476cm" svg:y2="11.346cm">
          <text:p/>
        </draw:line>
        <draw:line draw:style-name="gr3" draw:text-style-name="P2" draw:layer="layout" svg:x1="6.836cm" svg:y1="11.142cm" svg:x2="6.876cm" svg:y2="11.142cm">
          <text:p/>
        </draw:line>
        <draw:polygon draw:style-name="gr1" draw:text-style-name="P1" draw:layer="layout" svg:width="0.159cm" svg:height="0.12cm" svg:x="7.876cm" svg:y="11.082cm" svg:viewBox="0 0 160 121" draw:points="0,121 0,0 160,0 160,121">
          <text:p/>
        </draw:polygon>
        <draw:line draw:style-name="gr3" draw:text-style-name="P2" draw:layer="layout" svg:x1="8.335cm" svg:y1="11.342cm" svg:x2="8.376cm" svg:y2="11.342cm">
          <text:p/>
        </draw:line>
        <draw:line draw:style-name="gr3" draw:text-style-name="P2" draw:layer="layout" svg:x1="7.935cm" svg:y1="11.346cm" svg:x2="7.976cm" svg:y2="11.346cm">
          <text:p/>
        </draw:line>
        <draw:line draw:style-name="gr3" draw:text-style-name="P2" draw:layer="layout" svg:x1="8.335cm" svg:y1="11.142cm" svg:x2="8.376cm" svg:y2="11.142cm">
          <text:p/>
        </draw:line>
        <draw:polygon draw:style-name="gr1" draw:text-style-name="P1" draw:layer="layout" svg:width="0.159cm" svg:height="0.12cm" svg:x="9.376cm" svg:y="11.082cm" svg:viewBox="0 0 160 121" draw:points="0,121 0,0 160,0 160,121">
          <text:p/>
        </draw:polygon>
        <draw:line draw:style-name="gr3" draw:text-style-name="P2" draw:layer="layout" svg:x1="9.835cm" svg:y1="11.342cm" svg:x2="9.876cm" svg:y2="11.342cm">
          <text:p/>
        </draw:line>
        <draw:line draw:style-name="gr3" draw:text-style-name="P2" draw:layer="layout" svg:x1="9.435cm" svg:y1="11.346cm" svg:x2="9.476cm" svg:y2="11.346cm">
          <text:p/>
        </draw:line>
        <draw:line draw:style-name="gr3" draw:text-style-name="P2" draw:layer="layout" svg:x1="9.835cm" svg:y1="11.142cm" svg:x2="9.876cm" svg:y2="11.142cm">
          <text:p/>
        </draw:line>
        <draw:polygon draw:style-name="gr1" draw:text-style-name="P1" draw:layer="layout" svg:width="0.16cm" svg:height="0.12cm" svg:x="10.875cm" svg:y="11.082cm" svg:viewBox="0 0 161 121" draw:points="0,121 0,0 161,0 161,121">
          <text:p/>
        </draw:polygon>
        <draw:line draw:style-name="gr3" draw:text-style-name="P2" draw:layer="layout" svg:x1="11.335cm" svg:y1="11.342cm" svg:x2="11.375cm" svg:y2="11.342cm">
          <text:p/>
        </draw:line>
        <draw:line draw:style-name="gr3" draw:text-style-name="P2" draw:layer="layout" svg:x1="10.935cm" svg:y1="11.346cm" svg:x2="10.975cm" svg:y2="11.346cm">
          <text:p/>
        </draw:line>
        <draw:line draw:style-name="gr3" draw:text-style-name="P2" draw:layer="layout" svg:x1="11.335cm" svg:y1="11.142cm" svg:x2="11.375cm" svg:y2="11.142cm">
          <text:p/>
        </draw:line>
        <draw:polygon draw:style-name="gr1" draw:text-style-name="P1" draw:layer="layout" svg:width="0.16cm" svg:height="0.12cm" svg:x="12.375cm" svg:y="11.082cm" svg:viewBox="0 0 161 121" draw:points="0,121 0,0 161,0 161,121">
          <text:p/>
        </draw:polygon>
        <draw:line draw:style-name="gr3" draw:text-style-name="P2" draw:layer="layout" svg:x1="12.835cm" svg:y1="11.342cm" svg:x2="12.875cm" svg:y2="11.342cm">
          <text:p/>
        </draw:line>
        <draw:line draw:style-name="gr3" draw:text-style-name="P2" draw:layer="layout" svg:x1="12.435cm" svg:y1="11.346cm" svg:x2="12.475cm" svg:y2="11.346cm">
          <text:p/>
        </draw:line>
        <draw:line draw:style-name="gr3" draw:text-style-name="P2" draw:layer="layout" svg:x1="12.835cm" svg:y1="11.142cm" svg:x2="12.875cm" svg:y2="11.142cm">
          <text:p/>
        </draw:line>
        <draw:line draw:style-name="gr4" draw:text-style-name="P2" draw:layer="layout" svg:x1="7.755cm" svg:y1="8.942cm" svg:x2="8.255cm" svg:y2="8.942cm">
          <text:p/>
        </draw:line>
        <draw:line draw:style-name="gr4" draw:text-style-name="P2" draw:layer="layout" svg:x1="6.255cm" svg:y1="8.942cm" svg:x2="6.806cm" svg:y2="8.942cm">
          <text:p/>
        </draw:line>
        <draw:line draw:style-name="gr4" draw:text-style-name="P2" draw:layer="layout" svg:x1="6.255cm" svg:y1="8.942cm" svg:x2="6.655cm" svg:y2="8.942cm">
          <text:p/>
        </draw:line>
        <draw:line draw:style-name="gr4" draw:text-style-name="P2" draw:layer="layout" svg:x1="6.306cm" svg:y1="12.292cm" svg:x2="2.056cm" svg:y2="12.292cm">
          <text:p/>
        </draw:line>
        <draw:line draw:style-name="gr4" draw:text-style-name="P2" draw:layer="layout" svg:x1="2.105cm" svg:y1="8.942cm" svg:x2="4.255cm" svg:y2="8.942cm">
          <text:p/>
        </draw:line>
        <draw:line draw:style-name="gr4" draw:text-style-name="P2" draw:layer="layout" svg:x1="1.656cm" svg:y1="9.393cm" svg:x2="2.106cm" svg:y2="8.942cm">
          <text:p/>
        </draw:line>
        <draw:line draw:style-name="gr4" draw:text-style-name="P2" draw:layer="layout" svg:x1="1.656cm" svg:y1="11.892cm" svg:x2="1.656cm" svg:y2="9.392cm">
          <text:p/>
        </draw:line>
        <draw:line draw:style-name="gr4" draw:text-style-name="P2" draw:layer="layout" svg:x1="2.057cm" svg:y1="12.293cm" svg:x2="1.656cm" svg:y2="11.892cm">
          <text:p/>
        </draw:line>
        <draw:line draw:style-name="gr4" draw:text-style-name="P2" draw:layer="layout" svg:x1="4.255cm" svg:y1="8.942cm" svg:x2="4.755cm" svg:y2="8.942cm">
          <text:p/>
        </draw:line>
        <draw:line draw:style-name="gr4" draw:text-style-name="P2" draw:layer="layout" svg:x1="4.755cm" svg:y1="8.942cm" svg:x2="5.255cm" svg:y2="8.942cm">
          <text:p/>
        </draw:line>
        <draw:line draw:style-name="gr4" draw:text-style-name="P2" draw:layer="layout" svg:x1="5.255cm" svg:y1="8.942cm" svg:x2="5.755cm" svg:y2="8.942cm">
          <text:p/>
        </draw:line>
        <draw:line draw:style-name="gr4" draw:text-style-name="P2" draw:layer="layout" svg:x1="5.755cm" svg:y1="8.942cm" svg:x2="6.655cm" svg:y2="8.942cm">
          <text:p/>
        </draw:line>
        <draw:line draw:style-name="gr4" draw:text-style-name="P2" draw:layer="layout" svg:x1="6.655cm" svg:y1="8.942cm" svg:x2="7.255cm" svg:y2="8.942cm">
          <text:p/>
        </draw:line>
        <draw:line draw:style-name="gr4" draw:text-style-name="P2" draw:layer="layout" svg:x1="7.255cm" svg:y1="8.942cm" svg:x2="7.755cm" svg:y2="8.942cm">
          <text:p/>
        </draw:line>
        <draw:line draw:style-name="gr4" draw:text-style-name="P2" draw:layer="layout" svg:x1="7.755cm" svg:y1="8.942cm" svg:x2="8.755cm" svg:y2="8.942cm">
          <text:p/>
        </draw:line>
        <draw:line draw:style-name="gr4" draw:text-style-name="P2" draw:layer="layout" svg:x1="8.755cm" svg:y1="8.942cm" svg:x2="9.256cm" svg:y2="8.942cm">
          <text:p/>
        </draw:line>
        <draw:line draw:style-name="gr4" draw:text-style-name="P2" draw:layer="layout" svg:x1="9.256cm" svg:y1="8.942cm" svg:x2="9.756cm" svg:y2="8.942cm">
          <text:p/>
        </draw:line>
        <draw:line draw:style-name="gr4" draw:text-style-name="P2" draw:layer="layout" svg:x1="9.756cm" svg:y1="8.942cm" svg:x2="10.256cm" svg:y2="8.942cm">
          <text:p/>
        </draw:line>
        <draw:line draw:style-name="gr4" draw:text-style-name="P2" draw:layer="layout" svg:x1="10.256cm" svg:y1="8.942cm" svg:x2="10.756cm" svg:y2="8.942cm">
          <text:p/>
        </draw:line>
        <draw:line draw:style-name="gr4" draw:text-style-name="P2" draw:layer="layout" svg:x1="10.756cm" svg:y1="8.942cm" svg:x2="11.256cm" svg:y2="8.942cm">
          <text:p/>
        </draw:line>
        <draw:line draw:style-name="gr5" draw:text-style-name="P2" draw:layer="layout" svg:x1="2.356cm" svg:y1="11.142cm" svg:x2="2.356cm" svg:y2="10.407cm">
          <text:p/>
        </draw:line>
        <draw:line draw:style-name="gr5" draw:text-style-name="P2" draw:layer="layout" svg:x1="4.266cm" svg:y1="9.967cm" svg:x2="4.266cm" svg:y2="9.714cm">
          <text:p/>
        </draw:line>
        <draw:line draw:style-name="gr5" draw:text-style-name="P2" draw:layer="layout" svg:x1="4.143cm" svg:y1="10.091cm" svg:x2="4.267cm" svg:y2="9.967cm">
          <text:p/>
        </draw:line>
        <draw:line draw:style-name="gr5" draw:text-style-name="P2" draw:layer="layout" svg:x1="2.673cm" svg:y1="10.09cm" svg:x2="4.143cm" svg:y2="10.09cm">
          <text:p/>
        </draw:line>
        <draw:line draw:style-name="gr5" draw:text-style-name="P2" draw:layer="layout" svg:x1="2.356cm" svg:y1="10.408cm" svg:x2="2.674cm" svg:y2="10.09cm">
          <text:p/>
        </draw:line>
        <draw:line draw:style-name="gr5" draw:text-style-name="P2" draw:layer="layout" svg:x1="4.267cm" svg:y1="9.715cm" svg:x2="4.255cm" svg:y2="9.704cm">
          <text:p/>
        </draw:line>
        <draw:line draw:style-name="gr5" draw:text-style-name="P2" draw:layer="layout" svg:x1="6.815cm" svg:y1="12.293cm" svg:x2="6.806cm" svg:y2="12.192cm">
          <text:p/>
        </draw:line>
        <draw:line draw:style-name="gr5" draw:text-style-name="P2" draw:layer="layout" svg:x1="6.807cm" svg:y1="12.193cm" svg:x2="6.706cm" svg:y2="12.042cm">
          <text:p/>
        </draw:line>
        <draw:line draw:style-name="gr5" draw:text-style-name="P2" draw:layer="layout" svg:x1="6.706cm" svg:y1="12.042cm" svg:x2="3.306cm" svg:y2="12.042cm">
          <text:p/>
        </draw:line>
        <draw:line draw:style-name="gr5" draw:text-style-name="P2" draw:layer="layout" svg:x1="3.307cm" svg:y1="12.043cm" svg:x2="3.006cm" svg:y2="11.762cm">
          <text:p/>
        </draw:line>
        <draw:line draw:style-name="gr5" draw:text-style-name="P2" draw:layer="layout" svg:x1="3.006cm" svg:y1="11.762cm" svg:x2="3.006cm" svg:y2="11.222cm">
          <text:p/>
        </draw:line>
        <draw:line draw:style-name="gr5" draw:text-style-name="P2" draw:layer="layout" svg:x1="3.007cm" svg:y1="11.223cm" svg:x2="2.926cm" svg:y2="11.142cm">
          <text:p/>
        </draw:line>
        <draw:line draw:style-name="gr5" draw:text-style-name="P2" draw:layer="layout" svg:x1="2.927cm" svg:y1="11.143cm" svg:x2="2.375cm" svg:y2="11.132cm">
          <text:p/>
        </draw:line>
        <draw:line draw:style-name="gr5" draw:text-style-name="P2" draw:layer="layout" svg:x1="3.853cm" svg:y1="11.153cm" svg:x2="4.407cm" svg:y2="11.147cm">
          <text:p/>
        </draw:line>
        <draw:line draw:style-name="gr5" draw:text-style-name="P2" draw:layer="layout" svg:x1="5.346cm" svg:y1="9.898cm" svg:x2="5.346cm" svg:y2="9.712cm">
          <text:p/>
        </draw:line>
        <draw:line draw:style-name="gr5" draw:text-style-name="P2" draw:layer="layout" svg:x1="4.406cm" svg:y1="11.148cm" svg:x2="5.347cm" svg:y2="9.898cm">
          <text:p/>
        </draw:line>
        <draw:line draw:style-name="gr5" draw:text-style-name="P2" draw:layer="layout" svg:x1="7.068cm" svg:y1="12.292cm" svg:x2="7.068cm" svg:y2="12.064cm">
          <text:p/>
        </draw:line>
        <draw:line draw:style-name="gr5" draw:text-style-name="P2" draw:layer="layout" svg:x1="7.069cm" svg:y1="12.065cm" svg:x2="7.065cm" svg:y2="12.062cm">
          <text:p/>
        </draw:line>
        <draw:line draw:style-name="gr5" draw:text-style-name="P2" draw:layer="layout" svg:x1="7.065cm" svg:y1="12.062cm" svg:x2="7.065cm" svg:y2="11.992cm">
          <text:p/>
        </draw:line>
        <draw:line draw:style-name="gr5" draw:text-style-name="P2" draw:layer="layout" svg:x1="7.066cm" svg:y1="11.993cm" svg:x2="6.906cm" svg:y2="11.842cm">
          <text:p/>
        </draw:line>
        <draw:line draw:style-name="gr5" draw:text-style-name="P2" draw:layer="layout" svg:x1="6.906cm" svg:y1="11.842cm" svg:x2="4.806cm" svg:y2="11.842cm">
          <text:p/>
        </draw:line>
        <draw:line draw:style-name="gr5" draw:text-style-name="P2" draw:layer="layout" svg:x1="4.807cm" svg:y1="11.843cm" svg:x2="4.555cm" svg:y2="11.612cm">
          <text:p/>
        </draw:line>
        <draw:line draw:style-name="gr5" draw:text-style-name="P2" draw:layer="layout" svg:x1="4.555cm" svg:y1="11.612cm" svg:x2="4.555cm" svg:y2="11.272cm">
          <text:p/>
        </draw:line>
        <draw:line draw:style-name="gr5" draw:text-style-name="P2" draw:layer="layout" svg:x1="4.556cm" svg:y1="11.273cm" svg:x2="4.425cm" svg:y2="11.142cm">
          <text:p/>
        </draw:line>
        <draw:line draw:style-name="gr5" draw:text-style-name="P2" draw:layer="layout" svg:x1="4.426cm" svg:y1="11.142cm" svg:x2="3.853cm" svg:y2="11.153cm">
          <text:p/>
        </draw:line>
        <draw:line draw:style-name="gr5" draw:text-style-name="P2" draw:layer="layout" svg:x1="7.322cm" svg:y1="12.292cm" svg:x2="7.322cm" svg:y2="11.906cm">
          <text:p/>
        </draw:line>
        <draw:line draw:style-name="gr5" draw:text-style-name="P2" draw:layer="layout" svg:x1="7.323cm" svg:y1="11.907cm" svg:x2="7.077cm" svg:y2="11.662cm">
          <text:p/>
        </draw:line>
        <draw:line draw:style-name="gr5" draw:text-style-name="P2" draw:layer="layout" svg:x1="7.077cm" svg:y1="11.662cm" svg:x2="6.266cm" svg:y2="11.662cm">
          <text:p/>
        </draw:line>
        <draw:line draw:style-name="gr5" draw:text-style-name="P2" draw:layer="layout" svg:x1="6.267cm" svg:y1="11.663cm" svg:x2="6.055cm" svg:y2="11.452cm">
          <text:p/>
        </draw:line>
        <draw:line draw:style-name="gr5" draw:text-style-name="P2" draw:layer="layout" svg:x1="6.055cm" svg:y1="11.452cm" svg:x2="6.055cm" svg:y2="11.232cm">
          <text:p/>
        </draw:line>
        <draw:line draw:style-name="gr5" draw:text-style-name="P2" draw:layer="layout" svg:x1="6.056cm" svg:y1="11.233cm" svg:x2="5.955cm" svg:y2="11.132cm">
          <text:p/>
        </draw:line>
        <draw:line draw:style-name="gr5" draw:text-style-name="P2" draw:layer="layout" svg:x1="5.955cm" svg:y1="11.132cm" svg:x2="5.373cm" svg:y2="11.132cm">
          <text:p/>
        </draw:line>
        <draw:line draw:style-name="gr6" draw:text-style-name="P2" draw:layer="layout" svg:x1="5.374cm" svg:y1="11.132cm" svg:x2="5.363cm" svg:y2="11.143cm">
          <text:p/>
        </draw:line>
        <draw:line draw:style-name="gr5" draw:text-style-name="P2" draw:layer="layout" svg:x1="5.363cm" svg:y1="11.143cm" svg:x2="5.547cm" svg:y2="11.135cm">
          <text:p/>
        </draw:line>
        <draw:line draw:style-name="gr5" draw:text-style-name="P2" draw:layer="layout" svg:x1="5.546cm" svg:y1="11.136cm" svg:x2="6.347cm" svg:y2="10.102cm">
          <text:p/>
        </draw:line>
        <draw:line draw:style-name="gr5" draw:text-style-name="P2" draw:layer="layout" svg:x1="6.346cm" svg:y1="10.102cm" svg:x2="6.346cm" svg:y2="9.712cm">
          <text:p/>
        </draw:line>
        <draw:line draw:style-name="gr5" draw:text-style-name="P2" draw:layer="layout" svg:x1="6.865cm" svg:y1="11.151cm" svg:x2="7.218cm" svg:y2="10.43cm">
          <text:p/>
        </draw:line>
        <draw:line draw:style-name="gr5" draw:text-style-name="P2" draw:layer="layout" svg:x1="7.217cm" svg:y1="10.431cm" svg:x2="7.356cm" svg:y2="10.292cm">
          <text:p/>
        </draw:line>
        <draw:line draw:style-name="gr5" draw:text-style-name="P2" draw:layer="layout" svg:x1="7.355cm" svg:y1="10.292cm" svg:x2="7.355cm" svg:y2="9.722cm">
          <text:p/>
        </draw:line>
        <draw:line draw:style-name="gr6" draw:text-style-name="P2" draw:layer="layout" svg:x1="7.356cm" svg:y1="9.723cm" svg:x2="7.346cm" svg:y2="9.712cm">
          <text:p/>
        </draw:line>
        <draw:line draw:style-name="gr5" draw:text-style-name="P2" draw:layer="layout" svg:x1="7.576cm" svg:y1="12.292cm" svg:x2="7.576cm" svg:y2="11.262cm">
          <text:p/>
        </draw:line>
        <draw:line draw:style-name="gr5" draw:text-style-name="P2" draw:layer="layout" svg:x1="7.577cm" svg:y1="11.263cm" svg:x2="7.455cm" svg:y2="11.142cm">
          <text:p/>
        </draw:line>
        <draw:line draw:style-name="gr5" draw:text-style-name="P2" draw:layer="layout" svg:x1="7.456cm" svg:y1="11.142cm" svg:x2="6.865cm" svg:y2="11.151cm">
          <text:p/>
        </draw:line>
        <draw:line draw:style-name="gr5" draw:text-style-name="P2" draw:layer="layout" svg:x1="9.005cm" svg:y1="11.542cm" svg:x2="9.005cm" svg:y2="11.242cm">
          <text:p/>
        </draw:line>
        <draw:line draw:style-name="gr5" draw:text-style-name="P2" draw:layer="layout" svg:x1="9.006cm" svg:y1="11.243cm" svg:x2="8.906cm" svg:y2="11.142cm">
          <text:p/>
        </draw:line>
        <draw:line draw:style-name="gr5" draw:text-style-name="P2" draw:layer="layout" svg:x1="8.907cm" svg:y1="11.143cm" svg:x2="8.363cm" svg:y2="11.135cm">
          <text:p/>
        </draw:line>
        <draw:line draw:style-name="gr5" draw:text-style-name="P2" draw:layer="layout" svg:x1="7.83cm" svg:y1="12.292cm" svg:x2="7.83cm" svg:y2="11.818cm">
          <text:p/>
        </draw:line>
        <draw:line draw:style-name="gr5" draw:text-style-name="P2" draw:layer="layout" svg:x1="8.906cm" svg:y1="11.643cm" svg:x2="9.006cm" svg:y2="11.542cm">
          <text:p/>
        </draw:line>
        <draw:line draw:style-name="gr5" draw:text-style-name="P2" draw:layer="layout" svg:x1="8.006cm" svg:y1="11.642cm" svg:x2="8.906cm" svg:y2="11.642cm">
          <text:p/>
        </draw:line>
        <draw:line draw:style-name="gr5" draw:text-style-name="P2" draw:layer="layout" svg:x1="7.83cm" svg:y1="11.819cm" svg:x2="8.007cm" svg:y2="11.642cm">
          <text:p/>
        </draw:line>
        <draw:line draw:style-name="gr5" draw:text-style-name="P2" draw:layer="layout" svg:x1="8.364cm" svg:y1="11.136cm" svg:x2="8.346cm" svg:y2="10.462cm">
          <text:p/>
        </draw:line>
        <draw:line draw:style-name="gr5" draw:text-style-name="P2" draw:layer="layout" svg:x1="8.346cm" svg:y1="10.462cm" svg:x2="8.346cm" svg:y2="9.712cm">
          <text:p/>
        </draw:line>
        <draw:line draw:style-name="gr5" draw:text-style-name="P2" draw:layer="layout" svg:x1="8.085cm" svg:y1="12.293cm" svg:x2="8.081cm" svg:y2="11.967cm">
          <text:p/>
        </draw:line>
        <draw:line draw:style-name="gr5" draw:text-style-name="P2" draw:layer="layout" svg:x1="8.081cm" svg:y1="11.968cm" svg:x2="8.256cm" svg:y2="11.817cm">
          <text:p/>
        </draw:line>
        <draw:line draw:style-name="gr5" draw:text-style-name="P2" draw:layer="layout" svg:x1="8.255cm" svg:y1="11.817cm" svg:x2="10.356cm" svg:y2="11.817cm">
          <text:p/>
        </draw:line>
        <draw:line draw:style-name="gr5" draw:text-style-name="P2" draw:layer="layout" svg:x1="10.356cm" svg:y1="11.818cm" svg:x2="10.506cm" svg:y2="11.592cm">
          <text:p/>
        </draw:line>
        <draw:line draw:style-name="gr5" draw:text-style-name="P2" draw:layer="layout" svg:x1="10.505cm" svg:y1="11.592cm" svg:x2="10.505cm" svg:y2="11.192cm">
          <text:p/>
        </draw:line>
        <draw:line draw:style-name="gr5" draw:text-style-name="P2" draw:layer="layout" svg:x1="10.506cm" svg:y1="11.193cm" svg:x2="10.456cm" svg:y2="11.142cm">
          <text:p/>
        </draw:line>
        <draw:line draw:style-name="gr5" draw:text-style-name="P2" draw:layer="layout" svg:x1="10.457cm" svg:y1="11.143cm" svg:x2="9.843cm" svg:y2="11.135cm">
          <text:p/>
        </draw:line>
        <draw:line draw:style-name="gr5" draw:text-style-name="P2" draw:layer="layout" svg:x1="9.843cm" svg:y1="11.135cm" svg:x2="10.144cm" svg:y2="11.138cm">
          <text:p/>
        </draw:line>
        <draw:line draw:style-name="gr5" draw:text-style-name="P2" draw:layer="layout" svg:x1="10.144cm" svg:y1="11.138cm" svg:x2="9.346cm" svg:y2="10.182cm">
          <text:p/>
        </draw:line>
        <draw:line draw:style-name="gr5" draw:text-style-name="P2" draw:layer="layout" svg:x1="9.346cm" svg:y1="10.182cm" svg:x2="9.346cm" svg:y2="9.712cm">
          <text:p/>
        </draw:line>
        <draw:line draw:style-name="gr6" draw:text-style-name="P2" draw:layer="layout" svg:x1="11.363cm" svg:y1="11.137cm" svg:x2="11.879cm" svg:y2="11.146cm">
          <text:p/>
        </draw:line>
        <draw:line draw:style-name="gr5" draw:text-style-name="P2" draw:layer="layout" svg:x1="11.879cm" svg:y1="11.146cm" svg:x2="10.346cm" svg:y2="9.712cm">
          <text:p/>
        </draw:line>
        <draw:line draw:style-name="gr5" draw:text-style-name="P2" draw:layer="layout" svg:x1="8.339cm" svg:y1="12.293cm" svg:x2="8.33cm" svg:y2="12.167cm">
          <text:p/>
        </draw:line>
        <draw:line draw:style-name="gr5" draw:text-style-name="P2" draw:layer="layout" svg:x1="8.33cm" svg:y1="12.168cm" svg:x2="8.482cm" svg:y2="12.042cm">
          <text:p/>
        </draw:line>
        <draw:line draw:style-name="gr5" draw:text-style-name="P2" draw:layer="layout" svg:x1="8.481cm" svg:y1="12.042cm" svg:x2="11.781cm" svg:y2="12.042cm">
          <text:p/>
        </draw:line>
        <draw:line draw:style-name="gr5" draw:text-style-name="P2" draw:layer="layout" svg:x1="11.781cm" svg:y1="12.043cm" svg:x2="12.006cm" svg:y2="11.867cm">
          <text:p/>
        </draw:line>
        <draw:line draw:style-name="gr5" draw:text-style-name="P2" draw:layer="layout" svg:x1="12.005cm" svg:y1="11.867cm" svg:x2="12.005cm" svg:y2="11.242cm">
          <text:p/>
        </draw:line>
        <draw:line draw:style-name="gr5" draw:text-style-name="P2" draw:layer="layout" svg:x1="12.006cm" svg:y1="11.243cm" svg:x2="11.905cm" svg:y2="11.142cm">
          <text:p/>
        </draw:line>
        <draw:line draw:style-name="gr5" draw:text-style-name="P2" draw:layer="layout" svg:x1="11.906cm" svg:y1="11.143cm" svg:x2="11.363cm" svg:y2="11.137cm">
          <text:p/>
        </draw:line>
        <draw:line draw:style-name="gr5" draw:text-style-name="P2" draw:layer="layout" svg:x1="12.868cm" svg:y1="11.145cm" svg:x2="12.868cm" svg:y2="10.462cm">
          <text:p/>
        </draw:line>
        <draw:line draw:style-name="gr5" draw:text-style-name="P2" draw:layer="layout" svg:x1="12.869cm" svg:y1="10.463cm" svg:x2="12.126cm" svg:y2="9.712cm">
          <text:p/>
        </draw:line>
        <draw:line draw:style-name="gr5" draw:text-style-name="P2" draw:layer="layout" svg:x1="12.126cm" svg:y1="9.712cm" svg:x2="11.346cm" svg:y2="9.712cm">
          <text:p/>
        </draw:line>
        <draw:line draw:style-name="gr5" draw:text-style-name="P2" draw:layer="layout" svg:x1="8.592cm" svg:y1="12.292cm" svg:x2="13.105cm" svg:y2="12.292cm">
          <text:p/>
        </draw:line>
        <draw:line draw:style-name="gr5" draw:text-style-name="P2" draw:layer="layout" svg:x1="13.457cm" svg:y1="11.142cm" svg:x2="12.868cm" svg:y2="11.147cm">
          <text:p/>
        </draw:line>
        <draw:line draw:style-name="gr5" draw:text-style-name="P2" draw:layer="layout" svg:x1="13.557cm" svg:y1="11.243cm" svg:x2="13.456cm" svg:y2="11.142cm">
          <text:p/>
        </draw:line>
        <draw:line draw:style-name="gr5" draw:text-style-name="P2" draw:layer="layout" svg:x1="13.556cm" svg:y1="11.842cm" svg:x2="13.556cm" svg:y2="11.242cm">
          <text:p/>
        </draw:line>
        <draw:line draw:style-name="gr5" draw:text-style-name="P2" draw:layer="layout" svg:x1="13.105cm" svg:y1="12.293cm" svg:x2="13.557cm" svg:y2="11.842cm">
          <text:p/>
        </draw:line>
        <draw:line draw:style-name="gr5" draw:text-style-name="P2" draw:layer="layout" svg:x1="1.956cm" svg:y1="11.142cm" svg:x2="1.956cm" svg:y2="10.192cm">
          <text:p/>
        </draw:line>
        <draw:line draw:style-name="gr5" draw:text-style-name="P2" draw:layer="layout" svg:x1="1.956cm" svg:y1="10.193cm" svg:x2="2.437cm" svg:y2="9.712cm">
          <text:p/>
        </draw:line>
        <draw:line draw:style-name="gr5" draw:text-style-name="P2" draw:layer="layout" svg:x1="2.436cm" svg:y1="9.712cm" svg:x2="3.845cm" svg:y2="9.712cm">
          <text:p/>
        </draw:line>
        <draw:line draw:style-name="gr5" draw:text-style-name="P2" draw:layer="layout" svg:x1="3.456cm" svg:y1="11.143cm" svg:x2="3.417cm" svg:y2="11.104cm">
          <text:p/>
        </draw:line>
        <draw:line draw:style-name="gr5" draw:text-style-name="P2" draw:layer="layout" svg:x1="3.417cm" svg:y1="11.104cm" svg:x2="3.417cm" svg:y2="10.81cm">
          <text:p/>
        </draw:line>
        <draw:line draw:style-name="gr5" draw:text-style-name="P2" draw:layer="layout" svg:x1="3.417cm" svg:y1="10.811cm" svg:x2="3.672cm" svg:y2="10.556cm">
          <text:p/>
        </draw:line>
        <draw:line draw:style-name="gr5" draw:text-style-name="P2" draw:layer="layout" svg:x1="3.671cm" svg:y1="10.556cm" svg:x2="4.179cm" svg:y2="10.556cm">
          <text:p/>
        </draw:line>
        <draw:line draw:style-name="gr5" draw:text-style-name="P2" draw:layer="layout" svg:x1="4.179cm" svg:y1="10.557cm" svg:x2="4.815cm" svg:y2="9.921cm">
          <text:p/>
        </draw:line>
        <draw:line draw:style-name="gr5" draw:text-style-name="P2" draw:layer="layout" svg:x1="4.814cm" svg:y1="9.921cm" svg:x2="4.814cm" svg:y2="9.743cm">
          <text:p/>
        </draw:line>
        <draw:line draw:style-name="gr5" draw:text-style-name="P2" draw:layer="layout" svg:x1="4.814cm" svg:y1="9.744cm" svg:x2="4.846cm" svg:y2="9.712cm">
          <text:p/>
        </draw:line>
        <draw:line draw:style-name="gr5" draw:text-style-name="P2" draw:layer="layout" svg:x1="4.955cm" svg:y1="11.142cm" svg:x2="4.955cm" svg:y2="10.869cm">
          <text:p/>
        </draw:line>
        <draw:line draw:style-name="gr5" draw:text-style-name="P2" draw:layer="layout" svg:x1="5.846cm" svg:y1="9.852cm" svg:x2="5.846cm" svg:y2="9.712cm">
          <text:p/>
        </draw:line>
        <draw:line draw:style-name="gr5" draw:text-style-name="P2" draw:layer="layout" svg:x1="4.955cm" svg:y1="10.87cm" svg:x2="5.847cm" svg:y2="9.852cm">
          <text:p/>
        </draw:line>
        <draw:line draw:style-name="gr5" draw:text-style-name="P2" draw:layer="layout" svg:x1="6.455cm" svg:y1="11.142cm" svg:x2="6.455cm" svg:y2="10.742cm">
          <text:p/>
        </draw:line>
        <draw:line draw:style-name="gr5" draw:text-style-name="P2" draw:layer="layout" svg:x1="6.455cm" svg:y1="10.743cm" svg:x2="6.807cm" svg:y2="10.392cm">
          <text:p/>
        </draw:line>
        <draw:line draw:style-name="gr5" draw:text-style-name="P2" draw:layer="layout" svg:x1="6.806cm" svg:y1="10.392cm" svg:x2="6.806cm" svg:y2="9.752cm">
          <text:p/>
        </draw:line>
        <draw:line draw:style-name="gr6" draw:text-style-name="P2" draw:layer="layout" svg:x1="6.806cm" svg:y1="9.753cm" svg:x2="6.847cm" svg:y2="9.712cm">
          <text:p/>
        </draw:line>
        <draw:line draw:style-name="gr5" draw:text-style-name="P2" draw:layer="layout" svg:x1="7.955cm" svg:y1="11.142cm" svg:x2="7.955cm" svg:y2="10.542cm">
          <text:p/>
        </draw:line>
        <draw:line draw:style-name="gr5" draw:text-style-name="P2" draw:layer="layout" svg:x1="7.956cm" svg:y1="10.543cm" svg:x2="7.855cm" svg:y2="10.442cm">
          <text:p/>
        </draw:line>
        <draw:line draw:style-name="gr5" draw:text-style-name="P2" draw:layer="layout" svg:x1="7.855cm" svg:y1="10.442cm" svg:x2="7.855cm" svg:y2="9.722cm">
          <text:p/>
        </draw:line>
        <draw:line draw:style-name="gr6" draw:text-style-name="P2" draw:layer="layout" svg:x1="7.856cm" svg:y1="9.723cm" svg:x2="7.846cm" svg:y2="9.712cm">
          <text:p/>
        </draw:line>
        <draw:line draw:style-name="gr5" draw:text-style-name="P2" draw:layer="layout" svg:x1="9.456cm" svg:y1="11.142cm" svg:x2="9.456cm" svg:y2="10.742cm">
          <text:p/>
        </draw:line>
        <draw:line draw:style-name="gr5" draw:text-style-name="P2" draw:layer="layout" svg:x1="9.457cm" svg:y1="10.743cm" svg:x2="8.846cm" svg:y2="10.132cm">
          <text:p/>
        </draw:line>
        <draw:line draw:style-name="gr5" draw:text-style-name="P2" draw:layer="layout" svg:x1="8.846cm" svg:y1="10.132cm" svg:x2="8.846cm" svg:y2="9.712cm">
          <text:p/>
        </draw:line>
        <draw:line draw:style-name="gr5" draw:text-style-name="P2" draw:layer="layout" svg:x1="10.956cm" svg:y1="11.142cm" svg:x2="10.956cm" svg:y2="10.822cm">
          <text:p/>
        </draw:line>
        <draw:line draw:style-name="gr5" draw:text-style-name="P2" draw:layer="layout" svg:x1="10.957cm" svg:y1="10.823cm" svg:x2="9.846cm" svg:y2="9.712cm">
          <text:p/>
        </draw:line>
        <draw:line draw:style-name="gr5" draw:text-style-name="P2" draw:layer="layout" svg:x1="12.456cm" svg:y1="11.142cm" svg:x2="12.275cm" svg:y2="11.142cm">
          <text:p/>
        </draw:line>
        <draw:line draw:style-name="gr5" draw:text-style-name="P2" draw:layer="layout" svg:x1="12.276cm" svg:y1="11.143cm" svg:x2="10.846cm" svg:y2="9.712cm">
          <text:p/>
        </draw:line>
        <draw:polygon draw:style-name="gr7" draw:text-style-name="P1" draw:layer="layout" svg:width="12.359cm" svg:height="4.358cm" svg:x="1.426cm" svg:y="8.713cm" svg:viewBox="0 0 12360 4359" draw:points="12360,4359 0,4359 0,679 66,679 66,3180 78,3243 114,3296 514,3696 546,3717 567,3731 630,3744 4880,3744 4942,3731 4952,3725 4959,3725 4983,3721 5005,3707 5019,3686 5023,3668 5048,3696 5099,3720 5121,3707 5121,3593 5119,3593 5119,3568 5121,3568 5121,3566 5146,3566 5146,3568 5148,3568 5148,3593 5146,3593 5146,3707 5168,3720 5219,3696 5257,3654 5260,3647 5283,3682 5330,3713 5385,3724 5390,3724 5445,3713 5492,3682 5515,3648 5537,3682 5584,3713 5639,3724 5644,3724 5699,3713 5746,3682 5769,3648 5791,3682 5838,3713 5893,3724 5898,3724 5953,3713 6000,3682 6023,3648 6045,3682 6092,3713 6147,3724 6152,3724 6207,3713 6254,3682 6277,3648 6299,3682 6346,3713 6401,3724 6406,3724 6461,3713 6508,3682 6531,3648 6553,3682 6600,3713 6655,3724 6660,3724 6715,3713 6762,3682 6785,3648 6807,3682 6854,3713 6909,3724 6914,3724 6970,3713 7017,3682 7040,3648 7062,3682 7109,3713 7164,3724 7169,3724 7224,3713 7253,3694 11680,3694 11724,3685 11761,3661 12211,3211 12218,3200 12235,3174 12244,3130 12244,2530 12243,2526 12235,2487 12211,2450 12111,2350 12110,2350 12092,2338 12074,2325 12073,2325 12052,2321 12031,2317 12030,2317 11556,2319 11556,1749 11552,1728 11548,1706 11536,1688 11524,1669 10781,919 10763,907 10744,895 10744,894 10722,890 10701,886 9956,886 9923,853 9863,828 9798,828 9738,853 9692,899 9667,959 9667,1024 9692,1084 9738,1130 9798,1155 9863,1155 9923,1130 9940,1113 10653,1113 11329,1796 11329,2337 11320,2343 11294,2383 11284,2430 11294,2478 11320,2518 11340,2531 11315,2552 11292,2594 11291,2599 11304,2618 11418,2618 11418,2616 11443,2616 11443,2618 11557,2618 11570,2599 11569,2594 11546,2552 11539,2546 11984,2544 12017,2577 12017,3083 11633,3467 7253,3467 7224,3448 7205,3444 10356,3444 10370,3441 10386,3440 10392,3437 10399,3435 10412,3427 10425,3420 10650,3245 10655,3240 10661,3236 10669,3223 10679,3211 10681,3205 10685,3199 10688,3184 10693,3169 10693,3162 10694,3155 10694,2666 10891,2666 10892,2670 10915,2713 10952,2744 10998,2758 11018,2742 11018,2647 11043,2647 11043,2742 11063,2758 11109,2744 11146,2713 11169,2670 11170,2666 11167,2662 11291,2662 11292,2666 11315,2709 11352,2740 11398,2754 11418,2738 11418,2643 11443,2643 11443,2738 11463,2754 11509,2740 11546,2709 11569,2666 11570,2662 11557,2643 11443,2643 11418,2643 11304,2643 11291,2662 11167,2662 11157,2647 11043,2647 11018,2647 10904,2647 10891,2666 10694,2666 10694,2530 10693,2526 10685,2487 10661,2450 10561,2350 10543,2338 10525,2326 10524,2326 10524,2325 10503,2321 10499,2320 9113,1024 9167,1024 9192,1084 9238,1130 9298,1155 9363,1155 9400,1139 10770,2511 10807,2535 10850,2544 10916,2544 10923,2549 10915,2556 10892,2598 10891,2603 10904,2622 11018,2622 11018,2620 11043,2620 11043,2622 11157,2622 11170,2603 11169,2598 11146,2556 11138,2548 11156,2537 11170,2516 11175,2490 11175,2370 11171,2347 11157,2325 11136,2311 11110,2306 10950,2306 10927,2310 10916,2317 10898,2317 9501,919 9466,896 9423,853 9363,828 9298,828 9238,853 9192,899 9167,959 9167,1024 9113,1024 8998,916 8968,898 8923,853 8863,828 8798,828 8738,853 8692,899 8667,959 8667,1024 8692,1084 8738,1130 8798,1155 8863,1155 8903,1138 10160,2314 9980,2312 9953,2307 9908,2307 9860,2316 9820,2343 9794,2383 9784,2430 9794,2478 9820,2518 9840,2531 9815,2552 9792,2594 9791,2599 9804,2618 9918,2618 9918,2616 9943,2616 9943,2618 10057,2618 10070,2599 10069,2594 10046,2552 10032,2540 10433,2543 10467,2577 10467,3100 10317,3217 8941,3217 8942,3217 8953,3217 8963,3212 8974,3210 8983,3204 8994,3200 9002,3192 9011,3186 9017,3176 9025,3168 9175,2943 9179,2933 9185,2924 9188,2913 9192,2902 9192,2891 9194,2880 9194,2666 9391,2666 9392,2670 9415,2713 9452,2744 9498,2758 9518,2742 9518,2647 9543,2647 9543,2742 9563,2758 9609,2744 9646,2713 9669,2670 9670,2666 9667,2662 9791,2662 9792,2666 9815,2709 9852,2740 9898,2754 9918,2738 9918,2643 9943,2643 9943,2738 9963,2754 10009,2740 10046,2709 10069,2666 10070,2662 10057,2643 9943,2643 9918,2643 9804,2643 9791,2662 9667,2662 9657,2647 9543,2647 9518,2647 9404,2647 9391,2666 9194,2666 9194,2480 9185,2437 9161,2400 9111,2350 9093,2338 9075,2326 9074,2325 9053,2321 9032,2317 8773,2314 8034,1428 8034,1024 8167,1024 8192,1084 8238,1130 8298,1155 8363,1155 8400,1139 9417,2156 9417,2316 9405,2324 9391,2345 9386,2370 9386,2490 9390,2514 9404,2535 9423,2549 9415,2556 9392,2598 9391,2603 9404,2622 9518,2622 9518,2620 9543,2620 9543,2622 9657,2622 9670,2603 9669,2598 9646,2556 9638,2548 9656,2537 9670,2516 9675,2490 9675,2370 9671,2347 9657,2325 9644,2316 9644,2109 9635,2066 9611,2029 8501,919 8466,896 8423,853 8363,828 8298,828 8238,853 8192,899 8167,959 8167,1024 8034,1024 8034,999 8025,956 8001,919 7966,896 7923,853 7863,828 7798,828 7738,853 7692,899 7667,959 7667,1024 7692,1084 7738,1130 7798,1155 7807,1155 7807,1469 7810,1486 7812,1503 7815,1508 7816,1513 7825,1527 7833,1542 8474,2310 8468,2310 8453,2307 8408,2307 8360,2316 8320,2343 8294,2383 8284,2430 8294,2478 8320,2518 8340,2531 8315,2552 8292,2594 8291,2599 8304,2618 8418,2618 8418,2616 8443,2616 8443,2618 8557,2618 8570,2599 8569,2594 8546,2552 8529,2538 8967,2543 8967,2846 8870,2992 7580,2992 7661,2911 7685,2874 7694,2830 7694,2666 7891,2666 7892,2670 7915,2713 7952,2744 7998,2758 8018,2742 8018,2647 8043,2647 8043,2742 8063,2758 8109,2744 8146,2713 8169,2670 8170,2666 8167,2662 8291,2662 8292,2666 8315,2709 8352,2740 8398,2754 8418,2738 8418,2643 8443,2643 8443,2738 8463,2754 8509,2740 8546,2709 8569,2666 8570,2662 8557,2643 8443,2643 8418,2643 8304,2643 8291,2662 8167,2662 8157,2647 8043,2647 8018,2647 7904,2647 7891,2666 7694,2666 7694,2530 7693,2526 7685,2487 7661,2450 7561,2350 7543,2338 7525,2326 7524,2325 7503,2321 7482,2317 7049,2311 7034,1748 7034,1024 7167,1024 7192,1084 7238,1130 7298,1155 7307,1155 7307,1419 7316,1463 7327,1479 7340,1500 7917,2076 7917,2316 7905,2324 7891,2345 7886,2370 7886,2490 7890,2514 7904,2535 7923,2549 7915,2556 7892,2598 7891,2603 7904,2622 8018,2622 8018,2620 8043,2620 8043,2622 8157,2622 8170,2603 8169,2598 8146,2556 8138,2548 8156,2537 8170,2516 8175,2490 8175,2370 8171,2347 8157,2325 8144,2316 8144,2029 8135,1986 8111,1949 7534,1372 7534,999 7525,956 7501,919 7466,896 7423,853 7363,828 7298,828 7238,853 7192,899 7167,959 7167,1024 7034,1024 7034,999 7025,956 7001,919 6965,896 6922,853 6862,828 6797,828 6737,853 6691,899 6666,959 6666,1024 6691,1084 6737,1130 6797,1155 6806,1155 6806,1749 6806,1751 6806,1752 6821,2342 6819,2343 6793,2383 6783,2430 6793,2478 6819,2518 6839,2531 6814,2552 6791,2594 6790,2599 6803,2618 6917,2618 6917,2616 6942,2616 6942,2618 7057,2618 7070,2599 7069,2594 7046,2552 7029,2538 7433,2543 7467,2577 7467,2783 7433,2817 6580,2817 6536,2825 6507,2845 6499,2850 6323,3026 6299,3063 6290,3106 6290,3493 6277,3513 6263,3493 6263,2666 6390,2666 6391,2670 6414,2713 6451,2744 6497,2758 6517,2742 6517,2647 6542,2647 6542,2742 6562,2758 6608,2744 6645,2713 6668,2670 6669,2666 6666,2662 6790,2662 6791,2666 6814,2709 6851,2740 6897,2754 6917,2738 6917,2643 6942,2643 6942,2738 6962,2754 7009,2740 7046,2709 7069,2666 7070,2662 7057,2643 6942,2643 6917,2643 6803,2643 6790,2662 6666,2662 6656,2647 6542,2647 6517,2647 6403,2647 6390,2666 6263,2666 6263,2550 6254,2507 6230,2470 6110,2350 6109,2350 6109,2349 6091,2337 6073,2325 6072,2325 6051,2321 6029,2317 6028,2317 5623,2322 5885,1784 6010,1660 6020,1644 6034,1623 6043,1579 6043,1024 6166,1024 6191,1084 6237,1130 6297,1155 6316,1155 6316,1729 6325,1773 6343,1800 6349,1810 6416,1876 6416,2316 6404,2324 6390,2345 6385,2370 6385,2490 6389,2514 6403,2535 6422,2549 6414,2556 6391,2598 6390,2603 6403,2622 6517,2622 6517,2620 6542,2620 6542,2622 6656,2622 6669,2603 6668,2598 6645,2556 6637,2548 6655,2537 6669,2516 6674,2490 6674,2370 6670,2347 6656,2325 6643,2316 6643,1829 6639,1808 6634,1786 6610,1749 6543,1682 6543,1009 6534,966 6510,929 6473,904 6470,904 6468,899 6422,853 6362,828 6297,828 6237,853 6191,899 6166,959 6166,1024 6043,1024 6043,1009 6034,966 6010,929 5973,904 5970,904 5968,899 5922,853 5862,828 5797,828 5737,853 5691,899 5666,959 5666,1024 5691,1084 5737,1130 5797,1155 5816,1155 5816,1532 5711,1637 5701,1653 5690,1667 5374,2313 5359,2316 5319,2343 5293,2383 5283,2430 5293,2478 5319,2518 5339,2531 5314,2552 5291,2594 5290,2599 5303,2618 5417,2618 5417,2616 5442,2616 5442,2618 5556,2618 5569,2599 5568,2594 5545,2552 5543,2550 5983,2544 6036,2597 6036,3493 6023,3513 6009,3493 6009,3194 6000,3151 5976,3114 5732,2870 5714,2858 5695,2845 5651,2837 4887,2837 4743,2693 4743,2666 4890,2666 4891,2670 4914,2713 4951,2744 4997,2758 5017,2742 5017,2647 5042,2647 5042,2742 5062,2758 5108,2744 5145,2713 5168,2670 5169,2666 5166,2662 5290,2662 5291,2666 5314,2709 5351,2740 5397,2754 5417,2738 5417,2643 5442,2643 5442,2738 5462,2754 5508,2740 5545,2709 5568,2666 5569,2662 5556,2643 5442,2643 5417,2643 5303,2643 5290,2662 5166,2662 5156,2647 5042,2647 5017,2647 4903,2647 4890,2666 4743,2666 4743,2520 4743,2519 4734,2477 4710,2440 4640,2370 4885,2370 4885,2490 4889,2514 4903,2535 4922,2549 4914,2556 4891,2598 4890,2603 4903,2622 5017,2622 5017,2620 5042,2620 5042,2622 5156,2622 5169,2603 5168,2598 5145,2556 5137,2548 5155,2537 5169,2516 5174,2490 5174,2370 5170,2347 5156,2325 5143,2316 5143,2076 5460,1760 5484,1723 5486,1716 5493,1679 5493,1109 5518,1084 5543,1024 5543,959 5518,899 5472,853 5412,828 5347,828 5287,853 5241,899 5216,959 5216,1024 5241,1084 5266,1109 5266,1632 4949,1949 4925,1986 4916,2029 4916,2316 4904,2324 4890,2345 4885,2370 4640,2370 4610,2340 4605,2337 4573,2315 4529,2307 4353,2307 5009,1459 5016,1445 5024,1433 5026,1426 5029,1419 5030,1404 5033,1389 5033,999 5024,956 5000,919 4965,896 4922,853 4862,828 4797,828 4737,853 4691,899 4666,959 4666,1024 4691,1084 4737,1130 4797,1155 4806,1155 4806,1350 4066,2307 3907,2307 3859,2316 3819,2343 3793,2383 3783,2430 3793,2478 3819,2518 3839,2531 3814,2552 3791,2594 3790,2599 3803,2618 3917,2618 3917,2616 3942,2616 3942,2618 4056,2618 4069,2599 4068,2594 4045,2552 4031,2540 4124,2536 4129,2535 4134,2535 4139,2534 4482,2534 4516,2567 4516,2740 4525,2784 4547,2817 4549,2821 4745,3017 3424,3017 3243,2851 3243,2666 3390,2666 3391,2670 3414,2713 3451,2744 3497,2758 3517,2742 3517,2647 3542,2647 3542,2742 3562,2758 3608,2744 3645,2713 3668,2670 3669,2666 3666,2662 3790,2662 3791,2666 3814,2709 3851,2740 3897,2754 3917,2738 3917,2643 3942,2643 3942,2738 3962,2754 4008,2740 4045,2709 4068,2666 4069,2662 4056,2643 3942,2643 3917,2643 3803,2643 3790,2662 3666,2662 3656,2647 3542,2647 3517,2647 3403,2647 3390,2666 3243,2666 3243,2560 3242,2554 3234,2517 3210,2480 3140,2411 3170,2370 3385,2370 3385,2490 3389,2514 3403,2535 3422,2549 3414,2556 3391,2598 3390,2603 3403,2622 3517,2622 3517,2620 3542,2620 3542,2622 3656,2622 3669,2603 3668,2598 3645,2556 3637,2548 3655,2537 3669,2516 3674,2490 3674,2370 3670,2347 3656,2325 3643,2316 3643,2199 4505,1214 4514,1198 4524,1183 4525,1179 4527,1176 4529,1157 4533,1139 4533,999 4524,956 4500,919 4465,896 4422,853 4362,828 4297,828 4237,853 4191,899 4166,959 4166,1024 4191,1084 4237,1130 4266,1142 3444,2082 3435,2098 3425,2113 3424,2117 3422,2120 3420,2138 3416,2156 3416,2316 3404,2324 3390,2345 3385,2370 3170,2370 4010,1254 4016,1241 4024,1229 4026,1221 4029,1214 4030,1199 4033,1185 4033,999 4024,956 4000,919 3965,896 3922,853 3862,828 3797,828 3737,853 3691,899 3666,959 3666,1024 3691,1084 3737,1130 3797,1155 3800,1155 2926,2318 2513,2325 2500,2316 2452,2307 2407,2307 2359,2316 2319,2343 2293,2383 2283,2430 2293,2478 2319,2518 2339,2531 2314,2552 2291,2594 2290,2599 2303,2618 2417,2618 2417,2616 2442,2616 2442,2618 2556,2618 2569,2599 2568,2594 2546,2553 2958,2549 3016,2607 3016,2900 3016,2903 3016,2905 3021,2924 3025,2944 3026,2946 3027,2948 3038,2964 3049,2981 3051,2982 3053,2984 3303,3214 3308,3217 1924,3217 1693,3001 1693,2666 1890,2666 1891,2670 1914,2713 1951,2744 1997,2758 2017,2742 2017,2647 2042,2647 2042,2742 2062,2758 2108,2744 2145,2713 2168,2670 2169,2666 2166,2662 2290,2662 2291,2666 2314,2709 2351,2740 2397,2754 2417,2738 2417,2643 2442,2643 2442,2738 2462,2754 2508,2740 2545,2709 2568,2666 2569,2662 2556,2643 2442,2643 2417,2643 2303,2643 2290,2662 2166,2662 2156,2647 2042,2647 2017,2647 1903,2647 1890,2666 1693,2666 1693,2510 1684,2467 1660,2430 1580,2350 1562,2338 1545,2326 1544,2326 1543,2325 1522,2321 1502,2317 1043,2309 1043,2097 1878,2097 1878,2392 1885,2426 1885,2490 1889,2514 1903,2535 1922,2549 1914,2556 1891,2598 1890,2603 1903,2622 2017,2622 2017,2620 2042,2620 2042,2622 2156,2622 2169,2603 2168,2598 2145,2556 2137,2548 2155,2537 2169,2516 2174,2490 2174,2370 2170,2347 2156,2325 2135,2311 2110,2306 2105,2306 2105,2144 2293,1957 2753,1957 2797,1948 2834,1924 3469,1289 3477,1277 3493,1252 3502,1208 3502,1076 3524,1043 3533,999 3524,956 3500,919 3465,896 3422,853 3362,828 3297,828 3237,853 3191,899 3166,959 3166,1024 3191,1084 3237,1130 3275,1146 3275,1161 2706,1730 2245,1730 2206,1738 2202,1738 2165,1763 1911,2017 1887,2054 1878,2097 1043,2097 1043,1741 1294,1490 2717,1490 2760,1482 2797,1457 2920,1335 2944,1298 2953,1254 2953,1099 2968,1084 2993,1024 2993,959 2968,899 2922,853 2862,828 2797,828 2737,853 2691,899 2666,959 2666,1024 2691,1084 2726,1119 2726,1207 2670,1263 1247,1263 1204,1272 1176,1290 1167,1297 849,1614 825,1651 816,1694 816,2348 793,2383 783,2430 793,2478 819,2518 839,2531 814,2552 791,2594 790,2599 803,2618 917,2618 917,2616 942,2616 942,2618 1056,2618 1069,2599 1068,2594 1045,2552 1025,2535 1452,2543 1466,2557 1466,3050 1466,3052 1466,3054 1471,3074 1475,3094 1476,3095 1476,3097 1488,3114 1499,3131 1501,3132 1502,3133 1802,3413 1808,3417 697,3417 393,3113 393,2675 414,2713 451,2744 497,2758 517,2742 517,2647 542,2647 542,2742 562,2758 608,2744 645,2713 668,2670 669,2666 666,2662 790,2662 791,2666 814,2709 851,2740 897,2754 917,2738 917,2643 942,2643 942,2738 962,2754 1008,2740 1045,2709 1068,2666 1069,2662 1056,2643 942,2643 917,2643 803,2643 790,2662 666,2662 656,2647 542,2647 517,2647 515,2647 515,2622 517,2622 517,2620 542,2620 542,2622 656,2622 669,2603 668,2598 645,2556 637,2548 655,2537 669,2516 674,2490 674,2370 670,2347 656,2325 643,2316 643,1526 1057,1113 2220,1113 2237,1130 2297,1155 2362,1155 2422,1130 2444,1108 2463,1104 2500,1080 2524,1043 2533,999 2524,956 2500,919 2465,896 2422,853 2362,828 2297,828 2237,853 2204,886 1010,886 966,894 933,916 929,919 449,1399 425,1436 416,1479 416,2316 404,2324 393,2341 393,747 747,393 9831,393 9863,393 9893,380 9923,368 9946,345 9969,322 9981,292 9982,292 9994,262 9994,230 9994,229 9994,197 9982,167 9981,167 9969,137 9946,114 9923,91 9893,78 9863,66 9831,66 679,66 617,78 564,114 114,564 78,617 66,679 0,679 0,0 12360,0">
          <text:p/>
        </draw:polygon>
        <draw:polygon draw:style-name="gr1" draw:text-style-name="P1" draw:layer="layout" svg:width="0.16cm" svg:height="0.16cm" svg:x="5.717cm" svg:y="4.125cm" svg:viewBox="0 0 161 161" draw:points="0,161 0,0 161,0 161,161">
          <text:p/>
        </draw:polygon>
        <draw:polyline draw:style-name="gr2" draw:text-style-name="P2" draw:layer="layout" svg:width="0cm" svg:height="0cm" svg:x="6.052cm" svg:y="4.205cm" svg:viewBox="0 0 0 0" draw:points="0,0">
          <text:p/>
        </draw:polyline>
        <draw:polyline draw:style-name="gr2" draw:text-style-name="P2" draw:layer="layout" svg:width="0cm" svg:height="0cm" svg:x="6.306cm" svg:y="4.205cm" svg:viewBox="0 0 0 0" draw:points="0,0">
          <text:p/>
        </draw:polyline>
        <draw:polyline draw:style-name="gr2" draw:text-style-name="P2" draw:layer="layout" svg:width="0cm" svg:height="0cm" svg:x="6.56cm" svg:y="4.205cm" svg:viewBox="0 0 0 0" draw:points="0,0">
          <text:p/>
        </draw:polyline>
        <draw:polyline draw:style-name="gr2" draw:text-style-name="P2" draw:layer="layout" svg:width="0cm" svg:height="0cm" svg:x="6.814cm" svg:y="4.205cm" svg:viewBox="0 0 0 0" draw:points="0,0">
          <text:p/>
        </draw:polyline>
        <draw:polyline draw:style-name="gr2" draw:text-style-name="P2" draw:layer="layout" svg:width="0cm" svg:height="0cm" svg:x="7.068cm" svg:y="4.205cm" svg:viewBox="0 0 0 0" draw:points="0,0">
          <text:p/>
        </draw:polyline>
        <draw:polyline draw:style-name="gr2" draw:text-style-name="P2" draw:layer="layout" svg:width="0cm" svg:height="0cm" svg:x="7.322cm" svg:y="4.205cm" svg:viewBox="0 0 0 0" draw:points="0,0">
          <text:p/>
        </draw:polyline>
        <draw:polyline draw:style-name="gr2" draw:text-style-name="P2" draw:layer="layout" svg:width="0cm" svg:height="0cm" svg:x="7.576cm" svg:y="4.205cm" svg:viewBox="0 0 0 0" draw:points="0,0">
          <text:p/>
        </draw:polyline>
        <draw:polyline draw:style-name="gr2" draw:text-style-name="P2" draw:layer="layout" svg:width="0cm" svg:height="0cm" svg:x="7.83cm" svg:y="4.205cm" svg:viewBox="0 0 0 0" draw:points="0,0">
          <text:p/>
        </draw:polyline>
        <draw:polyline draw:style-name="gr2" draw:text-style-name="P2" draw:layer="layout" svg:width="0cm" svg:height="0cm" svg:x="8.084cm" svg:y="4.205cm" svg:viewBox="0 0 0 0" draw:points="0,0">
          <text:p/>
        </draw:polyline>
        <draw:path draw:style-name="gr1" draw:text-style-name="P1" draw:layer="layout" svg:width="0.199cm" svg:height="0.2cm" svg:x="3.648cm" svg:y="0.755cm" svg:viewBox="0 0 200 201" svg:d="M0 100c0-55 44-100 99-100 57 0 101 45 101 100 0 56-44 101-101 101-55 0-99-45-99-101z">
          <text:p/>
        </draw:path>
        <draw:path draw:style-name="gr1" draw:text-style-name="P1" draw:layer="layout" svg:width="0.199cm" svg:height="0.2cm" svg:x="3.648cm" svg:y="1.517cm" svg:viewBox="0 0 200 201" svg:d="M0 100c0-55 44-100 99-100 57 0 101 45 101 100s-44 101-101 101c-55 0-99-46-99-101z">
          <text:p/>
        </draw:path>
        <draw:path draw:style-name="gr1" draw:text-style-name="P1" draw:layer="layout" svg:width="0.199cm" svg:height="0.2cm" svg:x="3.148cm" svg:y="0.755cm" svg:viewBox="0 0 200 201" svg:d="M0 100c0-55 45-100 100-100 56 0 100 45 100 100 0 56-44 101-100 101-55 0-100-45-100-101z">
          <text:p/>
        </draw:path>
        <draw:path draw:style-name="gr1" draw:text-style-name="P1" draw:layer="layout" svg:width="0.199cm" svg:height="0.2cm" svg:x="3.148cm" svg:y="1.517cm" svg:viewBox="0 0 200 201" svg:d="M0 100c0-55 45-100 100-100 56 0 100 45 100 100s-44 101-100 101c-55 0-100-46-100-101z">
          <text:p/>
        </draw:path>
        <draw:path draw:style-name="gr1" draw:text-style-name="P1" draw:layer="layout" svg:width="0.199cm" svg:height="0.2cm" svg:x="4.648cm" svg:y="0.755cm" svg:viewBox="0 0 200 201" svg:d="M0 100c0-55 44-100 99-100 57 0 101 45 101 100 0 56-44 101-101 101-55 0-99-45-99-101z">
          <text:p/>
        </draw:path>
        <draw:path draw:style-name="gr1" draw:text-style-name="P1" draw:layer="layout" svg:width="0.199cm" svg:height="0.2cm" svg:x="4.648cm" svg:y="1.517cm" svg:viewBox="0 0 200 201" svg:d="M0 100c0-55 44-100 99-100 57 0 101 45 101 100s-44 101-101 101c-55 0-99-46-99-101z">
          <text:p/>
        </draw:path>
        <draw:path draw:style-name="gr1" draw:text-style-name="P1" draw:layer="layout" svg:width="0.199cm" svg:height="0.2cm" svg:x="4.148cm" svg:y="0.755cm" svg:viewBox="0 0 200 201" svg:d="M0 100c0-55 45-100 100-100 56 0 100 45 100 100 0 56-44 101-100 101-55 0-100-45-100-101z">
          <text:p/>
        </draw:path>
        <draw:path draw:style-name="gr1" draw:text-style-name="P1" draw:layer="layout" svg:width="0.199cm" svg:height="0.2cm" svg:x="4.148cm" svg:y="1.517cm" svg:viewBox="0 0 200 201" svg:d="M0 100c0-55 45-100 100-100 56 0 100 45 100 100s-44 101-100 101c-55 0-100-46-100-101z">
          <text:p/>
        </draw:path>
        <draw:path draw:style-name="gr1" draw:text-style-name="P1" draw:layer="layout" svg:width="0.199cm" svg:height="0.2cm" svg:x="5.648cm" svg:y="0.755cm" svg:viewBox="0 0 200 201" svg:d="M0 100c0-55 44-100 99-100 57 0 101 45 101 100 0 56-44 101-101 101-55 0-99-45-99-101z">
          <text:p/>
        </draw:path>
        <draw:path draw:style-name="gr1" draw:text-style-name="P1" draw:layer="layout" svg:width="0.199cm" svg:height="0.2cm" svg:x="5.648cm" svg:y="1.517cm" svg:viewBox="0 0 200 201" svg:d="M0 100c0-55 44-100 99-100 57 0 101 45 101 100s-44 101-101 101c-55 0-99-46-99-101z">
          <text:p/>
        </draw:path>
        <draw:path draw:style-name="gr1" draw:text-style-name="P1" draw:layer="layout" svg:width="0.199cm" svg:height="0.2cm" svg:x="5.148cm" svg:y="0.755cm" svg:viewBox="0 0 200 201" svg:d="M0 100c0-55 45-100 100-100 56 0 100 45 100 100 0 56-44 101-100 101-55 0-100-45-100-101z">
          <text:p/>
        </draw:path>
        <draw:path draw:style-name="gr1" draw:text-style-name="P1" draw:layer="layout" svg:width="0.199cm" svg:height="0.2cm" svg:x="5.148cm" svg:y="1.517cm" svg:viewBox="0 0 200 201" svg:d="M0 100c0-55 45-100 100-100 56 0 100 45 100 100s-44 101-100 101c-55 0-100-46-100-101z">
          <text:p/>
        </draw:path>
        <draw:path draw:style-name="gr1" draw:text-style-name="P1" draw:layer="layout" svg:width="0.199cm" svg:height="0.2cm" svg:x="6.648cm" svg:y="0.755cm" svg:viewBox="0 0 200 201" svg:d="M0 100c0-55 44-100 99-100 57 0 101 45 101 100 0 56-44 101-101 101-55 0-99-45-99-101z">
          <text:p/>
        </draw:path>
        <draw:path draw:style-name="gr1" draw:text-style-name="P1" draw:layer="layout" svg:width="0.199cm" svg:height="0.2cm" svg:x="6.648cm" svg:y="1.517cm" svg:viewBox="0 0 200 201" svg:d="M0 100c0-55 44-100 99-100 57 0 101 45 101 100s-44 101-101 101c-55 0-99-46-99-101z">
          <text:p/>
        </draw:path>
        <draw:path draw:style-name="gr1" draw:text-style-name="P1" draw:layer="layout" svg:width="0.199cm" svg:height="0.2cm" svg:x="6.198cm" svg:y="0.755cm" svg:viewBox="0 0 200 201" svg:d="M0 100c0-55 44-100 100-100 55 0 100 45 100 100 0 56-45 101-100 101-56 0-100-45-100-101z">
          <text:p/>
        </draw:path>
        <draw:path draw:style-name="gr1" draw:text-style-name="P1" draw:layer="layout" svg:width="0.199cm" svg:height="0.2cm" svg:x="6.198cm" svg:y="1.517cm" svg:viewBox="0 0 200 201" svg:d="M0 100c0-55 44-100 100-100 55 0 100 45 100 100s-45 101-100 101c-56 0-100-46-100-101z">
          <text:p/>
        </draw:path>
        <draw:path draw:style-name="gr1" draw:text-style-name="P1" draw:layer="layout" svg:width="0.199cm" svg:height="0.2cm" svg:x="7.648cm" svg:y="0.755cm" svg:viewBox="0 0 200 201" svg:d="M0 100c0-55 44-100 99-100 57 0 101 45 101 100 0 56-44 101-101 101-55 0-99-45-99-101z">
          <text:p/>
        </draw:path>
        <draw:path draw:style-name="gr1" draw:text-style-name="P1" draw:layer="layout" svg:width="0.199cm" svg:height="0.2cm" svg:x="7.648cm" svg:y="1.517cm" svg:viewBox="0 0 200 201" svg:d="M0 100c0-55 44-100 99-100 57 0 101 45 101 100s-44 101-101 101c-55 0-99-46-99-101z">
          <text:p/>
        </draw:path>
        <draw:path draw:style-name="gr1" draw:text-style-name="P1" draw:layer="layout" svg:width="0.199cm" svg:height="0.2cm" svg:x="7.148cm" svg:y="0.755cm" svg:viewBox="0 0 200 201" svg:d="M0 100c0-55 45-100 100-100 56 0 100 45 100 100 0 56-44 101-100 101-55 0-100-45-100-101z">
          <text:p/>
        </draw:path>
        <draw:path draw:style-name="gr1" draw:text-style-name="P1" draw:layer="layout" svg:width="0.199cm" svg:height="0.2cm" svg:x="7.148cm" svg:y="1.517cm" svg:viewBox="0 0 200 201" svg:d="M0 100c0-55 45-100 100-100 56 0 100 45 100 100s-44 101-100 101c-55 0-100-46-100-101z">
          <text:p/>
        </draw:path>
        <draw:path draw:style-name="gr1" draw:text-style-name="P1" draw:layer="layout" svg:width="0.199cm" svg:height="0.2cm" svg:x="8.648cm" svg:y="0.755cm" svg:viewBox="0 0 200 201" svg:d="M0 100c0-55 44-100 100-100s100 45 100 100c0 56-44 101-100 101s-100-45-100-101z">
          <text:p/>
        </draw:path>
        <draw:path draw:style-name="gr1" draw:text-style-name="P1" draw:layer="layout" svg:width="0.199cm" svg:height="0.2cm" svg:x="8.648cm" svg:y="1.517cm" svg:viewBox="0 0 200 201" svg:d="M0 100c0-55 44-100 100-100s100 45 100 100-44 101-100 101-100-46-100-101z">
          <text:p/>
        </draw:path>
        <draw:path draw:style-name="gr1" draw:text-style-name="P1" draw:layer="layout" svg:width="0.199cm" svg:height="0.2cm" svg:x="8.148cm" svg:y="0.755cm" svg:viewBox="0 0 200 201" svg:d="M0 100c0-55 45-100 100-100 56 0 100 45 100 100 0 56-44 101-100 101-55 0-100-45-100-101z">
          <text:p/>
        </draw:path>
        <draw:path draw:style-name="gr1" draw:text-style-name="P1" draw:layer="layout" svg:width="0.199cm" svg:height="0.2cm" svg:x="8.148cm" svg:y="1.517cm" svg:viewBox="0 0 200 201" svg:d="M0 100c0-55 45-100 100-100 56 0 100 45 100 100s-44 101-100 101c-55 0-100-46-100-101z">
          <text:p/>
        </draw:path>
        <draw:path draw:style-name="gr1" draw:text-style-name="P1" draw:layer="layout" svg:width="0.199cm" svg:height="0.2cm" svg:x="9.648cm" svg:y="0.755cm" svg:viewBox="0 0 200 201" svg:d="M0 100c0-55 44-100 101-100 55 0 99 45 99 100 0 56-44 101-99 101-57 0-101-45-101-101z">
          <text:p/>
        </draw:path>
        <draw:path draw:style-name="gr1" draw:text-style-name="P1" draw:layer="layout" svg:width="0.199cm" svg:height="0.2cm" svg:x="9.648cm" svg:y="1.517cm" svg:viewBox="0 0 200 201" svg:d="M0 100c0-55 44-100 101-100 55 0 99 45 99 100s-44 101-99 101c-57 0-101-46-101-101z">
          <text:p/>
        </draw:path>
        <draw:path draw:style-name="gr1" draw:text-style-name="P1" draw:layer="layout" svg:width="0.199cm" svg:height="0.2cm" svg:x="9.148cm" svg:y="0.755cm" svg:viewBox="0 0 200 201" svg:d="M0 100c0-55 45-100 101-100 55 0 99 45 99 100 0 56-44 101-99 101-56 0-101-45-101-101z">
          <text:p/>
        </draw:path>
        <draw:path draw:style-name="gr1" draw:text-style-name="P1" draw:layer="layout" svg:width="0.199cm" svg:height="0.2cm" svg:x="9.148cm" svg:y="1.517cm" svg:viewBox="0 0 200 201" svg:d="M0 100c0-55 45-100 101-100 55 0 99 45 99 100s-44 101-99 101c-56 0-101-46-101-101z">
          <text:p/>
        </draw:path>
        <draw:path draw:style-name="gr1" draw:text-style-name="P1" draw:layer="layout" svg:width="0.199cm" svg:height="0.2cm" svg:x="10.648cm" svg:y="0.755cm" svg:viewBox="0 0 200 201" svg:d="M0 100c0-55 44-100 101-100 55 0 99 45 99 100 0 56-44 101-99 101-57 0-101-45-101-101z">
          <text:p/>
        </draw:path>
        <draw:path draw:style-name="gr1" draw:text-style-name="P1" draw:layer="layout" svg:width="0.199cm" svg:height="0.2cm" svg:x="10.648cm" svg:y="1.517cm" svg:viewBox="0 0 200 201" svg:d="M0 100c0-55 44-100 101-100 55 0 99 45 99 100s-44 101-99 101c-57 0-101-46-101-101z">
          <text:p/>
        </draw:path>
        <draw:path draw:style-name="gr1" draw:text-style-name="P1" draw:layer="layout" svg:width="0.199cm" svg:height="0.2cm" svg:x="10.148cm" svg:y="0.755cm" svg:viewBox="0 0 200 201" svg:d="M0 100c0-55 44-100 100-100 55 0 100 45 100 100 0 56-45 101-100 101-56 0-100-45-100-101z">
          <text:p/>
        </draw:path>
        <draw:path draw:style-name="gr1" draw:text-style-name="P1" draw:layer="layout" svg:width="0.199cm" svg:height="0.2cm" svg:x="10.148cm" svg:y="1.517cm" svg:viewBox="0 0 200 201" svg:d="M0 100c0-55 44-100 100-100 55 0 100 45 100 100s-45 101-100 101c-56 0-100-46-100-101z">
          <text:p/>
        </draw:path>
        <draw:polygon draw:style-name="gr1" draw:text-style-name="P1" draw:layer="layout" svg:width="0.161cm" svg:height="0.12cm" svg:x="1.367cm" svg:y="2.995cm" svg:viewBox="0 0 162 121" draw:points="0,121 0,0 162,0 162,121">
          <text:p/>
        </draw:polygon>
        <draw:line draw:style-name="gr3" draw:text-style-name="P2" draw:layer="layout" svg:x1="1.828cm" svg:y1="3.255cm" svg:x2="1.867cm" svg:y2="3.255cm">
          <text:p/>
        </draw:line>
        <draw:line draw:style-name="gr3" draw:text-style-name="P2" draw:layer="layout" svg:x1="1.428cm" svg:y1="3.259cm" svg:x2="1.467cm" svg:y2="3.259cm">
          <text:p/>
        </draw:line>
        <draw:line draw:style-name="gr3" draw:text-style-name="P2" draw:layer="layout" svg:x1="1.828cm" svg:y1="3.055cm" svg:x2="1.867cm" svg:y2="3.055cm">
          <text:p/>
        </draw:line>
        <draw:polygon draw:style-name="gr1" draw:text-style-name="P1" draw:layer="layout" svg:width="0.162cm" svg:height="0.12cm" svg:x="2.867cm" svg:y="2.995cm" svg:viewBox="0 0 163 121" draw:points="0,121 0,0 163,0 163,121">
          <text:p/>
        </draw:polygon>
        <draw:line draw:style-name="gr3" draw:text-style-name="P2" draw:layer="layout" svg:x1="3.328cm" svg:y1="3.255cm" svg:x2="3.368cm" svg:y2="3.255cm">
          <text:p/>
        </draw:line>
        <draw:line draw:style-name="gr3" draw:text-style-name="P2" draw:layer="layout" svg:x1="2.928cm" svg:y1="3.259cm" svg:x2="2.967cm" svg:y2="3.259cm">
          <text:p/>
        </draw:line>
        <draw:line draw:style-name="gr3" draw:text-style-name="P2" draw:layer="layout" svg:x1="3.328cm" svg:y1="3.055cm" svg:x2="3.368cm" svg:y2="3.055cm">
          <text:p/>
        </draw:line>
        <draw:polygon draw:style-name="gr1" draw:text-style-name="P1" draw:layer="layout" svg:width="0.16cm" svg:height="0.12cm" svg:x="4.368cm" svg:y="2.995cm" svg:viewBox="0 0 161 121" draw:points="0,121 0,0 161,0 161,121">
          <text:p/>
        </draw:polygon>
        <draw:line draw:style-name="gr3" draw:text-style-name="P2" draw:layer="layout" svg:x1="4.828cm" svg:y1="3.255cm" svg:x2="4.868cm" svg:y2="3.255cm">
          <text:p/>
        </draw:line>
        <draw:line draw:style-name="gr3" draw:text-style-name="P2" draw:layer="layout" svg:x1="4.428cm" svg:y1="3.259cm" svg:x2="4.468cm" svg:y2="3.259cm">
          <text:p/>
        </draw:line>
        <draw:line draw:style-name="gr3" draw:text-style-name="P2" draw:layer="layout" svg:x1="4.828cm" svg:y1="3.055cm" svg:x2="4.868cm" svg:y2="3.055cm">
          <text:p/>
        </draw:line>
        <draw:polygon draw:style-name="gr1" draw:text-style-name="P1" draw:layer="layout" svg:width="0.16cm" svg:height="0.12cm" svg:x="5.868cm" svg:y="2.995cm" svg:viewBox="0 0 161 121" draw:points="0,121 0,0 161,0 161,121">
          <text:p/>
        </draw:polygon>
        <draw:line draw:style-name="gr3" draw:text-style-name="P2" draw:layer="layout" svg:x1="6.328cm" svg:y1="3.255cm" svg:x2="6.368cm" svg:y2="3.255cm">
          <text:p/>
        </draw:line>
        <draw:line draw:style-name="gr3" draw:text-style-name="P2" draw:layer="layout" svg:x1="5.928cm" svg:y1="3.259cm" svg:x2="5.968cm" svg:y2="3.259cm">
          <text:p/>
        </draw:line>
        <draw:line draw:style-name="gr3" draw:text-style-name="P2" draw:layer="layout" svg:x1="6.328cm" svg:y1="3.055cm" svg:x2="6.368cm" svg:y2="3.055cm">
          <text:p/>
        </draw:line>
        <draw:polygon draw:style-name="gr1" draw:text-style-name="P1" draw:layer="layout" svg:width="0.159cm" svg:height="0.12cm" svg:x="7.368cm" svg:y="2.995cm" svg:viewBox="0 0 160 121" draw:points="0,121 0,0 160,0 160,121">
          <text:p/>
        </draw:polygon>
        <draw:line draw:style-name="gr3" draw:text-style-name="P2" draw:layer="layout" svg:x1="7.827cm" svg:y1="3.255cm" svg:x2="7.868cm" svg:y2="3.255cm">
          <text:p/>
        </draw:line>
        <draw:line draw:style-name="gr3" draw:text-style-name="P2" draw:layer="layout" svg:x1="7.427cm" svg:y1="3.259cm" svg:x2="7.468cm" svg:y2="3.259cm">
          <text:p/>
        </draw:line>
        <draw:line draw:style-name="gr3" draw:text-style-name="P2" draw:layer="layout" svg:x1="7.827cm" svg:y1="3.055cm" svg:x2="7.868cm" svg:y2="3.055cm">
          <text:p/>
        </draw:line>
        <draw:polygon draw:style-name="gr1" draw:text-style-name="P1" draw:layer="layout" svg:width="0.159cm" svg:height="0.12cm" svg:x="8.868cm" svg:y="2.995cm" svg:viewBox="0 0 160 121" draw:points="0,121 0,0 160,0 160,121">
          <text:p/>
        </draw:polygon>
        <draw:line draw:style-name="gr3" draw:text-style-name="P2" draw:layer="layout" svg:x1="9.327cm" svg:y1="3.255cm" svg:x2="9.368cm" svg:y2="3.255cm">
          <text:p/>
        </draw:line>
        <draw:line draw:style-name="gr3" draw:text-style-name="P2" draw:layer="layout" svg:x1="8.927cm" svg:y1="3.259cm" svg:x2="8.968cm" svg:y2="3.259cm">
          <text:p/>
        </draw:line>
        <draw:line draw:style-name="gr3" draw:text-style-name="P2" draw:layer="layout" svg:x1="9.327cm" svg:y1="3.055cm" svg:x2="9.368cm" svg:y2="3.055cm">
          <text:p/>
        </draw:line>
        <draw:polygon draw:style-name="gr1" draw:text-style-name="P1" draw:layer="layout" svg:width="0.16cm" svg:height="0.12cm" svg:x="10.367cm" svg:y="2.995cm" svg:viewBox="0 0 161 121" draw:points="0,121 0,0 161,0 161,121">
          <text:p/>
        </draw:polygon>
        <draw:line draw:style-name="gr3" draw:text-style-name="P2" draw:layer="layout" svg:x1="10.827cm" svg:y1="3.255cm" svg:x2="10.867cm" svg:y2="3.255cm">
          <text:p/>
        </draw:line>
        <draw:line draw:style-name="gr3" draw:text-style-name="P2" draw:layer="layout" svg:x1="10.427cm" svg:y1="3.259cm" svg:x2="10.467cm" svg:y2="3.259cm">
          <text:p/>
        </draw:line>
        <draw:line draw:style-name="gr3" draw:text-style-name="P2" draw:layer="layout" svg:x1="10.827cm" svg:y1="3.055cm" svg:x2="10.867cm" svg:y2="3.055cm">
          <text:p/>
        </draw:line>
        <draw:polygon draw:style-name="gr1" draw:text-style-name="P1" draw:layer="layout" svg:width="0.16cm" svg:height="0.12cm" svg:x="11.867cm" svg:y="2.995cm" svg:viewBox="0 0 161 121" draw:points="0,121 0,0 161,0 161,121">
          <text:p/>
        </draw:polygon>
        <draw:line draw:style-name="gr3" draw:text-style-name="P2" draw:layer="layout" svg:x1="12.327cm" svg:y1="3.255cm" svg:x2="12.367cm" svg:y2="3.255cm">
          <text:p/>
        </draw:line>
        <draw:line draw:style-name="gr3" draw:text-style-name="P2" draw:layer="layout" svg:x1="11.927cm" svg:y1="3.259cm" svg:x2="11.967cm" svg:y2="3.259cm">
          <text:p/>
        </draw:line>
        <draw:line draw:style-name="gr3" draw:text-style-name="P2" draw:layer="layout" svg:x1="12.327cm" svg:y1="3.055cm" svg:x2="12.367cm" svg:y2="3.055cm">
          <text:p/>
        </draw:line>
        <draw:line draw:style-name="gr4" draw:text-style-name="P2" draw:layer="layout" svg:x1="7.247cm" svg:y1="0.855cm" svg:x2="7.747cm" svg:y2="0.855cm">
          <text:p/>
        </draw:line>
        <draw:line draw:style-name="gr4" draw:text-style-name="P2" draw:layer="layout" svg:x1="5.747cm" svg:y1="0.855cm" svg:x2="6.298cm" svg:y2="0.855cm">
          <text:p/>
        </draw:line>
        <draw:line draw:style-name="gr4" draw:text-style-name="P2" draw:layer="layout" svg:x1="5.747cm" svg:y1="0.855cm" svg:x2="6.147cm" svg:y2="0.855cm">
          <text:p/>
        </draw:line>
        <draw:line draw:style-name="gr4" draw:text-style-name="P2" draw:layer="layout" svg:x1="5.798cm" svg:y1="4.205cm" svg:x2="1.548cm" svg:y2="4.205cm">
          <text:p/>
        </draw:line>
        <draw:line draw:style-name="gr4" draw:text-style-name="P2" draw:layer="layout" svg:x1="1.597cm" svg:y1="0.855cm" svg:x2="3.747cm" svg:y2="0.855cm">
          <text:p/>
        </draw:line>
        <draw:line draw:style-name="gr4" draw:text-style-name="P2" draw:layer="layout" svg:x1="1.148cm" svg:y1="1.306cm" svg:x2="1.598cm" svg:y2="0.855cm">
          <text:p/>
        </draw:line>
        <draw:line draw:style-name="gr4" draw:text-style-name="P2" draw:layer="layout" svg:x1="1.148cm" svg:y1="3.805cm" svg:x2="1.148cm" svg:y2="1.305cm">
          <text:p/>
        </draw:line>
        <draw:line draw:style-name="gr4" draw:text-style-name="P2" draw:layer="layout" svg:x1="1.549cm" svg:y1="4.206cm" svg:x2="1.148cm" svg:y2="3.805cm">
          <text:p/>
        </draw:line>
        <draw:line draw:style-name="gr4" draw:text-style-name="P2" draw:layer="layout" svg:x1="3.747cm" svg:y1="0.855cm" svg:x2="4.247cm" svg:y2="0.855cm">
          <text:p/>
        </draw:line>
        <draw:line draw:style-name="gr4" draw:text-style-name="P2" draw:layer="layout" svg:x1="4.247cm" svg:y1="0.855cm" svg:x2="4.747cm" svg:y2="0.855cm">
          <text:p/>
        </draw:line>
        <draw:line draw:style-name="gr4" draw:text-style-name="P2" draw:layer="layout" svg:x1="4.747cm" svg:y1="0.855cm" svg:x2="5.247cm" svg:y2="0.855cm">
          <text:p/>
        </draw:line>
        <draw:line draw:style-name="gr4" draw:text-style-name="P2" draw:layer="layout" svg:x1="5.247cm" svg:y1="0.855cm" svg:x2="6.147cm" svg:y2="0.855cm">
          <text:p/>
        </draw:line>
        <draw:line draw:style-name="gr4" draw:text-style-name="P2" draw:layer="layout" svg:x1="6.147cm" svg:y1="0.855cm" svg:x2="6.747cm" svg:y2="0.855cm">
          <text:p/>
        </draw:line>
        <draw:line draw:style-name="gr4" draw:text-style-name="P2" draw:layer="layout" svg:x1="6.747cm" svg:y1="0.855cm" svg:x2="7.247cm" svg:y2="0.855cm">
          <text:p/>
        </draw:line>
        <draw:line draw:style-name="gr4" draw:text-style-name="P2" draw:layer="layout" svg:x1="7.247cm" svg:y1="0.855cm" svg:x2="8.247cm" svg:y2="0.855cm">
          <text:p/>
        </draw:line>
        <draw:line draw:style-name="gr4" draw:text-style-name="P2" draw:layer="layout" svg:x1="8.247cm" svg:y1="0.855cm" svg:x2="8.748cm" svg:y2="0.855cm">
          <text:p/>
        </draw:line>
        <draw:line draw:style-name="gr4" draw:text-style-name="P2" draw:layer="layout" svg:x1="8.748cm" svg:y1="0.855cm" svg:x2="9.248cm" svg:y2="0.855cm">
          <text:p/>
        </draw:line>
        <draw:line draw:style-name="gr4" draw:text-style-name="P2" draw:layer="layout" svg:x1="9.248cm" svg:y1="0.855cm" svg:x2="9.748cm" svg:y2="0.855cm">
          <text:p/>
        </draw:line>
        <draw:line draw:style-name="gr4" draw:text-style-name="P2" draw:layer="layout" svg:x1="9.748cm" svg:y1="0.855cm" svg:x2="10.248cm" svg:y2="0.855cm">
          <text:p/>
        </draw:line>
        <draw:line draw:style-name="gr4" draw:text-style-name="P2" draw:layer="layout" svg:x1="10.248cm" svg:y1="0.855cm" svg:x2="10.748cm" svg:y2="0.855cm">
          <text:p/>
        </draw:line>
        <draw:line draw:style-name="gr5" draw:text-style-name="P2" draw:layer="layout" svg:x1="1.848cm" svg:y1="3.055cm" svg:x2="1.848cm" svg:y2="2.32cm">
          <text:p/>
        </draw:line>
        <draw:line draw:style-name="gr5" draw:text-style-name="P2" draw:layer="layout" svg:x1="3.758cm" svg:y1="1.88cm" svg:x2="3.758cm" svg:y2="1.627cm">
          <text:p/>
        </draw:line>
        <draw:line draw:style-name="gr5" draw:text-style-name="P2" draw:layer="layout" svg:x1="3.635cm" svg:y1="2.004cm" svg:x2="3.759cm" svg:y2="1.88cm">
          <text:p/>
        </draw:line>
        <draw:line draw:style-name="gr5" draw:text-style-name="P2" draw:layer="layout" svg:x1="2.165cm" svg:y1="2.003cm" svg:x2="3.635cm" svg:y2="2.003cm">
          <text:p/>
        </draw:line>
        <draw:line draw:style-name="gr5" draw:text-style-name="P2" draw:layer="layout" svg:x1="1.848cm" svg:y1="2.321cm" svg:x2="2.166cm" svg:y2="2.003cm">
          <text:p/>
        </draw:line>
        <draw:line draw:style-name="gr5" draw:text-style-name="P2" draw:layer="layout" svg:x1="3.759cm" svg:y1="1.628cm" svg:x2="3.747cm" svg:y2="1.617cm">
          <text:p/>
        </draw:line>
        <draw:line draw:style-name="gr5" draw:text-style-name="P2" draw:layer="layout" svg:x1="6.307cm" svg:y1="4.206cm" svg:x2="6.298cm" svg:y2="4.105cm">
          <text:p/>
        </draw:line>
        <draw:line draw:style-name="gr5" draw:text-style-name="P2" draw:layer="layout" svg:x1="6.299cm" svg:y1="4.106cm" svg:x2="6.198cm" svg:y2="3.955cm">
          <text:p/>
        </draw:line>
        <draw:line draw:style-name="gr5" draw:text-style-name="P2" draw:layer="layout" svg:x1="6.198cm" svg:y1="3.955cm" svg:x2="2.798cm" svg:y2="3.955cm">
          <text:p/>
        </draw:line>
        <draw:line draw:style-name="gr5" draw:text-style-name="P2" draw:layer="layout" svg:x1="2.799cm" svg:y1="3.956cm" svg:x2="2.498cm" svg:y2="3.675cm">
          <text:p/>
        </draw:line>
        <draw:line draw:style-name="gr5" draw:text-style-name="P2" draw:layer="layout" svg:x1="2.498cm" svg:y1="3.675cm" svg:x2="2.498cm" svg:y2="3.135cm">
          <text:p/>
        </draw:line>
        <draw:line draw:style-name="gr5" draw:text-style-name="P2" draw:layer="layout" svg:x1="2.499cm" svg:y1="3.136cm" svg:x2="2.418cm" svg:y2="3.055cm">
          <text:p/>
        </draw:line>
        <draw:line draw:style-name="gr5" draw:text-style-name="P2" draw:layer="layout" svg:x1="2.419cm" svg:y1="3.056cm" svg:x2="1.867cm" svg:y2="3.045cm">
          <text:p/>
        </draw:line>
        <draw:line draw:style-name="gr5" draw:text-style-name="P2" draw:layer="layout" svg:x1="3.345cm" svg:y1="3.066cm" svg:x2="3.899cm" svg:y2="3.06cm">
          <text:p/>
        </draw:line>
        <draw:line draw:style-name="gr5" draw:text-style-name="P2" draw:layer="layout" svg:x1="4.838cm" svg:y1="1.811cm" svg:x2="4.838cm" svg:y2="1.625cm">
          <text:p/>
        </draw:line>
        <draw:line draw:style-name="gr5" draw:text-style-name="P2" draw:layer="layout" svg:x1="3.898cm" svg:y1="3.061cm" svg:x2="4.839cm" svg:y2="1.811cm">
          <text:p/>
        </draw:line>
        <draw:line draw:style-name="gr5" draw:text-style-name="P2" draw:layer="layout" svg:x1="6.56cm" svg:y1="4.205cm" svg:x2="6.56cm" svg:y2="3.977cm">
          <text:p/>
        </draw:line>
        <draw:line draw:style-name="gr5" draw:text-style-name="P2" draw:layer="layout" svg:x1="6.561cm" svg:y1="3.978cm" svg:x2="6.557cm" svg:y2="3.975cm">
          <text:p/>
        </draw:line>
        <draw:line draw:style-name="gr5" draw:text-style-name="P2" draw:layer="layout" svg:x1="6.557cm" svg:y1="3.975cm" svg:x2="6.557cm" svg:y2="3.905cm">
          <text:p/>
        </draw:line>
        <draw:line draw:style-name="gr5" draw:text-style-name="P2" draw:layer="layout" svg:x1="6.558cm" svg:y1="3.906cm" svg:x2="6.398cm" svg:y2="3.755cm">
          <text:p/>
        </draw:line>
        <draw:line draw:style-name="gr5" draw:text-style-name="P2" draw:layer="layout" svg:x1="6.398cm" svg:y1="3.755cm" svg:x2="4.298cm" svg:y2="3.755cm">
          <text:p/>
        </draw:line>
        <draw:line draw:style-name="gr5" draw:text-style-name="P2" draw:layer="layout" svg:x1="4.299cm" svg:y1="3.756cm" svg:x2="4.047cm" svg:y2="3.525cm">
          <text:p/>
        </draw:line>
        <draw:line draw:style-name="gr5" draw:text-style-name="P2" draw:layer="layout" svg:x1="4.047cm" svg:y1="3.525cm" svg:x2="4.047cm" svg:y2="3.185cm">
          <text:p/>
        </draw:line>
        <draw:line draw:style-name="gr5" draw:text-style-name="P2" draw:layer="layout" svg:x1="4.048cm" svg:y1="3.186cm" svg:x2="3.917cm" svg:y2="3.055cm">
          <text:p/>
        </draw:line>
        <draw:line draw:style-name="gr5" draw:text-style-name="P2" draw:layer="layout" svg:x1="3.918cm" svg:y1="3.055cm" svg:x2="3.345cm" svg:y2="3.066cm">
          <text:p/>
        </draw:line>
        <draw:line draw:style-name="gr5" draw:text-style-name="P2" draw:layer="layout" svg:x1="6.814cm" svg:y1="4.205cm" svg:x2="6.814cm" svg:y2="3.819cm">
          <text:p/>
        </draw:line>
        <draw:line draw:style-name="gr5" draw:text-style-name="P2" draw:layer="layout" svg:x1="6.815cm" svg:y1="3.82cm" svg:x2="6.569cm" svg:y2="3.575cm">
          <text:p/>
        </draw:line>
        <draw:line draw:style-name="gr5" draw:text-style-name="P2" draw:layer="layout" svg:x1="6.569cm" svg:y1="3.575cm" svg:x2="5.758cm" svg:y2="3.575cm">
          <text:p/>
        </draw:line>
        <draw:line draw:style-name="gr5" draw:text-style-name="P2" draw:layer="layout" svg:x1="5.759cm" svg:y1="3.576cm" svg:x2="5.547cm" svg:y2="3.365cm">
          <text:p/>
        </draw:line>
        <draw:line draw:style-name="gr5" draw:text-style-name="P2" draw:layer="layout" svg:x1="5.547cm" svg:y1="3.365cm" svg:x2="5.547cm" svg:y2="3.145cm">
          <text:p/>
        </draw:line>
        <draw:line draw:style-name="gr5" draw:text-style-name="P2" draw:layer="layout" svg:x1="5.548cm" svg:y1="3.146cm" svg:x2="5.447cm" svg:y2="3.045cm">
          <text:p/>
        </draw:line>
        <draw:line draw:style-name="gr5" draw:text-style-name="P2" draw:layer="layout" svg:x1="5.447cm" svg:y1="3.045cm" svg:x2="4.865cm" svg:y2="3.045cm">
          <text:p/>
        </draw:line>
        <draw:line draw:style-name="gr6" draw:text-style-name="P2" draw:layer="layout" svg:x1="4.866cm" svg:y1="3.045cm" svg:x2="4.855cm" svg:y2="3.056cm">
          <text:p/>
        </draw:line>
        <draw:line draw:style-name="gr5" draw:text-style-name="P2" draw:layer="layout" svg:x1="4.855cm" svg:y1="3.056cm" svg:x2="5.039cm" svg:y2="3.048cm">
          <text:p/>
        </draw:line>
        <draw:line draw:style-name="gr5" draw:text-style-name="P2" draw:layer="layout" svg:x1="5.038cm" svg:y1="3.049cm" svg:x2="5.839cm" svg:y2="2.015cm">
          <text:p/>
        </draw:line>
        <draw:line draw:style-name="gr5" draw:text-style-name="P2" draw:layer="layout" svg:x1="5.838cm" svg:y1="2.015cm" svg:x2="5.838cm" svg:y2="1.625cm">
          <text:p/>
        </draw:line>
        <draw:line draw:style-name="gr5" draw:text-style-name="P2" draw:layer="layout" svg:x1="6.357cm" svg:y1="3.064cm" svg:x2="6.71cm" svg:y2="2.343cm">
          <text:p/>
        </draw:line>
        <draw:line draw:style-name="gr5" draw:text-style-name="P2" draw:layer="layout" svg:x1="6.709cm" svg:y1="2.344cm" svg:x2="6.848cm" svg:y2="2.205cm">
          <text:p/>
        </draw:line>
        <draw:line draw:style-name="gr5" draw:text-style-name="P2" draw:layer="layout" svg:x1="6.847cm" svg:y1="2.205cm" svg:x2="6.847cm" svg:y2="1.635cm">
          <text:p/>
        </draw:line>
        <draw:line draw:style-name="gr6" draw:text-style-name="P2" draw:layer="layout" svg:x1="6.848cm" svg:y1="1.636cm" svg:x2="6.838cm" svg:y2="1.625cm">
          <text:p/>
        </draw:line>
        <draw:line draw:style-name="gr5" draw:text-style-name="P2" draw:layer="layout" svg:x1="7.068cm" svg:y1="4.205cm" svg:x2="7.068cm" svg:y2="3.175cm">
          <text:p/>
        </draw:line>
        <draw:line draw:style-name="gr5" draw:text-style-name="P2" draw:layer="layout" svg:x1="7.069cm" svg:y1="3.176cm" svg:x2="6.947cm" svg:y2="3.055cm">
          <text:p/>
        </draw:line>
        <draw:line draw:style-name="gr5" draw:text-style-name="P2" draw:layer="layout" svg:x1="6.948cm" svg:y1="3.055cm" svg:x2="6.357cm" svg:y2="3.064cm">
          <text:p/>
        </draw:line>
        <draw:line draw:style-name="gr5" draw:text-style-name="P2" draw:layer="layout" svg:x1="8.497cm" svg:y1="3.455cm" svg:x2="8.497cm" svg:y2="3.155cm">
          <text:p/>
        </draw:line>
        <draw:line draw:style-name="gr5" draw:text-style-name="P2" draw:layer="layout" svg:x1="8.498cm" svg:y1="3.156cm" svg:x2="8.398cm" svg:y2="3.055cm">
          <text:p/>
        </draw:line>
        <draw:line draw:style-name="gr5" draw:text-style-name="P2" draw:layer="layout" svg:x1="8.399cm" svg:y1="3.056cm" svg:x2="7.855cm" svg:y2="3.048cm">
          <text:p/>
        </draw:line>
        <draw:line draw:style-name="gr5" draw:text-style-name="P2" draw:layer="layout" svg:x1="7.322cm" svg:y1="4.205cm" svg:x2="7.322cm" svg:y2="3.731cm">
          <text:p/>
        </draw:line>
        <draw:line draw:style-name="gr5" draw:text-style-name="P2" draw:layer="layout" svg:x1="8.398cm" svg:y1="3.556cm" svg:x2="8.498cm" svg:y2="3.455cm">
          <text:p/>
        </draw:line>
        <draw:line draw:style-name="gr5" draw:text-style-name="P2" draw:layer="layout" svg:x1="7.498cm" svg:y1="3.555cm" svg:x2="8.398cm" svg:y2="3.555cm">
          <text:p/>
        </draw:line>
        <draw:line draw:style-name="gr5" draw:text-style-name="P2" draw:layer="layout" svg:x1="7.322cm" svg:y1="3.732cm" svg:x2="7.499cm" svg:y2="3.555cm">
          <text:p/>
        </draw:line>
        <draw:line draw:style-name="gr5" draw:text-style-name="P2" draw:layer="layout" svg:x1="7.856cm" svg:y1="3.049cm" svg:x2="7.838cm" svg:y2="2.375cm">
          <text:p/>
        </draw:line>
        <draw:line draw:style-name="gr5" draw:text-style-name="P2" draw:layer="layout" svg:x1="7.838cm" svg:y1="2.375cm" svg:x2="7.838cm" svg:y2="1.625cm">
          <text:p/>
        </draw:line>
        <draw:line draw:style-name="gr5" draw:text-style-name="P2" draw:layer="layout" svg:x1="7.577cm" svg:y1="4.206cm" svg:x2="7.573cm" svg:y2="3.88cm">
          <text:p/>
        </draw:line>
        <draw:line draw:style-name="gr5" draw:text-style-name="P2" draw:layer="layout" svg:x1="7.573cm" svg:y1="3.881cm" svg:x2="7.748cm" svg:y2="3.73cm">
          <text:p/>
        </draw:line>
        <draw:line draw:style-name="gr5" draw:text-style-name="P2" draw:layer="layout" svg:x1="7.747cm" svg:y1="3.73cm" svg:x2="9.848cm" svg:y2="3.73cm">
          <text:p/>
        </draw:line>
        <draw:line draw:style-name="gr5" draw:text-style-name="P2" draw:layer="layout" svg:x1="9.848cm" svg:y1="3.731cm" svg:x2="9.998cm" svg:y2="3.505cm">
          <text:p/>
        </draw:line>
        <draw:line draw:style-name="gr5" draw:text-style-name="P2" draw:layer="layout" svg:x1="9.997cm" svg:y1="3.505cm" svg:x2="9.997cm" svg:y2="3.105cm">
          <text:p/>
        </draw:line>
        <draw:line draw:style-name="gr5" draw:text-style-name="P2" draw:layer="layout" svg:x1="9.998cm" svg:y1="3.106cm" svg:x2="9.948cm" svg:y2="3.055cm">
          <text:p/>
        </draw:line>
        <draw:line draw:style-name="gr5" draw:text-style-name="P2" draw:layer="layout" svg:x1="9.949cm" svg:y1="3.056cm" svg:x2="9.335cm" svg:y2="3.048cm">
          <text:p/>
        </draw:line>
        <draw:line draw:style-name="gr5" draw:text-style-name="P2" draw:layer="layout" svg:x1="9.335cm" svg:y1="3.048cm" svg:x2="9.636cm" svg:y2="3.051cm">
          <text:p/>
        </draw:line>
        <draw:line draw:style-name="gr5" draw:text-style-name="P2" draw:layer="layout" svg:x1="9.636cm" svg:y1="3.051cm" svg:x2="8.838cm" svg:y2="2.095cm">
          <text:p/>
        </draw:line>
        <draw:line draw:style-name="gr5" draw:text-style-name="P2" draw:layer="layout" svg:x1="8.838cm" svg:y1="2.095cm" svg:x2="8.838cm" svg:y2="1.625cm">
          <text:p/>
        </draw:line>
        <draw:line draw:style-name="gr6" draw:text-style-name="P2" draw:layer="layout" svg:x1="10.855cm" svg:y1="3.05cm" svg:x2="11.371cm" svg:y2="3.059cm">
          <text:p/>
        </draw:line>
        <draw:line draw:style-name="gr5" draw:text-style-name="P2" draw:layer="layout" svg:x1="11.371cm" svg:y1="3.059cm" svg:x2="9.838cm" svg:y2="1.625cm">
          <text:p/>
        </draw:line>
        <draw:line draw:style-name="gr5" draw:text-style-name="P2" draw:layer="layout" svg:x1="7.831cm" svg:y1="4.206cm" svg:x2="7.822cm" svg:y2="4.08cm">
          <text:p/>
        </draw:line>
        <draw:line draw:style-name="gr5" draw:text-style-name="P2" draw:layer="layout" svg:x1="7.822cm" svg:y1="4.081cm" svg:x2="7.974cm" svg:y2="3.955cm">
          <text:p/>
        </draw:line>
        <draw:line draw:style-name="gr5" draw:text-style-name="P2" draw:layer="layout" svg:x1="7.973cm" svg:y1="3.955cm" svg:x2="11.273cm" svg:y2="3.955cm">
          <text:p/>
        </draw:line>
        <draw:line draw:style-name="gr5" draw:text-style-name="P2" draw:layer="layout" svg:x1="11.273cm" svg:y1="3.956cm" svg:x2="11.498cm" svg:y2="3.78cm">
          <text:p/>
        </draw:line>
        <draw:line draw:style-name="gr5" draw:text-style-name="P2" draw:layer="layout" svg:x1="11.497cm" svg:y1="3.78cm" svg:x2="11.497cm" svg:y2="3.155cm">
          <text:p/>
        </draw:line>
        <draw:line draw:style-name="gr5" draw:text-style-name="P2" draw:layer="layout" svg:x1="11.498cm" svg:y1="3.156cm" svg:x2="11.397cm" svg:y2="3.055cm">
          <text:p/>
        </draw:line>
        <draw:line draw:style-name="gr5" draw:text-style-name="P2" draw:layer="layout" svg:x1="11.398cm" svg:y1="3.056cm" svg:x2="10.855cm" svg:y2="3.05cm">
          <text:p/>
        </draw:line>
        <draw:line draw:style-name="gr5" draw:text-style-name="P2" draw:layer="layout" svg:x1="12.36cm" svg:y1="3.058cm" svg:x2="12.36cm" svg:y2="2.375cm">
          <text:p/>
        </draw:line>
        <draw:line draw:style-name="gr5" draw:text-style-name="P2" draw:layer="layout" svg:x1="12.361cm" svg:y1="2.376cm" svg:x2="11.618cm" svg:y2="1.625cm">
          <text:p/>
        </draw:line>
        <draw:line draw:style-name="gr5" draw:text-style-name="P2" draw:layer="layout" svg:x1="11.618cm" svg:y1="1.625cm" svg:x2="10.838cm" svg:y2="1.625cm">
          <text:p/>
        </draw:line>
        <draw:line draw:style-name="gr5" draw:text-style-name="P2" draw:layer="layout" svg:x1="8.084cm" svg:y1="4.205cm" svg:x2="12.597cm" svg:y2="4.205cm">
          <text:p/>
        </draw:line>
        <draw:line draw:style-name="gr5" draw:text-style-name="P2" draw:layer="layout" svg:x1="12.949cm" svg:y1="3.055cm" svg:x2="12.36cm" svg:y2="3.06cm">
          <text:p/>
        </draw:line>
        <draw:line draw:style-name="gr5" draw:text-style-name="P2" draw:layer="layout" svg:x1="13.049cm" svg:y1="3.156cm" svg:x2="12.948cm" svg:y2="3.055cm">
          <text:p/>
        </draw:line>
        <draw:line draw:style-name="gr5" draw:text-style-name="P2" draw:layer="layout" svg:x1="13.048cm" svg:y1="3.755cm" svg:x2="13.048cm" svg:y2="3.155cm">
          <text:p/>
        </draw:line>
        <draw:line draw:style-name="gr5" draw:text-style-name="P2" draw:layer="layout" svg:x1="12.597cm" svg:y1="4.206cm" svg:x2="13.049cm" svg:y2="3.755cm">
          <text:p/>
        </draw:line>
        <draw:line draw:style-name="gr5" draw:text-style-name="P2" draw:layer="layout" svg:x1="1.448cm" svg:y1="3.055cm" svg:x2="1.448cm" svg:y2="2.105cm">
          <text:p/>
        </draw:line>
        <draw:line draw:style-name="gr5" draw:text-style-name="P2" draw:layer="layout" svg:x1="1.448cm" svg:y1="2.106cm" svg:x2="1.929cm" svg:y2="1.625cm">
          <text:p/>
        </draw:line>
        <draw:line draw:style-name="gr5" draw:text-style-name="P2" draw:layer="layout" svg:x1="1.928cm" svg:y1="1.625cm" svg:x2="3.337cm" svg:y2="1.625cm">
          <text:p/>
        </draw:line>
        <draw:line draw:style-name="gr5" draw:text-style-name="P2" draw:layer="layout" svg:x1="2.948cm" svg:y1="3.056cm" svg:x2="2.909cm" svg:y2="3.017cm">
          <text:p/>
        </draw:line>
        <draw:line draw:style-name="gr5" draw:text-style-name="P2" draw:layer="layout" svg:x1="2.909cm" svg:y1="3.017cm" svg:x2="2.909cm" svg:y2="2.723cm">
          <text:p/>
        </draw:line>
        <draw:line draw:style-name="gr5" draw:text-style-name="P2" draw:layer="layout" svg:x1="2.909cm" svg:y1="2.724cm" svg:x2="3.164cm" svg:y2="2.469cm">
          <text:p/>
        </draw:line>
        <draw:line draw:style-name="gr5" draw:text-style-name="P2" draw:layer="layout" svg:x1="3.163cm" svg:y1="2.469cm" svg:x2="3.671cm" svg:y2="2.469cm">
          <text:p/>
        </draw:line>
        <draw:line draw:style-name="gr5" draw:text-style-name="P2" draw:layer="layout" svg:x1="3.671cm" svg:y1="2.47cm" svg:x2="4.307cm" svg:y2="1.834cm">
          <text:p/>
        </draw:line>
        <draw:line draw:style-name="gr5" draw:text-style-name="P2" draw:layer="layout" svg:x1="4.306cm" svg:y1="1.834cm" svg:x2="4.306cm" svg:y2="1.656cm">
          <text:p/>
        </draw:line>
        <draw:line draw:style-name="gr5" draw:text-style-name="P2" draw:layer="layout" svg:x1="4.306cm" svg:y1="1.657cm" svg:x2="4.338cm" svg:y2="1.625cm">
          <text:p/>
        </draw:line>
        <draw:line draw:style-name="gr5" draw:text-style-name="P2" draw:layer="layout" svg:x1="4.447cm" svg:y1="3.055cm" svg:x2="4.447cm" svg:y2="2.782cm">
          <text:p/>
        </draw:line>
        <draw:line draw:style-name="gr5" draw:text-style-name="P2" draw:layer="layout" svg:x1="5.338cm" svg:y1="1.765cm" svg:x2="5.338cm" svg:y2="1.625cm">
          <text:p/>
        </draw:line>
        <draw:line draw:style-name="gr5" draw:text-style-name="P2" draw:layer="layout" svg:x1="4.447cm" svg:y1="2.783cm" svg:x2="5.339cm" svg:y2="1.765cm">
          <text:p/>
        </draw:line>
        <draw:line draw:style-name="gr5" draw:text-style-name="P2" draw:layer="layout" svg:x1="5.947cm" svg:y1="3.055cm" svg:x2="5.947cm" svg:y2="2.655cm">
          <text:p/>
        </draw:line>
        <draw:line draw:style-name="gr5" draw:text-style-name="P2" draw:layer="layout" svg:x1="5.947cm" svg:y1="2.656cm" svg:x2="6.299cm" svg:y2="2.305cm">
          <text:p/>
        </draw:line>
        <draw:line draw:style-name="gr5" draw:text-style-name="P2" draw:layer="layout" svg:x1="6.298cm" svg:y1="2.305cm" svg:x2="6.298cm" svg:y2="1.665cm">
          <text:p/>
        </draw:line>
        <draw:line draw:style-name="gr6" draw:text-style-name="P2" draw:layer="layout" svg:x1="6.298cm" svg:y1="1.666cm" svg:x2="6.339cm" svg:y2="1.625cm">
          <text:p/>
        </draw:line>
        <draw:line draw:style-name="gr5" draw:text-style-name="P2" draw:layer="layout" svg:x1="7.447cm" svg:y1="3.055cm" svg:x2="7.447cm" svg:y2="2.455cm">
          <text:p/>
        </draw:line>
        <draw:line draw:style-name="gr5" draw:text-style-name="P2" draw:layer="layout" svg:x1="7.448cm" svg:y1="2.456cm" svg:x2="7.347cm" svg:y2="2.355cm">
          <text:p/>
        </draw:line>
        <draw:line draw:style-name="gr5" draw:text-style-name="P2" draw:layer="layout" svg:x1="7.347cm" svg:y1="2.355cm" svg:x2="7.347cm" svg:y2="1.635cm">
          <text:p/>
        </draw:line>
        <draw:line draw:style-name="gr6" draw:text-style-name="P2" draw:layer="layout" svg:x1="7.348cm" svg:y1="1.636cm" svg:x2="7.338cm" svg:y2="1.625cm">
          <text:p/>
        </draw:line>
        <draw:line draw:style-name="gr5" draw:text-style-name="P2" draw:layer="layout" svg:x1="8.948cm" svg:y1="3.055cm" svg:x2="8.948cm" svg:y2="2.655cm">
          <text:p/>
        </draw:line>
        <draw:line draw:style-name="gr5" draw:text-style-name="P2" draw:layer="layout" svg:x1="8.949cm" svg:y1="2.656cm" svg:x2="8.338cm" svg:y2="2.045cm">
          <text:p/>
        </draw:line>
        <draw:line draw:style-name="gr5" draw:text-style-name="P2" draw:layer="layout" svg:x1="8.338cm" svg:y1="2.045cm" svg:x2="8.338cm" svg:y2="1.625cm">
          <text:p/>
        </draw:line>
        <draw:line draw:style-name="gr5" draw:text-style-name="P2" draw:layer="layout" svg:x1="10.448cm" svg:y1="3.055cm" svg:x2="10.448cm" svg:y2="2.735cm">
          <text:p/>
        </draw:line>
        <draw:line draw:style-name="gr5" draw:text-style-name="P2" draw:layer="layout" svg:x1="10.449cm" svg:y1="2.736cm" svg:x2="9.338cm" svg:y2="1.625cm">
          <text:p/>
        </draw:line>
        <draw:line draw:style-name="gr5" draw:text-style-name="P2" draw:layer="layout" svg:x1="11.948cm" svg:y1="3.055cm" svg:x2="11.767cm" svg:y2="3.055cm">
          <text:p/>
        </draw:line>
        <draw:line draw:style-name="gr5" draw:text-style-name="P2" draw:layer="layout" svg:x1="11.768cm" svg:y1="3.056cm" svg:x2="10.338cm" svg:y2="1.625cm">
          <text:p/>
        </draw:line>
        <draw:polygon draw:style-name="gr7" draw:text-style-name="P1" draw:layer="layout" svg:width="12.359cm" svg:height="4.358cm" svg:x="0.918cm" svg:y="0.626cm" svg:viewBox="0 0 12360 4359" draw:points="12360,4359 0,4359 0,679 66,679 66,3180 78,3243 114,3296 514,3696 546,3717 567,3731 630,3744 4880,3744 4942,3731 4952,3725 4959,3725 4983,3721 5005,3707 5019,3686 5023,3668 5048,3696 5099,3720 5121,3707 5121,3593 5119,3593 5119,3568 5121,3568 5121,3566 5146,3566 5146,3568 5148,3568 5148,3593 5146,3593 5146,3707 5168,3720 5219,3696 5257,3654 5260,3647 5283,3682 5330,3713 5385,3724 5390,3724 5445,3713 5492,3682 5515,3648 5537,3682 5584,3713 5639,3724 5644,3724 5699,3713 5746,3682 5769,3648 5791,3682 5838,3713 5893,3724 5898,3724 5953,3713 6000,3682 6023,3648 6045,3682 6092,3713 6147,3724 6152,3724 6207,3713 6254,3682 6277,3648 6299,3682 6346,3713 6401,3724 6406,3724 6461,3713 6508,3682 6531,3648 6553,3682 6600,3713 6655,3724 6660,3724 6715,3713 6762,3682 6785,3648 6807,3682 6854,3713 6909,3724 6914,3724 6970,3713 7017,3682 7040,3648 7062,3682 7109,3713 7164,3724 7169,3724 7224,3713 7253,3694 11680,3694 11724,3685 11761,3661 12211,3211 12218,3200 12235,3174 12244,3130 12244,2530 12243,2526 12235,2487 12211,2450 12111,2350 12110,2350 12092,2338 12074,2325 12073,2325 12052,2321 12031,2317 12030,2317 11556,2319 11556,1749 11552,1728 11548,1706 11536,1688 11524,1669 10781,919 10763,907 10744,895 10744,894 10722,890 10701,886 9956,886 9923,853 9863,828 9798,828 9738,853 9692,899 9667,959 9667,1024 9692,1084 9738,1130 9798,1155 9863,1155 9923,1130 9940,1113 10653,1113 11329,1796 11329,2337 11320,2343 11294,2383 11284,2430 11294,2478 11320,2518 11340,2531 11315,2552 11292,2594 11291,2599 11304,2618 11418,2618 11418,2616 11443,2616 11443,2618 11557,2618 11570,2599 11569,2594 11546,2552 11539,2546 11984,2544 12017,2577 12017,3083 11633,3467 7253,3467 7224,3448 7205,3444 10356,3444 10370,3441 10386,3440 10392,3437 10399,3435 10412,3427 10425,3420 10650,3245 10655,3240 10661,3236 10669,3223 10679,3211 10681,3205 10685,3199 10688,3184 10693,3169 10693,3162 10694,3155 10694,2666 10891,2666 10892,2670 10915,2713 10952,2744 10998,2758 11018,2742 11018,2647 11043,2647 11043,2742 11063,2758 11109,2744 11146,2713 11169,2670 11170,2666 11167,2662 11291,2662 11292,2666 11315,2709 11352,2740 11398,2754 11418,2738 11418,2643 11443,2643 11443,2738 11463,2754 11509,2740 11546,2709 11569,2666 11570,2662 11557,2643 11443,2643 11418,2643 11304,2643 11291,2662 11167,2662 11157,2647 11043,2647 11018,2647 10904,2647 10891,2666 10694,2666 10694,2530 10693,2526 10685,2487 10661,2450 10561,2350 10543,2338 10525,2326 10524,2326 10524,2325 10503,2321 10499,2320 9113,1024 9167,1024 9192,1084 9238,1130 9298,1155 9363,1155 9400,1139 10770,2511 10807,2535 10850,2544 10916,2544 10923,2549 10915,2556 10892,2598 10891,2603 10904,2622 11018,2622 11018,2620 11043,2620 11043,2622 11157,2622 11170,2603 11169,2598 11146,2556 11138,2548 11156,2537 11170,2516 11175,2490 11175,2370 11171,2347 11157,2325 11136,2311 11110,2306 10950,2306 10927,2310 10916,2317 10898,2317 9501,919 9466,896 9423,853 9363,828 9298,828 9238,853 9192,899 9167,959 9167,1024 9113,1024 8998,916 8968,898 8923,853 8863,828 8798,828 8738,853 8692,899 8667,959 8667,1024 8692,1084 8738,1130 8798,1155 8863,1155 8903,1138 10160,2314 9980,2312 9953,2307 9908,2307 9860,2316 9820,2343 9794,2383 9784,2430 9794,2478 9820,2518 9840,2531 9815,2552 9792,2594 9791,2599 9804,2618 9918,2618 9918,2616 9943,2616 9943,2618 10057,2618 10070,2599 10069,2594 10046,2552 10032,2540 10433,2543 10467,2577 10467,3100 10317,3217 8941,3217 8942,3217 8953,3217 8963,3212 8974,3210 8983,3204 8994,3200 9002,3192 9011,3186 9017,3176 9025,3168 9175,2943 9179,2933 9185,2924 9188,2913 9192,2902 9192,2891 9194,2880 9194,2666 9391,2666 9392,2670 9415,2713 9452,2744 9498,2758 9518,2742 9518,2647 9543,2647 9543,2742 9563,2758 9609,2744 9646,2713 9669,2670 9670,2666 9667,2662 9791,2662 9792,2666 9815,2709 9852,2740 9898,2754 9918,2738 9918,2643 9943,2643 9943,2738 9963,2754 10009,2740 10046,2709 10069,2666 10070,2662 10057,2643 9943,2643 9918,2643 9804,2643 9791,2662 9667,2662 9657,2647 9543,2647 9518,2647 9404,2647 9391,2666 9194,2666 9194,2480 9185,2437 9161,2400 9111,2350 9093,2338 9075,2326 9074,2325 9053,2321 9032,2317 8773,2314 8034,1428 8034,1024 8167,1024 8192,1084 8238,1130 8298,1155 8363,1155 8400,1139 9417,2156 9417,2316 9405,2324 9391,2345 9386,2370 9386,2490 9390,2514 9404,2535 9423,2549 9415,2556 9392,2598 9391,2603 9404,2622 9518,2622 9518,2620 9543,2620 9543,2622 9657,2622 9670,2603 9669,2598 9646,2556 9638,2548 9656,2537 9670,2516 9675,2490 9675,2370 9671,2347 9657,2325 9644,2316 9644,2109 9635,2066 9611,2029 8501,919 8466,896 8423,853 8363,828 8298,828 8238,853 8192,899 8167,959 8167,1024 8034,1024 8034,999 8025,956 8001,919 7966,896 7923,853 7863,828 7798,828 7738,853 7692,899 7667,959 7667,1024 7692,1084 7738,1130 7798,1155 7807,1155 7807,1469 7810,1486 7812,1503 7815,1508 7816,1513 7825,1527 7833,1542 8474,2310 8468,2310 8453,2307 8408,2307 8360,2316 8320,2343 8294,2383 8284,2430 8294,2478 8320,2518 8340,2531 8315,2552 8292,2594 8291,2599 8304,2618 8418,2618 8418,2616 8443,2616 8443,2618 8557,2618 8570,2599 8569,2594 8546,2552 8529,2538 8967,2543 8967,2846 8870,2992 7580,2992 7661,2911 7685,2874 7694,2830 7694,2666 7891,2666 7892,2670 7915,2713 7952,2744 7998,2758 8018,2742 8018,2647 8043,2647 8043,2742 8063,2758 8109,2744 8146,2713 8169,2670 8170,2666 8167,2662 8291,2662 8292,2666 8315,2709 8352,2740 8398,2754 8418,2738 8418,2643 8443,2643 8443,2738 8463,2754 8509,2740 8546,2709 8569,2666 8570,2662 8557,2643 8443,2643 8418,2643 8304,2643 8291,2662 8167,2662 8157,2647 8043,2647 8018,2647 7904,2647 7891,2666 7694,2666 7694,2530 7693,2526 7685,2487 7661,2450 7561,2350 7543,2338 7525,2326 7524,2325 7503,2321 7482,2317 7049,2311 7034,1748 7034,1024 7167,1024 7192,1084 7238,1130 7298,1155 7307,1155 7307,1419 7316,1463 7327,1479 7340,1500 7917,2076 7917,2316 7905,2324 7891,2345 7886,2370 7886,2490 7890,2514 7904,2535 7923,2549 7915,2556 7892,2598 7891,2603 7904,2622 8018,2622 8018,2620 8043,2620 8043,2622 8157,2622 8170,2603 8169,2598 8146,2556 8138,2548 8156,2537 8170,2516 8175,2490 8175,2370 8171,2347 8157,2325 8144,2316 8144,2029 8135,1986 8111,1949 7534,1372 7534,999 7525,956 7501,919 7466,896 7423,853 7363,828 7298,828 7238,853 7192,899 7167,959 7167,1024 7034,1024 7034,999 7025,956 7001,919 6965,896 6922,853 6862,828 6797,828 6737,853 6691,899 6666,959 6666,1024 6691,1084 6737,1130 6797,1155 6806,1155 6806,1749 6806,1751 6806,1752 6821,2342 6819,2343 6793,2383 6783,2430 6793,2478 6819,2518 6839,2531 6814,2552 6791,2594 6790,2599 6803,2618 6917,2618 6917,2616 6942,2616 6942,2618 7057,2618 7070,2599 7069,2594 7046,2552 7029,2538 7433,2543 7467,2577 7467,2783 7433,2817 6580,2817 6536,2825 6507,2845 6499,2850 6323,3026 6299,3063 6290,3106 6290,3493 6277,3513 6263,3493 6263,2666 6390,2666 6391,2670 6414,2713 6451,2744 6497,2758 6517,2742 6517,2647 6542,2647 6542,2742 6562,2758 6608,2744 6645,2713 6668,2670 6669,2666 6666,2662 6790,2662 6791,2666 6814,2709 6851,2740 6897,2754 6917,2738 6917,2643 6942,2643 6942,2738 6962,2754 7009,2740 7046,2709 7069,2666 7070,2662 7057,2643 6942,2643 6917,2643 6803,2643 6790,2662 6666,2662 6656,2647 6542,2647 6517,2647 6403,2647 6390,2666 6263,2666 6263,2550 6254,2507 6230,2470 6110,2350 6109,2350 6109,2349 6091,2337 6073,2325 6072,2325 6051,2321 6029,2317 6028,2317 5623,2322 5885,1784 6010,1660 6020,1644 6034,1623 6043,1579 6043,1024 6166,1024 6191,1084 6237,1130 6297,1155 6316,1155 6316,1729 6325,1773 6343,1800 6349,1810 6416,1876 6416,2316 6404,2324 6390,2345 6385,2370 6385,2490 6389,2514 6403,2535 6422,2549 6414,2556 6391,2598 6390,2603 6403,2622 6517,2622 6517,2620 6542,2620 6542,2622 6656,2622 6669,2603 6668,2598 6645,2556 6637,2548 6655,2537 6669,2516 6674,2490 6674,2370 6670,2347 6656,2325 6643,2316 6643,1829 6639,1808 6634,1786 6610,1749 6543,1682 6543,1009 6534,966 6510,929 6473,904 6470,904 6468,899 6422,853 6362,828 6297,828 6237,853 6191,899 6166,959 6166,1024 6043,1024 6043,1009 6034,966 6010,929 5973,904 5970,904 5968,899 5922,853 5862,828 5797,828 5737,853 5691,899 5666,959 5666,1024 5691,1084 5737,1130 5797,1155 5816,1155 5816,1532 5711,1637 5701,1653 5690,1667 5374,2313 5359,2316 5319,2343 5293,2383 5283,2430 5293,2478 5319,2518 5339,2531 5314,2552 5291,2594 5290,2599 5303,2618 5417,2618 5417,2616 5442,2616 5442,2618 5556,2618 5569,2599 5568,2594 5545,2552 5543,2550 5983,2544 6036,2597 6036,3493 6023,3513 6009,3493 6009,3194 6000,3151 5976,3114 5732,2870 5714,2858 5695,2845 5651,2837 4887,2837 4743,2693 4743,2666 4890,2666 4891,2670 4914,2713 4951,2744 4997,2758 5017,2742 5017,2647 5042,2647 5042,2742 5062,2758 5108,2744 5145,2713 5168,2670 5169,2666 5166,2662 5290,2662 5291,2666 5314,2709 5351,2740 5397,2754 5417,2738 5417,2643 5442,2643 5442,2738 5462,2754 5508,2740 5545,2709 5568,2666 5569,2662 5556,2643 5442,2643 5417,2643 5303,2643 5290,2662 5166,2662 5156,2647 5042,2647 5017,2647 4903,2647 4890,2666 4743,2666 4743,2520 4743,2519 4734,2477 4710,2440 4640,2370 4885,2370 4885,2490 4889,2514 4903,2535 4922,2549 4914,2556 4891,2598 4890,2603 4903,2622 5017,2622 5017,2620 5042,2620 5042,2622 5156,2622 5169,2603 5168,2598 5145,2556 5137,2548 5155,2537 5169,2516 5174,2490 5174,2370 5170,2347 5156,2325 5143,2316 5143,2076 5460,1760 5484,1723 5486,1716 5493,1679 5493,1109 5518,1084 5543,1024 5543,959 5518,899 5472,853 5412,828 5347,828 5287,853 5241,899 5216,959 5216,1024 5241,1084 5266,1109 5266,1632 4949,1949 4925,1986 4916,2029 4916,2316 4904,2324 4890,2345 4885,2370 4640,2370 4610,2340 4605,2337 4573,2315 4529,2307 4353,2307 5009,1459 5016,1445 5024,1433 5026,1426 5029,1419 5030,1404 5033,1389 5033,999 5024,956 5000,919 4965,896 4922,853 4862,828 4797,828 4737,853 4691,899 4666,959 4666,1024 4691,1084 4737,1130 4797,1155 4806,1155 4806,1350 4066,2307 3907,2307 3859,2316 3819,2343 3793,2383 3783,2430 3793,2478 3819,2518 3839,2531 3814,2552 3791,2594 3790,2599 3803,2618 3917,2618 3917,2616 3942,2616 3942,2618 4056,2618 4069,2599 4068,2594 4045,2552 4031,2540 4124,2536 4129,2535 4134,2535 4139,2534 4482,2534 4516,2567 4516,2740 4525,2784 4547,2817 4549,2821 4745,3017 3424,3017 3243,2851 3243,2666 3390,2666 3391,2670 3414,2713 3451,2744 3497,2758 3517,2742 3517,2647 3542,2647 3542,2742 3562,2758 3608,2744 3645,2713 3668,2670 3669,2666 3666,2662 3790,2662 3791,2666 3814,2709 3851,2740 3897,2754 3917,2738 3917,2643 3942,2643 3942,2738 3962,2754 4008,2740 4045,2709 4068,2666 4069,2662 4056,2643 3942,2643 3917,2643 3803,2643 3790,2662 3666,2662 3656,2647 3542,2647 3517,2647 3403,2647 3390,2666 3243,2666 3243,2560 3242,2554 3234,2517 3210,2480 3140,2411 3170,2370 3385,2370 3385,2490 3389,2514 3403,2535 3422,2549 3414,2556 3391,2598 3390,2603 3403,2622 3517,2622 3517,2620 3542,2620 3542,2622 3656,2622 3669,2603 3668,2598 3645,2556 3637,2548 3655,2537 3669,2516 3674,2490 3674,2370 3670,2347 3656,2325 3643,2316 3643,2199 4505,1214 4514,1198 4524,1183 4525,1179 4527,1176 4529,1157 4533,1139 4533,999 4524,956 4500,919 4465,896 4422,853 4362,828 4297,828 4237,853 4191,899 4166,959 4166,1024 4191,1084 4237,1130 4266,1142 3444,2082 3435,2098 3425,2113 3424,2117 3422,2120 3420,2138 3416,2156 3416,2316 3404,2324 3390,2345 3385,2370 3170,2370 4010,1254 4016,1241 4024,1229 4026,1221 4029,1214 4030,1199 4033,1185 4033,999 4024,956 4000,919 3965,896 3922,853 3862,828 3797,828 3737,853 3691,899 3666,959 3666,1024 3691,1084 3737,1130 3797,1155 3800,1155 2926,2318 2513,2325 2500,2316 2452,2307 2407,2307 2359,2316 2319,2343 2293,2383 2283,2430 2293,2478 2319,2518 2339,2531 2314,2552 2291,2594 2290,2599 2303,2618 2417,2618 2417,2616 2442,2616 2442,2618 2556,2618 2569,2599 2568,2594 2546,2553 2958,2549 3016,2607 3016,2900 3016,2903 3016,2905 3021,2924 3025,2944 3026,2946 3027,2948 3038,2964 3049,2981 3051,2982 3053,2984 3303,3214 3308,3217 1924,3217 1693,3001 1693,2666 1890,2666 1891,2670 1914,2713 1951,2744 1997,2758 2017,2742 2017,2647 2042,2647 2042,2742 2062,2758 2108,2744 2145,2713 2168,2670 2169,2666 2166,2662 2290,2662 2291,2666 2314,2709 2351,2740 2397,2754 2417,2738 2417,2643 2442,2643 2442,2738 2462,2754 2508,2740 2545,2709 2568,2666 2569,2662 2556,2643 2442,2643 2417,2643 2303,2643 2290,2662 2166,2662 2156,2647 2042,2647 2017,2647 1903,2647 1890,2666 1693,2666 1693,2510 1684,2467 1660,2430 1580,2350 1562,2338 1545,2326 1544,2326 1543,2325 1522,2321 1502,2317 1043,2309 1043,2097 1878,2097 1878,2392 1885,2426 1885,2490 1889,2514 1903,2535 1922,2549 1914,2556 1891,2598 1890,2603 1903,2622 2017,2622 2017,2620 2042,2620 2042,2622 2156,2622 2169,2603 2168,2598 2145,2556 2137,2548 2155,2537 2169,2516 2174,2490 2174,2370 2170,2347 2156,2325 2135,2311 2110,2306 2105,2306 2105,2144 2293,1957 2753,1957 2797,1948 2834,1924 3469,1289 3477,1277 3493,1252 3502,1208 3502,1076 3524,1043 3533,999 3524,956 3500,919 3465,896 3422,853 3362,828 3297,828 3237,853 3191,899 3166,959 3166,1024 3191,1084 3237,1130 3275,1146 3275,1161 2706,1730 2245,1730 2206,1738 2202,1738 2165,1763 1911,2017 1887,2054 1878,2097 1043,2097 1043,1741 1294,1490 2717,1490 2760,1482 2797,1457 2920,1335 2944,1298 2953,1254 2953,1099 2968,1084 2993,1024 2993,959 2968,899 2922,853 2862,828 2797,828 2737,853 2691,899 2666,959 2666,1024 2691,1084 2726,1119 2726,1207 2670,1263 1247,1263 1204,1272 1176,1290 1167,1297 849,1614 825,1651 816,1694 816,2348 793,2383 783,2430 793,2478 819,2518 839,2531 814,2552 791,2594 790,2599 803,2618 917,2618 917,2616 942,2616 942,2618 1056,2618 1069,2599 1068,2594 1045,2552 1025,2535 1452,2543 1466,2557 1466,3050 1466,3052 1466,3054 1471,3074 1475,3094 1476,3095 1476,3097 1488,3114 1499,3131 1501,3132 1502,3133 1802,3413 1808,3417 697,3417 393,3113 393,2675 414,2713 451,2744 497,2758 517,2742 517,2647 542,2647 542,2742 562,2758 608,2744 645,2713 668,2670 669,2666 666,2662 790,2662 791,2666 814,2709 851,2740 897,2754 917,2738 917,2643 942,2643 942,2738 962,2754 1008,2740 1045,2709 1068,2666 1069,2662 1056,2643 942,2643 917,2643 803,2643 790,2662 666,2662 656,2647 542,2647 517,2647 515,2647 515,2622 517,2622 517,2620 542,2620 542,2622 656,2622 669,2603 668,2598 645,2556 637,2548 655,2537 669,2516 674,2490 674,2370 670,2347 656,2325 643,2316 643,1526 1057,1113 2220,1113 2237,1130 2297,1155 2362,1155 2422,1130 2444,1108 2463,1104 2500,1080 2524,1043 2533,999 2524,956 2500,919 2465,896 2422,853 2362,828 2297,828 2237,853 2204,886 1010,886 966,894 933,916 929,919 449,1399 425,1436 416,1479 416,2316 404,2324 393,2341 393,747 747,393 9831,393 9863,393 9893,380 9923,368 9946,345 9969,322 9981,292 9982,292 9994,262 9994,230 9994,229 9994,197 9982,167 9981,167 9969,137 9946,114 9923,91 9893,78 9863,66 9831,66 679,66 617,78 564,114 114,564 78,617 66,679 0,679 0,0 12360,0">
          <text:p/>
        </draw:polygon>
        <draw:polygon draw:style-name="gr1" draw:text-style-name="P1" draw:layer="layout" svg:width="0.16cm" svg:height="0.16cm" svg:x="20.068cm" svg:y="4.252cm" svg:viewBox="0 0 161 161" draw:points="0,161 0,0 161,0 161,161">
          <text:p/>
        </draw:polygon>
        <draw:polyline draw:style-name="gr2" draw:text-style-name="P2" draw:layer="layout" svg:width="0cm" svg:height="0cm" svg:x="20.403cm" svg:y="4.332cm" svg:viewBox="0 0 0 0" draw:points="0,0">
          <text:p/>
        </draw:polyline>
        <draw:polyline draw:style-name="gr2" draw:text-style-name="P2" draw:layer="layout" svg:width="0cm" svg:height="0cm" svg:x="20.657cm" svg:y="4.332cm" svg:viewBox="0 0 0 0" draw:points="0,0">
          <text:p/>
        </draw:polyline>
        <draw:polyline draw:style-name="gr2" draw:text-style-name="P2" draw:layer="layout" svg:width="0cm" svg:height="0cm" svg:x="20.911cm" svg:y="4.332cm" svg:viewBox="0 0 0 0" draw:points="0,0">
          <text:p/>
        </draw:polyline>
        <draw:polyline draw:style-name="gr2" draw:text-style-name="P2" draw:layer="layout" svg:width="0cm" svg:height="0cm" svg:x="21.165cm" svg:y="4.332cm" svg:viewBox="0 0 0 0" draw:points="0,0">
          <text:p/>
        </draw:polyline>
        <draw:polyline draw:style-name="gr2" draw:text-style-name="P2" draw:layer="layout" svg:width="0cm" svg:height="0cm" svg:x="21.419cm" svg:y="4.332cm" svg:viewBox="0 0 0 0" draw:points="0,0">
          <text:p/>
        </draw:polyline>
        <draw:polyline draw:style-name="gr2" draw:text-style-name="P2" draw:layer="layout" svg:width="0cm" svg:height="0cm" svg:x="21.673cm" svg:y="4.332cm" svg:viewBox="0 0 0 0" draw:points="0,0">
          <text:p/>
        </draw:polyline>
        <draw:polyline draw:style-name="gr2" draw:text-style-name="P2" draw:layer="layout" svg:width="0cm" svg:height="0cm" svg:x="21.927cm" svg:y="4.332cm" svg:viewBox="0 0 0 0" draw:points="0,0">
          <text:p/>
        </draw:polyline>
        <draw:polyline draw:style-name="gr2" draw:text-style-name="P2" draw:layer="layout" svg:width="0cm" svg:height="0cm" svg:x="22.181cm" svg:y="4.332cm" svg:viewBox="0 0 0 0" draw:points="0,0">
          <text:p/>
        </draw:polyline>
        <draw:polyline draw:style-name="gr2" draw:text-style-name="P2" draw:layer="layout" svg:width="0cm" svg:height="0cm" svg:x="22.435cm" svg:y="4.332cm" svg:viewBox="0 0 0 0" draw:points="0,0">
          <text:p/>
        </draw:polyline>
        <draw:path draw:style-name="gr1" draw:text-style-name="P1" draw:layer="layout" svg:width="0.199cm" svg:height="0.2cm" svg:x="17.999cm" svg:y="0.882cm" svg:viewBox="0 0 200 201" svg:d="M0 100c0-55 44-100 99-100 57 0 101 45 101 100 0 56-44 101-101 101-55 0-99-45-99-101z">
          <text:p/>
        </draw:path>
        <draw:path draw:style-name="gr1" draw:text-style-name="P1" draw:layer="layout" svg:width="0.199cm" svg:height="0.2cm" svg:x="17.999cm" svg:y="1.644cm" svg:viewBox="0 0 200 201" svg:d="M0 100c0-55 44-100 99-100 57 0 101 45 101 100s-44 101-101 101c-55 0-99-46-99-101z">
          <text:p/>
        </draw:path>
        <draw:path draw:style-name="gr1" draw:text-style-name="P1" draw:layer="layout" svg:width="0.199cm" svg:height="0.2cm" svg:x="17.499cm" svg:y="0.882cm" svg:viewBox="0 0 200 201" svg:d="M0 100c0-55 45-100 100-100 56 0 100 45 100 100 0 56-44 101-100 101-55 0-100-45-100-101z">
          <text:p/>
        </draw:path>
        <draw:path draw:style-name="gr1" draw:text-style-name="P1" draw:layer="layout" svg:width="0.199cm" svg:height="0.2cm" svg:x="17.499cm" svg:y="1.644cm" svg:viewBox="0 0 200 201" svg:d="M0 100c0-55 45-100 100-100 56 0 100 45 100 100s-44 101-100 101c-55 0-100-46-100-101z">
          <text:p/>
        </draw:path>
        <draw:path draw:style-name="gr1" draw:text-style-name="P1" draw:layer="layout" svg:width="0.199cm" svg:height="0.2cm" svg:x="18.999cm" svg:y="0.882cm" svg:viewBox="0 0 200 201" svg:d="M0 100c0-55 44-100 99-100 57 0 101 45 101 100 0 56-44 101-101 101-55 0-99-45-99-101z">
          <text:p/>
        </draw:path>
        <draw:path draw:style-name="gr1" draw:text-style-name="P1" draw:layer="layout" svg:width="0.199cm" svg:height="0.2cm" svg:x="18.999cm" svg:y="1.644cm" svg:viewBox="0 0 200 201" svg:d="M0 100c0-55 44-100 99-100 57 0 101 45 101 100s-44 101-101 101c-55 0-99-46-99-101z">
          <text:p/>
        </draw:path>
        <draw:path draw:style-name="gr1" draw:text-style-name="P1" draw:layer="layout" svg:width="0.199cm" svg:height="0.2cm" svg:x="18.499cm" svg:y="0.882cm" svg:viewBox="0 0 200 201" svg:d="M0 100c0-55 45-100 100-100 56 0 100 45 100 100 0 56-44 101-100 101-55 0-100-45-100-101z">
          <text:p/>
        </draw:path>
        <draw:path draw:style-name="gr1" draw:text-style-name="P1" draw:layer="layout" svg:width="0.199cm" svg:height="0.2cm" svg:x="18.499cm" svg:y="1.644cm" svg:viewBox="0 0 200 201" svg:d="M0 100c0-55 45-100 100-100 56 0 100 45 100 100s-44 101-100 101c-55 0-100-46-100-101z">
          <text:p/>
        </draw:path>
        <draw:path draw:style-name="gr1" draw:text-style-name="P1" draw:layer="layout" svg:width="0.199cm" svg:height="0.2cm" svg:x="19.999cm" svg:y="0.882cm" svg:viewBox="0 0 200 201" svg:d="M0 100c0-55 44-100 99-100 57 0 101 45 101 100 0 56-44 101-101 101-55 0-99-45-99-101z">
          <text:p/>
        </draw:path>
        <draw:path draw:style-name="gr1" draw:text-style-name="P1" draw:layer="layout" svg:width="0.199cm" svg:height="0.2cm" svg:x="19.999cm" svg:y="1.644cm" svg:viewBox="0 0 200 201" svg:d="M0 100c0-55 44-100 99-100 57 0 101 45 101 100s-44 101-101 101c-55 0-99-46-99-101z">
          <text:p/>
        </draw:path>
        <draw:path draw:style-name="gr1" draw:text-style-name="P1" draw:layer="layout" svg:width="0.199cm" svg:height="0.2cm" svg:x="19.499cm" svg:y="0.882cm" svg:viewBox="0 0 200 201" svg:d="M0 100c0-55 45-100 100-100 56 0 100 45 100 100 0 56-44 101-100 101-55 0-100-45-100-101z">
          <text:p/>
        </draw:path>
        <draw:path draw:style-name="gr1" draw:text-style-name="P1" draw:layer="layout" svg:width="0.199cm" svg:height="0.2cm" svg:x="19.499cm" svg:y="1.644cm" svg:viewBox="0 0 200 201" svg:d="M0 100c0-55 45-100 100-100 56 0 100 45 100 100s-44 101-100 101c-55 0-100-46-100-101z">
          <text:p/>
        </draw:path>
        <draw:path draw:style-name="gr1" draw:text-style-name="P1" draw:layer="layout" svg:width="0.199cm" svg:height="0.2cm" svg:x="20.999cm" svg:y="0.882cm" svg:viewBox="0 0 200 201" svg:d="M0 100c0-55 44-100 99-100 57 0 101 45 101 100 0 56-44 101-101 101-55 0-99-45-99-101z">
          <text:p/>
        </draw:path>
        <draw:path draw:style-name="gr1" draw:text-style-name="P1" draw:layer="layout" svg:width="0.199cm" svg:height="0.2cm" svg:x="20.999cm" svg:y="1.644cm" svg:viewBox="0 0 200 201" svg:d="M0 100c0-55 44-100 99-100 57 0 101 45 101 100s-44 101-101 101c-55 0-99-46-99-101z">
          <text:p/>
        </draw:path>
        <draw:path draw:style-name="gr1" draw:text-style-name="P1" draw:layer="layout" svg:width="0.199cm" svg:height="0.2cm" svg:x="20.549cm" svg:y="0.882cm" svg:viewBox="0 0 200 201" svg:d="M0 100c0-55 44-100 100-100 55 0 100 45 100 100 0 56-45 101-100 101-56 0-100-45-100-101z">
          <text:p/>
        </draw:path>
        <draw:path draw:style-name="gr1" draw:text-style-name="P1" draw:layer="layout" svg:width="0.199cm" svg:height="0.2cm" svg:x="20.549cm" svg:y="1.644cm" svg:viewBox="0 0 200 201" svg:d="M0 100c0-55 44-100 100-100 55 0 100 45 100 100s-45 101-100 101c-56 0-100-46-100-101z">
          <text:p/>
        </draw:path>
        <draw:path draw:style-name="gr1" draw:text-style-name="P1" draw:layer="layout" svg:width="0.199cm" svg:height="0.2cm" svg:x="21.999cm" svg:y="0.882cm" svg:viewBox="0 0 200 201" svg:d="M0 100c0-55 44-100 99-100 57 0 101 45 101 100 0 56-44 101-101 101-55 0-99-45-99-101z">
          <text:p/>
        </draw:path>
        <draw:path draw:style-name="gr1" draw:text-style-name="P1" draw:layer="layout" svg:width="0.199cm" svg:height="0.2cm" svg:x="21.999cm" svg:y="1.644cm" svg:viewBox="0 0 200 201" svg:d="M0 100c0-55 44-100 99-100 57 0 101 45 101 100s-44 101-101 101c-55 0-99-46-99-101z">
          <text:p/>
        </draw:path>
        <draw:path draw:style-name="gr1" draw:text-style-name="P1" draw:layer="layout" svg:width="0.199cm" svg:height="0.2cm" svg:x="21.499cm" svg:y="0.882cm" svg:viewBox="0 0 200 201" svg:d="M0 100c0-55 45-100 100-100 56 0 100 45 100 100 0 56-44 101-100 101-55 0-100-45-100-101z">
          <text:p/>
        </draw:path>
        <draw:path draw:style-name="gr1" draw:text-style-name="P1" draw:layer="layout" svg:width="0.199cm" svg:height="0.2cm" svg:x="21.499cm" svg:y="1.644cm" svg:viewBox="0 0 200 201" svg:d="M0 100c0-55 45-100 100-100 56 0 100 45 100 100s-44 101-100 101c-55 0-100-46-100-101z">
          <text:p/>
        </draw:path>
        <draw:path draw:style-name="gr1" draw:text-style-name="P1" draw:layer="layout" svg:width="0.199cm" svg:height="0.2cm" svg:x="22.999cm" svg:y="0.882cm" svg:viewBox="0 0 200 201" svg:d="M0 100c0-55 44-100 100-100s100 45 100 100c0 56-44 101-100 101s-100-45-100-101z">
          <text:p/>
        </draw:path>
        <draw:path draw:style-name="gr1" draw:text-style-name="P1" draw:layer="layout" svg:width="0.199cm" svg:height="0.2cm" svg:x="22.999cm" svg:y="1.644cm" svg:viewBox="0 0 200 201" svg:d="M0 100c0-55 44-100 100-100s100 45 100 100-44 101-100 101-100-46-100-101z">
          <text:p/>
        </draw:path>
        <draw:path draw:style-name="gr1" draw:text-style-name="P1" draw:layer="layout" svg:width="0.199cm" svg:height="0.2cm" svg:x="22.499cm" svg:y="0.882cm" svg:viewBox="0 0 200 201" svg:d="M0 100c0-55 45-100 100-100 56 0 100 45 100 100 0 56-44 101-100 101-55 0-100-45-100-101z">
          <text:p/>
        </draw:path>
        <draw:path draw:style-name="gr1" draw:text-style-name="P1" draw:layer="layout" svg:width="0.199cm" svg:height="0.2cm" svg:x="22.499cm" svg:y="1.644cm" svg:viewBox="0 0 200 201" svg:d="M0 100c0-55 45-100 100-100 56 0 100 45 100 100s-44 101-100 101c-55 0-100-46-100-101z">
          <text:p/>
        </draw:path>
        <draw:path draw:style-name="gr1" draw:text-style-name="P1" draw:layer="layout" svg:width="0.199cm" svg:height="0.2cm" svg:x="23.999cm" svg:y="0.882cm" svg:viewBox="0 0 200 201" svg:d="M0 100c0-55 44-100 101-100 55 0 99 45 99 100 0 56-44 101-99 101-57 0-101-45-101-101z">
          <text:p/>
        </draw:path>
        <draw:path draw:style-name="gr1" draw:text-style-name="P1" draw:layer="layout" svg:width="0.199cm" svg:height="0.2cm" svg:x="23.999cm" svg:y="1.644cm" svg:viewBox="0 0 200 201" svg:d="M0 100c0-55 44-100 101-100 55 0 99 45 99 100s-44 101-99 101c-57 0-101-46-101-101z">
          <text:p/>
        </draw:path>
        <draw:path draw:style-name="gr1" draw:text-style-name="P1" draw:layer="layout" svg:width="0.199cm" svg:height="0.2cm" svg:x="23.499cm" svg:y="0.882cm" svg:viewBox="0 0 200 201" svg:d="M0 100c0-55 45-100 101-100 55 0 99 45 99 100 0 56-44 101-99 101-56 0-101-45-101-101z">
          <text:p/>
        </draw:path>
        <draw:path draw:style-name="gr1" draw:text-style-name="P1" draw:layer="layout" svg:width="0.199cm" svg:height="0.2cm" svg:x="23.499cm" svg:y="1.644cm" svg:viewBox="0 0 200 201" svg:d="M0 100c0-55 45-100 101-100 55 0 99 45 99 100s-44 101-99 101c-56 0-101-46-101-101z">
          <text:p/>
        </draw:path>
        <draw:path draw:style-name="gr1" draw:text-style-name="P1" draw:layer="layout" svg:width="0.199cm" svg:height="0.2cm" svg:x="24.999cm" svg:y="0.882cm" svg:viewBox="0 0 200 201" svg:d="M0 100c0-55 44-100 101-100 55 0 99 45 99 100 0 56-44 101-99 101-57 0-101-45-101-101z">
          <text:p/>
        </draw:path>
        <draw:path draw:style-name="gr1" draw:text-style-name="P1" draw:layer="layout" svg:width="0.199cm" svg:height="0.2cm" svg:x="24.999cm" svg:y="1.644cm" svg:viewBox="0 0 200 201" svg:d="M0 100c0-55 44-100 101-100 55 0 99 45 99 100s-44 101-99 101c-57 0-101-46-101-101z">
          <text:p/>
        </draw:path>
        <draw:path draw:style-name="gr1" draw:text-style-name="P1" draw:layer="layout" svg:width="0.199cm" svg:height="0.2cm" svg:x="24.499cm" svg:y="0.882cm" svg:viewBox="0 0 200 201" svg:d="M0 100c0-55 44-100 100-100 55 0 100 45 100 100 0 56-45 101-100 101-56 0-100-45-100-101z">
          <text:p/>
        </draw:path>
        <draw:path draw:style-name="gr1" draw:text-style-name="P1" draw:layer="layout" svg:width="0.199cm" svg:height="0.2cm" svg:x="24.499cm" svg:y="1.644cm" svg:viewBox="0 0 200 201" svg:d="M0 100c0-55 44-100 100-100 55 0 100 45 100 100s-45 101-100 101c-56 0-100-46-100-101z">
          <text:p/>
        </draw:path>
        <draw:polygon draw:style-name="gr1" draw:text-style-name="P1" draw:layer="layout" svg:width="0.161cm" svg:height="0.12cm" svg:x="15.718cm" svg:y="3.122cm" svg:viewBox="0 0 162 121" draw:points="0,121 0,0 162,0 162,121">
          <text:p/>
        </draw:polygon>
        <draw:line draw:style-name="gr3" draw:text-style-name="P2" draw:layer="layout" svg:x1="16.179cm" svg:y1="3.382cm" svg:x2="16.218cm" svg:y2="3.382cm">
          <text:p/>
        </draw:line>
        <draw:line draw:style-name="gr3" draw:text-style-name="P2" draw:layer="layout" svg:x1="15.779cm" svg:y1="3.386cm" svg:x2="15.818cm" svg:y2="3.386cm">
          <text:p/>
        </draw:line>
        <draw:line draw:style-name="gr3" draw:text-style-name="P2" draw:layer="layout" svg:x1="16.179cm" svg:y1="3.182cm" svg:x2="16.218cm" svg:y2="3.182cm">
          <text:p/>
        </draw:line>
        <draw:polygon draw:style-name="gr1" draw:text-style-name="P1" draw:layer="layout" svg:width="0.162cm" svg:height="0.12cm" svg:x="17.218cm" svg:y="3.122cm" svg:viewBox="0 0 163 121" draw:points="0,121 0,0 163,0 163,121">
          <text:p/>
        </draw:polygon>
        <draw:line draw:style-name="gr3" draw:text-style-name="P2" draw:layer="layout" svg:x1="17.679cm" svg:y1="3.382cm" svg:x2="17.719cm" svg:y2="3.382cm">
          <text:p/>
        </draw:line>
        <draw:line draw:style-name="gr3" draw:text-style-name="P2" draw:layer="layout" svg:x1="17.279cm" svg:y1="3.386cm" svg:x2="17.318cm" svg:y2="3.386cm">
          <text:p/>
        </draw:line>
        <draw:line draw:style-name="gr3" draw:text-style-name="P2" draw:layer="layout" svg:x1="17.679cm" svg:y1="3.182cm" svg:x2="17.719cm" svg:y2="3.182cm">
          <text:p/>
        </draw:line>
        <draw:polygon draw:style-name="gr1" draw:text-style-name="P1" draw:layer="layout" svg:width="0.16cm" svg:height="0.12cm" svg:x="18.719cm" svg:y="3.122cm" svg:viewBox="0 0 161 121" draw:points="0,121 0,0 161,0 161,121">
          <text:p/>
        </draw:polygon>
        <draw:line draw:style-name="gr3" draw:text-style-name="P2" draw:layer="layout" svg:x1="19.179cm" svg:y1="3.382cm" svg:x2="19.219cm" svg:y2="3.382cm">
          <text:p/>
        </draw:line>
        <draw:line draw:style-name="gr3" draw:text-style-name="P2" draw:layer="layout" svg:x1="18.779cm" svg:y1="3.386cm" svg:x2="18.819cm" svg:y2="3.386cm">
          <text:p/>
        </draw:line>
        <draw:line draw:style-name="gr3" draw:text-style-name="P2" draw:layer="layout" svg:x1="19.179cm" svg:y1="3.182cm" svg:x2="19.219cm" svg:y2="3.182cm">
          <text:p/>
        </draw:line>
        <draw:polygon draw:style-name="gr1" draw:text-style-name="P1" draw:layer="layout" svg:width="0.16cm" svg:height="0.12cm" svg:x="20.219cm" svg:y="3.122cm" svg:viewBox="0 0 161 121" draw:points="0,121 0,0 161,0 161,121">
          <text:p/>
        </draw:polygon>
        <draw:line draw:style-name="gr3" draw:text-style-name="P2" draw:layer="layout" svg:x1="20.679cm" svg:y1="3.382cm" svg:x2="20.719cm" svg:y2="3.382cm">
          <text:p/>
        </draw:line>
        <draw:line draw:style-name="gr3" draw:text-style-name="P2" draw:layer="layout" svg:x1="20.279cm" svg:y1="3.386cm" svg:x2="20.319cm" svg:y2="3.386cm">
          <text:p/>
        </draw:line>
        <draw:line draw:style-name="gr3" draw:text-style-name="P2" draw:layer="layout" svg:x1="20.679cm" svg:y1="3.182cm" svg:x2="20.719cm" svg:y2="3.182cm">
          <text:p/>
        </draw:line>
        <draw:polygon draw:style-name="gr1" draw:text-style-name="P1" draw:layer="layout" svg:width="0.159cm" svg:height="0.12cm" svg:x="21.719cm" svg:y="3.122cm" svg:viewBox="0 0 160 121" draw:points="0,121 0,0 160,0 160,121">
          <text:p/>
        </draw:polygon>
        <draw:line draw:style-name="gr3" draw:text-style-name="P2" draw:layer="layout" svg:x1="22.178cm" svg:y1="3.382cm" svg:x2="22.219cm" svg:y2="3.382cm">
          <text:p/>
        </draw:line>
        <draw:line draw:style-name="gr3" draw:text-style-name="P2" draw:layer="layout" svg:x1="21.778cm" svg:y1="3.386cm" svg:x2="21.819cm" svg:y2="3.386cm">
          <text:p/>
        </draw:line>
        <draw:line draw:style-name="gr3" draw:text-style-name="P2" draw:layer="layout" svg:x1="22.178cm" svg:y1="3.182cm" svg:x2="22.219cm" svg:y2="3.182cm">
          <text:p/>
        </draw:line>
        <draw:polygon draw:style-name="gr1" draw:text-style-name="P1" draw:layer="layout" svg:width="0.159cm" svg:height="0.12cm" svg:x="23.219cm" svg:y="3.122cm" svg:viewBox="0 0 160 121" draw:points="0,121 0,0 160,0 160,121">
          <text:p/>
        </draw:polygon>
        <draw:line draw:style-name="gr3" draw:text-style-name="P2" draw:layer="layout" svg:x1="23.678cm" svg:y1="3.382cm" svg:x2="23.719cm" svg:y2="3.382cm">
          <text:p/>
        </draw:line>
        <draw:line draw:style-name="gr3" draw:text-style-name="P2" draw:layer="layout" svg:x1="23.278cm" svg:y1="3.386cm" svg:x2="23.319cm" svg:y2="3.386cm">
          <text:p/>
        </draw:line>
        <draw:line draw:style-name="gr3" draw:text-style-name="P2" draw:layer="layout" svg:x1="23.678cm" svg:y1="3.182cm" svg:x2="23.719cm" svg:y2="3.182cm">
          <text:p/>
        </draw:line>
        <draw:polygon draw:style-name="gr1" draw:text-style-name="P1" draw:layer="layout" svg:width="0.16cm" svg:height="0.12cm" svg:x="24.718cm" svg:y="3.122cm" svg:viewBox="0 0 161 121" draw:points="0,121 0,0 161,0 161,121">
          <text:p/>
        </draw:polygon>
        <draw:line draw:style-name="gr3" draw:text-style-name="P2" draw:layer="layout" svg:x1="25.178cm" svg:y1="3.382cm" svg:x2="25.218cm" svg:y2="3.382cm">
          <text:p/>
        </draw:line>
        <draw:line draw:style-name="gr3" draw:text-style-name="P2" draw:layer="layout" svg:x1="24.778cm" svg:y1="3.386cm" svg:x2="24.818cm" svg:y2="3.386cm">
          <text:p/>
        </draw:line>
        <draw:line draw:style-name="gr3" draw:text-style-name="P2" draw:layer="layout" svg:x1="25.178cm" svg:y1="3.182cm" svg:x2="25.218cm" svg:y2="3.182cm">
          <text:p/>
        </draw:line>
        <draw:polygon draw:style-name="gr1" draw:text-style-name="P1" draw:layer="layout" svg:width="0.16cm" svg:height="0.12cm" svg:x="26.218cm" svg:y="3.122cm" svg:viewBox="0 0 161 121" draw:points="0,121 0,0 161,0 161,121">
          <text:p/>
        </draw:polygon>
        <draw:line draw:style-name="gr3" draw:text-style-name="P2" draw:layer="layout" svg:x1="26.678cm" svg:y1="3.382cm" svg:x2="26.718cm" svg:y2="3.382cm">
          <text:p/>
        </draw:line>
        <draw:line draw:style-name="gr3" draw:text-style-name="P2" draw:layer="layout" svg:x1="26.278cm" svg:y1="3.386cm" svg:x2="26.318cm" svg:y2="3.386cm">
          <text:p/>
        </draw:line>
        <draw:line draw:style-name="gr3" draw:text-style-name="P2" draw:layer="layout" svg:x1="26.678cm" svg:y1="3.182cm" svg:x2="26.718cm" svg:y2="3.182cm">
          <text:p/>
        </draw:line>
        <draw:line draw:style-name="gr4" draw:text-style-name="P2" draw:layer="layout" svg:x1="21.598cm" svg:y1="0.982cm" svg:x2="22.098cm" svg:y2="0.982cm">
          <text:p/>
        </draw:line>
        <draw:line draw:style-name="gr4" draw:text-style-name="P2" draw:layer="layout" svg:x1="20.098cm" svg:y1="0.982cm" svg:x2="20.649cm" svg:y2="0.982cm">
          <text:p/>
        </draw:line>
        <draw:line draw:style-name="gr4" draw:text-style-name="P2" draw:layer="layout" svg:x1="20.098cm" svg:y1="0.982cm" svg:x2="20.498cm" svg:y2="0.982cm">
          <text:p/>
        </draw:line>
        <draw:line draw:style-name="gr4" draw:text-style-name="P2" draw:layer="layout" svg:x1="20.149cm" svg:y1="4.332cm" svg:x2="15.899cm" svg:y2="4.332cm">
          <text:p/>
        </draw:line>
        <draw:line draw:style-name="gr4" draw:text-style-name="P2" draw:layer="layout" svg:x1="15.948cm" svg:y1="0.982cm" svg:x2="18.098cm" svg:y2="0.982cm">
          <text:p/>
        </draw:line>
        <draw:line draw:style-name="gr4" draw:text-style-name="P2" draw:layer="layout" svg:x1="15.499cm" svg:y1="1.433cm" svg:x2="15.949cm" svg:y2="0.982cm">
          <text:p/>
        </draw:line>
        <draw:line draw:style-name="gr4" draw:text-style-name="P2" draw:layer="layout" svg:x1="15.499cm" svg:y1="3.932cm" svg:x2="15.499cm" svg:y2="1.432cm">
          <text:p/>
        </draw:line>
        <draw:line draw:style-name="gr4" draw:text-style-name="P2" draw:layer="layout" svg:x1="15.9cm" svg:y1="4.333cm" svg:x2="15.499cm" svg:y2="3.932cm">
          <text:p/>
        </draw:line>
        <draw:line draw:style-name="gr4" draw:text-style-name="P2" draw:layer="layout" svg:x1="18.098cm" svg:y1="0.982cm" svg:x2="18.598cm" svg:y2="0.982cm">
          <text:p/>
        </draw:line>
        <draw:line draw:style-name="gr4" draw:text-style-name="P2" draw:layer="layout" svg:x1="18.598cm" svg:y1="0.982cm" svg:x2="19.098cm" svg:y2="0.982cm">
          <text:p/>
        </draw:line>
        <draw:line draw:style-name="gr4" draw:text-style-name="P2" draw:layer="layout" svg:x1="19.098cm" svg:y1="0.982cm" svg:x2="19.598cm" svg:y2="0.982cm">
          <text:p/>
        </draw:line>
        <draw:line draw:style-name="gr4" draw:text-style-name="P2" draw:layer="layout" svg:x1="19.598cm" svg:y1="0.982cm" svg:x2="20.498cm" svg:y2="0.982cm">
          <text:p/>
        </draw:line>
        <draw:line draw:style-name="gr4" draw:text-style-name="P2" draw:layer="layout" svg:x1="20.498cm" svg:y1="0.982cm" svg:x2="21.098cm" svg:y2="0.982cm">
          <text:p/>
        </draw:line>
        <draw:line draw:style-name="gr4" draw:text-style-name="P2" draw:layer="layout" svg:x1="21.098cm" svg:y1="0.982cm" svg:x2="21.598cm" svg:y2="0.982cm">
          <text:p/>
        </draw:line>
        <draw:line draw:style-name="gr4" draw:text-style-name="P2" draw:layer="layout" svg:x1="21.598cm" svg:y1="0.982cm" svg:x2="22.598cm" svg:y2="0.982cm">
          <text:p/>
        </draw:line>
        <draw:line draw:style-name="gr4" draw:text-style-name="P2" draw:layer="layout" svg:x1="22.598cm" svg:y1="0.982cm" svg:x2="23.099cm" svg:y2="0.982cm">
          <text:p/>
        </draw:line>
        <draw:line draw:style-name="gr4" draw:text-style-name="P2" draw:layer="layout" svg:x1="23.099cm" svg:y1="0.982cm" svg:x2="23.599cm" svg:y2="0.982cm">
          <text:p/>
        </draw:line>
        <draw:line draw:style-name="gr4" draw:text-style-name="P2" draw:layer="layout" svg:x1="23.599cm" svg:y1="0.982cm" svg:x2="24.099cm" svg:y2="0.982cm">
          <text:p/>
        </draw:line>
        <draw:line draw:style-name="gr4" draw:text-style-name="P2" draw:layer="layout" svg:x1="24.099cm" svg:y1="0.982cm" svg:x2="24.599cm" svg:y2="0.982cm">
          <text:p/>
        </draw:line>
        <draw:line draw:style-name="gr4" draw:text-style-name="P2" draw:layer="layout" svg:x1="24.599cm" svg:y1="0.982cm" svg:x2="25.099cm" svg:y2="0.982cm">
          <text:p/>
        </draw:line>
        <draw:line draw:style-name="gr5" draw:text-style-name="P2" draw:layer="layout" svg:x1="16.199cm" svg:y1="3.182cm" svg:x2="16.199cm" svg:y2="2.447cm">
          <text:p/>
        </draw:line>
        <draw:line draw:style-name="gr5" draw:text-style-name="P2" draw:layer="layout" svg:x1="18.109cm" svg:y1="2.007cm" svg:x2="18.109cm" svg:y2="1.754cm">
          <text:p/>
        </draw:line>
        <draw:line draw:style-name="gr5" draw:text-style-name="P2" draw:layer="layout" svg:x1="17.986cm" svg:y1="2.131cm" svg:x2="18.11cm" svg:y2="2.007cm">
          <text:p/>
        </draw:line>
        <draw:line draw:style-name="gr5" draw:text-style-name="P2" draw:layer="layout" svg:x1="16.516cm" svg:y1="2.13cm" svg:x2="17.986cm" svg:y2="2.13cm">
          <text:p/>
        </draw:line>
        <draw:line draw:style-name="gr5" draw:text-style-name="P2" draw:layer="layout" svg:x1="16.199cm" svg:y1="2.448cm" svg:x2="16.517cm" svg:y2="2.13cm">
          <text:p/>
        </draw:line>
        <draw:line draw:style-name="gr5" draw:text-style-name="P2" draw:layer="layout" svg:x1="18.11cm" svg:y1="1.755cm" svg:x2="18.098cm" svg:y2="1.744cm">
          <text:p/>
        </draw:line>
        <draw:line draw:style-name="gr5" draw:text-style-name="P2" draw:layer="layout" svg:x1="20.658cm" svg:y1="4.333cm" svg:x2="20.649cm" svg:y2="4.232cm">
          <text:p/>
        </draw:line>
        <draw:line draw:style-name="gr5" draw:text-style-name="P2" draw:layer="layout" svg:x1="20.65cm" svg:y1="4.233cm" svg:x2="20.549cm" svg:y2="4.082cm">
          <text:p/>
        </draw:line>
        <draw:line draw:style-name="gr5" draw:text-style-name="P2" draw:layer="layout" svg:x1="20.549cm" svg:y1="4.082cm" svg:x2="17.149cm" svg:y2="4.082cm">
          <text:p/>
        </draw:line>
        <draw:line draw:style-name="gr5" draw:text-style-name="P2" draw:layer="layout" svg:x1="17.15cm" svg:y1="4.083cm" svg:x2="16.849cm" svg:y2="3.802cm">
          <text:p/>
        </draw:line>
        <draw:line draw:style-name="gr5" draw:text-style-name="P2" draw:layer="layout" svg:x1="16.849cm" svg:y1="3.802cm" svg:x2="16.849cm" svg:y2="3.262cm">
          <text:p/>
        </draw:line>
        <draw:line draw:style-name="gr5" draw:text-style-name="P2" draw:layer="layout" svg:x1="16.85cm" svg:y1="3.263cm" svg:x2="16.769cm" svg:y2="3.182cm">
          <text:p/>
        </draw:line>
        <draw:line draw:style-name="gr5" draw:text-style-name="P2" draw:layer="layout" svg:x1="16.77cm" svg:y1="3.183cm" svg:x2="16.218cm" svg:y2="3.172cm">
          <text:p/>
        </draw:line>
        <draw:line draw:style-name="gr5" draw:text-style-name="P2" draw:layer="layout" svg:x1="17.696cm" svg:y1="3.193cm" svg:x2="18.25cm" svg:y2="3.187cm">
          <text:p/>
        </draw:line>
        <draw:line draw:style-name="gr5" draw:text-style-name="P2" draw:layer="layout" svg:x1="19.189cm" svg:y1="1.938cm" svg:x2="19.189cm" svg:y2="1.752cm">
          <text:p/>
        </draw:line>
        <draw:line draw:style-name="gr5" draw:text-style-name="P2" draw:layer="layout" svg:x1="18.249cm" svg:y1="3.188cm" svg:x2="19.19cm" svg:y2="1.938cm">
          <text:p/>
        </draw:line>
        <draw:line draw:style-name="gr5" draw:text-style-name="P2" draw:layer="layout" svg:x1="20.911cm" svg:y1="4.332cm" svg:x2="20.911cm" svg:y2="4.104cm">
          <text:p/>
        </draw:line>
        <draw:line draw:style-name="gr5" draw:text-style-name="P2" draw:layer="layout" svg:x1="20.912cm" svg:y1="4.105cm" svg:x2="20.908cm" svg:y2="4.102cm">
          <text:p/>
        </draw:line>
        <draw:line draw:style-name="gr5" draw:text-style-name="P2" draw:layer="layout" svg:x1="20.908cm" svg:y1="4.102cm" svg:x2="20.908cm" svg:y2="4.032cm">
          <text:p/>
        </draw:line>
        <draw:line draw:style-name="gr5" draw:text-style-name="P2" draw:layer="layout" svg:x1="20.909cm" svg:y1="4.033cm" svg:x2="20.749cm" svg:y2="3.882cm">
          <text:p/>
        </draw:line>
        <draw:line draw:style-name="gr5" draw:text-style-name="P2" draw:layer="layout" svg:x1="20.749cm" svg:y1="3.882cm" svg:x2="18.649cm" svg:y2="3.882cm">
          <text:p/>
        </draw:line>
        <draw:line draw:style-name="gr5" draw:text-style-name="P2" draw:layer="layout" svg:x1="18.65cm" svg:y1="3.883cm" svg:x2="18.398cm" svg:y2="3.652cm">
          <text:p/>
        </draw:line>
        <draw:line draw:style-name="gr5" draw:text-style-name="P2" draw:layer="layout" svg:x1="18.398cm" svg:y1="3.652cm" svg:x2="18.398cm" svg:y2="3.312cm">
          <text:p/>
        </draw:line>
        <draw:line draw:style-name="gr5" draw:text-style-name="P2" draw:layer="layout" svg:x1="18.399cm" svg:y1="3.313cm" svg:x2="18.268cm" svg:y2="3.182cm">
          <text:p/>
        </draw:line>
        <draw:line draw:style-name="gr5" draw:text-style-name="P2" draw:layer="layout" svg:x1="18.269cm" svg:y1="3.182cm" svg:x2="17.696cm" svg:y2="3.193cm">
          <text:p/>
        </draw:line>
        <draw:line draw:style-name="gr5" draw:text-style-name="P2" draw:layer="layout" svg:x1="21.165cm" svg:y1="4.332cm" svg:x2="21.165cm" svg:y2="3.946cm">
          <text:p/>
        </draw:line>
        <draw:line draw:style-name="gr5" draw:text-style-name="P2" draw:layer="layout" svg:x1="21.166cm" svg:y1="3.947cm" svg:x2="20.92cm" svg:y2="3.702cm">
          <text:p/>
        </draw:line>
        <draw:line draw:style-name="gr5" draw:text-style-name="P2" draw:layer="layout" svg:x1="20.92cm" svg:y1="3.702cm" svg:x2="20.109cm" svg:y2="3.702cm">
          <text:p/>
        </draw:line>
        <draw:line draw:style-name="gr5" draw:text-style-name="P2" draw:layer="layout" svg:x1="20.11cm" svg:y1="3.703cm" svg:x2="19.898cm" svg:y2="3.492cm">
          <text:p/>
        </draw:line>
        <draw:line draw:style-name="gr5" draw:text-style-name="P2" draw:layer="layout" svg:x1="19.898cm" svg:y1="3.492cm" svg:x2="19.898cm" svg:y2="3.272cm">
          <text:p/>
        </draw:line>
        <draw:line draw:style-name="gr5" draw:text-style-name="P2" draw:layer="layout" svg:x1="19.899cm" svg:y1="3.273cm" svg:x2="19.798cm" svg:y2="3.172cm">
          <text:p/>
        </draw:line>
        <draw:line draw:style-name="gr5" draw:text-style-name="P2" draw:layer="layout" svg:x1="19.798cm" svg:y1="3.172cm" svg:x2="19.216cm" svg:y2="3.172cm">
          <text:p/>
        </draw:line>
        <draw:line draw:style-name="gr6" draw:text-style-name="P2" draw:layer="layout" svg:x1="19.217cm" svg:y1="3.172cm" svg:x2="19.206cm" svg:y2="3.183cm">
          <text:p/>
        </draw:line>
        <draw:line draw:style-name="gr5" draw:text-style-name="P2" draw:layer="layout" svg:x1="19.206cm" svg:y1="3.183cm" svg:x2="19.39cm" svg:y2="3.175cm">
          <text:p/>
        </draw:line>
        <draw:line draw:style-name="gr5" draw:text-style-name="P2" draw:layer="layout" svg:x1="19.389cm" svg:y1="3.176cm" svg:x2="20.19cm" svg:y2="2.142cm">
          <text:p/>
        </draw:line>
        <draw:line draw:style-name="gr5" draw:text-style-name="P2" draw:layer="layout" svg:x1="20.189cm" svg:y1="2.142cm" svg:x2="20.189cm" svg:y2="1.752cm">
          <text:p/>
        </draw:line>
        <draw:line draw:style-name="gr5" draw:text-style-name="P2" draw:layer="layout" svg:x1="20.708cm" svg:y1="3.191cm" svg:x2="21.061cm" svg:y2="2.47cm">
          <text:p/>
        </draw:line>
        <draw:line draw:style-name="gr5" draw:text-style-name="P2" draw:layer="layout" svg:x1="21.06cm" svg:y1="2.471cm" svg:x2="21.199cm" svg:y2="2.332cm">
          <text:p/>
        </draw:line>
        <draw:line draw:style-name="gr5" draw:text-style-name="P2" draw:layer="layout" svg:x1="21.198cm" svg:y1="2.332cm" svg:x2="21.198cm" svg:y2="1.762cm">
          <text:p/>
        </draw:line>
        <draw:line draw:style-name="gr6" draw:text-style-name="P2" draw:layer="layout" svg:x1="21.199cm" svg:y1="1.763cm" svg:x2="21.189cm" svg:y2="1.752cm">
          <text:p/>
        </draw:line>
        <draw:line draw:style-name="gr5" draw:text-style-name="P2" draw:layer="layout" svg:x1="21.419cm" svg:y1="4.332cm" svg:x2="21.419cm" svg:y2="3.302cm">
          <text:p/>
        </draw:line>
        <draw:line draw:style-name="gr5" draw:text-style-name="P2" draw:layer="layout" svg:x1="21.42cm" svg:y1="3.303cm" svg:x2="21.298cm" svg:y2="3.182cm">
          <text:p/>
        </draw:line>
        <draw:line draw:style-name="gr5" draw:text-style-name="P2" draw:layer="layout" svg:x1="21.299cm" svg:y1="3.182cm" svg:x2="20.708cm" svg:y2="3.191cm">
          <text:p/>
        </draw:line>
        <draw:line draw:style-name="gr5" draw:text-style-name="P2" draw:layer="layout" svg:x1="22.848cm" svg:y1="3.582cm" svg:x2="22.848cm" svg:y2="3.282cm">
          <text:p/>
        </draw:line>
        <draw:line draw:style-name="gr5" draw:text-style-name="P2" draw:layer="layout" svg:x1="22.849cm" svg:y1="3.283cm" svg:x2="22.749cm" svg:y2="3.182cm">
          <text:p/>
        </draw:line>
        <draw:line draw:style-name="gr5" draw:text-style-name="P2" draw:layer="layout" svg:x1="22.75cm" svg:y1="3.183cm" svg:x2="22.206cm" svg:y2="3.175cm">
          <text:p/>
        </draw:line>
        <draw:line draw:style-name="gr5" draw:text-style-name="P2" draw:layer="layout" svg:x1="21.673cm" svg:y1="4.332cm" svg:x2="21.673cm" svg:y2="3.858cm">
          <text:p/>
        </draw:line>
        <draw:line draw:style-name="gr5" draw:text-style-name="P2" draw:layer="layout" svg:x1="22.749cm" svg:y1="3.683cm" svg:x2="22.849cm" svg:y2="3.582cm">
          <text:p/>
        </draw:line>
        <draw:line draw:style-name="gr5" draw:text-style-name="P2" draw:layer="layout" svg:x1="21.849cm" svg:y1="3.682cm" svg:x2="22.749cm" svg:y2="3.682cm">
          <text:p/>
        </draw:line>
        <draw:line draw:style-name="gr5" draw:text-style-name="P2" draw:layer="layout" svg:x1="21.673cm" svg:y1="3.859cm" svg:x2="21.85cm" svg:y2="3.682cm">
          <text:p/>
        </draw:line>
        <draw:line draw:style-name="gr5" draw:text-style-name="P2" draw:layer="layout" svg:x1="22.207cm" svg:y1="3.176cm" svg:x2="22.189cm" svg:y2="2.502cm">
          <text:p/>
        </draw:line>
        <draw:line draw:style-name="gr5" draw:text-style-name="P2" draw:layer="layout" svg:x1="22.189cm" svg:y1="2.502cm" svg:x2="22.189cm" svg:y2="1.752cm">
          <text:p/>
        </draw:line>
        <draw:line draw:style-name="gr5" draw:text-style-name="P2" draw:layer="layout" svg:x1="21.928cm" svg:y1="4.333cm" svg:x2="21.924cm" svg:y2="4.007cm">
          <text:p/>
        </draw:line>
        <draw:line draw:style-name="gr5" draw:text-style-name="P2" draw:layer="layout" svg:x1="21.924cm" svg:y1="4.008cm" svg:x2="22.099cm" svg:y2="3.857cm">
          <text:p/>
        </draw:line>
        <draw:line draw:style-name="gr5" draw:text-style-name="P2" draw:layer="layout" svg:x1="22.098cm" svg:y1="3.857cm" svg:x2="24.199cm" svg:y2="3.857cm">
          <text:p/>
        </draw:line>
        <draw:line draw:style-name="gr5" draw:text-style-name="P2" draw:layer="layout" svg:x1="24.199cm" svg:y1="3.858cm" svg:x2="24.349cm" svg:y2="3.632cm">
          <text:p/>
        </draw:line>
        <draw:line draw:style-name="gr5" draw:text-style-name="P2" draw:layer="layout" svg:x1="24.348cm" svg:y1="3.632cm" svg:x2="24.348cm" svg:y2="3.232cm">
          <text:p/>
        </draw:line>
        <draw:line draw:style-name="gr5" draw:text-style-name="P2" draw:layer="layout" svg:x1="24.349cm" svg:y1="3.233cm" svg:x2="24.299cm" svg:y2="3.182cm">
          <text:p/>
        </draw:line>
        <draw:line draw:style-name="gr5" draw:text-style-name="P2" draw:layer="layout" svg:x1="24.3cm" svg:y1="3.183cm" svg:x2="23.686cm" svg:y2="3.175cm">
          <text:p/>
        </draw:line>
        <draw:line draw:style-name="gr5" draw:text-style-name="P2" draw:layer="layout" svg:x1="23.686cm" svg:y1="3.175cm" svg:x2="23.987cm" svg:y2="3.178cm">
          <text:p/>
        </draw:line>
        <draw:line draw:style-name="gr5" draw:text-style-name="P2" draw:layer="layout" svg:x1="23.987cm" svg:y1="3.178cm" svg:x2="23.189cm" svg:y2="2.222cm">
          <text:p/>
        </draw:line>
        <draw:line draw:style-name="gr5" draw:text-style-name="P2" draw:layer="layout" svg:x1="23.189cm" svg:y1="2.222cm" svg:x2="23.189cm" svg:y2="1.752cm">
          <text:p/>
        </draw:line>
        <draw:line draw:style-name="gr6" draw:text-style-name="P2" draw:layer="layout" svg:x1="25.206cm" svg:y1="3.177cm" svg:x2="25.722cm" svg:y2="3.186cm">
          <text:p/>
        </draw:line>
        <draw:line draw:style-name="gr5" draw:text-style-name="P2" draw:layer="layout" svg:x1="25.722cm" svg:y1="3.186cm" svg:x2="24.189cm" svg:y2="1.752cm">
          <text:p/>
        </draw:line>
        <draw:line draw:style-name="gr5" draw:text-style-name="P2" draw:layer="layout" svg:x1="22.182cm" svg:y1="4.333cm" svg:x2="22.173cm" svg:y2="4.207cm">
          <text:p/>
        </draw:line>
        <draw:line draw:style-name="gr5" draw:text-style-name="P2" draw:layer="layout" svg:x1="22.173cm" svg:y1="4.208cm" svg:x2="22.325cm" svg:y2="4.082cm">
          <text:p/>
        </draw:line>
        <draw:line draw:style-name="gr5" draw:text-style-name="P2" draw:layer="layout" svg:x1="22.324cm" svg:y1="4.082cm" svg:x2="25.624cm" svg:y2="4.082cm">
          <text:p/>
        </draw:line>
        <draw:line draw:style-name="gr5" draw:text-style-name="P2" draw:layer="layout" svg:x1="25.624cm" svg:y1="4.083cm" svg:x2="25.849cm" svg:y2="3.907cm">
          <text:p/>
        </draw:line>
        <draw:line draw:style-name="gr5" draw:text-style-name="P2" draw:layer="layout" svg:x1="25.848cm" svg:y1="3.907cm" svg:x2="25.848cm" svg:y2="3.282cm">
          <text:p/>
        </draw:line>
        <draw:line draw:style-name="gr5" draw:text-style-name="P2" draw:layer="layout" svg:x1="25.849cm" svg:y1="3.283cm" svg:x2="25.748cm" svg:y2="3.182cm">
          <text:p/>
        </draw:line>
        <draw:line draw:style-name="gr5" draw:text-style-name="P2" draw:layer="layout" svg:x1="25.749cm" svg:y1="3.183cm" svg:x2="25.206cm" svg:y2="3.177cm">
          <text:p/>
        </draw:line>
        <draw:line draw:style-name="gr5" draw:text-style-name="P2" draw:layer="layout" svg:x1="26.711cm" svg:y1="3.185cm" svg:x2="26.711cm" svg:y2="2.502cm">
          <text:p/>
        </draw:line>
        <draw:line draw:style-name="gr5" draw:text-style-name="P2" draw:layer="layout" svg:x1="26.712cm" svg:y1="2.503cm" svg:x2="25.969cm" svg:y2="1.752cm">
          <text:p/>
        </draw:line>
        <draw:line draw:style-name="gr5" draw:text-style-name="P2" draw:layer="layout" svg:x1="25.969cm" svg:y1="1.752cm" svg:x2="25.189cm" svg:y2="1.752cm">
          <text:p/>
        </draw:line>
        <draw:line draw:style-name="gr5" draw:text-style-name="P2" draw:layer="layout" svg:x1="22.435cm" svg:y1="4.332cm" svg:x2="26.948cm" svg:y2="4.332cm">
          <text:p/>
        </draw:line>
        <draw:line draw:style-name="gr5" draw:text-style-name="P2" draw:layer="layout" svg:x1="27.3cm" svg:y1="3.182cm" svg:x2="26.711cm" svg:y2="3.187cm">
          <text:p/>
        </draw:line>
        <draw:line draw:style-name="gr5" draw:text-style-name="P2" draw:layer="layout" svg:x1="27.4cm" svg:y1="3.283cm" svg:x2="27.299cm" svg:y2="3.182cm">
          <text:p/>
        </draw:line>
        <draw:line draw:style-name="gr5" draw:text-style-name="P2" draw:layer="layout" svg:x1="27.399cm" svg:y1="3.882cm" svg:x2="27.399cm" svg:y2="3.282cm">
          <text:p/>
        </draw:line>
        <draw:line draw:style-name="gr5" draw:text-style-name="P2" draw:layer="layout" svg:x1="26.948cm" svg:y1="4.333cm" svg:x2="27.4cm" svg:y2="3.882cm">
          <text:p/>
        </draw:line>
        <draw:line draw:style-name="gr5" draw:text-style-name="P2" draw:layer="layout" svg:x1="15.799cm" svg:y1="3.182cm" svg:x2="15.799cm" svg:y2="2.232cm">
          <text:p/>
        </draw:line>
        <draw:line draw:style-name="gr5" draw:text-style-name="P2" draw:layer="layout" svg:x1="15.799cm" svg:y1="2.233cm" svg:x2="16.28cm" svg:y2="1.752cm">
          <text:p/>
        </draw:line>
        <draw:line draw:style-name="gr5" draw:text-style-name="P2" draw:layer="layout" svg:x1="16.279cm" svg:y1="1.752cm" svg:x2="17.688cm" svg:y2="1.752cm">
          <text:p/>
        </draw:line>
        <draw:line draw:style-name="gr5" draw:text-style-name="P2" draw:layer="layout" svg:x1="17.299cm" svg:y1="3.183cm" svg:x2="17.26cm" svg:y2="3.144cm">
          <text:p/>
        </draw:line>
        <draw:line draw:style-name="gr5" draw:text-style-name="P2" draw:layer="layout" svg:x1="17.26cm" svg:y1="3.144cm" svg:x2="17.26cm" svg:y2="2.85cm">
          <text:p/>
        </draw:line>
        <draw:line draw:style-name="gr5" draw:text-style-name="P2" draw:layer="layout" svg:x1="17.26cm" svg:y1="2.851cm" svg:x2="17.515cm" svg:y2="2.596cm">
          <text:p/>
        </draw:line>
        <draw:line draw:style-name="gr5" draw:text-style-name="P2" draw:layer="layout" svg:x1="17.514cm" svg:y1="2.596cm" svg:x2="18.022cm" svg:y2="2.596cm">
          <text:p/>
        </draw:line>
        <draw:line draw:style-name="gr5" draw:text-style-name="P2" draw:layer="layout" svg:x1="18.022cm" svg:y1="2.597cm" svg:x2="18.658cm" svg:y2="1.961cm">
          <text:p/>
        </draw:line>
        <draw:line draw:style-name="gr5" draw:text-style-name="P2" draw:layer="layout" svg:x1="18.657cm" svg:y1="1.961cm" svg:x2="18.657cm" svg:y2="1.783cm">
          <text:p/>
        </draw:line>
        <draw:line draw:style-name="gr5" draw:text-style-name="P2" draw:layer="layout" svg:x1="18.657cm" svg:y1="1.784cm" svg:x2="18.689cm" svg:y2="1.752cm">
          <text:p/>
        </draw:line>
        <draw:line draw:style-name="gr5" draw:text-style-name="P2" draw:layer="layout" svg:x1="18.798cm" svg:y1="3.182cm" svg:x2="18.798cm" svg:y2="2.909cm">
          <text:p/>
        </draw:line>
        <draw:line draw:style-name="gr5" draw:text-style-name="P2" draw:layer="layout" svg:x1="19.689cm" svg:y1="1.892cm" svg:x2="19.689cm" svg:y2="1.752cm">
          <text:p/>
        </draw:line>
        <draw:line draw:style-name="gr5" draw:text-style-name="P2" draw:layer="layout" svg:x1="18.798cm" svg:y1="2.91cm" svg:x2="19.69cm" svg:y2="1.892cm">
          <text:p/>
        </draw:line>
        <draw:line draw:style-name="gr5" draw:text-style-name="P2" draw:layer="layout" svg:x1="20.298cm" svg:y1="3.182cm" svg:x2="20.298cm" svg:y2="2.782cm">
          <text:p/>
        </draw:line>
        <draw:line draw:style-name="gr5" draw:text-style-name="P2" draw:layer="layout" svg:x1="20.298cm" svg:y1="2.783cm" svg:x2="20.65cm" svg:y2="2.432cm">
          <text:p/>
        </draw:line>
        <draw:line draw:style-name="gr5" draw:text-style-name="P2" draw:layer="layout" svg:x1="20.649cm" svg:y1="2.432cm" svg:x2="20.649cm" svg:y2="1.792cm">
          <text:p/>
        </draw:line>
        <draw:line draw:style-name="gr6" draw:text-style-name="P2" draw:layer="layout" svg:x1="20.649cm" svg:y1="1.793cm" svg:x2="20.69cm" svg:y2="1.752cm">
          <text:p/>
        </draw:line>
        <draw:line draw:style-name="gr5" draw:text-style-name="P2" draw:layer="layout" svg:x1="21.798cm" svg:y1="3.182cm" svg:x2="21.798cm" svg:y2="2.582cm">
          <text:p/>
        </draw:line>
        <draw:line draw:style-name="gr5" draw:text-style-name="P2" draw:layer="layout" svg:x1="21.799cm" svg:y1="2.583cm" svg:x2="21.698cm" svg:y2="2.482cm">
          <text:p/>
        </draw:line>
        <draw:line draw:style-name="gr5" draw:text-style-name="P2" draw:layer="layout" svg:x1="21.698cm" svg:y1="2.482cm" svg:x2="21.698cm" svg:y2="1.762cm">
          <text:p/>
        </draw:line>
        <draw:line draw:style-name="gr6" draw:text-style-name="P2" draw:layer="layout" svg:x1="21.699cm" svg:y1="1.763cm" svg:x2="21.689cm" svg:y2="1.752cm">
          <text:p/>
        </draw:line>
        <draw:line draw:style-name="gr5" draw:text-style-name="P2" draw:layer="layout" svg:x1="23.299cm" svg:y1="3.182cm" svg:x2="23.299cm" svg:y2="2.782cm">
          <text:p/>
        </draw:line>
        <draw:line draw:style-name="gr5" draw:text-style-name="P2" draw:layer="layout" svg:x1="23.3cm" svg:y1="2.783cm" svg:x2="22.689cm" svg:y2="2.172cm">
          <text:p/>
        </draw:line>
        <draw:line draw:style-name="gr5" draw:text-style-name="P2" draw:layer="layout" svg:x1="22.689cm" svg:y1="2.172cm" svg:x2="22.689cm" svg:y2="1.752cm">
          <text:p/>
        </draw:line>
        <draw:line draw:style-name="gr5" draw:text-style-name="P2" draw:layer="layout" svg:x1="24.799cm" svg:y1="3.182cm" svg:x2="24.799cm" svg:y2="2.862cm">
          <text:p/>
        </draw:line>
        <draw:line draw:style-name="gr5" draw:text-style-name="P2" draw:layer="layout" svg:x1="24.8cm" svg:y1="2.863cm" svg:x2="23.689cm" svg:y2="1.752cm">
          <text:p/>
        </draw:line>
        <draw:line draw:style-name="gr5" draw:text-style-name="P2" draw:layer="layout" svg:x1="26.299cm" svg:y1="3.182cm" svg:x2="26.118cm" svg:y2="3.182cm">
          <text:p/>
        </draw:line>
        <draw:line draw:style-name="gr5" draw:text-style-name="P2" draw:layer="layout" svg:x1="26.119cm" svg:y1="3.183cm" svg:x2="24.689cm" svg:y2="1.752cm">
          <text:p/>
        </draw:line>
        <draw:polygon draw:style-name="gr7" draw:text-style-name="P1" draw:layer="layout" svg:width="12.359cm" svg:height="4.358cm" svg:x="15.269cm" svg:y="0.753cm" svg:viewBox="0 0 12360 4359" draw:points="12360,4359 0,4359 0,679 66,679 66,3180 78,3243 114,3296 514,3696 546,3717 567,3731 630,3744 4880,3744 4942,3731 4952,3725 4959,3725 4983,3721 5005,3707 5019,3686 5023,3668 5048,3696 5099,3720 5121,3707 5121,3593 5119,3593 5119,3568 5121,3568 5121,3566 5146,3566 5146,3568 5148,3568 5148,3593 5146,3593 5146,3707 5168,3720 5219,3696 5257,3654 5260,3647 5283,3682 5330,3713 5385,3724 5390,3724 5445,3713 5492,3682 5515,3648 5537,3682 5584,3713 5639,3724 5644,3724 5699,3713 5746,3682 5769,3648 5791,3682 5838,3713 5893,3724 5898,3724 5953,3713 6000,3682 6023,3648 6045,3682 6092,3713 6147,3724 6152,3724 6207,3713 6254,3682 6277,3648 6299,3682 6346,3713 6401,3724 6406,3724 6461,3713 6508,3682 6531,3648 6553,3682 6600,3713 6655,3724 6660,3724 6715,3713 6762,3682 6785,3648 6807,3682 6854,3713 6909,3724 6914,3724 6970,3713 7017,3682 7040,3648 7062,3682 7109,3713 7164,3724 7169,3724 7224,3713 7253,3694 11680,3694 11724,3685 11761,3661 12211,3211 12218,3200 12235,3174 12244,3130 12244,2530 12243,2526 12235,2487 12211,2450 12111,2350 12110,2350 12092,2338 12074,2325 12073,2325 12052,2321 12031,2317 12030,2317 11556,2319 11556,1749 11552,1728 11548,1706 11536,1688 11524,1669 10781,919 10763,907 10744,895 10744,894 10722,890 10701,886 9956,886 9923,853 9863,828 9798,828 9738,853 9692,899 9667,959 9667,1024 9692,1084 9738,1130 9798,1155 9863,1155 9923,1130 9940,1113 10653,1113 11329,1796 11329,2337 11320,2343 11294,2383 11284,2430 11294,2478 11320,2518 11340,2531 11315,2552 11292,2594 11291,2599 11304,2618 11418,2618 11418,2616 11443,2616 11443,2618 11557,2618 11570,2599 11569,2594 11546,2552 11539,2546 11984,2544 12017,2577 12017,3083 11633,3467 7253,3467 7224,3448 7205,3444 10356,3444 10370,3441 10386,3440 10392,3437 10399,3435 10412,3427 10425,3420 10650,3245 10655,3240 10661,3236 10669,3223 10679,3211 10681,3205 10685,3199 10688,3184 10693,3169 10693,3162 10694,3155 10694,2666 10891,2666 10892,2670 10915,2713 10952,2744 10998,2758 11018,2742 11018,2647 11043,2647 11043,2742 11063,2758 11109,2744 11146,2713 11169,2670 11170,2666 11167,2662 11291,2662 11292,2666 11315,2709 11352,2740 11398,2754 11418,2738 11418,2643 11443,2643 11443,2738 11463,2754 11509,2740 11546,2709 11569,2666 11570,2662 11557,2643 11443,2643 11418,2643 11304,2643 11291,2662 11167,2662 11157,2647 11043,2647 11018,2647 10904,2647 10891,2666 10694,2666 10694,2530 10693,2526 10685,2487 10661,2450 10561,2350 10543,2338 10525,2326 10524,2326 10524,2325 10503,2321 10499,2320 9113,1024 9167,1024 9192,1084 9238,1130 9298,1155 9363,1155 9400,1139 10770,2511 10807,2535 10850,2544 10916,2544 10923,2549 10915,2556 10892,2598 10891,2603 10904,2622 11018,2622 11018,2620 11043,2620 11043,2622 11157,2622 11170,2603 11169,2598 11146,2556 11138,2548 11156,2537 11170,2516 11175,2490 11175,2370 11171,2347 11157,2325 11136,2311 11110,2306 10950,2306 10927,2310 10916,2317 10898,2317 9501,919 9466,896 9423,853 9363,828 9298,828 9238,853 9192,899 9167,959 9167,1024 9113,1024 8998,916 8968,898 8923,853 8863,828 8798,828 8738,853 8692,899 8667,959 8667,1024 8692,1084 8738,1130 8798,1155 8863,1155 8903,1138 10160,2314 9980,2312 9953,2307 9908,2307 9860,2316 9820,2343 9794,2383 9784,2430 9794,2478 9820,2518 9840,2531 9815,2552 9792,2594 9791,2599 9804,2618 9918,2618 9918,2616 9943,2616 9943,2618 10057,2618 10070,2599 10069,2594 10046,2552 10032,2540 10433,2543 10467,2577 10467,3100 10317,3217 8941,3217 8942,3217 8953,3217 8963,3212 8974,3210 8983,3204 8994,3200 9002,3192 9011,3186 9017,3176 9025,3168 9175,2943 9179,2933 9185,2924 9188,2913 9192,2902 9192,2891 9194,2880 9194,2666 9391,2666 9392,2670 9415,2713 9452,2744 9498,2758 9518,2742 9518,2647 9543,2647 9543,2742 9563,2758 9609,2744 9646,2713 9669,2670 9670,2666 9667,2662 9791,2662 9792,2666 9815,2709 9852,2740 9898,2754 9918,2738 9918,2643 9943,2643 9943,2738 9963,2754 10009,2740 10046,2709 10069,2666 10070,2662 10057,2643 9943,2643 9918,2643 9804,2643 9791,2662 9667,2662 9657,2647 9543,2647 9518,2647 9404,2647 9391,2666 9194,2666 9194,2480 9185,2437 9161,2400 9111,2350 9093,2338 9075,2326 9074,2325 9053,2321 9032,2317 8773,2314 8034,1428 8034,1024 8167,1024 8192,1084 8238,1130 8298,1155 8363,1155 8400,1139 9417,2156 9417,2316 9405,2324 9391,2345 9386,2370 9386,2490 9390,2514 9404,2535 9423,2549 9415,2556 9392,2598 9391,2603 9404,2622 9518,2622 9518,2620 9543,2620 9543,2622 9657,2622 9670,2603 9669,2598 9646,2556 9638,2548 9656,2537 9670,2516 9675,2490 9675,2370 9671,2347 9657,2325 9644,2316 9644,2109 9635,2066 9611,2029 8501,919 8466,896 8423,853 8363,828 8298,828 8238,853 8192,899 8167,959 8167,1024 8034,1024 8034,999 8025,956 8001,919 7966,896 7923,853 7863,828 7798,828 7738,853 7692,899 7667,959 7667,1024 7692,1084 7738,1130 7798,1155 7807,1155 7807,1469 7810,1486 7812,1503 7815,1508 7816,1513 7825,1527 7833,1542 8474,2310 8468,2310 8453,2307 8408,2307 8360,2316 8320,2343 8294,2383 8284,2430 8294,2478 8320,2518 8340,2531 8315,2552 8292,2594 8291,2599 8304,2618 8418,2618 8418,2616 8443,2616 8443,2618 8557,2618 8570,2599 8569,2594 8546,2552 8529,2538 8967,2543 8967,2846 8870,2992 7580,2992 7661,2911 7685,2874 7694,2830 7694,2666 7891,2666 7892,2670 7915,2713 7952,2744 7998,2758 8018,2742 8018,2647 8043,2647 8043,2742 8063,2758 8109,2744 8146,2713 8169,2670 8170,2666 8167,2662 8291,2662 8292,2666 8315,2709 8352,2740 8398,2754 8418,2738 8418,2643 8443,2643 8443,2738 8463,2754 8509,2740 8546,2709 8569,2666 8570,2662 8557,2643 8443,2643 8418,2643 8304,2643 8291,2662 8167,2662 8157,2647 8043,2647 8018,2647 7904,2647 7891,2666 7694,2666 7694,2530 7693,2526 7685,2487 7661,2450 7561,2350 7543,2338 7525,2326 7524,2325 7503,2321 7482,2317 7049,2311 7034,1748 7034,1024 7167,1024 7192,1084 7238,1130 7298,1155 7307,1155 7307,1419 7316,1463 7327,1479 7340,1500 7917,2076 7917,2316 7905,2324 7891,2345 7886,2370 7886,2490 7890,2514 7904,2535 7923,2549 7915,2556 7892,2598 7891,2603 7904,2622 8018,2622 8018,2620 8043,2620 8043,2622 8157,2622 8170,2603 8169,2598 8146,2556 8138,2548 8156,2537 8170,2516 8175,2490 8175,2370 8171,2347 8157,2325 8144,2316 8144,2029 8135,1986 8111,1949 7534,1372 7534,999 7525,956 7501,919 7466,896 7423,853 7363,828 7298,828 7238,853 7192,899 7167,959 7167,1024 7034,1024 7034,999 7025,956 7001,919 6965,896 6922,853 6862,828 6797,828 6737,853 6691,899 6666,959 6666,1024 6691,1084 6737,1130 6797,1155 6806,1155 6806,1749 6806,1751 6806,1752 6821,2342 6819,2343 6793,2383 6783,2430 6793,2478 6819,2518 6839,2531 6814,2552 6791,2594 6790,2599 6803,2618 6917,2618 6917,2616 6942,2616 6942,2618 7057,2618 7070,2599 7069,2594 7046,2552 7029,2538 7433,2543 7467,2577 7467,2783 7433,2817 6580,2817 6536,2825 6507,2845 6499,2850 6323,3026 6299,3063 6290,3106 6290,3493 6277,3513 6263,3493 6263,2666 6390,2666 6391,2670 6414,2713 6451,2744 6497,2758 6517,2742 6517,2647 6542,2647 6542,2742 6562,2758 6608,2744 6645,2713 6668,2670 6669,2666 6666,2662 6790,2662 6791,2666 6814,2709 6851,2740 6897,2754 6917,2738 6917,2643 6942,2643 6942,2738 6962,2754 7009,2740 7046,2709 7069,2666 7070,2662 7057,2643 6942,2643 6917,2643 6803,2643 6790,2662 6666,2662 6656,2647 6542,2647 6517,2647 6403,2647 6390,2666 6263,2666 6263,2550 6254,2507 6230,2470 6110,2350 6109,2350 6109,2349 6091,2337 6073,2325 6072,2325 6051,2321 6029,2317 6028,2317 5623,2322 5885,1784 6010,1660 6020,1644 6034,1623 6043,1579 6043,1024 6166,1024 6191,1084 6237,1130 6297,1155 6316,1155 6316,1729 6325,1773 6343,1800 6349,1810 6416,1876 6416,2316 6404,2324 6390,2345 6385,2370 6385,2490 6389,2514 6403,2535 6422,2549 6414,2556 6391,2598 6390,2603 6403,2622 6517,2622 6517,2620 6542,2620 6542,2622 6656,2622 6669,2603 6668,2598 6645,2556 6637,2548 6655,2537 6669,2516 6674,2490 6674,2370 6670,2347 6656,2325 6643,2316 6643,1829 6639,1808 6634,1786 6610,1749 6543,1682 6543,1009 6534,966 6510,929 6473,904 6470,904 6468,899 6422,853 6362,828 6297,828 6237,853 6191,899 6166,959 6166,1024 6043,1024 6043,1009 6034,966 6010,929 5973,904 5970,904 5968,899 5922,853 5862,828 5797,828 5737,853 5691,899 5666,959 5666,1024 5691,1084 5737,1130 5797,1155 5816,1155 5816,1532 5711,1637 5701,1653 5690,1667 5374,2313 5359,2316 5319,2343 5293,2383 5283,2430 5293,2478 5319,2518 5339,2531 5314,2552 5291,2594 5290,2599 5303,2618 5417,2618 5417,2616 5442,2616 5442,2618 5556,2618 5569,2599 5568,2594 5545,2552 5543,2550 5983,2544 6036,2597 6036,3493 6023,3513 6009,3493 6009,3194 6000,3151 5976,3114 5732,2870 5714,2858 5695,2845 5651,2837 4887,2837 4743,2693 4743,2666 4890,2666 4891,2670 4914,2713 4951,2744 4997,2758 5017,2742 5017,2647 5042,2647 5042,2742 5062,2758 5108,2744 5145,2713 5168,2670 5169,2666 5166,2662 5290,2662 5291,2666 5314,2709 5351,2740 5397,2754 5417,2738 5417,2643 5442,2643 5442,2738 5462,2754 5508,2740 5545,2709 5568,2666 5569,2662 5556,2643 5442,2643 5417,2643 5303,2643 5290,2662 5166,2662 5156,2647 5042,2647 5017,2647 4903,2647 4890,2666 4743,2666 4743,2520 4743,2519 4734,2477 4710,2440 4640,2370 4885,2370 4885,2490 4889,2514 4903,2535 4922,2549 4914,2556 4891,2598 4890,2603 4903,2622 5017,2622 5017,2620 5042,2620 5042,2622 5156,2622 5169,2603 5168,2598 5145,2556 5137,2548 5155,2537 5169,2516 5174,2490 5174,2370 5170,2347 5156,2325 5143,2316 5143,2076 5460,1760 5484,1723 5486,1716 5493,1679 5493,1109 5518,1084 5543,1024 5543,959 5518,899 5472,853 5412,828 5347,828 5287,853 5241,899 5216,959 5216,1024 5241,1084 5266,1109 5266,1632 4949,1949 4925,1986 4916,2029 4916,2316 4904,2324 4890,2345 4885,2370 4640,2370 4610,2340 4605,2337 4573,2315 4529,2307 4353,2307 5009,1459 5016,1445 5024,1433 5026,1426 5029,1419 5030,1404 5033,1389 5033,999 5024,956 5000,919 4965,896 4922,853 4862,828 4797,828 4737,853 4691,899 4666,959 4666,1024 4691,1084 4737,1130 4797,1155 4806,1155 4806,1350 4066,2307 3907,2307 3859,2316 3819,2343 3793,2383 3783,2430 3793,2478 3819,2518 3839,2531 3814,2552 3791,2594 3790,2599 3803,2618 3917,2618 3917,2616 3942,2616 3942,2618 4056,2618 4069,2599 4068,2594 4045,2552 4031,2540 4124,2536 4129,2535 4134,2535 4139,2534 4482,2534 4516,2567 4516,2740 4525,2784 4547,2817 4549,2821 4745,3017 3424,3017 3243,2851 3243,2666 3390,2666 3391,2670 3414,2713 3451,2744 3497,2758 3517,2742 3517,2647 3542,2647 3542,2742 3562,2758 3608,2744 3645,2713 3668,2670 3669,2666 3666,2662 3790,2662 3791,2666 3814,2709 3851,2740 3897,2754 3917,2738 3917,2643 3942,2643 3942,2738 3962,2754 4008,2740 4045,2709 4068,2666 4069,2662 4056,2643 3942,2643 3917,2643 3803,2643 3790,2662 3666,2662 3656,2647 3542,2647 3517,2647 3403,2647 3390,2666 3243,2666 3243,2560 3242,2554 3234,2517 3210,2480 3140,2411 3170,2370 3385,2370 3385,2490 3389,2514 3403,2535 3422,2549 3414,2556 3391,2598 3390,2603 3403,2622 3517,2622 3517,2620 3542,2620 3542,2622 3656,2622 3669,2603 3668,2598 3645,2556 3637,2548 3655,2537 3669,2516 3674,2490 3674,2370 3670,2347 3656,2325 3643,2316 3643,2199 4505,1214 4514,1198 4524,1183 4525,1179 4527,1176 4529,1157 4533,1139 4533,999 4524,956 4500,919 4465,896 4422,853 4362,828 4297,828 4237,853 4191,899 4166,959 4166,1024 4191,1084 4237,1130 4266,1142 3444,2082 3435,2098 3425,2113 3424,2117 3422,2120 3420,2138 3416,2156 3416,2316 3404,2324 3390,2345 3385,2370 3170,2370 4010,1254 4016,1241 4024,1229 4026,1221 4029,1214 4030,1199 4033,1185 4033,999 4024,956 4000,919 3965,896 3922,853 3862,828 3797,828 3737,853 3691,899 3666,959 3666,1024 3691,1084 3737,1130 3797,1155 3800,1155 2926,2318 2513,2325 2500,2316 2452,2307 2407,2307 2359,2316 2319,2343 2293,2383 2283,2430 2293,2478 2319,2518 2339,2531 2314,2552 2291,2594 2290,2599 2303,2618 2417,2618 2417,2616 2442,2616 2442,2618 2556,2618 2569,2599 2568,2594 2546,2553 2958,2549 3016,2607 3016,2900 3016,2903 3016,2905 3021,2924 3025,2944 3026,2946 3027,2948 3038,2964 3049,2981 3051,2982 3053,2984 3303,3214 3308,3217 1924,3217 1693,3001 1693,2666 1890,2666 1891,2670 1914,2713 1951,2744 1997,2758 2017,2742 2017,2647 2042,2647 2042,2742 2062,2758 2108,2744 2145,2713 2168,2670 2169,2666 2166,2662 2290,2662 2291,2666 2314,2709 2351,2740 2397,2754 2417,2738 2417,2643 2442,2643 2442,2738 2462,2754 2508,2740 2545,2709 2568,2666 2569,2662 2556,2643 2442,2643 2417,2643 2303,2643 2290,2662 2166,2662 2156,2647 2042,2647 2017,2647 1903,2647 1890,2666 1693,2666 1693,2510 1684,2467 1660,2430 1580,2350 1562,2338 1545,2326 1544,2326 1543,2325 1522,2321 1502,2317 1043,2309 1043,2097 1878,2097 1878,2392 1885,2426 1885,2490 1889,2514 1903,2535 1922,2549 1914,2556 1891,2598 1890,2603 1903,2622 2017,2622 2017,2620 2042,2620 2042,2622 2156,2622 2169,2603 2168,2598 2145,2556 2137,2548 2155,2537 2169,2516 2174,2490 2174,2370 2170,2347 2156,2325 2135,2311 2110,2306 2105,2306 2105,2144 2293,1957 2753,1957 2797,1948 2834,1924 3469,1289 3477,1277 3493,1252 3502,1208 3502,1076 3524,1043 3533,999 3524,956 3500,919 3465,896 3422,853 3362,828 3297,828 3237,853 3191,899 3166,959 3166,1024 3191,1084 3237,1130 3275,1146 3275,1161 2706,1730 2245,1730 2206,1738 2202,1738 2165,1763 1911,2017 1887,2054 1878,2097 1043,2097 1043,1741 1294,1490 2717,1490 2760,1482 2797,1457 2920,1335 2944,1298 2953,1254 2953,1099 2968,1084 2993,1024 2993,959 2968,899 2922,853 2862,828 2797,828 2737,853 2691,899 2666,959 2666,1024 2691,1084 2726,1119 2726,1207 2670,1263 1247,1263 1204,1272 1176,1290 1167,1297 849,1614 825,1651 816,1694 816,2348 793,2383 783,2430 793,2478 819,2518 839,2531 814,2552 791,2594 790,2599 803,2618 917,2618 917,2616 942,2616 942,2618 1056,2618 1069,2599 1068,2594 1045,2552 1025,2535 1452,2543 1466,2557 1466,3050 1466,3052 1466,3054 1471,3074 1475,3094 1476,3095 1476,3097 1488,3114 1499,3131 1501,3132 1502,3133 1802,3413 1808,3417 697,3417 393,3113 393,2675 414,2713 451,2744 497,2758 517,2742 517,2647 542,2647 542,2742 562,2758 608,2744 645,2713 668,2670 669,2666 666,2662 790,2662 791,2666 814,2709 851,2740 897,2754 917,2738 917,2643 942,2643 942,2738 962,2754 1008,2740 1045,2709 1068,2666 1069,2662 1056,2643 942,2643 917,2643 803,2643 790,2662 666,2662 656,2647 542,2647 517,2647 515,2647 515,2622 517,2622 517,2620 542,2620 542,2622 656,2622 669,2603 668,2598 645,2556 637,2548 655,2537 669,2516 674,2490 674,2370 670,2347 656,2325 643,2316 643,1526 1057,1113 2220,1113 2237,1130 2297,1155 2362,1155 2422,1130 2444,1108 2463,1104 2500,1080 2524,1043 2533,999 2524,956 2500,919 2465,896 2422,853 2362,828 2297,828 2237,853 2204,886 1010,886 966,894 933,916 929,919 449,1399 425,1436 416,1479 416,2316 404,2324 393,2341 393,747 747,393 9831,393 9863,393 9893,380 9923,368 9946,345 9969,322 9981,292 9982,292 9994,262 9994,230 9994,229 9994,197 9982,167 9981,167 9969,137 9946,114 9923,91 9893,78 9863,66 9831,66 679,66 617,78 564,114 114,564 78,617 66,679 0,679 0,0 12360,0">
          <text:p/>
        </draw:polygon>
        <draw:polygon draw:style-name="gr1" draw:text-style-name="P1" draw:layer="layout" svg:width="0.16cm" svg:height="0.16cm" svg:x="5.758cm" svg:y="19.365cm" svg:viewBox="0 0 161 161" draw:points="0,161 0,0 161,0 161,161">
          <text:p/>
        </draw:polygon>
        <draw:polyline draw:style-name="gr2" draw:text-style-name="P2" draw:layer="layout" svg:width="0cm" svg:height="0cm" svg:x="6.093cm" svg:y="19.445cm" svg:viewBox="0 0 0 0" draw:points="0,0">
          <text:p/>
        </draw:polyline>
        <draw:polyline draw:style-name="gr2" draw:text-style-name="P2" draw:layer="layout" svg:width="0cm" svg:height="0cm" svg:x="6.347cm" svg:y="19.445cm" svg:viewBox="0 0 0 0" draw:points="0,0">
          <text:p/>
        </draw:polyline>
        <draw:polyline draw:style-name="gr2" draw:text-style-name="P2" draw:layer="layout" svg:width="0cm" svg:height="0cm" svg:x="6.601cm" svg:y="19.445cm" svg:viewBox="0 0 0 0" draw:points="0,0">
          <text:p/>
        </draw:polyline>
        <draw:polyline draw:style-name="gr2" draw:text-style-name="P2" draw:layer="layout" svg:width="0cm" svg:height="0cm" svg:x="6.855cm" svg:y="19.445cm" svg:viewBox="0 0 0 0" draw:points="0,0">
          <text:p/>
        </draw:polyline>
        <draw:polyline draw:style-name="gr2" draw:text-style-name="P2" draw:layer="layout" svg:width="0cm" svg:height="0cm" svg:x="7.109cm" svg:y="19.445cm" svg:viewBox="0 0 0 0" draw:points="0,0">
          <text:p/>
        </draw:polyline>
        <draw:polyline draw:style-name="gr2" draw:text-style-name="P2" draw:layer="layout" svg:width="0cm" svg:height="0cm" svg:x="7.363cm" svg:y="19.445cm" svg:viewBox="0 0 0 0" draw:points="0,0">
          <text:p/>
        </draw:polyline>
        <draw:polyline draw:style-name="gr2" draw:text-style-name="P2" draw:layer="layout" svg:width="0cm" svg:height="0cm" svg:x="7.617cm" svg:y="19.445cm" svg:viewBox="0 0 0 0" draw:points="0,0">
          <text:p/>
        </draw:polyline>
        <draw:polyline draw:style-name="gr2" draw:text-style-name="P2" draw:layer="layout" svg:width="0cm" svg:height="0cm" svg:x="7.871cm" svg:y="19.445cm" svg:viewBox="0 0 0 0" draw:points="0,0">
          <text:p/>
        </draw:polyline>
        <draw:polyline draw:style-name="gr2" draw:text-style-name="P2" draw:layer="layout" svg:width="0cm" svg:height="0cm" svg:x="8.125cm" svg:y="19.445cm" svg:viewBox="0 0 0 0" draw:points="0,0">
          <text:p/>
        </draw:polyline>
        <draw:path draw:style-name="gr1" draw:text-style-name="P1" draw:layer="layout" svg:width="0.199cm" svg:height="0.2cm" svg:x="3.689cm" svg:y="15.995cm" svg:viewBox="0 0 200 201" svg:d="M0 100c0-55 44-100 99-100 57 0 101 45 101 100 0 56-44 101-101 101-55 0-99-45-99-101z">
          <text:p/>
        </draw:path>
        <draw:path draw:style-name="gr1" draw:text-style-name="P1" draw:layer="layout" svg:width="0.199cm" svg:height="0.2cm" svg:x="3.689cm" svg:y="16.757cm" svg:viewBox="0 0 200 201" svg:d="M0 100c0-55 44-100 99-100 57 0 101 45 101 100s-44 101-101 101c-55 0-99-46-99-101z">
          <text:p/>
        </draw:path>
        <draw:path draw:style-name="gr1" draw:text-style-name="P1" draw:layer="layout" svg:width="0.199cm" svg:height="0.2cm" svg:x="3.189cm" svg:y="15.995cm" svg:viewBox="0 0 200 201" svg:d="M0 100c0-55 45-100 100-100 56 0 100 45 100 100 0 56-44 101-100 101-55 0-100-45-100-101z">
          <text:p/>
        </draw:path>
        <draw:path draw:style-name="gr1" draw:text-style-name="P1" draw:layer="layout" svg:width="0.199cm" svg:height="0.2cm" svg:x="3.189cm" svg:y="16.757cm" svg:viewBox="0 0 200 201" svg:d="M0 100c0-55 45-100 100-100 56 0 100 45 100 100s-44 101-100 101c-55 0-100-46-100-101z">
          <text:p/>
        </draw:path>
        <draw:path draw:style-name="gr1" draw:text-style-name="P1" draw:layer="layout" svg:width="0.199cm" svg:height="0.2cm" svg:x="4.689cm" svg:y="15.995cm" svg:viewBox="0 0 200 201" svg:d="M0 100c0-55 44-100 99-100 57 0 101 45 101 100 0 56-44 101-101 101-55 0-99-45-99-101z">
          <text:p/>
        </draw:path>
        <draw:path draw:style-name="gr1" draw:text-style-name="P1" draw:layer="layout" svg:width="0.199cm" svg:height="0.2cm" svg:x="4.689cm" svg:y="16.757cm" svg:viewBox="0 0 200 201" svg:d="M0 100c0-55 44-100 99-100 57 0 101 45 101 100s-44 101-101 101c-55 0-99-46-99-101z">
          <text:p/>
        </draw:path>
        <draw:path draw:style-name="gr1" draw:text-style-name="P1" draw:layer="layout" svg:width="0.199cm" svg:height="0.2cm" svg:x="4.189cm" svg:y="15.995cm" svg:viewBox="0 0 200 201" svg:d="M0 100c0-55 45-100 100-100 56 0 100 45 100 100 0 56-44 101-100 101-55 0-100-45-100-101z">
          <text:p/>
        </draw:path>
        <draw:path draw:style-name="gr1" draw:text-style-name="P1" draw:layer="layout" svg:width="0.199cm" svg:height="0.2cm" svg:x="4.189cm" svg:y="16.757cm" svg:viewBox="0 0 200 201" svg:d="M0 100c0-55 45-100 100-100 56 0 100 45 100 100s-44 101-100 101c-55 0-100-46-100-101z">
          <text:p/>
        </draw:path>
        <draw:path draw:style-name="gr1" draw:text-style-name="P1" draw:layer="layout" svg:width="0.199cm" svg:height="0.2cm" svg:x="5.689cm" svg:y="15.995cm" svg:viewBox="0 0 200 201" svg:d="M0 100c0-55 44-100 99-100 57 0 101 45 101 100 0 56-44 101-101 101-55 0-99-45-99-101z">
          <text:p/>
        </draw:path>
        <draw:path draw:style-name="gr1" draw:text-style-name="P1" draw:layer="layout" svg:width="0.199cm" svg:height="0.2cm" svg:x="5.689cm" svg:y="16.757cm" svg:viewBox="0 0 200 201" svg:d="M0 100c0-55 44-100 99-100 57 0 101 45 101 100s-44 101-101 101c-55 0-99-46-99-101z">
          <text:p/>
        </draw:path>
        <draw:path draw:style-name="gr1" draw:text-style-name="P1" draw:layer="layout" svg:width="0.199cm" svg:height="0.2cm" svg:x="5.189cm" svg:y="15.995cm" svg:viewBox="0 0 200 201" svg:d="M0 100c0-55 45-100 100-100 56 0 100 45 100 100 0 56-44 101-100 101-55 0-100-45-100-101z">
          <text:p/>
        </draw:path>
        <draw:path draw:style-name="gr1" draw:text-style-name="P1" draw:layer="layout" svg:width="0.199cm" svg:height="0.2cm" svg:x="5.189cm" svg:y="16.757cm" svg:viewBox="0 0 200 201" svg:d="M0 100c0-55 45-100 100-100 56 0 100 45 100 100s-44 101-100 101c-55 0-100-46-100-101z">
          <text:p/>
        </draw:path>
        <draw:path draw:style-name="gr1" draw:text-style-name="P1" draw:layer="layout" svg:width="0.199cm" svg:height="0.2cm" svg:x="6.689cm" svg:y="15.995cm" svg:viewBox="0 0 200 201" svg:d="M0 100c0-55 44-100 99-100 57 0 101 45 101 100 0 56-44 101-101 101-55 0-99-45-99-101z">
          <text:p/>
        </draw:path>
        <draw:path draw:style-name="gr1" draw:text-style-name="P1" draw:layer="layout" svg:width="0.199cm" svg:height="0.2cm" svg:x="6.689cm" svg:y="16.757cm" svg:viewBox="0 0 200 201" svg:d="M0 100c0-55 44-100 99-100 57 0 101 45 101 100s-44 101-101 101c-55 0-99-46-99-101z">
          <text:p/>
        </draw:path>
        <draw:path draw:style-name="gr1" draw:text-style-name="P1" draw:layer="layout" svg:width="0.199cm" svg:height="0.2cm" svg:x="6.239cm" svg:y="15.995cm" svg:viewBox="0 0 200 201" svg:d="M0 100c0-55 44-100 100-100 55 0 100 45 100 100 0 56-45 101-100 101-56 0-100-45-100-101z">
          <text:p/>
        </draw:path>
        <draw:path draw:style-name="gr1" draw:text-style-name="P1" draw:layer="layout" svg:width="0.199cm" svg:height="0.2cm" svg:x="6.239cm" svg:y="16.757cm" svg:viewBox="0 0 200 201" svg:d="M0 100c0-55 44-100 100-100 55 0 100 45 100 100s-45 101-100 101c-56 0-100-46-100-101z">
          <text:p/>
        </draw:path>
        <draw:path draw:style-name="gr1" draw:text-style-name="P1" draw:layer="layout" svg:width="0.199cm" svg:height="0.2cm" svg:x="7.689cm" svg:y="15.995cm" svg:viewBox="0 0 200 201" svg:d="M0 100c0-55 44-100 99-100 57 0 101 45 101 100 0 56-44 101-101 101-55 0-99-45-99-101z">
          <text:p/>
        </draw:path>
        <draw:path draw:style-name="gr1" draw:text-style-name="P1" draw:layer="layout" svg:width="0.199cm" svg:height="0.2cm" svg:x="7.689cm" svg:y="16.757cm" svg:viewBox="0 0 200 201" svg:d="M0 100c0-55 44-100 99-100 57 0 101 45 101 100s-44 101-101 101c-55 0-99-46-99-101z">
          <text:p/>
        </draw:path>
        <draw:path draw:style-name="gr1" draw:text-style-name="P1" draw:layer="layout" svg:width="0.199cm" svg:height="0.2cm" svg:x="7.189cm" svg:y="15.995cm" svg:viewBox="0 0 200 201" svg:d="M0 100c0-55 45-100 100-100 56 0 100 45 100 100 0 56-44 101-100 101-55 0-100-45-100-101z">
          <text:p/>
        </draw:path>
        <draw:path draw:style-name="gr1" draw:text-style-name="P1" draw:layer="layout" svg:width="0.199cm" svg:height="0.2cm" svg:x="7.189cm" svg:y="16.757cm" svg:viewBox="0 0 200 201" svg:d="M0 100c0-55 45-100 100-100 56 0 100 45 100 100s-44 101-100 101c-55 0-100-46-100-101z">
          <text:p/>
        </draw:path>
        <draw:path draw:style-name="gr1" draw:text-style-name="P1" draw:layer="layout" svg:width="0.199cm" svg:height="0.2cm" svg:x="8.689cm" svg:y="15.995cm" svg:viewBox="0 0 200 201" svg:d="M0 100c0-55 44-100 100-100s100 45 100 100c0 56-44 101-100 101s-100-45-100-101z">
          <text:p/>
        </draw:path>
        <draw:path draw:style-name="gr1" draw:text-style-name="P1" draw:layer="layout" svg:width="0.199cm" svg:height="0.2cm" svg:x="8.689cm" svg:y="16.757cm" svg:viewBox="0 0 200 201" svg:d="M0 100c0-55 44-100 100-100s100 45 100 100-44 101-100 101-100-46-100-101z">
          <text:p/>
        </draw:path>
        <draw:path draw:style-name="gr1" draw:text-style-name="P1" draw:layer="layout" svg:width="0.199cm" svg:height="0.2cm" svg:x="8.189cm" svg:y="15.995cm" svg:viewBox="0 0 200 201" svg:d="M0 100c0-55 45-100 100-100 56 0 100 45 100 100 0 56-44 101-100 101-55 0-100-45-100-101z">
          <text:p/>
        </draw:path>
        <draw:path draw:style-name="gr1" draw:text-style-name="P1" draw:layer="layout" svg:width="0.199cm" svg:height="0.2cm" svg:x="8.189cm" svg:y="16.757cm" svg:viewBox="0 0 200 201" svg:d="M0 100c0-55 45-100 100-100 56 0 100 45 100 100s-44 101-100 101c-55 0-100-46-100-101z">
          <text:p/>
        </draw:path>
        <draw:path draw:style-name="gr1" draw:text-style-name="P1" draw:layer="layout" svg:width="0.199cm" svg:height="0.2cm" svg:x="9.689cm" svg:y="15.995cm" svg:viewBox="0 0 200 201" svg:d="M0 100c0-55 44-100 101-100 55 0 99 45 99 100 0 56-44 101-99 101-57 0-101-45-101-101z">
          <text:p/>
        </draw:path>
        <draw:path draw:style-name="gr1" draw:text-style-name="P1" draw:layer="layout" svg:width="0.199cm" svg:height="0.2cm" svg:x="9.689cm" svg:y="16.757cm" svg:viewBox="0 0 200 201" svg:d="M0 100c0-55 44-100 101-100 55 0 99 45 99 100s-44 101-99 101c-57 0-101-46-101-101z">
          <text:p/>
        </draw:path>
        <draw:path draw:style-name="gr1" draw:text-style-name="P1" draw:layer="layout" svg:width="0.199cm" svg:height="0.2cm" svg:x="9.189cm" svg:y="15.995cm" svg:viewBox="0 0 200 201" svg:d="M0 100c0-55 45-100 101-100 55 0 99 45 99 100 0 56-44 101-99 101-56 0-101-45-101-101z">
          <text:p/>
        </draw:path>
        <draw:path draw:style-name="gr1" draw:text-style-name="P1" draw:layer="layout" svg:width="0.199cm" svg:height="0.2cm" svg:x="9.189cm" svg:y="16.757cm" svg:viewBox="0 0 200 201" svg:d="M0 100c0-55 45-100 101-100 55 0 99 45 99 100s-44 101-99 101c-56 0-101-46-101-101z">
          <text:p/>
        </draw:path>
        <draw:path draw:style-name="gr1" draw:text-style-name="P1" draw:layer="layout" svg:width="0.199cm" svg:height="0.2cm" svg:x="10.689cm" svg:y="15.995cm" svg:viewBox="0 0 200 201" svg:d="M0 100c0-55 44-100 101-100 55 0 99 45 99 100 0 56-44 101-99 101-57 0-101-45-101-101z">
          <text:p/>
        </draw:path>
        <draw:path draw:style-name="gr1" draw:text-style-name="P1" draw:layer="layout" svg:width="0.199cm" svg:height="0.2cm" svg:x="10.689cm" svg:y="16.757cm" svg:viewBox="0 0 200 201" svg:d="M0 100c0-55 44-100 101-100 55 0 99 45 99 100s-44 101-99 101c-57 0-101-46-101-101z">
          <text:p/>
        </draw:path>
        <draw:path draw:style-name="gr1" draw:text-style-name="P1" draw:layer="layout" svg:width="0.199cm" svg:height="0.2cm" svg:x="10.189cm" svg:y="15.995cm" svg:viewBox="0 0 200 201" svg:d="M0 100c0-55 44-100 100-100 55 0 100 45 100 100 0 56-45 101-100 101-56 0-100-45-100-101z">
          <text:p/>
        </draw:path>
        <draw:path draw:style-name="gr1" draw:text-style-name="P1" draw:layer="layout" svg:width="0.199cm" svg:height="0.2cm" svg:x="10.189cm" svg:y="16.757cm" svg:viewBox="0 0 200 201" svg:d="M0 100c0-55 44-100 100-100 55 0 100 45 100 100s-45 101-100 101c-56 0-100-46-100-101z">
          <text:p/>
        </draw:path>
        <draw:polygon draw:style-name="gr1" draw:text-style-name="P1" draw:layer="layout" svg:width="0.161cm" svg:height="0.12cm" svg:x="1.408cm" svg:y="18.235cm" svg:viewBox="0 0 162 121" draw:points="0,121 0,0 162,0 162,121">
          <text:p/>
        </draw:polygon>
        <draw:line draw:style-name="gr3" draw:text-style-name="P2" draw:layer="layout" svg:x1="1.869cm" svg:y1="18.495cm" svg:x2="1.908cm" svg:y2="18.495cm">
          <text:p/>
        </draw:line>
        <draw:line draw:style-name="gr3" draw:text-style-name="P2" draw:layer="layout" svg:x1="1.469cm" svg:y1="18.499cm" svg:x2="1.508cm" svg:y2="18.499cm">
          <text:p/>
        </draw:line>
        <draw:line draw:style-name="gr3" draw:text-style-name="P2" draw:layer="layout" svg:x1="1.869cm" svg:y1="18.295cm" svg:x2="1.908cm" svg:y2="18.295cm">
          <text:p/>
        </draw:line>
        <draw:polygon draw:style-name="gr1" draw:text-style-name="P1" draw:layer="layout" svg:width="0.162cm" svg:height="0.12cm" svg:x="2.908cm" svg:y="18.235cm" svg:viewBox="0 0 163 121" draw:points="0,121 0,0 163,0 163,121">
          <text:p/>
        </draw:polygon>
        <draw:line draw:style-name="gr3" draw:text-style-name="P2" draw:layer="layout" svg:x1="3.369cm" svg:y1="18.495cm" svg:x2="3.409cm" svg:y2="18.495cm">
          <text:p/>
        </draw:line>
        <draw:line draw:style-name="gr3" draw:text-style-name="P2" draw:layer="layout" svg:x1="2.969cm" svg:y1="18.499cm" svg:x2="3.008cm" svg:y2="18.499cm">
          <text:p/>
        </draw:line>
        <draw:line draw:style-name="gr3" draw:text-style-name="P2" draw:layer="layout" svg:x1="3.369cm" svg:y1="18.295cm" svg:x2="3.409cm" svg:y2="18.295cm">
          <text:p/>
        </draw:line>
        <draw:polygon draw:style-name="gr1" draw:text-style-name="P1" draw:layer="layout" svg:width="0.16cm" svg:height="0.12cm" svg:x="4.409cm" svg:y="18.235cm" svg:viewBox="0 0 161 121" draw:points="0,121 0,0 161,0 161,121">
          <text:p/>
        </draw:polygon>
        <draw:line draw:style-name="gr3" draw:text-style-name="P2" draw:layer="layout" svg:x1="4.869cm" svg:y1="18.495cm" svg:x2="4.909cm" svg:y2="18.495cm">
          <text:p/>
        </draw:line>
        <draw:line draw:style-name="gr3" draw:text-style-name="P2" draw:layer="layout" svg:x1="4.469cm" svg:y1="18.499cm" svg:x2="4.509cm" svg:y2="18.499cm">
          <text:p/>
        </draw:line>
        <draw:line draw:style-name="gr3" draw:text-style-name="P2" draw:layer="layout" svg:x1="4.869cm" svg:y1="18.295cm" svg:x2="4.909cm" svg:y2="18.295cm">
          <text:p/>
        </draw:line>
        <draw:polygon draw:style-name="gr1" draw:text-style-name="P1" draw:layer="layout" svg:width="0.16cm" svg:height="0.12cm" svg:x="5.909cm" svg:y="18.235cm" svg:viewBox="0 0 161 121" draw:points="0,121 0,0 161,0 161,121">
          <text:p/>
        </draw:polygon>
        <draw:line draw:style-name="gr3" draw:text-style-name="P2" draw:layer="layout" svg:x1="6.369cm" svg:y1="18.495cm" svg:x2="6.409cm" svg:y2="18.495cm">
          <text:p/>
        </draw:line>
        <draw:line draw:style-name="gr3" draw:text-style-name="P2" draw:layer="layout" svg:x1="5.969cm" svg:y1="18.499cm" svg:x2="6.009cm" svg:y2="18.499cm">
          <text:p/>
        </draw:line>
        <draw:line draw:style-name="gr3" draw:text-style-name="P2" draw:layer="layout" svg:x1="6.369cm" svg:y1="18.295cm" svg:x2="6.409cm" svg:y2="18.295cm">
          <text:p/>
        </draw:line>
        <draw:polygon draw:style-name="gr1" draw:text-style-name="P1" draw:layer="layout" svg:width="0.159cm" svg:height="0.12cm" svg:x="7.409cm" svg:y="18.235cm" svg:viewBox="0 0 160 121" draw:points="0,121 0,0 160,0 160,121">
          <text:p/>
        </draw:polygon>
        <draw:line draw:style-name="gr3" draw:text-style-name="P2" draw:layer="layout" svg:x1="7.868cm" svg:y1="18.495cm" svg:x2="7.909cm" svg:y2="18.495cm">
          <text:p/>
        </draw:line>
        <draw:line draw:style-name="gr3" draw:text-style-name="P2" draw:layer="layout" svg:x1="7.468cm" svg:y1="18.499cm" svg:x2="7.509cm" svg:y2="18.499cm">
          <text:p/>
        </draw:line>
        <draw:line draw:style-name="gr3" draw:text-style-name="P2" draw:layer="layout" svg:x1="7.868cm" svg:y1="18.295cm" svg:x2="7.909cm" svg:y2="18.295cm">
          <text:p/>
        </draw:line>
        <draw:polygon draw:style-name="gr1" draw:text-style-name="P1" draw:layer="layout" svg:width="0.159cm" svg:height="0.12cm" svg:x="8.909cm" svg:y="18.235cm" svg:viewBox="0 0 160 121" draw:points="0,121 0,0 160,0 160,121">
          <text:p/>
        </draw:polygon>
        <draw:line draw:style-name="gr3" draw:text-style-name="P2" draw:layer="layout" svg:x1="9.368cm" svg:y1="18.495cm" svg:x2="9.409cm" svg:y2="18.495cm">
          <text:p/>
        </draw:line>
        <draw:line draw:style-name="gr3" draw:text-style-name="P2" draw:layer="layout" svg:x1="8.968cm" svg:y1="18.499cm" svg:x2="9.009cm" svg:y2="18.499cm">
          <text:p/>
        </draw:line>
        <draw:line draw:style-name="gr3" draw:text-style-name="P2" draw:layer="layout" svg:x1="9.368cm" svg:y1="18.295cm" svg:x2="9.409cm" svg:y2="18.295cm">
          <text:p/>
        </draw:line>
        <draw:polygon draw:style-name="gr1" draw:text-style-name="P1" draw:layer="layout" svg:width="0.16cm" svg:height="0.12cm" svg:x="10.408cm" svg:y="18.235cm" svg:viewBox="0 0 161 121" draw:points="0,121 0,0 161,0 161,121">
          <text:p/>
        </draw:polygon>
        <draw:line draw:style-name="gr3" draw:text-style-name="P2" draw:layer="layout" svg:x1="10.868cm" svg:y1="18.495cm" svg:x2="10.908cm" svg:y2="18.495cm">
          <text:p/>
        </draw:line>
        <draw:line draw:style-name="gr3" draw:text-style-name="P2" draw:layer="layout" svg:x1="10.468cm" svg:y1="18.499cm" svg:x2="10.508cm" svg:y2="18.499cm">
          <text:p/>
        </draw:line>
        <draw:line draw:style-name="gr3" draw:text-style-name="P2" draw:layer="layout" svg:x1="10.868cm" svg:y1="18.295cm" svg:x2="10.908cm" svg:y2="18.295cm">
          <text:p/>
        </draw:line>
        <draw:polygon draw:style-name="gr1" draw:text-style-name="P1" draw:layer="layout" svg:width="0.16cm" svg:height="0.12cm" svg:x="11.908cm" svg:y="18.235cm" svg:viewBox="0 0 161 121" draw:points="0,121 0,0 161,0 161,121">
          <text:p/>
        </draw:polygon>
        <draw:line draw:style-name="gr3" draw:text-style-name="P2" draw:layer="layout" svg:x1="12.368cm" svg:y1="18.495cm" svg:x2="12.408cm" svg:y2="18.495cm">
          <text:p/>
        </draw:line>
        <draw:line draw:style-name="gr3" draw:text-style-name="P2" draw:layer="layout" svg:x1="11.968cm" svg:y1="18.499cm" svg:x2="12.008cm" svg:y2="18.499cm">
          <text:p/>
        </draw:line>
        <draw:line draw:style-name="gr3" draw:text-style-name="P2" draw:layer="layout" svg:x1="12.368cm" svg:y1="18.295cm" svg:x2="12.408cm" svg:y2="18.295cm">
          <text:p/>
        </draw:line>
        <draw:line draw:style-name="gr4" draw:text-style-name="P2" draw:layer="layout" svg:x1="7.288cm" svg:y1="16.095cm" svg:x2="7.788cm" svg:y2="16.095cm">
          <text:p/>
        </draw:line>
        <draw:line draw:style-name="gr4" draw:text-style-name="P2" draw:layer="layout" svg:x1="5.788cm" svg:y1="16.095cm" svg:x2="6.339cm" svg:y2="16.095cm">
          <text:p/>
        </draw:line>
        <draw:line draw:style-name="gr4" draw:text-style-name="P2" draw:layer="layout" svg:x1="5.788cm" svg:y1="16.095cm" svg:x2="6.188cm" svg:y2="16.095cm">
          <text:p/>
        </draw:line>
        <draw:line draw:style-name="gr4" draw:text-style-name="P2" draw:layer="layout" svg:x1="5.839cm" svg:y1="19.445cm" svg:x2="1.589cm" svg:y2="19.445cm">
          <text:p/>
        </draw:line>
        <draw:line draw:style-name="gr4" draw:text-style-name="P2" draw:layer="layout" svg:x1="1.638cm" svg:y1="16.095cm" svg:x2="3.788cm" svg:y2="16.095cm">
          <text:p/>
        </draw:line>
        <draw:line draw:style-name="gr4" draw:text-style-name="P2" draw:layer="layout" svg:x1="1.189cm" svg:y1="16.546cm" svg:x2="1.639cm" svg:y2="16.095cm">
          <text:p/>
        </draw:line>
        <draw:line draw:style-name="gr4" draw:text-style-name="P2" draw:layer="layout" svg:x1="1.189cm" svg:y1="19.045cm" svg:x2="1.189cm" svg:y2="16.545cm">
          <text:p/>
        </draw:line>
        <draw:line draw:style-name="gr4" draw:text-style-name="P2" draw:layer="layout" svg:x1="1.59cm" svg:y1="19.446cm" svg:x2="1.189cm" svg:y2="19.045cm">
          <text:p/>
        </draw:line>
        <draw:line draw:style-name="gr4" draw:text-style-name="P2" draw:layer="layout" svg:x1="3.788cm" svg:y1="16.095cm" svg:x2="4.288cm" svg:y2="16.095cm">
          <text:p/>
        </draw:line>
        <draw:line draw:style-name="gr4" draw:text-style-name="P2" draw:layer="layout" svg:x1="4.288cm" svg:y1="16.095cm" svg:x2="4.788cm" svg:y2="16.095cm">
          <text:p/>
        </draw:line>
        <draw:line draw:style-name="gr4" draw:text-style-name="P2" draw:layer="layout" svg:x1="4.788cm" svg:y1="16.095cm" svg:x2="5.288cm" svg:y2="16.095cm">
          <text:p/>
        </draw:line>
        <draw:line draw:style-name="gr4" draw:text-style-name="P2" draw:layer="layout" svg:x1="5.288cm" svg:y1="16.095cm" svg:x2="6.188cm" svg:y2="16.095cm">
          <text:p/>
        </draw:line>
        <draw:line draw:style-name="gr4" draw:text-style-name="P2" draw:layer="layout" svg:x1="6.188cm" svg:y1="16.095cm" svg:x2="6.788cm" svg:y2="16.095cm">
          <text:p/>
        </draw:line>
        <draw:line draw:style-name="gr4" draw:text-style-name="P2" draw:layer="layout" svg:x1="6.788cm" svg:y1="16.095cm" svg:x2="7.288cm" svg:y2="16.095cm">
          <text:p/>
        </draw:line>
        <draw:line draw:style-name="gr4" draw:text-style-name="P2" draw:layer="layout" svg:x1="7.288cm" svg:y1="16.095cm" svg:x2="8.288cm" svg:y2="16.095cm">
          <text:p/>
        </draw:line>
        <draw:line draw:style-name="gr4" draw:text-style-name="P2" draw:layer="layout" svg:x1="8.288cm" svg:y1="16.095cm" svg:x2="8.789cm" svg:y2="16.095cm">
          <text:p/>
        </draw:line>
        <draw:line draw:style-name="gr4" draw:text-style-name="P2" draw:layer="layout" svg:x1="8.789cm" svg:y1="16.095cm" svg:x2="9.289cm" svg:y2="16.095cm">
          <text:p/>
        </draw:line>
        <draw:line draw:style-name="gr4" draw:text-style-name="P2" draw:layer="layout" svg:x1="9.289cm" svg:y1="16.095cm" svg:x2="9.789cm" svg:y2="16.095cm">
          <text:p/>
        </draw:line>
        <draw:line draw:style-name="gr4" draw:text-style-name="P2" draw:layer="layout" svg:x1="9.789cm" svg:y1="16.095cm" svg:x2="10.289cm" svg:y2="16.095cm">
          <text:p/>
        </draw:line>
        <draw:line draw:style-name="gr4" draw:text-style-name="P2" draw:layer="layout" svg:x1="10.289cm" svg:y1="16.095cm" svg:x2="10.789cm" svg:y2="16.095cm">
          <text:p/>
        </draw:line>
        <draw:line draw:style-name="gr5" draw:text-style-name="P2" draw:layer="layout" svg:x1="1.889cm" svg:y1="18.295cm" svg:x2="1.889cm" svg:y2="17.56cm">
          <text:p/>
        </draw:line>
        <draw:line draw:style-name="gr5" draw:text-style-name="P2" draw:layer="layout" svg:x1="3.799cm" svg:y1="17.12cm" svg:x2="3.799cm" svg:y2="16.867cm">
          <text:p/>
        </draw:line>
        <draw:line draw:style-name="gr5" draw:text-style-name="P2" draw:layer="layout" svg:x1="3.676cm" svg:y1="17.244cm" svg:x2="3.8cm" svg:y2="17.12cm">
          <text:p/>
        </draw:line>
        <draw:line draw:style-name="gr5" draw:text-style-name="P2" draw:layer="layout" svg:x1="2.206cm" svg:y1="17.243cm" svg:x2="3.676cm" svg:y2="17.243cm">
          <text:p/>
        </draw:line>
        <draw:line draw:style-name="gr5" draw:text-style-name="P2" draw:layer="layout" svg:x1="1.889cm" svg:y1="17.561cm" svg:x2="2.207cm" svg:y2="17.243cm">
          <text:p/>
        </draw:line>
        <draw:line draw:style-name="gr5" draw:text-style-name="P2" draw:layer="layout" svg:x1="3.8cm" svg:y1="16.868cm" svg:x2="3.788cm" svg:y2="16.857cm">
          <text:p/>
        </draw:line>
        <draw:line draw:style-name="gr5" draw:text-style-name="P2" draw:layer="layout" svg:x1="6.348cm" svg:y1="19.446cm" svg:x2="6.339cm" svg:y2="19.345cm">
          <text:p/>
        </draw:line>
        <draw:line draw:style-name="gr5" draw:text-style-name="P2" draw:layer="layout" svg:x1="6.34cm" svg:y1="19.346cm" svg:x2="6.239cm" svg:y2="19.195cm">
          <text:p/>
        </draw:line>
        <draw:line draw:style-name="gr5" draw:text-style-name="P2" draw:layer="layout" svg:x1="6.239cm" svg:y1="19.195cm" svg:x2="2.839cm" svg:y2="19.195cm">
          <text:p/>
        </draw:line>
        <draw:line draw:style-name="gr5" draw:text-style-name="P2" draw:layer="layout" svg:x1="2.84cm" svg:y1="19.196cm" svg:x2="2.539cm" svg:y2="18.915cm">
          <text:p/>
        </draw:line>
        <draw:line draw:style-name="gr5" draw:text-style-name="P2" draw:layer="layout" svg:x1="2.539cm" svg:y1="18.915cm" svg:x2="2.539cm" svg:y2="18.375cm">
          <text:p/>
        </draw:line>
        <draw:line draw:style-name="gr5" draw:text-style-name="P2" draw:layer="layout" svg:x1="2.54cm" svg:y1="18.376cm" svg:x2="2.459cm" svg:y2="18.295cm">
          <text:p/>
        </draw:line>
        <draw:line draw:style-name="gr5" draw:text-style-name="P2" draw:layer="layout" svg:x1="2.46cm" svg:y1="18.296cm" svg:x2="1.908cm" svg:y2="18.285cm">
          <text:p/>
        </draw:line>
        <draw:line draw:style-name="gr5" draw:text-style-name="P2" draw:layer="layout" svg:x1="3.386cm" svg:y1="18.306cm" svg:x2="3.94cm" svg:y2="18.3cm">
          <text:p/>
        </draw:line>
        <draw:line draw:style-name="gr5" draw:text-style-name="P2" draw:layer="layout" svg:x1="4.879cm" svg:y1="17.051cm" svg:x2="4.879cm" svg:y2="16.865cm">
          <text:p/>
        </draw:line>
        <draw:line draw:style-name="gr5" draw:text-style-name="P2" draw:layer="layout" svg:x1="3.939cm" svg:y1="18.301cm" svg:x2="4.88cm" svg:y2="17.051cm">
          <text:p/>
        </draw:line>
        <draw:line draw:style-name="gr5" draw:text-style-name="P2" draw:layer="layout" svg:x1="6.601cm" svg:y1="19.445cm" svg:x2="6.601cm" svg:y2="19.217cm">
          <text:p/>
        </draw:line>
        <draw:line draw:style-name="gr5" draw:text-style-name="P2" draw:layer="layout" svg:x1="6.602cm" svg:y1="19.218cm" svg:x2="6.598cm" svg:y2="19.215cm">
          <text:p/>
        </draw:line>
        <draw:line draw:style-name="gr5" draw:text-style-name="P2" draw:layer="layout" svg:x1="6.598cm" svg:y1="19.215cm" svg:x2="6.598cm" svg:y2="19.145cm">
          <text:p/>
        </draw:line>
        <draw:line draw:style-name="gr5" draw:text-style-name="P2" draw:layer="layout" svg:x1="6.599cm" svg:y1="19.146cm" svg:x2="6.439cm" svg:y2="18.995cm">
          <text:p/>
        </draw:line>
        <draw:line draw:style-name="gr5" draw:text-style-name="P2" draw:layer="layout" svg:x1="6.439cm" svg:y1="18.995cm" svg:x2="4.339cm" svg:y2="18.995cm">
          <text:p/>
        </draw:line>
        <draw:line draw:style-name="gr5" draw:text-style-name="P2" draw:layer="layout" svg:x1="4.34cm" svg:y1="18.996cm" svg:x2="4.088cm" svg:y2="18.765cm">
          <text:p/>
        </draw:line>
        <draw:line draw:style-name="gr5" draw:text-style-name="P2" draw:layer="layout" svg:x1="4.088cm" svg:y1="18.765cm" svg:x2="4.088cm" svg:y2="18.425cm">
          <text:p/>
        </draw:line>
        <draw:line draw:style-name="gr5" draw:text-style-name="P2" draw:layer="layout" svg:x1="4.089cm" svg:y1="18.426cm" svg:x2="3.958cm" svg:y2="18.295cm">
          <text:p/>
        </draw:line>
        <draw:line draw:style-name="gr5" draw:text-style-name="P2" draw:layer="layout" svg:x1="3.959cm" svg:y1="18.295cm" svg:x2="3.386cm" svg:y2="18.306cm">
          <text:p/>
        </draw:line>
        <draw:line draw:style-name="gr5" draw:text-style-name="P2" draw:layer="layout" svg:x1="6.855cm" svg:y1="19.445cm" svg:x2="6.855cm" svg:y2="19.059cm">
          <text:p/>
        </draw:line>
        <draw:line draw:style-name="gr5" draw:text-style-name="P2" draw:layer="layout" svg:x1="6.856cm" svg:y1="19.06cm" svg:x2="6.61cm" svg:y2="18.815cm">
          <text:p/>
        </draw:line>
        <draw:line draw:style-name="gr5" draw:text-style-name="P2" draw:layer="layout" svg:x1="6.61cm" svg:y1="18.815cm" svg:x2="5.799cm" svg:y2="18.815cm">
          <text:p/>
        </draw:line>
        <draw:line draw:style-name="gr5" draw:text-style-name="P2" draw:layer="layout" svg:x1="5.8cm" svg:y1="18.816cm" svg:x2="5.588cm" svg:y2="18.605cm">
          <text:p/>
        </draw:line>
        <draw:line draw:style-name="gr5" draw:text-style-name="P2" draw:layer="layout" svg:x1="5.588cm" svg:y1="18.605cm" svg:x2="5.588cm" svg:y2="18.385cm">
          <text:p/>
        </draw:line>
        <draw:line draw:style-name="gr5" draw:text-style-name="P2" draw:layer="layout" svg:x1="5.589cm" svg:y1="18.386cm" svg:x2="5.488cm" svg:y2="18.285cm">
          <text:p/>
        </draw:line>
        <draw:line draw:style-name="gr5" draw:text-style-name="P2" draw:layer="layout" svg:x1="5.488cm" svg:y1="18.285cm" svg:x2="4.906cm" svg:y2="18.285cm">
          <text:p/>
        </draw:line>
        <draw:line draw:style-name="gr6" draw:text-style-name="P2" draw:layer="layout" svg:x1="4.907cm" svg:y1="18.285cm" svg:x2="4.896cm" svg:y2="18.296cm">
          <text:p/>
        </draw:line>
        <draw:line draw:style-name="gr5" draw:text-style-name="P2" draw:layer="layout" svg:x1="4.896cm" svg:y1="18.296cm" svg:x2="5.08cm" svg:y2="18.288cm">
          <text:p/>
        </draw:line>
        <draw:line draw:style-name="gr5" draw:text-style-name="P2" draw:layer="layout" svg:x1="5.079cm" svg:y1="18.289cm" svg:x2="5.88cm" svg:y2="17.255cm">
          <text:p/>
        </draw:line>
        <draw:line draw:style-name="gr5" draw:text-style-name="P2" draw:layer="layout" svg:x1="5.879cm" svg:y1="17.255cm" svg:x2="5.879cm" svg:y2="16.865cm">
          <text:p/>
        </draw:line>
        <draw:line draw:style-name="gr5" draw:text-style-name="P2" draw:layer="layout" svg:x1="6.398cm" svg:y1="18.304cm" svg:x2="6.751cm" svg:y2="17.583cm">
          <text:p/>
        </draw:line>
        <draw:line draw:style-name="gr5" draw:text-style-name="P2" draw:layer="layout" svg:x1="6.75cm" svg:y1="17.584cm" svg:x2="6.889cm" svg:y2="17.445cm">
          <text:p/>
        </draw:line>
        <draw:line draw:style-name="gr5" draw:text-style-name="P2" draw:layer="layout" svg:x1="6.888cm" svg:y1="17.445cm" svg:x2="6.888cm" svg:y2="16.875cm">
          <text:p/>
        </draw:line>
        <draw:line draw:style-name="gr6" draw:text-style-name="P2" draw:layer="layout" svg:x1="6.889cm" svg:y1="16.876cm" svg:x2="6.879cm" svg:y2="16.865cm">
          <text:p/>
        </draw:line>
        <draw:line draw:style-name="gr5" draw:text-style-name="P2" draw:layer="layout" svg:x1="7.109cm" svg:y1="19.445cm" svg:x2="7.109cm" svg:y2="18.415cm">
          <text:p/>
        </draw:line>
        <draw:line draw:style-name="gr5" draw:text-style-name="P2" draw:layer="layout" svg:x1="7.11cm" svg:y1="18.416cm" svg:x2="6.988cm" svg:y2="18.295cm">
          <text:p/>
        </draw:line>
        <draw:line draw:style-name="gr5" draw:text-style-name="P2" draw:layer="layout" svg:x1="6.989cm" svg:y1="18.295cm" svg:x2="6.398cm" svg:y2="18.304cm">
          <text:p/>
        </draw:line>
        <draw:line draw:style-name="gr5" draw:text-style-name="P2" draw:layer="layout" svg:x1="8.538cm" svg:y1="18.695cm" svg:x2="8.538cm" svg:y2="18.395cm">
          <text:p/>
        </draw:line>
        <draw:line draw:style-name="gr5" draw:text-style-name="P2" draw:layer="layout" svg:x1="8.539cm" svg:y1="18.396cm" svg:x2="8.439cm" svg:y2="18.295cm">
          <text:p/>
        </draw:line>
        <draw:line draw:style-name="gr5" draw:text-style-name="P2" draw:layer="layout" svg:x1="8.44cm" svg:y1="18.296cm" svg:x2="7.896cm" svg:y2="18.288cm">
          <text:p/>
        </draw:line>
        <draw:line draw:style-name="gr5" draw:text-style-name="P2" draw:layer="layout" svg:x1="7.363cm" svg:y1="19.445cm" svg:x2="7.363cm" svg:y2="18.971cm">
          <text:p/>
        </draw:line>
        <draw:line draw:style-name="gr5" draw:text-style-name="P2" draw:layer="layout" svg:x1="8.439cm" svg:y1="18.796cm" svg:x2="8.539cm" svg:y2="18.695cm">
          <text:p/>
        </draw:line>
        <draw:line draw:style-name="gr5" draw:text-style-name="P2" draw:layer="layout" svg:x1="7.539cm" svg:y1="18.795cm" svg:x2="8.439cm" svg:y2="18.795cm">
          <text:p/>
        </draw:line>
        <draw:line draw:style-name="gr5" draw:text-style-name="P2" draw:layer="layout" svg:x1="7.363cm" svg:y1="18.972cm" svg:x2="7.54cm" svg:y2="18.795cm">
          <text:p/>
        </draw:line>
        <draw:line draw:style-name="gr5" draw:text-style-name="P2" draw:layer="layout" svg:x1="7.897cm" svg:y1="18.289cm" svg:x2="7.879cm" svg:y2="17.615cm">
          <text:p/>
        </draw:line>
        <draw:line draw:style-name="gr5" draw:text-style-name="P2" draw:layer="layout" svg:x1="7.879cm" svg:y1="17.615cm" svg:x2="7.879cm" svg:y2="16.865cm">
          <text:p/>
        </draw:line>
        <draw:line draw:style-name="gr5" draw:text-style-name="P2" draw:layer="layout" svg:x1="7.618cm" svg:y1="19.446cm" svg:x2="7.614cm" svg:y2="19.12cm">
          <text:p/>
        </draw:line>
        <draw:line draw:style-name="gr5" draw:text-style-name="P2" draw:layer="layout" svg:x1="7.614cm" svg:y1="19.121cm" svg:x2="7.789cm" svg:y2="18.97cm">
          <text:p/>
        </draw:line>
        <draw:line draw:style-name="gr5" draw:text-style-name="P2" draw:layer="layout" svg:x1="7.788cm" svg:y1="18.97cm" svg:x2="9.889cm" svg:y2="18.97cm">
          <text:p/>
        </draw:line>
        <draw:line draw:style-name="gr5" draw:text-style-name="P2" draw:layer="layout" svg:x1="9.889cm" svg:y1="18.971cm" svg:x2="10.039cm" svg:y2="18.745cm">
          <text:p/>
        </draw:line>
        <draw:line draw:style-name="gr5" draw:text-style-name="P2" draw:layer="layout" svg:x1="10.038cm" svg:y1="18.745cm" svg:x2="10.038cm" svg:y2="18.345cm">
          <text:p/>
        </draw:line>
        <draw:line draw:style-name="gr5" draw:text-style-name="P2" draw:layer="layout" svg:x1="10.039cm" svg:y1="18.346cm" svg:x2="9.989cm" svg:y2="18.295cm">
          <text:p/>
        </draw:line>
        <draw:line draw:style-name="gr5" draw:text-style-name="P2" draw:layer="layout" svg:x1="9.99cm" svg:y1="18.296cm" svg:x2="9.376cm" svg:y2="18.288cm">
          <text:p/>
        </draw:line>
        <draw:line draw:style-name="gr5" draw:text-style-name="P2" draw:layer="layout" svg:x1="9.376cm" svg:y1="18.288cm" svg:x2="9.677cm" svg:y2="18.291cm">
          <text:p/>
        </draw:line>
        <draw:line draw:style-name="gr5" draw:text-style-name="P2" draw:layer="layout" svg:x1="9.677cm" svg:y1="18.291cm" svg:x2="8.879cm" svg:y2="17.335cm">
          <text:p/>
        </draw:line>
        <draw:line draw:style-name="gr5" draw:text-style-name="P2" draw:layer="layout" svg:x1="8.879cm" svg:y1="17.335cm" svg:x2="8.879cm" svg:y2="16.865cm">
          <text:p/>
        </draw:line>
        <draw:line draw:style-name="gr6" draw:text-style-name="P2" draw:layer="layout" svg:x1="10.896cm" svg:y1="18.29cm" svg:x2="11.412cm" svg:y2="18.299cm">
          <text:p/>
        </draw:line>
        <draw:line draw:style-name="gr5" draw:text-style-name="P2" draw:layer="layout" svg:x1="11.412cm" svg:y1="18.299cm" svg:x2="9.879cm" svg:y2="16.865cm">
          <text:p/>
        </draw:line>
        <draw:line draw:style-name="gr5" draw:text-style-name="P2" draw:layer="layout" svg:x1="7.872cm" svg:y1="19.446cm" svg:x2="7.863cm" svg:y2="19.32cm">
          <text:p/>
        </draw:line>
        <draw:line draw:style-name="gr5" draw:text-style-name="P2" draw:layer="layout" svg:x1="7.863cm" svg:y1="19.321cm" svg:x2="8.015cm" svg:y2="19.195cm">
          <text:p/>
        </draw:line>
        <draw:line draw:style-name="gr5" draw:text-style-name="P2" draw:layer="layout" svg:x1="8.014cm" svg:y1="19.195cm" svg:x2="11.314cm" svg:y2="19.195cm">
          <text:p/>
        </draw:line>
        <draw:line draw:style-name="gr5" draw:text-style-name="P2" draw:layer="layout" svg:x1="11.314cm" svg:y1="19.196cm" svg:x2="11.539cm" svg:y2="19.02cm">
          <text:p/>
        </draw:line>
        <draw:line draw:style-name="gr5" draw:text-style-name="P2" draw:layer="layout" svg:x1="11.538cm" svg:y1="19.02cm" svg:x2="11.538cm" svg:y2="18.395cm">
          <text:p/>
        </draw:line>
        <draw:line draw:style-name="gr5" draw:text-style-name="P2" draw:layer="layout" svg:x1="11.539cm" svg:y1="18.396cm" svg:x2="11.438cm" svg:y2="18.295cm">
          <text:p/>
        </draw:line>
        <draw:line draw:style-name="gr5" draw:text-style-name="P2" draw:layer="layout" svg:x1="11.439cm" svg:y1="18.296cm" svg:x2="10.896cm" svg:y2="18.29cm">
          <text:p/>
        </draw:line>
        <draw:line draw:style-name="gr5" draw:text-style-name="P2" draw:layer="layout" svg:x1="12.401cm" svg:y1="18.298cm" svg:x2="12.401cm" svg:y2="17.615cm">
          <text:p/>
        </draw:line>
        <draw:line draw:style-name="gr5" draw:text-style-name="P2" draw:layer="layout" svg:x1="12.402cm" svg:y1="17.616cm" svg:x2="11.659cm" svg:y2="16.865cm">
          <text:p/>
        </draw:line>
        <draw:line draw:style-name="gr5" draw:text-style-name="P2" draw:layer="layout" svg:x1="11.659cm" svg:y1="16.865cm" svg:x2="10.879cm" svg:y2="16.865cm">
          <text:p/>
        </draw:line>
        <draw:line draw:style-name="gr5" draw:text-style-name="P2" draw:layer="layout" svg:x1="8.125cm" svg:y1="19.445cm" svg:x2="12.638cm" svg:y2="19.445cm">
          <text:p/>
        </draw:line>
        <draw:line draw:style-name="gr5" draw:text-style-name="P2" draw:layer="layout" svg:x1="12.99cm" svg:y1="18.295cm" svg:x2="12.401cm" svg:y2="18.3cm">
          <text:p/>
        </draw:line>
        <draw:line draw:style-name="gr5" draw:text-style-name="P2" draw:layer="layout" svg:x1="13.09cm" svg:y1="18.396cm" svg:x2="12.989cm" svg:y2="18.295cm">
          <text:p/>
        </draw:line>
        <draw:line draw:style-name="gr5" draw:text-style-name="P2" draw:layer="layout" svg:x1="13.089cm" svg:y1="18.995cm" svg:x2="13.089cm" svg:y2="18.395cm">
          <text:p/>
        </draw:line>
        <draw:line draw:style-name="gr5" draw:text-style-name="P2" draw:layer="layout" svg:x1="12.638cm" svg:y1="19.446cm" svg:x2="13.09cm" svg:y2="18.995cm">
          <text:p/>
        </draw:line>
        <draw:line draw:style-name="gr5" draw:text-style-name="P2" draw:layer="layout" svg:x1="1.489cm" svg:y1="18.295cm" svg:x2="1.489cm" svg:y2="17.345cm">
          <text:p/>
        </draw:line>
        <draw:line draw:style-name="gr5" draw:text-style-name="P2" draw:layer="layout" svg:x1="1.489cm" svg:y1="17.346cm" svg:x2="1.97cm" svg:y2="16.865cm">
          <text:p/>
        </draw:line>
        <draw:line draw:style-name="gr5" draw:text-style-name="P2" draw:layer="layout" svg:x1="1.969cm" svg:y1="16.865cm" svg:x2="3.378cm" svg:y2="16.865cm">
          <text:p/>
        </draw:line>
        <draw:line draw:style-name="gr5" draw:text-style-name="P2" draw:layer="layout" svg:x1="2.989cm" svg:y1="18.296cm" svg:x2="2.95cm" svg:y2="18.257cm">
          <text:p/>
        </draw:line>
        <draw:line draw:style-name="gr5" draw:text-style-name="P2" draw:layer="layout" svg:x1="2.95cm" svg:y1="18.257cm" svg:x2="2.95cm" svg:y2="17.963cm">
          <text:p/>
        </draw:line>
        <draw:line draw:style-name="gr5" draw:text-style-name="P2" draw:layer="layout" svg:x1="2.95cm" svg:y1="17.964cm" svg:x2="3.205cm" svg:y2="17.709cm">
          <text:p/>
        </draw:line>
        <draw:line draw:style-name="gr5" draw:text-style-name="P2" draw:layer="layout" svg:x1="3.204cm" svg:y1="17.709cm" svg:x2="3.712cm" svg:y2="17.709cm">
          <text:p/>
        </draw:line>
        <draw:line draw:style-name="gr5" draw:text-style-name="P2" draw:layer="layout" svg:x1="3.712cm" svg:y1="17.71cm" svg:x2="4.348cm" svg:y2="17.074cm">
          <text:p/>
        </draw:line>
        <draw:line draw:style-name="gr5" draw:text-style-name="P2" draw:layer="layout" svg:x1="4.347cm" svg:y1="17.074cm" svg:x2="4.347cm" svg:y2="16.896cm">
          <text:p/>
        </draw:line>
        <draw:line draw:style-name="gr5" draw:text-style-name="P2" draw:layer="layout" svg:x1="4.347cm" svg:y1="16.897cm" svg:x2="4.379cm" svg:y2="16.865cm">
          <text:p/>
        </draw:line>
        <draw:line draw:style-name="gr5" draw:text-style-name="P2" draw:layer="layout" svg:x1="4.488cm" svg:y1="18.295cm" svg:x2="4.488cm" svg:y2="18.022cm">
          <text:p/>
        </draw:line>
        <draw:line draw:style-name="gr5" draw:text-style-name="P2" draw:layer="layout" svg:x1="5.379cm" svg:y1="17.005cm" svg:x2="5.379cm" svg:y2="16.865cm">
          <text:p/>
        </draw:line>
        <draw:line draw:style-name="gr5" draw:text-style-name="P2" draw:layer="layout" svg:x1="4.488cm" svg:y1="18.023cm" svg:x2="5.38cm" svg:y2="17.005cm">
          <text:p/>
        </draw:line>
        <draw:line draw:style-name="gr5" draw:text-style-name="P2" draw:layer="layout" svg:x1="5.988cm" svg:y1="18.295cm" svg:x2="5.988cm" svg:y2="17.895cm">
          <text:p/>
        </draw:line>
        <draw:line draw:style-name="gr5" draw:text-style-name="P2" draw:layer="layout" svg:x1="5.988cm" svg:y1="17.896cm" svg:x2="6.34cm" svg:y2="17.545cm">
          <text:p/>
        </draw:line>
        <draw:line draw:style-name="gr5" draw:text-style-name="P2" draw:layer="layout" svg:x1="6.339cm" svg:y1="17.545cm" svg:x2="6.339cm" svg:y2="16.905cm">
          <text:p/>
        </draw:line>
        <draw:line draw:style-name="gr6" draw:text-style-name="P2" draw:layer="layout" svg:x1="6.339cm" svg:y1="16.906cm" svg:x2="6.38cm" svg:y2="16.865cm">
          <text:p/>
        </draw:line>
        <draw:line draw:style-name="gr5" draw:text-style-name="P2" draw:layer="layout" svg:x1="7.488cm" svg:y1="18.295cm" svg:x2="7.488cm" svg:y2="17.695cm">
          <text:p/>
        </draw:line>
        <draw:line draw:style-name="gr5" draw:text-style-name="P2" draw:layer="layout" svg:x1="7.489cm" svg:y1="17.696cm" svg:x2="7.388cm" svg:y2="17.595cm">
          <text:p/>
        </draw:line>
        <draw:line draw:style-name="gr5" draw:text-style-name="P2" draw:layer="layout" svg:x1="7.388cm" svg:y1="17.595cm" svg:x2="7.388cm" svg:y2="16.875cm">
          <text:p/>
        </draw:line>
        <draw:line draw:style-name="gr6" draw:text-style-name="P2" draw:layer="layout" svg:x1="7.389cm" svg:y1="16.876cm" svg:x2="7.379cm" svg:y2="16.865cm">
          <text:p/>
        </draw:line>
        <draw:line draw:style-name="gr5" draw:text-style-name="P2" draw:layer="layout" svg:x1="8.989cm" svg:y1="18.295cm" svg:x2="8.989cm" svg:y2="17.895cm">
          <text:p/>
        </draw:line>
        <draw:line draw:style-name="gr5" draw:text-style-name="P2" draw:layer="layout" svg:x1="8.99cm" svg:y1="17.896cm" svg:x2="8.379cm" svg:y2="17.285cm">
          <text:p/>
        </draw:line>
        <draw:line draw:style-name="gr5" draw:text-style-name="P2" draw:layer="layout" svg:x1="8.379cm" svg:y1="17.285cm" svg:x2="8.379cm" svg:y2="16.865cm">
          <text:p/>
        </draw:line>
        <draw:line draw:style-name="gr5" draw:text-style-name="P2" draw:layer="layout" svg:x1="10.489cm" svg:y1="18.295cm" svg:x2="10.489cm" svg:y2="17.975cm">
          <text:p/>
        </draw:line>
        <draw:line draw:style-name="gr5" draw:text-style-name="P2" draw:layer="layout" svg:x1="10.49cm" svg:y1="17.976cm" svg:x2="9.379cm" svg:y2="16.865cm">
          <text:p/>
        </draw:line>
        <draw:line draw:style-name="gr5" draw:text-style-name="P2" draw:layer="layout" svg:x1="11.989cm" svg:y1="18.295cm" svg:x2="11.808cm" svg:y2="18.295cm">
          <text:p/>
        </draw:line>
        <draw:line draw:style-name="gr5" draw:text-style-name="P2" draw:layer="layout" svg:x1="11.809cm" svg:y1="18.296cm" svg:x2="10.379cm" svg:y2="16.865cm">
          <text:p/>
        </draw:line>
        <draw:polygon draw:style-name="gr7" draw:text-style-name="P1" draw:layer="layout" svg:width="12.359cm" svg:height="4.358cm" svg:x="0.959cm" svg:y="15.866cm" svg:viewBox="0 0 12360 4359" draw:points="12360,4359 0,4359 0,679 66,679 66,3180 78,3243 114,3296 514,3696 546,3717 567,3731 630,3744 4880,3744 4942,3731 4952,3725 4959,3725 4983,3721 5005,3707 5019,3686 5023,3668 5048,3696 5099,3720 5121,3707 5121,3593 5119,3593 5119,3568 5121,3568 5121,3566 5146,3566 5146,3568 5148,3568 5148,3593 5146,3593 5146,3707 5168,3720 5219,3696 5257,3654 5260,3647 5283,3682 5330,3713 5385,3724 5390,3724 5445,3713 5492,3682 5515,3648 5537,3682 5584,3713 5639,3724 5644,3724 5699,3713 5746,3682 5769,3648 5791,3682 5838,3713 5893,3724 5898,3724 5953,3713 6000,3682 6023,3648 6045,3682 6092,3713 6147,3724 6152,3724 6207,3713 6254,3682 6277,3648 6299,3682 6346,3713 6401,3724 6406,3724 6461,3713 6508,3682 6531,3648 6553,3682 6600,3713 6655,3724 6660,3724 6715,3713 6762,3682 6785,3648 6807,3682 6854,3713 6909,3724 6914,3724 6970,3713 7017,3682 7040,3648 7062,3682 7109,3713 7164,3724 7169,3724 7224,3713 7253,3694 11680,3694 11724,3685 11761,3661 12211,3211 12218,3200 12235,3174 12244,3130 12244,2530 12243,2526 12235,2487 12211,2450 12111,2350 12110,2350 12092,2338 12074,2325 12073,2325 12052,2321 12031,2317 12030,2317 11556,2319 11556,1749 11552,1728 11548,1706 11536,1688 11524,1669 10781,919 10763,907 10744,895 10744,894 10722,890 10701,886 9956,886 9923,853 9863,828 9798,828 9738,853 9692,899 9667,959 9667,1024 9692,1084 9738,1130 9798,1155 9863,1155 9923,1130 9940,1113 10653,1113 11329,1796 11329,2337 11320,2343 11294,2383 11284,2430 11294,2478 11320,2518 11340,2531 11315,2552 11292,2594 11291,2599 11304,2618 11418,2618 11418,2616 11443,2616 11443,2618 11557,2618 11570,2599 11569,2594 11546,2552 11539,2546 11984,2544 12017,2577 12017,3083 11633,3467 7253,3467 7224,3448 7205,3444 10356,3444 10370,3441 10386,3440 10392,3437 10399,3435 10412,3427 10425,3420 10650,3245 10655,3240 10661,3236 10669,3223 10679,3211 10681,3205 10685,3199 10688,3184 10693,3169 10693,3162 10694,3155 10694,2666 10891,2666 10892,2670 10915,2713 10952,2744 10998,2758 11018,2742 11018,2647 11043,2647 11043,2742 11063,2758 11109,2744 11146,2713 11169,2670 11170,2666 11167,2662 11291,2662 11292,2666 11315,2709 11352,2740 11398,2754 11418,2738 11418,2643 11443,2643 11443,2738 11463,2754 11509,2740 11546,2709 11569,2666 11570,2662 11557,2643 11443,2643 11418,2643 11304,2643 11291,2662 11167,2662 11157,2647 11043,2647 11018,2647 10904,2647 10891,2666 10694,2666 10694,2530 10693,2526 10685,2487 10661,2450 10561,2350 10543,2338 10525,2326 10524,2326 10524,2325 10503,2321 10499,2320 9113,1024 9167,1024 9192,1084 9238,1130 9298,1155 9363,1155 9400,1139 10770,2511 10807,2535 10850,2544 10916,2544 10923,2549 10915,2556 10892,2598 10891,2603 10904,2622 11018,2622 11018,2620 11043,2620 11043,2622 11157,2622 11170,2603 11169,2598 11146,2556 11138,2548 11156,2537 11170,2516 11175,2490 11175,2370 11171,2347 11157,2325 11136,2311 11110,2306 10950,2306 10927,2310 10916,2317 10898,2317 9501,919 9466,896 9423,853 9363,828 9298,828 9238,853 9192,899 9167,959 9167,1024 9113,1024 8998,916 8968,898 8923,853 8863,828 8798,828 8738,853 8692,899 8667,959 8667,1024 8692,1084 8738,1130 8798,1155 8863,1155 8903,1138 10160,2314 9980,2312 9953,2307 9908,2307 9860,2316 9820,2343 9794,2383 9784,2430 9794,2478 9820,2518 9840,2531 9815,2552 9792,2594 9791,2599 9804,2618 9918,2618 9918,2616 9943,2616 9943,2618 10057,2618 10070,2599 10069,2594 10046,2552 10032,2540 10433,2543 10467,2577 10467,3100 10317,3217 8941,3217 8942,3217 8953,3217 8963,3212 8974,3210 8983,3204 8994,3200 9002,3192 9011,3186 9017,3176 9025,3168 9175,2943 9179,2933 9185,2924 9188,2913 9192,2902 9192,2891 9194,2880 9194,2666 9391,2666 9392,2670 9415,2713 9452,2744 9498,2758 9518,2742 9518,2647 9543,2647 9543,2742 9563,2758 9609,2744 9646,2713 9669,2670 9670,2666 9667,2662 9791,2662 9792,2666 9815,2709 9852,2740 9898,2754 9918,2738 9918,2643 9943,2643 9943,2738 9963,2754 10009,2740 10046,2709 10069,2666 10070,2662 10057,2643 9943,2643 9918,2643 9804,2643 9791,2662 9667,2662 9657,2647 9543,2647 9518,2647 9404,2647 9391,2666 9194,2666 9194,2480 9185,2437 9161,2400 9111,2350 9093,2338 9075,2326 9074,2325 9053,2321 9032,2317 8773,2314 8034,1428 8034,1024 8167,1024 8192,1084 8238,1130 8298,1155 8363,1155 8400,1139 9417,2156 9417,2316 9405,2324 9391,2345 9386,2370 9386,2490 9390,2514 9404,2535 9423,2549 9415,2556 9392,2598 9391,2603 9404,2622 9518,2622 9518,2620 9543,2620 9543,2622 9657,2622 9670,2603 9669,2598 9646,2556 9638,2548 9656,2537 9670,2516 9675,2490 9675,2370 9671,2347 9657,2325 9644,2316 9644,2109 9635,2066 9611,2029 8501,919 8466,896 8423,853 8363,828 8298,828 8238,853 8192,899 8167,959 8167,1024 8034,1024 8034,999 8025,956 8001,919 7966,896 7923,853 7863,828 7798,828 7738,853 7692,899 7667,959 7667,1024 7692,1084 7738,1130 7798,1155 7807,1155 7807,1469 7810,1486 7812,1503 7815,1508 7816,1513 7825,1527 7833,1542 8474,2310 8468,2310 8453,2307 8408,2307 8360,2316 8320,2343 8294,2383 8284,2430 8294,2478 8320,2518 8340,2531 8315,2552 8292,2594 8291,2599 8304,2618 8418,2618 8418,2616 8443,2616 8443,2618 8557,2618 8570,2599 8569,2594 8546,2552 8529,2538 8967,2543 8967,2846 8870,2992 7580,2992 7661,2911 7685,2874 7694,2830 7694,2666 7891,2666 7892,2670 7915,2713 7952,2744 7998,2758 8018,2742 8018,2647 8043,2647 8043,2742 8063,2758 8109,2744 8146,2713 8169,2670 8170,2666 8167,2662 8291,2662 8292,2666 8315,2709 8352,2740 8398,2754 8418,2738 8418,2643 8443,2643 8443,2738 8463,2754 8509,2740 8546,2709 8569,2666 8570,2662 8557,2643 8443,2643 8418,2643 8304,2643 8291,2662 8167,2662 8157,2647 8043,2647 8018,2647 7904,2647 7891,2666 7694,2666 7694,2530 7693,2526 7685,2487 7661,2450 7561,2350 7543,2338 7525,2326 7524,2325 7503,2321 7482,2317 7049,2311 7034,1748 7034,1024 7167,1024 7192,1084 7238,1130 7298,1155 7307,1155 7307,1419 7316,1463 7327,1479 7340,1500 7917,2076 7917,2316 7905,2324 7891,2345 7886,2370 7886,2490 7890,2514 7904,2535 7923,2549 7915,2556 7892,2598 7891,2603 7904,2622 8018,2622 8018,2620 8043,2620 8043,2622 8157,2622 8170,2603 8169,2598 8146,2556 8138,2548 8156,2537 8170,2516 8175,2490 8175,2370 8171,2347 8157,2325 8144,2316 8144,2029 8135,1986 8111,1949 7534,1372 7534,999 7525,956 7501,919 7466,896 7423,853 7363,828 7298,828 7238,853 7192,899 7167,959 7167,1024 7034,1024 7034,999 7025,956 7001,919 6965,896 6922,853 6862,828 6797,828 6737,853 6691,899 6666,959 6666,1024 6691,1084 6737,1130 6797,1155 6806,1155 6806,1749 6806,1751 6806,1752 6821,2342 6819,2343 6793,2383 6783,2430 6793,2478 6819,2518 6839,2531 6814,2552 6791,2594 6790,2599 6803,2618 6917,2618 6917,2616 6942,2616 6942,2618 7057,2618 7070,2599 7069,2594 7046,2552 7029,2538 7433,2543 7467,2577 7467,2783 7433,2817 6580,2817 6536,2825 6507,2845 6499,2850 6323,3026 6299,3063 6290,3106 6290,3493 6277,3513 6263,3493 6263,2666 6390,2666 6391,2670 6414,2713 6451,2744 6497,2758 6517,2742 6517,2647 6542,2647 6542,2742 6562,2758 6608,2744 6645,2713 6668,2670 6669,2666 6666,2662 6790,2662 6791,2666 6814,2709 6851,2740 6897,2754 6917,2738 6917,2643 6942,2643 6942,2738 6962,2754 7009,2740 7046,2709 7069,2666 7070,2662 7057,2643 6942,2643 6917,2643 6803,2643 6790,2662 6666,2662 6656,2647 6542,2647 6517,2647 6403,2647 6390,2666 6263,2666 6263,2550 6254,2507 6230,2470 6110,2350 6109,2350 6109,2349 6091,2337 6073,2325 6072,2325 6051,2321 6029,2317 6028,2317 5623,2322 5885,1784 6010,1660 6020,1644 6034,1623 6043,1579 6043,1024 6166,1024 6191,1084 6237,1130 6297,1155 6316,1155 6316,1729 6325,1773 6343,1800 6349,1810 6416,1876 6416,2316 6404,2324 6390,2345 6385,2370 6385,2490 6389,2514 6403,2535 6422,2549 6414,2556 6391,2598 6390,2603 6403,2622 6517,2622 6517,2620 6542,2620 6542,2622 6656,2622 6669,2603 6668,2598 6645,2556 6637,2548 6655,2537 6669,2516 6674,2490 6674,2370 6670,2347 6656,2325 6643,2316 6643,1829 6639,1808 6634,1786 6610,1749 6543,1682 6543,1009 6534,966 6510,929 6473,904 6470,904 6468,899 6422,853 6362,828 6297,828 6237,853 6191,899 6166,959 6166,1024 6043,1024 6043,1009 6034,966 6010,929 5973,904 5970,904 5968,899 5922,853 5862,828 5797,828 5737,853 5691,899 5666,959 5666,1024 5691,1084 5737,1130 5797,1155 5816,1155 5816,1532 5711,1637 5701,1653 5690,1667 5374,2313 5359,2316 5319,2343 5293,2383 5283,2430 5293,2478 5319,2518 5339,2531 5314,2552 5291,2594 5290,2599 5303,2618 5417,2618 5417,2616 5442,2616 5442,2618 5556,2618 5569,2599 5568,2594 5545,2552 5543,2550 5983,2544 6036,2597 6036,3493 6023,3513 6009,3493 6009,3194 6000,3151 5976,3114 5732,2870 5714,2858 5695,2845 5651,2837 4887,2837 4743,2693 4743,2666 4890,2666 4891,2670 4914,2713 4951,2744 4997,2758 5017,2742 5017,2647 5042,2647 5042,2742 5062,2758 5108,2744 5145,2713 5168,2670 5169,2666 5166,2662 5290,2662 5291,2666 5314,2709 5351,2740 5397,2754 5417,2738 5417,2643 5442,2643 5442,2738 5462,2754 5508,2740 5545,2709 5568,2666 5569,2662 5556,2643 5442,2643 5417,2643 5303,2643 5290,2662 5166,2662 5156,2647 5042,2647 5017,2647 4903,2647 4890,2666 4743,2666 4743,2520 4743,2519 4734,2477 4710,2440 4640,2370 4885,2370 4885,2490 4889,2514 4903,2535 4922,2549 4914,2556 4891,2598 4890,2603 4903,2622 5017,2622 5017,2620 5042,2620 5042,2622 5156,2622 5169,2603 5168,2598 5145,2556 5137,2548 5155,2537 5169,2516 5174,2490 5174,2370 5170,2347 5156,2325 5143,2316 5143,2076 5460,1760 5484,1723 5486,1716 5493,1679 5493,1109 5518,1084 5543,1024 5543,959 5518,899 5472,853 5412,828 5347,828 5287,853 5241,899 5216,959 5216,1024 5241,1084 5266,1109 5266,1632 4949,1949 4925,1986 4916,2029 4916,2316 4904,2324 4890,2345 4885,2370 4640,2370 4610,2340 4605,2337 4573,2315 4529,2307 4353,2307 5009,1459 5016,1445 5024,1433 5026,1426 5029,1419 5030,1404 5033,1389 5033,999 5024,956 5000,919 4965,896 4922,853 4862,828 4797,828 4737,853 4691,899 4666,959 4666,1024 4691,1084 4737,1130 4797,1155 4806,1155 4806,1350 4066,2307 3907,2307 3859,2316 3819,2343 3793,2383 3783,2430 3793,2478 3819,2518 3839,2531 3814,2552 3791,2594 3790,2599 3803,2618 3917,2618 3917,2616 3942,2616 3942,2618 4056,2618 4069,2599 4068,2594 4045,2552 4031,2540 4124,2536 4129,2535 4134,2535 4139,2534 4482,2534 4516,2567 4516,2740 4525,2784 4547,2817 4549,2821 4745,3017 3424,3017 3243,2851 3243,2666 3390,2666 3391,2670 3414,2713 3451,2744 3497,2758 3517,2742 3517,2647 3542,2647 3542,2742 3562,2758 3608,2744 3645,2713 3668,2670 3669,2666 3666,2662 3790,2662 3791,2666 3814,2709 3851,2740 3897,2754 3917,2738 3917,2643 3942,2643 3942,2738 3962,2754 4008,2740 4045,2709 4068,2666 4069,2662 4056,2643 3942,2643 3917,2643 3803,2643 3790,2662 3666,2662 3656,2647 3542,2647 3517,2647 3403,2647 3390,2666 3243,2666 3243,2560 3242,2554 3234,2517 3210,2480 3140,2411 3170,2370 3385,2370 3385,2490 3389,2514 3403,2535 3422,2549 3414,2556 3391,2598 3390,2603 3403,2622 3517,2622 3517,2620 3542,2620 3542,2622 3656,2622 3669,2603 3668,2598 3645,2556 3637,2548 3655,2537 3669,2516 3674,2490 3674,2370 3670,2347 3656,2325 3643,2316 3643,2199 4505,1214 4514,1198 4524,1183 4525,1179 4527,1176 4529,1157 4533,1139 4533,999 4524,956 4500,919 4465,896 4422,853 4362,828 4297,828 4237,853 4191,899 4166,959 4166,1024 4191,1084 4237,1130 4266,1142 3444,2082 3435,2098 3425,2113 3424,2117 3422,2120 3420,2138 3416,2156 3416,2316 3404,2324 3390,2345 3385,2370 3170,2370 4010,1254 4016,1241 4024,1229 4026,1221 4029,1214 4030,1199 4033,1185 4033,999 4024,956 4000,919 3965,896 3922,853 3862,828 3797,828 3737,853 3691,899 3666,959 3666,1024 3691,1084 3737,1130 3797,1155 3800,1155 2926,2318 2513,2325 2500,2316 2452,2307 2407,2307 2359,2316 2319,2343 2293,2383 2283,2430 2293,2478 2319,2518 2339,2531 2314,2552 2291,2594 2290,2599 2303,2618 2417,2618 2417,2616 2442,2616 2442,2618 2556,2618 2569,2599 2568,2594 2546,2553 2958,2549 3016,2607 3016,2900 3016,2903 3016,2905 3021,2924 3025,2944 3026,2946 3027,2948 3038,2964 3049,2981 3051,2982 3053,2984 3303,3214 3308,3217 1924,3217 1693,3001 1693,2666 1890,2666 1891,2670 1914,2713 1951,2744 1997,2758 2017,2742 2017,2647 2042,2647 2042,2742 2062,2758 2108,2744 2145,2713 2168,2670 2169,2666 2166,2662 2290,2662 2291,2666 2314,2709 2351,2740 2397,2754 2417,2738 2417,2643 2442,2643 2442,2738 2462,2754 2508,2740 2545,2709 2568,2666 2569,2662 2556,2643 2442,2643 2417,2643 2303,2643 2290,2662 2166,2662 2156,2647 2042,2647 2017,2647 1903,2647 1890,2666 1693,2666 1693,2510 1684,2467 1660,2430 1580,2350 1562,2338 1545,2326 1544,2326 1543,2325 1522,2321 1502,2317 1043,2309 1043,2097 1878,2097 1878,2392 1885,2426 1885,2490 1889,2514 1903,2535 1922,2549 1914,2556 1891,2598 1890,2603 1903,2622 2017,2622 2017,2620 2042,2620 2042,2622 2156,2622 2169,2603 2168,2598 2145,2556 2137,2548 2155,2537 2169,2516 2174,2490 2174,2370 2170,2347 2156,2325 2135,2311 2110,2306 2105,2306 2105,2144 2293,1957 2753,1957 2797,1948 2834,1924 3469,1289 3477,1277 3493,1252 3502,1208 3502,1076 3524,1043 3533,999 3524,956 3500,919 3465,896 3422,853 3362,828 3297,828 3237,853 3191,899 3166,959 3166,1024 3191,1084 3237,1130 3275,1146 3275,1161 2706,1730 2245,1730 2206,1738 2202,1738 2165,1763 1911,2017 1887,2054 1878,2097 1043,2097 1043,1741 1294,1490 2717,1490 2760,1482 2797,1457 2920,1335 2944,1298 2953,1254 2953,1099 2968,1084 2993,1024 2993,959 2968,899 2922,853 2862,828 2797,828 2737,853 2691,899 2666,959 2666,1024 2691,1084 2726,1119 2726,1207 2670,1263 1247,1263 1204,1272 1176,1290 1167,1297 849,1614 825,1651 816,1694 816,2348 793,2383 783,2430 793,2478 819,2518 839,2531 814,2552 791,2594 790,2599 803,2618 917,2618 917,2616 942,2616 942,2618 1056,2618 1069,2599 1068,2594 1045,2552 1025,2535 1452,2543 1466,2557 1466,3050 1466,3052 1466,3054 1471,3074 1475,3094 1476,3095 1476,3097 1488,3114 1499,3131 1501,3132 1502,3133 1802,3413 1808,3417 697,3417 393,3113 393,2675 414,2713 451,2744 497,2758 517,2742 517,2647 542,2647 542,2742 562,2758 608,2744 645,2713 668,2670 669,2666 666,2662 790,2662 791,2666 814,2709 851,2740 897,2754 917,2738 917,2643 942,2643 942,2738 962,2754 1008,2740 1045,2709 1068,2666 1069,2662 1056,2643 942,2643 917,2643 803,2643 790,2662 666,2662 656,2647 542,2647 517,2647 515,2647 515,2622 517,2622 517,2620 542,2620 542,2622 656,2622 669,2603 668,2598 645,2556 637,2548 655,2537 669,2516 674,2490 674,2370 670,2347 656,2325 643,2316 643,1526 1057,1113 2220,1113 2237,1130 2297,1155 2362,1155 2422,1130 2444,1108 2463,1104 2500,1080 2524,1043 2533,999 2524,956 2500,919 2465,896 2422,853 2362,828 2297,828 2237,853 2204,886 1010,886 966,894 933,916 929,919 449,1399 425,1436 416,1479 416,2316 404,2324 393,2341 393,747 747,393 9831,393 9863,393 9893,380 9923,368 9946,345 9969,322 9981,292 9982,292 9994,262 9994,230 9994,229 9994,197 9982,167 9981,167 9969,137 9946,114 9923,91 9893,78 9863,66 9831,66 679,66 617,78 564,114 114,564 78,617 66,679 0,679 0,0 12360,0">
          <text:p/>
        </draw:polygon>
        <draw:polygon draw:style-name="gr1" draw:text-style-name="P1" draw:layer="layout" svg:width="0.16cm" svg:height="0.16cm" svg:x="21.887cm" svg:y="19.746cm" svg:viewBox="0 0 161 161" draw:points="0,161 0,0 161,0 161,161">
          <text:p/>
        </draw:polygon>
        <draw:polyline draw:style-name="gr2" draw:text-style-name="P2" draw:layer="layout" svg:width="0cm" svg:height="0cm" svg:x="22.222cm" svg:y="19.826cm" svg:viewBox="0 0 0 0" draw:points="0,0">
          <text:p/>
        </draw:polyline>
        <draw:polyline draw:style-name="gr2" draw:text-style-name="P2" draw:layer="layout" svg:width="0cm" svg:height="0cm" svg:x="22.476cm" svg:y="19.826cm" svg:viewBox="0 0 0 0" draw:points="0,0">
          <text:p/>
        </draw:polyline>
        <draw:polyline draw:style-name="gr2" draw:text-style-name="P2" draw:layer="layout" svg:width="0cm" svg:height="0cm" svg:x="22.73cm" svg:y="19.826cm" svg:viewBox="0 0 0 0" draw:points="0,0">
          <text:p/>
        </draw:polyline>
        <draw:polyline draw:style-name="gr2" draw:text-style-name="P2" draw:layer="layout" svg:width="0cm" svg:height="0cm" svg:x="22.984cm" svg:y="19.826cm" svg:viewBox="0 0 0 0" draw:points="0,0">
          <text:p/>
        </draw:polyline>
        <draw:polyline draw:style-name="gr2" draw:text-style-name="P2" draw:layer="layout" svg:width="0cm" svg:height="0cm" svg:x="23.238cm" svg:y="19.826cm" svg:viewBox="0 0 0 0" draw:points="0,0">
          <text:p/>
        </draw:polyline>
        <draw:polyline draw:style-name="gr2" draw:text-style-name="P2" draw:layer="layout" svg:width="0cm" svg:height="0cm" svg:x="23.492cm" svg:y="19.826cm" svg:viewBox="0 0 0 0" draw:points="0,0">
          <text:p/>
        </draw:polyline>
        <draw:polyline draw:style-name="gr2" draw:text-style-name="P2" draw:layer="layout" svg:width="0cm" svg:height="0cm" svg:x="23.746cm" svg:y="19.826cm" svg:viewBox="0 0 0 0" draw:points="0,0">
          <text:p/>
        </draw:polyline>
        <draw:polyline draw:style-name="gr2" draw:text-style-name="P2" draw:layer="layout" svg:width="0cm" svg:height="0cm" svg:x="24cm" svg:y="19.826cm" svg:viewBox="0 0 0 0" draw:points="0,0">
          <text:p/>
        </draw:polyline>
        <draw:polyline draw:style-name="gr2" draw:text-style-name="P2" draw:layer="layout" svg:width="0cm" svg:height="0cm" svg:x="24.254cm" svg:y="19.826cm" svg:viewBox="0 0 0 0" draw:points="0,0">
          <text:p/>
        </draw:polyline>
        <draw:path draw:style-name="gr1" draw:text-style-name="P1" draw:layer="layout" svg:width="0.199cm" svg:height="0.2cm" svg:x="19.818cm" svg:y="16.376cm" svg:viewBox="0 0 200 201" svg:d="M0 100c0-55 44-100 99-100 57 0 101 45 101 100 0 56-44 101-101 101-55 0-99-45-99-101z">
          <text:p/>
        </draw:path>
        <draw:path draw:style-name="gr1" draw:text-style-name="P1" draw:layer="layout" svg:width="0.199cm" svg:height="0.2cm" svg:x="19.818cm" svg:y="17.138cm" svg:viewBox="0 0 200 201" svg:d="M0 100c0-55 44-100 99-100 57 0 101 45 101 100s-44 101-101 101c-55 0-99-46-99-101z">
          <text:p/>
        </draw:path>
        <draw:path draw:style-name="gr1" draw:text-style-name="P1" draw:layer="layout" svg:width="0.199cm" svg:height="0.2cm" svg:x="19.318cm" svg:y="16.376cm" svg:viewBox="0 0 200 201" svg:d="M0 100c0-55 45-100 100-100 56 0 100 45 100 100 0 56-44 101-100 101-55 0-100-45-100-101z">
          <text:p/>
        </draw:path>
        <draw:path draw:style-name="gr1" draw:text-style-name="P1" draw:layer="layout" svg:width="0.199cm" svg:height="0.2cm" svg:x="19.318cm" svg:y="17.138cm" svg:viewBox="0 0 200 201" svg:d="M0 100c0-55 45-100 100-100 56 0 100 45 100 100s-44 101-100 101c-55 0-100-46-100-101z">
          <text:p/>
        </draw:path>
        <draw:path draw:style-name="gr1" draw:text-style-name="P1" draw:layer="layout" svg:width="0.199cm" svg:height="0.2cm" svg:x="20.818cm" svg:y="16.376cm" svg:viewBox="0 0 200 201" svg:d="M0 100c0-55 44-100 99-100 57 0 101 45 101 100 0 56-44 101-101 101-55 0-99-45-99-101z">
          <text:p/>
        </draw:path>
        <draw:path draw:style-name="gr1" draw:text-style-name="P1" draw:layer="layout" svg:width="0.199cm" svg:height="0.2cm" svg:x="20.818cm" svg:y="17.138cm" svg:viewBox="0 0 200 201" svg:d="M0 100c0-55 44-100 99-100 57 0 101 45 101 100s-44 101-101 101c-55 0-99-46-99-101z">
          <text:p/>
        </draw:path>
        <draw:path draw:style-name="gr1" draw:text-style-name="P1" draw:layer="layout" svg:width="0.199cm" svg:height="0.2cm" svg:x="20.318cm" svg:y="16.376cm" svg:viewBox="0 0 200 201" svg:d="M0 100c0-55 45-100 100-100 56 0 100 45 100 100 0 56-44 101-100 101-55 0-100-45-100-101z">
          <text:p/>
        </draw:path>
        <draw:path draw:style-name="gr1" draw:text-style-name="P1" draw:layer="layout" svg:width="0.199cm" svg:height="0.2cm" svg:x="20.318cm" svg:y="17.138cm" svg:viewBox="0 0 200 201" svg:d="M0 100c0-55 45-100 100-100 56 0 100 45 100 100s-44 101-100 101c-55 0-100-46-100-101z">
          <text:p/>
        </draw:path>
        <draw:path draw:style-name="gr1" draw:text-style-name="P1" draw:layer="layout" svg:width="0.199cm" svg:height="0.2cm" svg:x="21.818cm" svg:y="16.376cm" svg:viewBox="0 0 200 201" svg:d="M0 100c0-55 44-100 99-100 57 0 101 45 101 100 0 56-44 101-101 101-55 0-99-45-99-101z">
          <text:p/>
        </draw:path>
        <draw:path draw:style-name="gr1" draw:text-style-name="P1" draw:layer="layout" svg:width="0.199cm" svg:height="0.2cm" svg:x="21.818cm" svg:y="17.138cm" svg:viewBox="0 0 200 201" svg:d="M0 100c0-55 44-100 99-100 57 0 101 45 101 100s-44 101-101 101c-55 0-99-46-99-101z">
          <text:p/>
        </draw:path>
        <draw:path draw:style-name="gr1" draw:text-style-name="P1" draw:layer="layout" svg:width="0.199cm" svg:height="0.2cm" svg:x="21.318cm" svg:y="16.376cm" svg:viewBox="0 0 200 201" svg:d="M0 100c0-55 45-100 100-100 56 0 100 45 100 100 0 56-44 101-100 101-55 0-100-45-100-101z">
          <text:p/>
        </draw:path>
        <draw:path draw:style-name="gr1" draw:text-style-name="P1" draw:layer="layout" svg:width="0.199cm" svg:height="0.2cm" svg:x="21.318cm" svg:y="17.138cm" svg:viewBox="0 0 200 201" svg:d="M0 100c0-55 45-100 100-100 56 0 100 45 100 100s-44 101-100 101c-55 0-100-46-100-101z">
          <text:p/>
        </draw:path>
        <draw:path draw:style-name="gr1" draw:text-style-name="P1" draw:layer="layout" svg:width="0.199cm" svg:height="0.2cm" svg:x="22.818cm" svg:y="16.376cm" svg:viewBox="0 0 200 201" svg:d="M0 100c0-55 44-100 99-100 57 0 101 45 101 100 0 56-44 101-101 101-55 0-99-45-99-101z">
          <text:p/>
        </draw:path>
        <draw:path draw:style-name="gr1" draw:text-style-name="P1" draw:layer="layout" svg:width="0.199cm" svg:height="0.2cm" svg:x="22.818cm" svg:y="17.138cm" svg:viewBox="0 0 200 201" svg:d="M0 100c0-55 44-100 99-100 57 0 101 45 101 100s-44 101-101 101c-55 0-99-46-99-101z">
          <text:p/>
        </draw:path>
        <draw:path draw:style-name="gr1" draw:text-style-name="P1" draw:layer="layout" svg:width="0.199cm" svg:height="0.2cm" svg:x="22.368cm" svg:y="16.376cm" svg:viewBox="0 0 200 201" svg:d="M0 100c0-55 44-100 100-100 55 0 100 45 100 100 0 56-45 101-100 101-56 0-100-45-100-101z">
          <text:p/>
        </draw:path>
        <draw:path draw:style-name="gr1" draw:text-style-name="P1" draw:layer="layout" svg:width="0.199cm" svg:height="0.2cm" svg:x="22.368cm" svg:y="17.138cm" svg:viewBox="0 0 200 201" svg:d="M0 100c0-55 44-100 100-100 55 0 100 45 100 100s-45 101-100 101c-56 0-100-46-100-101z">
          <text:p/>
        </draw:path>
        <draw:path draw:style-name="gr1" draw:text-style-name="P1" draw:layer="layout" svg:width="0.199cm" svg:height="0.2cm" svg:x="23.818cm" svg:y="16.376cm" svg:viewBox="0 0 200 201" svg:d="M0 100c0-55 44-100 99-100 57 0 101 45 101 100 0 56-44 101-101 101-55 0-99-45-99-101z">
          <text:p/>
        </draw:path>
        <draw:path draw:style-name="gr1" draw:text-style-name="P1" draw:layer="layout" svg:width="0.199cm" svg:height="0.2cm" svg:x="23.818cm" svg:y="17.138cm" svg:viewBox="0 0 200 201" svg:d="M0 100c0-55 44-100 99-100 57 0 101 45 101 100s-44 101-101 101c-55 0-99-46-99-101z">
          <text:p/>
        </draw:path>
        <draw:path draw:style-name="gr1" draw:text-style-name="P1" draw:layer="layout" svg:width="0.199cm" svg:height="0.2cm" svg:x="23.318cm" svg:y="16.376cm" svg:viewBox="0 0 200 201" svg:d="M0 100c0-55 45-100 100-100 56 0 100 45 100 100 0 56-44 101-100 101-55 0-100-45-100-101z">
          <text:p/>
        </draw:path>
        <draw:path draw:style-name="gr1" draw:text-style-name="P1" draw:layer="layout" svg:width="0.199cm" svg:height="0.2cm" svg:x="23.318cm" svg:y="17.138cm" svg:viewBox="0 0 200 201" svg:d="M0 100c0-55 45-100 100-100 56 0 100 45 100 100s-44 101-100 101c-55 0-100-46-100-101z">
          <text:p/>
        </draw:path>
        <draw:path draw:style-name="gr1" draw:text-style-name="P1" draw:layer="layout" svg:width="0.199cm" svg:height="0.2cm" svg:x="24.818cm" svg:y="16.376cm" svg:viewBox="0 0 200 201" svg:d="M0 100c0-55 44-100 100-100s100 45 100 100c0 56-44 101-100 101s-100-45-100-101z">
          <text:p/>
        </draw:path>
        <draw:path draw:style-name="gr1" draw:text-style-name="P1" draw:layer="layout" svg:width="0.199cm" svg:height="0.2cm" svg:x="24.818cm" svg:y="17.138cm" svg:viewBox="0 0 200 201" svg:d="M0 100c0-55 44-100 100-100s100 45 100 100-44 101-100 101-100-46-100-101z">
          <text:p/>
        </draw:path>
        <draw:path draw:style-name="gr1" draw:text-style-name="P1" draw:layer="layout" svg:width="0.199cm" svg:height="0.2cm" svg:x="24.318cm" svg:y="16.376cm" svg:viewBox="0 0 200 201" svg:d="M0 100c0-55 45-100 100-100 56 0 100 45 100 100 0 56-44 101-100 101-55 0-100-45-100-101z">
          <text:p/>
        </draw:path>
        <draw:path draw:style-name="gr1" draw:text-style-name="P1" draw:layer="layout" svg:width="0.199cm" svg:height="0.2cm" svg:x="24.318cm" svg:y="17.138cm" svg:viewBox="0 0 200 201" svg:d="M0 100c0-55 45-100 100-100 56 0 100 45 100 100s-44 101-100 101c-55 0-100-46-100-101z">
          <text:p/>
        </draw:path>
        <draw:path draw:style-name="gr1" draw:text-style-name="P1" draw:layer="layout" svg:width="0.199cm" svg:height="0.2cm" svg:x="25.818cm" svg:y="16.376cm" svg:viewBox="0 0 200 201" svg:d="M0 100c0-55 44-100 101-100 55 0 99 45 99 100 0 56-44 101-99 101-57 0-101-45-101-101z">
          <text:p/>
        </draw:path>
        <draw:path draw:style-name="gr1" draw:text-style-name="P1" draw:layer="layout" svg:width="0.199cm" svg:height="0.2cm" svg:x="25.818cm" svg:y="17.138cm" svg:viewBox="0 0 200 201" svg:d="M0 100c0-55 44-100 101-100 55 0 99 45 99 100s-44 101-99 101c-57 0-101-46-101-101z">
          <text:p/>
        </draw:path>
        <draw:path draw:style-name="gr1" draw:text-style-name="P1" draw:layer="layout" svg:width="0.199cm" svg:height="0.2cm" svg:x="25.318cm" svg:y="16.376cm" svg:viewBox="0 0 200 201" svg:d="M0 100c0-55 45-100 101-100 55 0 99 45 99 100 0 56-44 101-99 101-56 0-101-45-101-101z">
          <text:p/>
        </draw:path>
        <draw:path draw:style-name="gr1" draw:text-style-name="P1" draw:layer="layout" svg:width="0.199cm" svg:height="0.2cm" svg:x="25.318cm" svg:y="17.138cm" svg:viewBox="0 0 200 201" svg:d="M0 100c0-55 45-100 101-100 55 0 99 45 99 100s-44 101-99 101c-56 0-101-46-101-101z">
          <text:p/>
        </draw:path>
        <draw:path draw:style-name="gr1" draw:text-style-name="P1" draw:layer="layout" svg:width="0.199cm" svg:height="0.2cm" svg:x="26.818cm" svg:y="16.376cm" svg:viewBox="0 0 200 201" svg:d="M0 100c0-55 44-100 101-100 55 0 99 45 99 100 0 56-44 101-99 101-57 0-101-45-101-101z">
          <text:p/>
        </draw:path>
        <draw:path draw:style-name="gr1" draw:text-style-name="P1" draw:layer="layout" svg:width="0.199cm" svg:height="0.2cm" svg:x="26.818cm" svg:y="17.138cm" svg:viewBox="0 0 200 201" svg:d="M0 100c0-55 44-100 101-100 55 0 99 45 99 100s-44 101-99 101c-57 0-101-46-101-101z">
          <text:p/>
        </draw:path>
        <draw:path draw:style-name="gr1" draw:text-style-name="P1" draw:layer="layout" svg:width="0.199cm" svg:height="0.2cm" svg:x="26.318cm" svg:y="16.376cm" svg:viewBox="0 0 200 201" svg:d="M0 100c0-55 44-100 100-100 55 0 100 45 100 100 0 56-45 101-100 101-56 0-100-45-100-101z">
          <text:p/>
        </draw:path>
        <draw:path draw:style-name="gr1" draw:text-style-name="P1" draw:layer="layout" svg:width="0.199cm" svg:height="0.2cm" svg:x="26.318cm" svg:y="17.138cm" svg:viewBox="0 0 200 201" svg:d="M0 100c0-55 44-100 100-100 55 0 100 45 100 100s-45 101-100 101c-56 0-100-46-100-101z">
          <text:p/>
        </draw:path>
        <draw:polygon draw:style-name="gr1" draw:text-style-name="P1" draw:layer="layout" svg:width="0.161cm" svg:height="0.12cm" svg:x="17.537cm" svg:y="18.616cm" svg:viewBox="0 0 162 121" draw:points="0,121 0,0 162,0 162,121">
          <text:p/>
        </draw:polygon>
        <draw:line draw:style-name="gr3" draw:text-style-name="P2" draw:layer="layout" svg:x1="17.998cm" svg:y1="18.876cm" svg:x2="18.037cm" svg:y2="18.876cm">
          <text:p/>
        </draw:line>
        <draw:line draw:style-name="gr3" draw:text-style-name="P2" draw:layer="layout" svg:x1="17.598cm" svg:y1="18.88cm" svg:x2="17.637cm" svg:y2="18.88cm">
          <text:p/>
        </draw:line>
        <draw:line draw:style-name="gr3" draw:text-style-name="P2" draw:layer="layout" svg:x1="17.998cm" svg:y1="18.676cm" svg:x2="18.037cm" svg:y2="18.676cm">
          <text:p/>
        </draw:line>
        <draw:polygon draw:style-name="gr1" draw:text-style-name="P1" draw:layer="layout" svg:width="0.162cm" svg:height="0.12cm" svg:x="19.037cm" svg:y="18.616cm" svg:viewBox="0 0 163 121" draw:points="0,121 0,0 163,0 163,121">
          <text:p/>
        </draw:polygon>
        <draw:line draw:style-name="gr3" draw:text-style-name="P2" draw:layer="layout" svg:x1="19.498cm" svg:y1="18.876cm" svg:x2="19.538cm" svg:y2="18.876cm">
          <text:p/>
        </draw:line>
        <draw:line draw:style-name="gr3" draw:text-style-name="P2" draw:layer="layout" svg:x1="19.098cm" svg:y1="18.88cm" svg:x2="19.137cm" svg:y2="18.88cm">
          <text:p/>
        </draw:line>
        <draw:line draw:style-name="gr3" draw:text-style-name="P2" draw:layer="layout" svg:x1="19.498cm" svg:y1="18.676cm" svg:x2="19.538cm" svg:y2="18.676cm">
          <text:p/>
        </draw:line>
        <draw:polygon draw:style-name="gr1" draw:text-style-name="P1" draw:layer="layout" svg:width="0.16cm" svg:height="0.12cm" svg:x="20.538cm" svg:y="18.616cm" svg:viewBox="0 0 161 121" draw:points="0,121 0,0 161,0 161,121">
          <text:p/>
        </draw:polygon>
        <draw:line draw:style-name="gr3" draw:text-style-name="P2" draw:layer="layout" svg:x1="20.998cm" svg:y1="18.876cm" svg:x2="21.038cm" svg:y2="18.876cm">
          <text:p/>
        </draw:line>
        <draw:line draw:style-name="gr3" draw:text-style-name="P2" draw:layer="layout" svg:x1="20.598cm" svg:y1="18.88cm" svg:x2="20.638cm" svg:y2="18.88cm">
          <text:p/>
        </draw:line>
        <draw:line draw:style-name="gr3" draw:text-style-name="P2" draw:layer="layout" svg:x1="20.998cm" svg:y1="18.676cm" svg:x2="21.038cm" svg:y2="18.676cm">
          <text:p/>
        </draw:line>
        <draw:polygon draw:style-name="gr1" draw:text-style-name="P1" draw:layer="layout" svg:width="0.16cm" svg:height="0.12cm" svg:x="22.038cm" svg:y="18.616cm" svg:viewBox="0 0 161 121" draw:points="0,121 0,0 161,0 161,121">
          <text:p/>
        </draw:polygon>
        <draw:line draw:style-name="gr3" draw:text-style-name="P2" draw:layer="layout" svg:x1="22.498cm" svg:y1="18.876cm" svg:x2="22.538cm" svg:y2="18.876cm">
          <text:p/>
        </draw:line>
        <draw:line draw:style-name="gr3" draw:text-style-name="P2" draw:layer="layout" svg:x1="22.098cm" svg:y1="18.88cm" svg:x2="22.138cm" svg:y2="18.88cm">
          <text:p/>
        </draw:line>
        <draw:line draw:style-name="gr3" draw:text-style-name="P2" draw:layer="layout" svg:x1="22.498cm" svg:y1="18.676cm" svg:x2="22.538cm" svg:y2="18.676cm">
          <text:p/>
        </draw:line>
        <draw:polygon draw:style-name="gr1" draw:text-style-name="P1" draw:layer="layout" svg:width="0.159cm" svg:height="0.12cm" svg:x="23.538cm" svg:y="18.616cm" svg:viewBox="0 0 160 121" draw:points="0,121 0,0 160,0 160,121">
          <text:p/>
        </draw:polygon>
        <draw:line draw:style-name="gr3" draw:text-style-name="P2" draw:layer="layout" svg:x1="23.997cm" svg:y1="18.876cm" svg:x2="24.038cm" svg:y2="18.876cm">
          <text:p/>
        </draw:line>
        <draw:line draw:style-name="gr3" draw:text-style-name="P2" draw:layer="layout" svg:x1="23.597cm" svg:y1="18.88cm" svg:x2="23.638cm" svg:y2="18.88cm">
          <text:p/>
        </draw:line>
        <draw:line draw:style-name="gr3" draw:text-style-name="P2" draw:layer="layout" svg:x1="23.997cm" svg:y1="18.676cm" svg:x2="24.038cm" svg:y2="18.676cm">
          <text:p/>
        </draw:line>
        <draw:polygon draw:style-name="gr1" draw:text-style-name="P1" draw:layer="layout" svg:width="0.159cm" svg:height="0.12cm" svg:x="25.038cm" svg:y="18.616cm" svg:viewBox="0 0 160 121" draw:points="0,121 0,0 160,0 160,121">
          <text:p/>
        </draw:polygon>
        <draw:line draw:style-name="gr3" draw:text-style-name="P2" draw:layer="layout" svg:x1="25.497cm" svg:y1="18.876cm" svg:x2="25.538cm" svg:y2="18.876cm">
          <text:p/>
        </draw:line>
        <draw:line draw:style-name="gr3" draw:text-style-name="P2" draw:layer="layout" svg:x1="25.097cm" svg:y1="18.88cm" svg:x2="25.138cm" svg:y2="18.88cm">
          <text:p/>
        </draw:line>
        <draw:line draw:style-name="gr3" draw:text-style-name="P2" draw:layer="layout" svg:x1="25.497cm" svg:y1="18.676cm" svg:x2="25.538cm" svg:y2="18.676cm">
          <text:p/>
        </draw:line>
        <draw:polygon draw:style-name="gr1" draw:text-style-name="P1" draw:layer="layout" svg:width="0.16cm" svg:height="0.12cm" svg:x="26.537cm" svg:y="18.616cm" svg:viewBox="0 0 161 121" draw:points="0,121 0,0 161,0 161,121">
          <text:p/>
        </draw:polygon>
        <draw:line draw:style-name="gr3" draw:text-style-name="P2" draw:layer="layout" svg:x1="26.997cm" svg:y1="18.876cm" svg:x2="27.037cm" svg:y2="18.876cm">
          <text:p/>
        </draw:line>
        <draw:line draw:style-name="gr3" draw:text-style-name="P2" draw:layer="layout" svg:x1="26.597cm" svg:y1="18.88cm" svg:x2="26.637cm" svg:y2="18.88cm">
          <text:p/>
        </draw:line>
        <draw:line draw:style-name="gr3" draw:text-style-name="P2" draw:layer="layout" svg:x1="26.997cm" svg:y1="18.676cm" svg:x2="27.037cm" svg:y2="18.676cm">
          <text:p/>
        </draw:line>
        <draw:polygon draw:style-name="gr1" draw:text-style-name="P1" draw:layer="layout" svg:width="0.16cm" svg:height="0.12cm" svg:x="28.037cm" svg:y="18.616cm" svg:viewBox="0 0 161 121" draw:points="0,121 0,0 161,0 161,121">
          <text:p/>
        </draw:polygon>
        <draw:line draw:style-name="gr3" draw:text-style-name="P2" draw:layer="layout" svg:x1="28.497cm" svg:y1="18.876cm" svg:x2="28.537cm" svg:y2="18.876cm">
          <text:p/>
        </draw:line>
        <draw:line draw:style-name="gr3" draw:text-style-name="P2" draw:layer="layout" svg:x1="28.097cm" svg:y1="18.88cm" svg:x2="28.137cm" svg:y2="18.88cm">
          <text:p/>
        </draw:line>
        <draw:line draw:style-name="gr3" draw:text-style-name="P2" draw:layer="layout" svg:x1="28.497cm" svg:y1="18.676cm" svg:x2="28.537cm" svg:y2="18.676cm">
          <text:p/>
        </draw:line>
        <draw:line draw:style-name="gr4" draw:text-style-name="P2" draw:layer="layout" svg:x1="23.417cm" svg:y1="16.476cm" svg:x2="23.917cm" svg:y2="16.476cm">
          <text:p/>
        </draw:line>
        <draw:line draw:style-name="gr4" draw:text-style-name="P2" draw:layer="layout" svg:x1="21.917cm" svg:y1="16.476cm" svg:x2="22.468cm" svg:y2="16.476cm">
          <text:p/>
        </draw:line>
        <draw:line draw:style-name="gr4" draw:text-style-name="P2" draw:layer="layout" svg:x1="21.917cm" svg:y1="16.476cm" svg:x2="22.317cm" svg:y2="16.476cm">
          <text:p/>
        </draw:line>
        <draw:line draw:style-name="gr4" draw:text-style-name="P2" draw:layer="layout" svg:x1="21.968cm" svg:y1="19.826cm" svg:x2="17.718cm" svg:y2="19.826cm">
          <text:p/>
        </draw:line>
        <draw:line draw:style-name="gr4" draw:text-style-name="P2" draw:layer="layout" svg:x1="17.767cm" svg:y1="16.476cm" svg:x2="19.917cm" svg:y2="16.476cm">
          <text:p/>
        </draw:line>
        <draw:line draw:style-name="gr4" draw:text-style-name="P2" draw:layer="layout" svg:x1="17.318cm" svg:y1="16.927cm" svg:x2="17.768cm" svg:y2="16.476cm">
          <text:p/>
        </draw:line>
        <draw:line draw:style-name="gr4" draw:text-style-name="P2" draw:layer="layout" svg:x1="17.318cm" svg:y1="19.426cm" svg:x2="17.318cm" svg:y2="16.926cm">
          <text:p/>
        </draw:line>
        <draw:line draw:style-name="gr4" draw:text-style-name="P2" draw:layer="layout" svg:x1="17.719cm" svg:y1="19.827cm" svg:x2="17.318cm" svg:y2="19.426cm">
          <text:p/>
        </draw:line>
        <draw:line draw:style-name="gr4" draw:text-style-name="P2" draw:layer="layout" svg:x1="19.917cm" svg:y1="16.476cm" svg:x2="20.417cm" svg:y2="16.476cm">
          <text:p/>
        </draw:line>
        <draw:line draw:style-name="gr4" draw:text-style-name="P2" draw:layer="layout" svg:x1="20.417cm" svg:y1="16.476cm" svg:x2="20.917cm" svg:y2="16.476cm">
          <text:p/>
        </draw:line>
        <draw:line draw:style-name="gr4" draw:text-style-name="P2" draw:layer="layout" svg:x1="20.917cm" svg:y1="16.476cm" svg:x2="21.417cm" svg:y2="16.476cm">
          <text:p/>
        </draw:line>
        <draw:line draw:style-name="gr4" draw:text-style-name="P2" draw:layer="layout" svg:x1="21.417cm" svg:y1="16.476cm" svg:x2="22.317cm" svg:y2="16.476cm">
          <text:p/>
        </draw:line>
        <draw:line draw:style-name="gr4" draw:text-style-name="P2" draw:layer="layout" svg:x1="22.317cm" svg:y1="16.476cm" svg:x2="22.917cm" svg:y2="16.476cm">
          <text:p/>
        </draw:line>
        <draw:line draw:style-name="gr4" draw:text-style-name="P2" draw:layer="layout" svg:x1="22.917cm" svg:y1="16.476cm" svg:x2="23.417cm" svg:y2="16.476cm">
          <text:p/>
        </draw:line>
        <draw:line draw:style-name="gr4" draw:text-style-name="P2" draw:layer="layout" svg:x1="23.417cm" svg:y1="16.476cm" svg:x2="24.417cm" svg:y2="16.476cm">
          <text:p/>
        </draw:line>
        <draw:line draw:style-name="gr4" draw:text-style-name="P2" draw:layer="layout" svg:x1="24.417cm" svg:y1="16.476cm" svg:x2="24.918cm" svg:y2="16.476cm">
          <text:p/>
        </draw:line>
        <draw:line draw:style-name="gr4" draw:text-style-name="P2" draw:layer="layout" svg:x1="24.918cm" svg:y1="16.476cm" svg:x2="25.418cm" svg:y2="16.476cm">
          <text:p/>
        </draw:line>
        <draw:line draw:style-name="gr4" draw:text-style-name="P2" draw:layer="layout" svg:x1="25.418cm" svg:y1="16.476cm" svg:x2="25.918cm" svg:y2="16.476cm">
          <text:p/>
        </draw:line>
        <draw:line draw:style-name="gr4" draw:text-style-name="P2" draw:layer="layout" svg:x1="25.918cm" svg:y1="16.476cm" svg:x2="26.418cm" svg:y2="16.476cm">
          <text:p/>
        </draw:line>
        <draw:line draw:style-name="gr4" draw:text-style-name="P2" draw:layer="layout" svg:x1="26.418cm" svg:y1="16.476cm" svg:x2="26.918cm" svg:y2="16.476cm">
          <text:p/>
        </draw:line>
        <draw:line draw:style-name="gr5" draw:text-style-name="P2" draw:layer="layout" svg:x1="18.018cm" svg:y1="18.676cm" svg:x2="18.018cm" svg:y2="17.941cm">
          <text:p/>
        </draw:line>
        <draw:line draw:style-name="gr5" draw:text-style-name="P2" draw:layer="layout" svg:x1="19.928cm" svg:y1="17.501cm" svg:x2="19.928cm" svg:y2="17.248cm">
          <text:p/>
        </draw:line>
        <draw:line draw:style-name="gr5" draw:text-style-name="P2" draw:layer="layout" svg:x1="19.805cm" svg:y1="17.625cm" svg:x2="19.929cm" svg:y2="17.501cm">
          <text:p/>
        </draw:line>
        <draw:line draw:style-name="gr5" draw:text-style-name="P2" draw:layer="layout" svg:x1="18.335cm" svg:y1="17.624cm" svg:x2="19.805cm" svg:y2="17.624cm">
          <text:p/>
        </draw:line>
        <draw:line draw:style-name="gr5" draw:text-style-name="P2" draw:layer="layout" svg:x1="18.018cm" svg:y1="17.942cm" svg:x2="18.336cm" svg:y2="17.624cm">
          <text:p/>
        </draw:line>
        <draw:line draw:style-name="gr5" draw:text-style-name="P2" draw:layer="layout" svg:x1="19.929cm" svg:y1="17.249cm" svg:x2="19.917cm" svg:y2="17.238cm">
          <text:p/>
        </draw:line>
        <draw:line draw:style-name="gr5" draw:text-style-name="P2" draw:layer="layout" svg:x1="22.477cm" svg:y1="19.827cm" svg:x2="22.468cm" svg:y2="19.726cm">
          <text:p/>
        </draw:line>
        <draw:line draw:style-name="gr5" draw:text-style-name="P2" draw:layer="layout" svg:x1="22.469cm" svg:y1="19.727cm" svg:x2="22.368cm" svg:y2="19.576cm">
          <text:p/>
        </draw:line>
        <draw:line draw:style-name="gr5" draw:text-style-name="P2" draw:layer="layout" svg:x1="22.368cm" svg:y1="19.576cm" svg:x2="18.968cm" svg:y2="19.576cm">
          <text:p/>
        </draw:line>
        <draw:line draw:style-name="gr5" draw:text-style-name="P2" draw:layer="layout" svg:x1="18.969cm" svg:y1="19.577cm" svg:x2="18.668cm" svg:y2="19.296cm">
          <text:p/>
        </draw:line>
        <draw:line draw:style-name="gr5" draw:text-style-name="P2" draw:layer="layout" svg:x1="18.668cm" svg:y1="19.296cm" svg:x2="18.668cm" svg:y2="18.756cm">
          <text:p/>
        </draw:line>
        <draw:line draw:style-name="gr5" draw:text-style-name="P2" draw:layer="layout" svg:x1="18.669cm" svg:y1="18.757cm" svg:x2="18.588cm" svg:y2="18.676cm">
          <text:p/>
        </draw:line>
        <draw:line draw:style-name="gr5" draw:text-style-name="P2" draw:layer="layout" svg:x1="18.589cm" svg:y1="18.677cm" svg:x2="18.037cm" svg:y2="18.666cm">
          <text:p/>
        </draw:line>
        <draw:line draw:style-name="gr5" draw:text-style-name="P2" draw:layer="layout" svg:x1="19.515cm" svg:y1="18.687cm" svg:x2="20.069cm" svg:y2="18.681cm">
          <text:p/>
        </draw:line>
        <draw:line draw:style-name="gr5" draw:text-style-name="P2" draw:layer="layout" svg:x1="21.008cm" svg:y1="17.432cm" svg:x2="21.008cm" svg:y2="17.246cm">
          <text:p/>
        </draw:line>
        <draw:line draw:style-name="gr5" draw:text-style-name="P2" draw:layer="layout" svg:x1="20.068cm" svg:y1="18.682cm" svg:x2="21.009cm" svg:y2="17.432cm">
          <text:p/>
        </draw:line>
        <draw:line draw:style-name="gr5" draw:text-style-name="P2" draw:layer="layout" svg:x1="22.73cm" svg:y1="19.826cm" svg:x2="22.73cm" svg:y2="19.598cm">
          <text:p/>
        </draw:line>
        <draw:line draw:style-name="gr5" draw:text-style-name="P2" draw:layer="layout" svg:x1="22.731cm" svg:y1="19.599cm" svg:x2="22.727cm" svg:y2="19.596cm">
          <text:p/>
        </draw:line>
        <draw:line draw:style-name="gr5" draw:text-style-name="P2" draw:layer="layout" svg:x1="22.727cm" svg:y1="19.596cm" svg:x2="22.727cm" svg:y2="19.526cm">
          <text:p/>
        </draw:line>
        <draw:line draw:style-name="gr5" draw:text-style-name="P2" draw:layer="layout" svg:x1="22.728cm" svg:y1="19.527cm" svg:x2="22.568cm" svg:y2="19.376cm">
          <text:p/>
        </draw:line>
        <draw:line draw:style-name="gr5" draw:text-style-name="P2" draw:layer="layout" svg:x1="22.568cm" svg:y1="19.376cm" svg:x2="20.468cm" svg:y2="19.376cm">
          <text:p/>
        </draw:line>
        <draw:line draw:style-name="gr5" draw:text-style-name="P2" draw:layer="layout" svg:x1="20.469cm" svg:y1="19.377cm" svg:x2="20.217cm" svg:y2="19.146cm">
          <text:p/>
        </draw:line>
        <draw:line draw:style-name="gr5" draw:text-style-name="P2" draw:layer="layout" svg:x1="20.217cm" svg:y1="19.146cm" svg:x2="20.217cm" svg:y2="18.806cm">
          <text:p/>
        </draw:line>
        <draw:line draw:style-name="gr5" draw:text-style-name="P2" draw:layer="layout" svg:x1="20.218cm" svg:y1="18.807cm" svg:x2="20.087cm" svg:y2="18.676cm">
          <text:p/>
        </draw:line>
        <draw:line draw:style-name="gr5" draw:text-style-name="P2" draw:layer="layout" svg:x1="20.088cm" svg:y1="18.676cm" svg:x2="19.515cm" svg:y2="18.687cm">
          <text:p/>
        </draw:line>
        <draw:line draw:style-name="gr5" draw:text-style-name="P2" draw:layer="layout" svg:x1="22.984cm" svg:y1="19.826cm" svg:x2="22.984cm" svg:y2="19.44cm">
          <text:p/>
        </draw:line>
        <draw:line draw:style-name="gr5" draw:text-style-name="P2" draw:layer="layout" svg:x1="22.985cm" svg:y1="19.441cm" svg:x2="22.739cm" svg:y2="19.196cm">
          <text:p/>
        </draw:line>
        <draw:line draw:style-name="gr5" draw:text-style-name="P2" draw:layer="layout" svg:x1="22.739cm" svg:y1="19.196cm" svg:x2="21.928cm" svg:y2="19.196cm">
          <text:p/>
        </draw:line>
        <draw:line draw:style-name="gr5" draw:text-style-name="P2" draw:layer="layout" svg:x1="21.929cm" svg:y1="19.197cm" svg:x2="21.717cm" svg:y2="18.986cm">
          <text:p/>
        </draw:line>
        <draw:line draw:style-name="gr5" draw:text-style-name="P2" draw:layer="layout" svg:x1="21.717cm" svg:y1="18.986cm" svg:x2="21.717cm" svg:y2="18.766cm">
          <text:p/>
        </draw:line>
        <draw:line draw:style-name="gr5" draw:text-style-name="P2" draw:layer="layout" svg:x1="21.718cm" svg:y1="18.767cm" svg:x2="21.617cm" svg:y2="18.666cm">
          <text:p/>
        </draw:line>
        <draw:line draw:style-name="gr5" draw:text-style-name="P2" draw:layer="layout" svg:x1="21.617cm" svg:y1="18.666cm" svg:x2="21.035cm" svg:y2="18.666cm">
          <text:p/>
        </draw:line>
        <draw:line draw:style-name="gr6" draw:text-style-name="P2" draw:layer="layout" svg:x1="21.036cm" svg:y1="18.666cm" svg:x2="21.025cm" svg:y2="18.677cm">
          <text:p/>
        </draw:line>
        <draw:line draw:style-name="gr5" draw:text-style-name="P2" draw:layer="layout" svg:x1="21.025cm" svg:y1="18.677cm" svg:x2="21.209cm" svg:y2="18.669cm">
          <text:p/>
        </draw:line>
        <draw:line draw:style-name="gr5" draw:text-style-name="P2" draw:layer="layout" svg:x1="21.208cm" svg:y1="18.67cm" svg:x2="22.009cm" svg:y2="17.636cm">
          <text:p/>
        </draw:line>
        <draw:line draw:style-name="gr5" draw:text-style-name="P2" draw:layer="layout" svg:x1="22.008cm" svg:y1="17.636cm" svg:x2="22.008cm" svg:y2="17.246cm">
          <text:p/>
        </draw:line>
        <draw:line draw:style-name="gr5" draw:text-style-name="P2" draw:layer="layout" svg:x1="22.527cm" svg:y1="18.685cm" svg:x2="22.88cm" svg:y2="17.964cm">
          <text:p/>
        </draw:line>
        <draw:line draw:style-name="gr5" draw:text-style-name="P2" draw:layer="layout" svg:x1="22.879cm" svg:y1="17.965cm" svg:x2="23.018cm" svg:y2="17.826cm">
          <text:p/>
        </draw:line>
        <draw:line draw:style-name="gr5" draw:text-style-name="P2" draw:layer="layout" svg:x1="23.017cm" svg:y1="17.826cm" svg:x2="23.017cm" svg:y2="17.256cm">
          <text:p/>
        </draw:line>
        <draw:line draw:style-name="gr6" draw:text-style-name="P2" draw:layer="layout" svg:x1="23.018cm" svg:y1="17.257cm" svg:x2="23.008cm" svg:y2="17.246cm">
          <text:p/>
        </draw:line>
        <draw:line draw:style-name="gr5" draw:text-style-name="P2" draw:layer="layout" svg:x1="23.238cm" svg:y1="19.826cm" svg:x2="23.238cm" svg:y2="18.796cm">
          <text:p/>
        </draw:line>
        <draw:line draw:style-name="gr5" draw:text-style-name="P2" draw:layer="layout" svg:x1="23.239cm" svg:y1="18.797cm" svg:x2="23.117cm" svg:y2="18.676cm">
          <text:p/>
        </draw:line>
        <draw:line draw:style-name="gr5" draw:text-style-name="P2" draw:layer="layout" svg:x1="23.118cm" svg:y1="18.676cm" svg:x2="22.527cm" svg:y2="18.685cm">
          <text:p/>
        </draw:line>
        <draw:line draw:style-name="gr5" draw:text-style-name="P2" draw:layer="layout" svg:x1="24.667cm" svg:y1="19.076cm" svg:x2="24.667cm" svg:y2="18.776cm">
          <text:p/>
        </draw:line>
        <draw:line draw:style-name="gr5" draw:text-style-name="P2" draw:layer="layout" svg:x1="24.668cm" svg:y1="18.777cm" svg:x2="24.568cm" svg:y2="18.676cm">
          <text:p/>
        </draw:line>
        <draw:line draw:style-name="gr5" draw:text-style-name="P2" draw:layer="layout" svg:x1="24.569cm" svg:y1="18.677cm" svg:x2="24.025cm" svg:y2="18.669cm">
          <text:p/>
        </draw:line>
        <draw:line draw:style-name="gr5" draw:text-style-name="P2" draw:layer="layout" svg:x1="23.492cm" svg:y1="19.826cm" svg:x2="23.492cm" svg:y2="19.352cm">
          <text:p/>
        </draw:line>
        <draw:line draw:style-name="gr5" draw:text-style-name="P2" draw:layer="layout" svg:x1="24.568cm" svg:y1="19.177cm" svg:x2="24.668cm" svg:y2="19.076cm">
          <text:p/>
        </draw:line>
        <draw:line draw:style-name="gr5" draw:text-style-name="P2" draw:layer="layout" svg:x1="23.668cm" svg:y1="19.176cm" svg:x2="24.568cm" svg:y2="19.176cm">
          <text:p/>
        </draw:line>
        <draw:line draw:style-name="gr5" draw:text-style-name="P2" draw:layer="layout" svg:x1="23.492cm" svg:y1="19.353cm" svg:x2="23.669cm" svg:y2="19.176cm">
          <text:p/>
        </draw:line>
        <draw:line draw:style-name="gr5" draw:text-style-name="P2" draw:layer="layout" svg:x1="24.026cm" svg:y1="18.67cm" svg:x2="24.008cm" svg:y2="17.996cm">
          <text:p/>
        </draw:line>
        <draw:line draw:style-name="gr5" draw:text-style-name="P2" draw:layer="layout" svg:x1="24.008cm" svg:y1="17.996cm" svg:x2="24.008cm" svg:y2="17.246cm">
          <text:p/>
        </draw:line>
        <draw:line draw:style-name="gr5" draw:text-style-name="P2" draw:layer="layout" svg:x1="23.747cm" svg:y1="19.827cm" svg:x2="23.743cm" svg:y2="19.501cm">
          <text:p/>
        </draw:line>
        <draw:line draw:style-name="gr5" draw:text-style-name="P2" draw:layer="layout" svg:x1="23.743cm" svg:y1="19.502cm" svg:x2="23.918cm" svg:y2="19.351cm">
          <text:p/>
        </draw:line>
        <draw:line draw:style-name="gr5" draw:text-style-name="P2" draw:layer="layout" svg:x1="23.917cm" svg:y1="19.351cm" svg:x2="26.018cm" svg:y2="19.351cm">
          <text:p/>
        </draw:line>
        <draw:line draw:style-name="gr5" draw:text-style-name="P2" draw:layer="layout" svg:x1="26.018cm" svg:y1="19.352cm" svg:x2="26.168cm" svg:y2="19.126cm">
          <text:p/>
        </draw:line>
        <draw:line draw:style-name="gr5" draw:text-style-name="P2" draw:layer="layout" svg:x1="26.167cm" svg:y1="19.126cm" svg:x2="26.167cm" svg:y2="18.726cm">
          <text:p/>
        </draw:line>
        <draw:line draw:style-name="gr5" draw:text-style-name="P2" draw:layer="layout" svg:x1="26.168cm" svg:y1="18.727cm" svg:x2="26.118cm" svg:y2="18.676cm">
          <text:p/>
        </draw:line>
        <draw:line draw:style-name="gr5" draw:text-style-name="P2" draw:layer="layout" svg:x1="26.119cm" svg:y1="18.677cm" svg:x2="25.505cm" svg:y2="18.669cm">
          <text:p/>
        </draw:line>
        <draw:line draw:style-name="gr5" draw:text-style-name="P2" draw:layer="layout" svg:x1="25.505cm" svg:y1="18.669cm" svg:x2="25.806cm" svg:y2="18.672cm">
          <text:p/>
        </draw:line>
        <draw:line draw:style-name="gr5" draw:text-style-name="P2" draw:layer="layout" svg:x1="25.806cm" svg:y1="18.672cm" svg:x2="25.008cm" svg:y2="17.716cm">
          <text:p/>
        </draw:line>
        <draw:line draw:style-name="gr5" draw:text-style-name="P2" draw:layer="layout" svg:x1="25.008cm" svg:y1="17.716cm" svg:x2="25.008cm" svg:y2="17.246cm">
          <text:p/>
        </draw:line>
        <draw:line draw:style-name="gr6" draw:text-style-name="P2" draw:layer="layout" svg:x1="27.025cm" svg:y1="18.671cm" svg:x2="27.541cm" svg:y2="18.68cm">
          <text:p/>
        </draw:line>
        <draw:line draw:style-name="gr5" draw:text-style-name="P2" draw:layer="layout" svg:x1="27.541cm" svg:y1="18.68cm" svg:x2="26.008cm" svg:y2="17.246cm">
          <text:p/>
        </draw:line>
        <draw:line draw:style-name="gr5" draw:text-style-name="P2" draw:layer="layout" svg:x1="24.001cm" svg:y1="19.827cm" svg:x2="23.992cm" svg:y2="19.701cm">
          <text:p/>
        </draw:line>
        <draw:line draw:style-name="gr5" draw:text-style-name="P2" draw:layer="layout" svg:x1="23.992cm" svg:y1="19.702cm" svg:x2="24.144cm" svg:y2="19.576cm">
          <text:p/>
        </draw:line>
        <draw:line draw:style-name="gr5" draw:text-style-name="P2" draw:layer="layout" svg:x1="24.143cm" svg:y1="19.576cm" svg:x2="27.443cm" svg:y2="19.576cm">
          <text:p/>
        </draw:line>
        <draw:line draw:style-name="gr5" draw:text-style-name="P2" draw:layer="layout" svg:x1="27.443cm" svg:y1="19.577cm" svg:x2="27.668cm" svg:y2="19.401cm">
          <text:p/>
        </draw:line>
        <draw:line draw:style-name="gr5" draw:text-style-name="P2" draw:layer="layout" svg:x1="27.667cm" svg:y1="19.401cm" svg:x2="27.667cm" svg:y2="18.776cm">
          <text:p/>
        </draw:line>
        <draw:line draw:style-name="gr5" draw:text-style-name="P2" draw:layer="layout" svg:x1="27.668cm" svg:y1="18.777cm" svg:x2="27.567cm" svg:y2="18.676cm">
          <text:p/>
        </draw:line>
        <draw:line draw:style-name="gr5" draw:text-style-name="P2" draw:layer="layout" svg:x1="27.568cm" svg:y1="18.677cm" svg:x2="27.025cm" svg:y2="18.671cm">
          <text:p/>
        </draw:line>
        <draw:line draw:style-name="gr5" draw:text-style-name="P2" draw:layer="layout" svg:x1="28.53cm" svg:y1="18.679cm" svg:x2="28.53cm" svg:y2="17.996cm">
          <text:p/>
        </draw:line>
        <draw:line draw:style-name="gr5" draw:text-style-name="P2" draw:layer="layout" svg:x1="28.531cm" svg:y1="17.997cm" svg:x2="27.788cm" svg:y2="17.246cm">
          <text:p/>
        </draw:line>
        <draw:line draw:style-name="gr5" draw:text-style-name="P2" draw:layer="layout" svg:x1="27.788cm" svg:y1="17.246cm" svg:x2="27.008cm" svg:y2="17.246cm">
          <text:p/>
        </draw:line>
        <draw:line draw:style-name="gr5" draw:text-style-name="P2" draw:layer="layout" svg:x1="24.254cm" svg:y1="19.826cm" svg:x2="28.767cm" svg:y2="19.826cm">
          <text:p/>
        </draw:line>
        <draw:line draw:style-name="gr5" draw:text-style-name="P2" draw:layer="layout" svg:x1="29.119cm" svg:y1="18.676cm" svg:x2="28.53cm" svg:y2="18.681cm">
          <text:p/>
        </draw:line>
        <draw:line draw:style-name="gr5" draw:text-style-name="P2" draw:layer="layout" svg:x1="29.219cm" svg:y1="18.777cm" svg:x2="29.118cm" svg:y2="18.676cm">
          <text:p/>
        </draw:line>
        <draw:line draw:style-name="gr5" draw:text-style-name="P2" draw:layer="layout" svg:x1="29.218cm" svg:y1="19.376cm" svg:x2="29.218cm" svg:y2="18.776cm">
          <text:p/>
        </draw:line>
        <draw:line draw:style-name="gr5" draw:text-style-name="P2" draw:layer="layout" svg:x1="28.767cm" svg:y1="19.827cm" svg:x2="29.219cm" svg:y2="19.376cm">
          <text:p/>
        </draw:line>
        <draw:line draw:style-name="gr5" draw:text-style-name="P2" draw:layer="layout" svg:x1="17.618cm" svg:y1="18.676cm" svg:x2="17.618cm" svg:y2="17.726cm">
          <text:p/>
        </draw:line>
        <draw:line draw:style-name="gr5" draw:text-style-name="P2" draw:layer="layout" svg:x1="17.618cm" svg:y1="17.727cm" svg:x2="18.099cm" svg:y2="17.246cm">
          <text:p/>
        </draw:line>
        <draw:line draw:style-name="gr5" draw:text-style-name="P2" draw:layer="layout" svg:x1="18.098cm" svg:y1="17.246cm" svg:x2="19.507cm" svg:y2="17.246cm">
          <text:p/>
        </draw:line>
        <draw:line draw:style-name="gr5" draw:text-style-name="P2" draw:layer="layout" svg:x1="19.118cm" svg:y1="18.677cm" svg:x2="19.079cm" svg:y2="18.638cm">
          <text:p/>
        </draw:line>
        <draw:line draw:style-name="gr5" draw:text-style-name="P2" draw:layer="layout" svg:x1="19.079cm" svg:y1="18.638cm" svg:x2="19.079cm" svg:y2="18.344cm">
          <text:p/>
        </draw:line>
        <draw:line draw:style-name="gr5" draw:text-style-name="P2" draw:layer="layout" svg:x1="19.079cm" svg:y1="18.345cm" svg:x2="19.334cm" svg:y2="18.09cm">
          <text:p/>
        </draw:line>
        <draw:line draw:style-name="gr5" draw:text-style-name="P2" draw:layer="layout" svg:x1="19.333cm" svg:y1="18.09cm" svg:x2="19.841cm" svg:y2="18.09cm">
          <text:p/>
        </draw:line>
        <draw:line draw:style-name="gr5" draw:text-style-name="P2" draw:layer="layout" svg:x1="19.841cm" svg:y1="18.091cm" svg:x2="20.477cm" svg:y2="17.455cm">
          <text:p/>
        </draw:line>
        <draw:line draw:style-name="gr5" draw:text-style-name="P2" draw:layer="layout" svg:x1="20.476cm" svg:y1="17.455cm" svg:x2="20.476cm" svg:y2="17.277cm">
          <text:p/>
        </draw:line>
        <draw:line draw:style-name="gr5" draw:text-style-name="P2" draw:layer="layout" svg:x1="20.476cm" svg:y1="17.278cm" svg:x2="20.508cm" svg:y2="17.246cm">
          <text:p/>
        </draw:line>
        <draw:line draw:style-name="gr5" draw:text-style-name="P2" draw:layer="layout" svg:x1="20.617cm" svg:y1="18.676cm" svg:x2="20.617cm" svg:y2="18.403cm">
          <text:p/>
        </draw:line>
        <draw:line draw:style-name="gr5" draw:text-style-name="P2" draw:layer="layout" svg:x1="21.508cm" svg:y1="17.386cm" svg:x2="21.508cm" svg:y2="17.246cm">
          <text:p/>
        </draw:line>
        <draw:line draw:style-name="gr5" draw:text-style-name="P2" draw:layer="layout" svg:x1="20.617cm" svg:y1="18.404cm" svg:x2="21.509cm" svg:y2="17.386cm">
          <text:p/>
        </draw:line>
        <draw:line draw:style-name="gr5" draw:text-style-name="P2" draw:layer="layout" svg:x1="22.117cm" svg:y1="18.676cm" svg:x2="22.117cm" svg:y2="18.276cm">
          <text:p/>
        </draw:line>
        <draw:line draw:style-name="gr5" draw:text-style-name="P2" draw:layer="layout" svg:x1="22.117cm" svg:y1="18.277cm" svg:x2="22.469cm" svg:y2="17.926cm">
          <text:p/>
        </draw:line>
        <draw:line draw:style-name="gr5" draw:text-style-name="P2" draw:layer="layout" svg:x1="22.468cm" svg:y1="17.926cm" svg:x2="22.468cm" svg:y2="17.286cm">
          <text:p/>
        </draw:line>
        <draw:line draw:style-name="gr6" draw:text-style-name="P2" draw:layer="layout" svg:x1="22.468cm" svg:y1="17.287cm" svg:x2="22.509cm" svg:y2="17.246cm">
          <text:p/>
        </draw:line>
        <draw:line draw:style-name="gr5" draw:text-style-name="P2" draw:layer="layout" svg:x1="23.617cm" svg:y1="18.676cm" svg:x2="23.617cm" svg:y2="18.076cm">
          <text:p/>
        </draw:line>
        <draw:line draw:style-name="gr5" draw:text-style-name="P2" draw:layer="layout" svg:x1="23.618cm" svg:y1="18.077cm" svg:x2="23.517cm" svg:y2="17.976cm">
          <text:p/>
        </draw:line>
        <draw:line draw:style-name="gr5" draw:text-style-name="P2" draw:layer="layout" svg:x1="23.517cm" svg:y1="17.976cm" svg:x2="23.517cm" svg:y2="17.256cm">
          <text:p/>
        </draw:line>
        <draw:line draw:style-name="gr6" draw:text-style-name="P2" draw:layer="layout" svg:x1="23.518cm" svg:y1="17.257cm" svg:x2="23.508cm" svg:y2="17.246cm">
          <text:p/>
        </draw:line>
        <draw:line draw:style-name="gr5" draw:text-style-name="P2" draw:layer="layout" svg:x1="25.118cm" svg:y1="18.676cm" svg:x2="25.118cm" svg:y2="18.276cm">
          <text:p/>
        </draw:line>
        <draw:line draw:style-name="gr5" draw:text-style-name="P2" draw:layer="layout" svg:x1="25.119cm" svg:y1="18.277cm" svg:x2="24.508cm" svg:y2="17.666cm">
          <text:p/>
        </draw:line>
        <draw:line draw:style-name="gr5" draw:text-style-name="P2" draw:layer="layout" svg:x1="24.508cm" svg:y1="17.666cm" svg:x2="24.508cm" svg:y2="17.246cm">
          <text:p/>
        </draw:line>
        <draw:line draw:style-name="gr5" draw:text-style-name="P2" draw:layer="layout" svg:x1="26.618cm" svg:y1="18.676cm" svg:x2="26.618cm" svg:y2="18.356cm">
          <text:p/>
        </draw:line>
        <draw:line draw:style-name="gr5" draw:text-style-name="P2" draw:layer="layout" svg:x1="26.619cm" svg:y1="18.357cm" svg:x2="25.508cm" svg:y2="17.246cm">
          <text:p/>
        </draw:line>
        <draw:line draw:style-name="gr5" draw:text-style-name="P2" draw:layer="layout" svg:x1="28.118cm" svg:y1="18.676cm" svg:x2="27.937cm" svg:y2="18.676cm">
          <text:p/>
        </draw:line>
        <draw:line draw:style-name="gr5" draw:text-style-name="P2" draw:layer="layout" svg:x1="27.938cm" svg:y1="18.677cm" svg:x2="26.508cm" svg:y2="17.246cm">
          <text:p/>
        </draw:line>
        <draw:polygon draw:style-name="gr7" draw:text-style-name="P1" draw:layer="layout" svg:width="12.359cm" svg:height="4.358cm" svg:x="17.088cm" svg:y="16.247cm" svg:viewBox="0 0 12360 4359" draw:points="12360,4359 0,4359 0,679 66,679 66,3180 78,3243 114,3296 514,3696 546,3717 567,3731 630,3744 4880,3744 4942,3731 4952,3725 4959,3725 4983,3721 5005,3707 5019,3686 5023,3668 5048,3696 5099,3720 5121,3707 5121,3593 5119,3593 5119,3568 5121,3568 5121,3566 5146,3566 5146,3568 5148,3568 5148,3593 5146,3593 5146,3707 5168,3720 5219,3696 5257,3654 5260,3647 5283,3682 5330,3713 5385,3724 5390,3724 5445,3713 5492,3682 5515,3648 5537,3682 5584,3713 5639,3724 5644,3724 5699,3713 5746,3682 5769,3648 5791,3682 5838,3713 5893,3724 5898,3724 5953,3713 6000,3682 6023,3648 6045,3682 6092,3713 6147,3724 6152,3724 6207,3713 6254,3682 6277,3648 6299,3682 6346,3713 6401,3724 6406,3724 6461,3713 6508,3682 6531,3648 6553,3682 6600,3713 6655,3724 6660,3724 6715,3713 6762,3682 6785,3648 6807,3682 6854,3713 6909,3724 6914,3724 6970,3713 7017,3682 7040,3648 7062,3682 7109,3713 7164,3724 7169,3724 7224,3713 7253,3694 11680,3694 11724,3685 11761,3661 12211,3211 12218,3200 12235,3174 12244,3130 12244,2530 12243,2526 12235,2487 12211,2450 12111,2350 12110,2350 12092,2338 12074,2325 12073,2325 12052,2321 12031,2317 12030,2317 11556,2319 11556,1749 11552,1728 11548,1706 11536,1688 11524,1669 10781,919 10763,907 10744,895 10744,894 10722,890 10701,886 9956,886 9923,853 9863,828 9798,828 9738,853 9692,899 9667,959 9667,1024 9692,1084 9738,1130 9798,1155 9863,1155 9923,1130 9940,1113 10653,1113 11329,1796 11329,2337 11320,2343 11294,2383 11284,2430 11294,2478 11320,2518 11340,2531 11315,2552 11292,2594 11291,2599 11304,2618 11418,2618 11418,2616 11443,2616 11443,2618 11557,2618 11570,2599 11569,2594 11546,2552 11539,2546 11984,2544 12017,2577 12017,3083 11633,3467 7253,3467 7224,3448 7205,3444 10356,3444 10370,3441 10386,3440 10392,3437 10399,3435 10412,3427 10425,3420 10650,3245 10655,3240 10661,3236 10669,3223 10679,3211 10681,3205 10685,3199 10688,3184 10693,3169 10693,3162 10694,3155 10694,2666 10891,2666 10892,2670 10915,2713 10952,2744 10998,2758 11018,2742 11018,2647 11043,2647 11043,2742 11063,2758 11109,2744 11146,2713 11169,2670 11170,2666 11167,2662 11291,2662 11292,2666 11315,2709 11352,2740 11398,2754 11418,2738 11418,2643 11443,2643 11443,2738 11463,2754 11509,2740 11546,2709 11569,2666 11570,2662 11557,2643 11443,2643 11418,2643 11304,2643 11291,2662 11167,2662 11157,2647 11043,2647 11018,2647 10904,2647 10891,2666 10694,2666 10694,2530 10693,2526 10685,2487 10661,2450 10561,2350 10543,2338 10525,2326 10524,2326 10524,2325 10503,2321 10499,2320 9113,1024 9167,1024 9192,1084 9238,1130 9298,1155 9363,1155 9400,1139 10770,2511 10807,2535 10850,2544 10916,2544 10923,2549 10915,2556 10892,2598 10891,2603 10904,2622 11018,2622 11018,2620 11043,2620 11043,2622 11157,2622 11170,2603 11169,2598 11146,2556 11138,2548 11156,2537 11170,2516 11175,2490 11175,2370 11171,2347 11157,2325 11136,2311 11110,2306 10950,2306 10927,2310 10916,2317 10898,2317 9501,919 9466,896 9423,853 9363,828 9298,828 9238,853 9192,899 9167,959 9167,1024 9113,1024 8998,916 8968,898 8923,853 8863,828 8798,828 8738,853 8692,899 8667,959 8667,1024 8692,1084 8738,1130 8798,1155 8863,1155 8903,1138 10160,2314 9980,2312 9953,2307 9908,2307 9860,2316 9820,2343 9794,2383 9784,2430 9794,2478 9820,2518 9840,2531 9815,2552 9792,2594 9791,2599 9804,2618 9918,2618 9918,2616 9943,2616 9943,2618 10057,2618 10070,2599 10069,2594 10046,2552 10032,2540 10433,2543 10467,2577 10467,3100 10317,3217 8941,3217 8942,3217 8953,3217 8963,3212 8974,3210 8983,3204 8994,3200 9002,3192 9011,3186 9017,3176 9025,3168 9175,2943 9179,2933 9185,2924 9188,2913 9192,2902 9192,2891 9194,2880 9194,2666 9391,2666 9392,2670 9415,2713 9452,2744 9498,2758 9518,2742 9518,2647 9543,2647 9543,2742 9563,2758 9609,2744 9646,2713 9669,2670 9670,2666 9667,2662 9791,2662 9792,2666 9815,2709 9852,2740 9898,2754 9918,2738 9918,2643 9943,2643 9943,2738 9963,2754 10009,2740 10046,2709 10069,2666 10070,2662 10057,2643 9943,2643 9918,2643 9804,2643 9791,2662 9667,2662 9657,2647 9543,2647 9518,2647 9404,2647 9391,2666 9194,2666 9194,2480 9185,2437 9161,2400 9111,2350 9093,2338 9075,2326 9074,2325 9053,2321 9032,2317 8773,2314 8034,1428 8034,1024 8167,1024 8192,1084 8238,1130 8298,1155 8363,1155 8400,1139 9417,2156 9417,2316 9405,2324 9391,2345 9386,2370 9386,2490 9390,2514 9404,2535 9423,2549 9415,2556 9392,2598 9391,2603 9404,2622 9518,2622 9518,2620 9543,2620 9543,2622 9657,2622 9670,2603 9669,2598 9646,2556 9638,2548 9656,2537 9670,2516 9675,2490 9675,2370 9671,2347 9657,2325 9644,2316 9644,2109 9635,2066 9611,2029 8501,919 8466,896 8423,853 8363,828 8298,828 8238,853 8192,899 8167,959 8167,1024 8034,1024 8034,999 8025,956 8001,919 7966,896 7923,853 7863,828 7798,828 7738,853 7692,899 7667,959 7667,1024 7692,1084 7738,1130 7798,1155 7807,1155 7807,1469 7810,1486 7812,1503 7815,1508 7816,1513 7825,1527 7833,1542 8474,2310 8468,2310 8453,2307 8408,2307 8360,2316 8320,2343 8294,2383 8284,2430 8294,2478 8320,2518 8340,2531 8315,2552 8292,2594 8291,2599 8304,2618 8418,2618 8418,2616 8443,2616 8443,2618 8557,2618 8570,2599 8569,2594 8546,2552 8529,2538 8967,2543 8967,2846 8870,2992 7580,2992 7661,2911 7685,2874 7694,2830 7694,2666 7891,2666 7892,2670 7915,2713 7952,2744 7998,2758 8018,2742 8018,2647 8043,2647 8043,2742 8063,2758 8109,2744 8146,2713 8169,2670 8170,2666 8167,2662 8291,2662 8292,2666 8315,2709 8352,2740 8398,2754 8418,2738 8418,2643 8443,2643 8443,2738 8463,2754 8509,2740 8546,2709 8569,2666 8570,2662 8557,2643 8443,2643 8418,2643 8304,2643 8291,2662 8167,2662 8157,2647 8043,2647 8018,2647 7904,2647 7891,2666 7694,2666 7694,2530 7693,2526 7685,2487 7661,2450 7561,2350 7543,2338 7525,2326 7524,2325 7503,2321 7482,2317 7049,2311 7034,1748 7034,1024 7167,1024 7192,1084 7238,1130 7298,1155 7307,1155 7307,1419 7316,1463 7327,1479 7340,1500 7917,2076 7917,2316 7905,2324 7891,2345 7886,2370 7886,2490 7890,2514 7904,2535 7923,2549 7915,2556 7892,2598 7891,2603 7904,2622 8018,2622 8018,2620 8043,2620 8043,2622 8157,2622 8170,2603 8169,2598 8146,2556 8138,2548 8156,2537 8170,2516 8175,2490 8175,2370 8171,2347 8157,2325 8144,2316 8144,2029 8135,1986 8111,1949 7534,1372 7534,999 7525,956 7501,919 7466,896 7423,853 7363,828 7298,828 7238,853 7192,899 7167,959 7167,1024 7034,1024 7034,999 7025,956 7001,919 6965,896 6922,853 6862,828 6797,828 6737,853 6691,899 6666,959 6666,1024 6691,1084 6737,1130 6797,1155 6806,1155 6806,1749 6806,1751 6806,1752 6821,2342 6819,2343 6793,2383 6783,2430 6793,2478 6819,2518 6839,2531 6814,2552 6791,2594 6790,2599 6803,2618 6917,2618 6917,2616 6942,2616 6942,2618 7057,2618 7070,2599 7069,2594 7046,2552 7029,2538 7433,2543 7467,2577 7467,2783 7433,2817 6580,2817 6536,2825 6507,2845 6499,2850 6323,3026 6299,3063 6290,3106 6290,3493 6277,3513 6263,3493 6263,2666 6390,2666 6391,2670 6414,2713 6451,2744 6497,2758 6517,2742 6517,2647 6542,2647 6542,2742 6562,2758 6608,2744 6645,2713 6668,2670 6669,2666 6666,2662 6790,2662 6791,2666 6814,2709 6851,2740 6897,2754 6917,2738 6917,2643 6942,2643 6942,2738 6962,2754 7009,2740 7046,2709 7069,2666 7070,2662 7057,2643 6942,2643 6917,2643 6803,2643 6790,2662 6666,2662 6656,2647 6542,2647 6517,2647 6403,2647 6390,2666 6263,2666 6263,2550 6254,2507 6230,2470 6110,2350 6109,2350 6109,2349 6091,2337 6073,2325 6072,2325 6051,2321 6029,2317 6028,2317 5623,2322 5885,1784 6010,1660 6020,1644 6034,1623 6043,1579 6043,1024 6166,1024 6191,1084 6237,1130 6297,1155 6316,1155 6316,1729 6325,1773 6343,1800 6349,1810 6416,1876 6416,2316 6404,2324 6390,2345 6385,2370 6385,2490 6389,2514 6403,2535 6422,2549 6414,2556 6391,2598 6390,2603 6403,2622 6517,2622 6517,2620 6542,2620 6542,2622 6656,2622 6669,2603 6668,2598 6645,2556 6637,2548 6655,2537 6669,2516 6674,2490 6674,2370 6670,2347 6656,2325 6643,2316 6643,1829 6639,1808 6634,1786 6610,1749 6543,1682 6543,1009 6534,966 6510,929 6473,904 6470,904 6468,899 6422,853 6362,828 6297,828 6237,853 6191,899 6166,959 6166,1024 6043,1024 6043,1009 6034,966 6010,929 5973,904 5970,904 5968,899 5922,853 5862,828 5797,828 5737,853 5691,899 5666,959 5666,1024 5691,1084 5737,1130 5797,1155 5816,1155 5816,1532 5711,1637 5701,1653 5690,1667 5374,2313 5359,2316 5319,2343 5293,2383 5283,2430 5293,2478 5319,2518 5339,2531 5314,2552 5291,2594 5290,2599 5303,2618 5417,2618 5417,2616 5442,2616 5442,2618 5556,2618 5569,2599 5568,2594 5545,2552 5543,2550 5983,2544 6036,2597 6036,3493 6023,3513 6009,3493 6009,3194 6000,3151 5976,3114 5732,2870 5714,2858 5695,2845 5651,2837 4887,2837 4743,2693 4743,2666 4890,2666 4891,2670 4914,2713 4951,2744 4997,2758 5017,2742 5017,2647 5042,2647 5042,2742 5062,2758 5108,2744 5145,2713 5168,2670 5169,2666 5166,2662 5290,2662 5291,2666 5314,2709 5351,2740 5397,2754 5417,2738 5417,2643 5442,2643 5442,2738 5462,2754 5508,2740 5545,2709 5568,2666 5569,2662 5556,2643 5442,2643 5417,2643 5303,2643 5290,2662 5166,2662 5156,2647 5042,2647 5017,2647 4903,2647 4890,2666 4743,2666 4743,2520 4743,2519 4734,2477 4710,2440 4640,2370 4885,2370 4885,2490 4889,2514 4903,2535 4922,2549 4914,2556 4891,2598 4890,2603 4903,2622 5017,2622 5017,2620 5042,2620 5042,2622 5156,2622 5169,2603 5168,2598 5145,2556 5137,2548 5155,2537 5169,2516 5174,2490 5174,2370 5170,2347 5156,2325 5143,2316 5143,2076 5460,1760 5484,1723 5486,1716 5493,1679 5493,1109 5518,1084 5543,1024 5543,959 5518,899 5472,853 5412,828 5347,828 5287,853 5241,899 5216,959 5216,1024 5241,1084 5266,1109 5266,1632 4949,1949 4925,1986 4916,2029 4916,2316 4904,2324 4890,2345 4885,2370 4640,2370 4610,2340 4605,2337 4573,2315 4529,2307 4353,2307 5009,1459 5016,1445 5024,1433 5026,1426 5029,1419 5030,1404 5033,1389 5033,999 5024,956 5000,919 4965,896 4922,853 4862,828 4797,828 4737,853 4691,899 4666,959 4666,1024 4691,1084 4737,1130 4797,1155 4806,1155 4806,1350 4066,2307 3907,2307 3859,2316 3819,2343 3793,2383 3783,2430 3793,2478 3819,2518 3839,2531 3814,2552 3791,2594 3790,2599 3803,2618 3917,2618 3917,2616 3942,2616 3942,2618 4056,2618 4069,2599 4068,2594 4045,2552 4031,2540 4124,2536 4129,2535 4134,2535 4139,2534 4482,2534 4516,2567 4516,2740 4525,2784 4547,2817 4549,2821 4745,3017 3424,3017 3243,2851 3243,2666 3390,2666 3391,2670 3414,2713 3451,2744 3497,2758 3517,2742 3517,2647 3542,2647 3542,2742 3562,2758 3608,2744 3645,2713 3668,2670 3669,2666 3666,2662 3790,2662 3791,2666 3814,2709 3851,2740 3897,2754 3917,2738 3917,2643 3942,2643 3942,2738 3962,2754 4008,2740 4045,2709 4068,2666 4069,2662 4056,2643 3942,2643 3917,2643 3803,2643 3790,2662 3666,2662 3656,2647 3542,2647 3517,2647 3403,2647 3390,2666 3243,2666 3243,2560 3242,2554 3234,2517 3210,2480 3140,2411 3170,2370 3385,2370 3385,2490 3389,2514 3403,2535 3422,2549 3414,2556 3391,2598 3390,2603 3403,2622 3517,2622 3517,2620 3542,2620 3542,2622 3656,2622 3669,2603 3668,2598 3645,2556 3637,2548 3655,2537 3669,2516 3674,2490 3674,2370 3670,2347 3656,2325 3643,2316 3643,2199 4505,1214 4514,1198 4524,1183 4525,1179 4527,1176 4529,1157 4533,1139 4533,999 4524,956 4500,919 4465,896 4422,853 4362,828 4297,828 4237,853 4191,899 4166,959 4166,1024 4191,1084 4237,1130 4266,1142 3444,2082 3435,2098 3425,2113 3424,2117 3422,2120 3420,2138 3416,2156 3416,2316 3404,2324 3390,2345 3385,2370 3170,2370 4010,1254 4016,1241 4024,1229 4026,1221 4029,1214 4030,1199 4033,1185 4033,999 4024,956 4000,919 3965,896 3922,853 3862,828 3797,828 3737,853 3691,899 3666,959 3666,1024 3691,1084 3737,1130 3797,1155 3800,1155 2926,2318 2513,2325 2500,2316 2452,2307 2407,2307 2359,2316 2319,2343 2293,2383 2283,2430 2293,2478 2319,2518 2339,2531 2314,2552 2291,2594 2290,2599 2303,2618 2417,2618 2417,2616 2442,2616 2442,2618 2556,2618 2569,2599 2568,2594 2546,2553 2958,2549 3016,2607 3016,2900 3016,2903 3016,2905 3021,2924 3025,2944 3026,2946 3027,2948 3038,2964 3049,2981 3051,2982 3053,2984 3303,3214 3308,3217 1924,3217 1693,3001 1693,2666 1890,2666 1891,2670 1914,2713 1951,2744 1997,2758 2017,2742 2017,2647 2042,2647 2042,2742 2062,2758 2108,2744 2145,2713 2168,2670 2169,2666 2166,2662 2290,2662 2291,2666 2314,2709 2351,2740 2397,2754 2417,2738 2417,2643 2442,2643 2442,2738 2462,2754 2508,2740 2545,2709 2568,2666 2569,2662 2556,2643 2442,2643 2417,2643 2303,2643 2290,2662 2166,2662 2156,2647 2042,2647 2017,2647 1903,2647 1890,2666 1693,2666 1693,2510 1684,2467 1660,2430 1580,2350 1562,2338 1545,2326 1544,2326 1543,2325 1522,2321 1502,2317 1043,2309 1043,2097 1878,2097 1878,2392 1885,2426 1885,2490 1889,2514 1903,2535 1922,2549 1914,2556 1891,2598 1890,2603 1903,2622 2017,2622 2017,2620 2042,2620 2042,2622 2156,2622 2169,2603 2168,2598 2145,2556 2137,2548 2155,2537 2169,2516 2174,2490 2174,2370 2170,2347 2156,2325 2135,2311 2110,2306 2105,2306 2105,2144 2293,1957 2753,1957 2797,1948 2834,1924 3469,1289 3477,1277 3493,1252 3502,1208 3502,1076 3524,1043 3533,999 3524,956 3500,919 3465,896 3422,853 3362,828 3297,828 3237,853 3191,899 3166,959 3166,1024 3191,1084 3237,1130 3275,1146 3275,1161 2706,1730 2245,1730 2206,1738 2202,1738 2165,1763 1911,2017 1887,2054 1878,2097 1043,2097 1043,1741 1294,1490 2717,1490 2760,1482 2797,1457 2920,1335 2944,1298 2953,1254 2953,1099 2968,1084 2993,1024 2993,959 2968,899 2922,853 2862,828 2797,828 2737,853 2691,899 2666,959 2666,1024 2691,1084 2726,1119 2726,1207 2670,1263 1247,1263 1204,1272 1176,1290 1167,1297 849,1614 825,1651 816,1694 816,2348 793,2383 783,2430 793,2478 819,2518 839,2531 814,2552 791,2594 790,2599 803,2618 917,2618 917,2616 942,2616 942,2618 1056,2618 1069,2599 1068,2594 1045,2552 1025,2535 1452,2543 1466,2557 1466,3050 1466,3052 1466,3054 1471,3074 1475,3094 1476,3095 1476,3097 1488,3114 1499,3131 1501,3132 1502,3133 1802,3413 1808,3417 697,3417 393,3113 393,2675 414,2713 451,2744 497,2758 517,2742 517,2647 542,2647 542,2742 562,2758 608,2744 645,2713 668,2670 669,2666 666,2662 790,2662 791,2666 814,2709 851,2740 897,2754 917,2738 917,2643 942,2643 942,2738 962,2754 1008,2740 1045,2709 1068,2666 1069,2662 1056,2643 942,2643 917,2643 803,2643 790,2662 666,2662 656,2647 542,2647 517,2647 515,2647 515,2622 517,2622 517,2620 542,2620 542,2622 656,2622 669,2603 668,2598 645,2556 637,2548 655,2537 669,2516 674,2490 674,2370 670,2347 656,2325 643,2316 643,1526 1057,1113 2220,1113 2237,1130 2297,1155 2362,1155 2422,1130 2444,1108 2463,1104 2500,1080 2524,1043 2533,999 2524,956 2500,919 2465,896 2422,853 2362,828 2297,828 2237,853 2204,886 1010,886 966,894 933,916 929,919 449,1399 425,1436 416,1479 416,2316 404,2324 393,2341 393,747 747,393 9831,393 9863,393 9893,380 9923,368 9946,345 9969,322 9981,292 9982,292 9994,262 9994,230 9994,229 9994,197 9982,167 9981,167 9969,137 9946,114 9923,91 9893,78 9863,66 9831,66 679,66 617,78 564,114 114,564 78,617 66,679 0,679 0,0 12360,0">
          <text:p/>
        </draw:polygon>
        <draw:polygon draw:style-name="gr1" draw:text-style-name="P1" draw:layer="layout" svg:width="0.16cm" svg:height="0.16cm" svg:x="20.871cm" svg:y="12.212cm" svg:viewBox="0 0 161 161" draw:points="0,161 0,0 161,0 161,161">
          <text:p/>
        </draw:polygon>
        <draw:polyline draw:style-name="gr2" draw:text-style-name="P2" draw:layer="layout" svg:width="0cm" svg:height="0cm" svg:x="21.206cm" svg:y="12.292cm" svg:viewBox="0 0 0 0" draw:points="0,0">
          <text:p/>
        </draw:polyline>
        <draw:polyline draw:style-name="gr2" draw:text-style-name="P2" draw:layer="layout" svg:width="0cm" svg:height="0cm" svg:x="21.46cm" svg:y="12.292cm" svg:viewBox="0 0 0 0" draw:points="0,0">
          <text:p/>
        </draw:polyline>
        <draw:polyline draw:style-name="gr2" draw:text-style-name="P2" draw:layer="layout" svg:width="0cm" svg:height="0cm" svg:x="21.714cm" svg:y="12.292cm" svg:viewBox="0 0 0 0" draw:points="0,0">
          <text:p/>
        </draw:polyline>
        <draw:polyline draw:style-name="gr2" draw:text-style-name="P2" draw:layer="layout" svg:width="0cm" svg:height="0cm" svg:x="21.968cm" svg:y="12.292cm" svg:viewBox="0 0 0 0" draw:points="0,0">
          <text:p/>
        </draw:polyline>
        <draw:polyline draw:style-name="gr2" draw:text-style-name="P2" draw:layer="layout" svg:width="0cm" svg:height="0cm" svg:x="22.222cm" svg:y="12.292cm" svg:viewBox="0 0 0 0" draw:points="0,0">
          <text:p/>
        </draw:polyline>
        <draw:polyline draw:style-name="gr2" draw:text-style-name="P2" draw:layer="layout" svg:width="0cm" svg:height="0cm" svg:x="22.476cm" svg:y="12.292cm" svg:viewBox="0 0 0 0" draw:points="0,0">
          <text:p/>
        </draw:polyline>
        <draw:polyline draw:style-name="gr2" draw:text-style-name="P2" draw:layer="layout" svg:width="0cm" svg:height="0cm" svg:x="22.73cm" svg:y="12.292cm" svg:viewBox="0 0 0 0" draw:points="0,0">
          <text:p/>
        </draw:polyline>
        <draw:polyline draw:style-name="gr2" draw:text-style-name="P2" draw:layer="layout" svg:width="0cm" svg:height="0cm" svg:x="22.984cm" svg:y="12.292cm" svg:viewBox="0 0 0 0" draw:points="0,0">
          <text:p/>
        </draw:polyline>
        <draw:polyline draw:style-name="gr2" draw:text-style-name="P2" draw:layer="layout" svg:width="0cm" svg:height="0cm" svg:x="23.238cm" svg:y="12.292cm" svg:viewBox="0 0 0 0" draw:points="0,0">
          <text:p/>
        </draw:polyline>
        <draw:path draw:style-name="gr1" draw:text-style-name="P1" draw:layer="layout" svg:width="0.199cm" svg:height="0.2cm" svg:x="18.802cm" svg:y="8.842cm" svg:viewBox="0 0 200 201" svg:d="M0 100c0-55 44-100 99-100 57 0 101 45 101 100 0 56-44 101-101 101-55 0-99-45-99-101z">
          <text:p/>
        </draw:path>
        <draw:path draw:style-name="gr1" draw:text-style-name="P1" draw:layer="layout" svg:width="0.199cm" svg:height="0.2cm" svg:x="18.802cm" svg:y="9.604cm" svg:viewBox="0 0 200 201" svg:d="M0 100c0-55 44-100 99-100 57 0 101 45 101 100s-44 101-101 101c-55 0-99-46-99-101z">
          <text:p/>
        </draw:path>
        <draw:path draw:style-name="gr1" draw:text-style-name="P1" draw:layer="layout" svg:width="0.199cm" svg:height="0.2cm" svg:x="18.302cm" svg:y="8.842cm" svg:viewBox="0 0 200 201" svg:d="M0 100c0-55 45-100 100-100 56 0 100 45 100 100 0 56-44 101-100 101-55 0-100-45-100-101z">
          <text:p/>
        </draw:path>
        <draw:path draw:style-name="gr1" draw:text-style-name="P1" draw:layer="layout" svg:width="0.199cm" svg:height="0.2cm" svg:x="18.302cm" svg:y="9.604cm" svg:viewBox="0 0 200 201" svg:d="M0 100c0-55 45-100 100-100 56 0 100 45 100 100s-44 101-100 101c-55 0-100-46-100-101z">
          <text:p/>
        </draw:path>
        <draw:path draw:style-name="gr1" draw:text-style-name="P1" draw:layer="layout" svg:width="0.199cm" svg:height="0.2cm" svg:x="19.802cm" svg:y="8.842cm" svg:viewBox="0 0 200 201" svg:d="M0 100c0-55 44-100 99-100 57 0 101 45 101 100 0 56-44 101-101 101-55 0-99-45-99-101z">
          <text:p/>
        </draw:path>
        <draw:path draw:style-name="gr1" draw:text-style-name="P1" draw:layer="layout" svg:width="0.199cm" svg:height="0.2cm" svg:x="19.802cm" svg:y="9.604cm" svg:viewBox="0 0 200 201" svg:d="M0 100c0-55 44-100 99-100 57 0 101 45 101 100s-44 101-101 101c-55 0-99-46-99-101z">
          <text:p/>
        </draw:path>
        <draw:path draw:style-name="gr1" draw:text-style-name="P1" draw:layer="layout" svg:width="0.199cm" svg:height="0.2cm" svg:x="19.302cm" svg:y="8.842cm" svg:viewBox="0 0 200 201" svg:d="M0 100c0-55 45-100 100-100 56 0 100 45 100 100 0 56-44 101-100 101-55 0-100-45-100-101z">
          <text:p/>
        </draw:path>
        <draw:path draw:style-name="gr1" draw:text-style-name="P1" draw:layer="layout" svg:width="0.199cm" svg:height="0.2cm" svg:x="19.302cm" svg:y="9.604cm" svg:viewBox="0 0 200 201" svg:d="M0 100c0-55 45-100 100-100 56 0 100 45 100 100s-44 101-100 101c-55 0-100-46-100-101z">
          <text:p/>
        </draw:path>
        <draw:path draw:style-name="gr1" draw:text-style-name="P1" draw:layer="layout" svg:width="0.199cm" svg:height="0.2cm" svg:x="20.802cm" svg:y="8.842cm" svg:viewBox="0 0 200 201" svg:d="M0 100c0-55 44-100 99-100 57 0 101 45 101 100 0 56-44 101-101 101-55 0-99-45-99-101z">
          <text:p/>
        </draw:path>
        <draw:path draw:style-name="gr1" draw:text-style-name="P1" draw:layer="layout" svg:width="0.199cm" svg:height="0.2cm" svg:x="20.802cm" svg:y="9.604cm" svg:viewBox="0 0 200 201" svg:d="M0 100c0-55 44-100 99-100 57 0 101 45 101 100s-44 101-101 101c-55 0-99-46-99-101z">
          <text:p/>
        </draw:path>
        <draw:path draw:style-name="gr1" draw:text-style-name="P1" draw:layer="layout" svg:width="0.199cm" svg:height="0.2cm" svg:x="20.302cm" svg:y="8.842cm" svg:viewBox="0 0 200 201" svg:d="M0 100c0-55 45-100 100-100 56 0 100 45 100 100 0 56-44 101-100 101-55 0-100-45-100-101z">
          <text:p/>
        </draw:path>
        <draw:path draw:style-name="gr1" draw:text-style-name="P1" draw:layer="layout" svg:width="0.199cm" svg:height="0.2cm" svg:x="20.302cm" svg:y="9.604cm" svg:viewBox="0 0 200 201" svg:d="M0 100c0-55 45-100 100-100 56 0 100 45 100 100s-44 101-100 101c-55 0-100-46-100-101z">
          <text:p/>
        </draw:path>
        <draw:path draw:style-name="gr1" draw:text-style-name="P1" draw:layer="layout" svg:width="0.199cm" svg:height="0.2cm" svg:x="21.802cm" svg:y="8.842cm" svg:viewBox="0 0 200 201" svg:d="M0 100c0-55 44-100 99-100 57 0 101 45 101 100 0 56-44 101-101 101-55 0-99-45-99-101z">
          <text:p/>
        </draw:path>
        <draw:path draw:style-name="gr1" draw:text-style-name="P1" draw:layer="layout" svg:width="0.199cm" svg:height="0.2cm" svg:x="21.802cm" svg:y="9.604cm" svg:viewBox="0 0 200 201" svg:d="M0 100c0-55 44-100 99-100 57 0 101 45 101 100s-44 101-101 101c-55 0-99-46-99-101z">
          <text:p/>
        </draw:path>
        <draw:path draw:style-name="gr1" draw:text-style-name="P1" draw:layer="layout" svg:width="0.199cm" svg:height="0.2cm" svg:x="21.352cm" svg:y="8.842cm" svg:viewBox="0 0 200 201" svg:d="M0 100c0-55 44-100 100-100 55 0 100 45 100 100 0 56-45 101-100 101-56 0-100-45-100-101z">
          <text:p/>
        </draw:path>
        <draw:path draw:style-name="gr1" draw:text-style-name="P1" draw:layer="layout" svg:width="0.199cm" svg:height="0.2cm" svg:x="21.352cm" svg:y="9.604cm" svg:viewBox="0 0 200 201" svg:d="M0 100c0-55 44-100 100-100 55 0 100 45 100 100s-45 101-100 101c-56 0-100-46-100-101z">
          <text:p/>
        </draw:path>
        <draw:path draw:style-name="gr1" draw:text-style-name="P1" draw:layer="layout" svg:width="0.199cm" svg:height="0.2cm" svg:x="22.802cm" svg:y="8.842cm" svg:viewBox="0 0 200 201" svg:d="M0 100c0-55 44-100 99-100 57 0 101 45 101 100 0 56-44 101-101 101-55 0-99-45-99-101z">
          <text:p/>
        </draw:path>
        <draw:path draw:style-name="gr1" draw:text-style-name="P1" draw:layer="layout" svg:width="0.199cm" svg:height="0.2cm" svg:x="22.802cm" svg:y="9.604cm" svg:viewBox="0 0 200 201" svg:d="M0 100c0-55 44-100 99-100 57 0 101 45 101 100s-44 101-101 101c-55 0-99-46-99-101z">
          <text:p/>
        </draw:path>
        <draw:path draw:style-name="gr1" draw:text-style-name="P1" draw:layer="layout" svg:width="0.199cm" svg:height="0.2cm" svg:x="22.302cm" svg:y="8.842cm" svg:viewBox="0 0 200 201" svg:d="M0 100c0-55 45-100 100-100 56 0 100 45 100 100 0 56-44 101-100 101-55 0-100-45-100-101z">
          <text:p/>
        </draw:path>
        <draw:path draw:style-name="gr1" draw:text-style-name="P1" draw:layer="layout" svg:width="0.199cm" svg:height="0.2cm" svg:x="22.302cm" svg:y="9.604cm" svg:viewBox="0 0 200 201" svg:d="M0 100c0-55 45-100 100-100 56 0 100 45 100 100s-44 101-100 101c-55 0-100-46-100-101z">
          <text:p/>
        </draw:path>
        <draw:path draw:style-name="gr1" draw:text-style-name="P1" draw:layer="layout" svg:width="0.199cm" svg:height="0.2cm" svg:x="23.802cm" svg:y="8.842cm" svg:viewBox="0 0 200 201" svg:d="M0 100c0-55 44-100 100-100s100 45 100 100c0 56-44 101-100 101s-100-45-100-101z">
          <text:p/>
        </draw:path>
        <draw:path draw:style-name="gr1" draw:text-style-name="P1" draw:layer="layout" svg:width="0.199cm" svg:height="0.2cm" svg:x="23.802cm" svg:y="9.604cm" svg:viewBox="0 0 200 201" svg:d="M0 100c0-55 44-100 100-100s100 45 100 100-44 101-100 101-100-46-100-101z">
          <text:p/>
        </draw:path>
        <draw:path draw:style-name="gr1" draw:text-style-name="P1" draw:layer="layout" svg:width="0.199cm" svg:height="0.2cm" svg:x="23.302cm" svg:y="8.842cm" svg:viewBox="0 0 200 201" svg:d="M0 100c0-55 45-100 100-100 56 0 100 45 100 100 0 56-44 101-100 101-55 0-100-45-100-101z">
          <text:p/>
        </draw:path>
        <draw:path draw:style-name="gr1" draw:text-style-name="P1" draw:layer="layout" svg:width="0.199cm" svg:height="0.2cm" svg:x="23.302cm" svg:y="9.604cm" svg:viewBox="0 0 200 201" svg:d="M0 100c0-55 45-100 100-100 56 0 100 45 100 100s-44 101-100 101c-55 0-100-46-100-101z">
          <text:p/>
        </draw:path>
        <draw:path draw:style-name="gr1" draw:text-style-name="P1" draw:layer="layout" svg:width="0.199cm" svg:height="0.2cm" svg:x="24.802cm" svg:y="8.842cm" svg:viewBox="0 0 200 201" svg:d="M0 100c0-55 44-100 101-100 55 0 99 45 99 100 0 56-44 101-99 101-57 0-101-45-101-101z">
          <text:p/>
        </draw:path>
        <draw:path draw:style-name="gr1" draw:text-style-name="P1" draw:layer="layout" svg:width="0.199cm" svg:height="0.2cm" svg:x="24.802cm" svg:y="9.604cm" svg:viewBox="0 0 200 201" svg:d="M0 100c0-55 44-100 101-100 55 0 99 45 99 100s-44 101-99 101c-57 0-101-46-101-101z">
          <text:p/>
        </draw:path>
        <draw:path draw:style-name="gr1" draw:text-style-name="P1" draw:layer="layout" svg:width="0.199cm" svg:height="0.2cm" svg:x="24.302cm" svg:y="8.842cm" svg:viewBox="0 0 200 201" svg:d="M0 100c0-55 45-100 101-100 55 0 99 45 99 100 0 56-44 101-99 101-56 0-101-45-101-101z">
          <text:p/>
        </draw:path>
        <draw:path draw:style-name="gr1" draw:text-style-name="P1" draw:layer="layout" svg:width="0.199cm" svg:height="0.2cm" svg:x="24.302cm" svg:y="9.604cm" svg:viewBox="0 0 200 201" svg:d="M0 100c0-55 45-100 101-100 55 0 99 45 99 100s-44 101-99 101c-56 0-101-46-101-101z">
          <text:p/>
        </draw:path>
        <draw:path draw:style-name="gr1" draw:text-style-name="P1" draw:layer="layout" svg:width="0.199cm" svg:height="0.2cm" svg:x="25.802cm" svg:y="8.842cm" svg:viewBox="0 0 200 201" svg:d="M0 100c0-55 44-100 101-100 55 0 99 45 99 100 0 56-44 101-99 101-57 0-101-45-101-101z">
          <text:p/>
        </draw:path>
        <draw:path draw:style-name="gr1" draw:text-style-name="P1" draw:layer="layout" svg:width="0.199cm" svg:height="0.2cm" svg:x="25.802cm" svg:y="9.604cm" svg:viewBox="0 0 200 201" svg:d="M0 100c0-55 44-100 101-100 55 0 99 45 99 100s-44 101-99 101c-57 0-101-46-101-101z">
          <text:p/>
        </draw:path>
        <draw:path draw:style-name="gr1" draw:text-style-name="P1" draw:layer="layout" svg:width="0.199cm" svg:height="0.2cm" svg:x="25.302cm" svg:y="8.842cm" svg:viewBox="0 0 200 201" svg:d="M0 100c0-55 44-100 100-100 55 0 100 45 100 100 0 56-45 101-100 101-56 0-100-45-100-101z">
          <text:p/>
        </draw:path>
        <draw:path draw:style-name="gr1" draw:text-style-name="P1" draw:layer="layout" svg:width="0.199cm" svg:height="0.2cm" svg:x="25.302cm" svg:y="9.604cm" svg:viewBox="0 0 200 201" svg:d="M0 100c0-55 44-100 100-100 55 0 100 45 100 100s-45 101-100 101c-56 0-100-46-100-101z">
          <text:p/>
        </draw:path>
        <draw:polygon draw:style-name="gr1" draw:text-style-name="P1" draw:layer="layout" svg:width="0.161cm" svg:height="0.12cm" svg:x="16.521cm" svg:y="11.082cm" svg:viewBox="0 0 162 121" draw:points="0,121 0,0 162,0 162,121">
          <text:p/>
        </draw:polygon>
        <draw:line draw:style-name="gr3" draw:text-style-name="P2" draw:layer="layout" svg:x1="16.982cm" svg:y1="11.342cm" svg:x2="17.021cm" svg:y2="11.342cm">
          <text:p/>
        </draw:line>
        <draw:line draw:style-name="gr3" draw:text-style-name="P2" draw:layer="layout" svg:x1="16.582cm" svg:y1="11.346cm" svg:x2="16.621cm" svg:y2="11.346cm">
          <text:p/>
        </draw:line>
        <draw:line draw:style-name="gr3" draw:text-style-name="P2" draw:layer="layout" svg:x1="16.982cm" svg:y1="11.142cm" svg:x2="17.021cm" svg:y2="11.142cm">
          <text:p/>
        </draw:line>
        <draw:polygon draw:style-name="gr1" draw:text-style-name="P1" draw:layer="layout" svg:width="0.162cm" svg:height="0.12cm" svg:x="18.021cm" svg:y="11.082cm" svg:viewBox="0 0 163 121" draw:points="0,121 0,0 163,0 163,121">
          <text:p/>
        </draw:polygon>
        <draw:line draw:style-name="gr3" draw:text-style-name="P2" draw:layer="layout" svg:x1="18.482cm" svg:y1="11.342cm" svg:x2="18.522cm" svg:y2="11.342cm">
          <text:p/>
        </draw:line>
        <draw:line draw:style-name="gr3" draw:text-style-name="P2" draw:layer="layout" svg:x1="18.082cm" svg:y1="11.346cm" svg:x2="18.121cm" svg:y2="11.346cm">
          <text:p/>
        </draw:line>
        <draw:line draw:style-name="gr3" draw:text-style-name="P2" draw:layer="layout" svg:x1="18.482cm" svg:y1="11.142cm" svg:x2="18.522cm" svg:y2="11.142cm">
          <text:p/>
        </draw:line>
        <draw:polygon draw:style-name="gr1" draw:text-style-name="P1" draw:layer="layout" svg:width="0.16cm" svg:height="0.12cm" svg:x="19.522cm" svg:y="11.082cm" svg:viewBox="0 0 161 121" draw:points="0,121 0,0 161,0 161,121">
          <text:p/>
        </draw:polygon>
        <draw:line draw:style-name="gr3" draw:text-style-name="P2" draw:layer="layout" svg:x1="19.982cm" svg:y1="11.342cm" svg:x2="20.022cm" svg:y2="11.342cm">
          <text:p/>
        </draw:line>
        <draw:line draw:style-name="gr3" draw:text-style-name="P2" draw:layer="layout" svg:x1="19.582cm" svg:y1="11.346cm" svg:x2="19.622cm" svg:y2="11.346cm">
          <text:p/>
        </draw:line>
        <draw:line draw:style-name="gr3" draw:text-style-name="P2" draw:layer="layout" svg:x1="19.982cm" svg:y1="11.142cm" svg:x2="20.022cm" svg:y2="11.142cm">
          <text:p/>
        </draw:line>
        <draw:polygon draw:style-name="gr1" draw:text-style-name="P1" draw:layer="layout" svg:width="0.16cm" svg:height="0.12cm" svg:x="21.022cm" svg:y="11.082cm" svg:viewBox="0 0 161 121" draw:points="0,121 0,0 161,0 161,121">
          <text:p/>
        </draw:polygon>
        <draw:line draw:style-name="gr3" draw:text-style-name="P2" draw:layer="layout" svg:x1="21.482cm" svg:y1="11.342cm" svg:x2="21.522cm" svg:y2="11.342cm">
          <text:p/>
        </draw:line>
        <draw:line draw:style-name="gr3" draw:text-style-name="P2" draw:layer="layout" svg:x1="21.082cm" svg:y1="11.346cm" svg:x2="21.122cm" svg:y2="11.346cm">
          <text:p/>
        </draw:line>
        <draw:line draw:style-name="gr3" draw:text-style-name="P2" draw:layer="layout" svg:x1="21.482cm" svg:y1="11.142cm" svg:x2="21.522cm" svg:y2="11.142cm">
          <text:p/>
        </draw:line>
        <draw:polygon draw:style-name="gr1" draw:text-style-name="P1" draw:layer="layout" svg:width="0.159cm" svg:height="0.12cm" svg:x="22.522cm" svg:y="11.082cm" svg:viewBox="0 0 160 121" draw:points="0,121 0,0 160,0 160,121">
          <text:p/>
        </draw:polygon>
        <draw:line draw:style-name="gr3" draw:text-style-name="P2" draw:layer="layout" svg:x1="22.981cm" svg:y1="11.342cm" svg:x2="23.022cm" svg:y2="11.342cm">
          <text:p/>
        </draw:line>
        <draw:line draw:style-name="gr3" draw:text-style-name="P2" draw:layer="layout" svg:x1="22.581cm" svg:y1="11.346cm" svg:x2="22.622cm" svg:y2="11.346cm">
          <text:p/>
        </draw:line>
        <draw:line draw:style-name="gr3" draw:text-style-name="P2" draw:layer="layout" svg:x1="22.981cm" svg:y1="11.142cm" svg:x2="23.022cm" svg:y2="11.142cm">
          <text:p/>
        </draw:line>
        <draw:polygon draw:style-name="gr1" draw:text-style-name="P1" draw:layer="layout" svg:width="0.159cm" svg:height="0.12cm" svg:x="24.022cm" svg:y="11.082cm" svg:viewBox="0 0 160 121" draw:points="0,121 0,0 160,0 160,121">
          <text:p/>
        </draw:polygon>
        <draw:line draw:style-name="gr3" draw:text-style-name="P2" draw:layer="layout" svg:x1="24.481cm" svg:y1="11.342cm" svg:x2="24.522cm" svg:y2="11.342cm">
          <text:p/>
        </draw:line>
        <draw:line draw:style-name="gr3" draw:text-style-name="P2" draw:layer="layout" svg:x1="24.081cm" svg:y1="11.346cm" svg:x2="24.122cm" svg:y2="11.346cm">
          <text:p/>
        </draw:line>
        <draw:line draw:style-name="gr3" draw:text-style-name="P2" draw:layer="layout" svg:x1="24.481cm" svg:y1="11.142cm" svg:x2="24.522cm" svg:y2="11.142cm">
          <text:p/>
        </draw:line>
        <draw:polygon draw:style-name="gr1" draw:text-style-name="P1" draw:layer="layout" svg:width="0.16cm" svg:height="0.12cm" svg:x="25.521cm" svg:y="11.082cm" svg:viewBox="0 0 161 121" draw:points="0,121 0,0 161,0 161,121">
          <text:p/>
        </draw:polygon>
        <draw:line draw:style-name="gr3" draw:text-style-name="P2" draw:layer="layout" svg:x1="25.981cm" svg:y1="11.342cm" svg:x2="26.021cm" svg:y2="11.342cm">
          <text:p/>
        </draw:line>
        <draw:line draw:style-name="gr3" draw:text-style-name="P2" draw:layer="layout" svg:x1="25.581cm" svg:y1="11.346cm" svg:x2="25.621cm" svg:y2="11.346cm">
          <text:p/>
        </draw:line>
        <draw:line draw:style-name="gr3" draw:text-style-name="P2" draw:layer="layout" svg:x1="25.981cm" svg:y1="11.142cm" svg:x2="26.021cm" svg:y2="11.142cm">
          <text:p/>
        </draw:line>
        <draw:polygon draw:style-name="gr1" draw:text-style-name="P1" draw:layer="layout" svg:width="0.16cm" svg:height="0.12cm" svg:x="27.021cm" svg:y="11.082cm" svg:viewBox="0 0 161 121" draw:points="0,121 0,0 161,0 161,121">
          <text:p/>
        </draw:polygon>
        <draw:line draw:style-name="gr3" draw:text-style-name="P2" draw:layer="layout" svg:x1="27.481cm" svg:y1="11.342cm" svg:x2="27.521cm" svg:y2="11.342cm">
          <text:p/>
        </draw:line>
        <draw:line draw:style-name="gr3" draw:text-style-name="P2" draw:layer="layout" svg:x1="27.081cm" svg:y1="11.346cm" svg:x2="27.121cm" svg:y2="11.346cm">
          <text:p/>
        </draw:line>
        <draw:line draw:style-name="gr3" draw:text-style-name="P2" draw:layer="layout" svg:x1="27.481cm" svg:y1="11.142cm" svg:x2="27.521cm" svg:y2="11.142cm">
          <text:p/>
        </draw:line>
        <draw:line draw:style-name="gr4" draw:text-style-name="P2" draw:layer="layout" svg:x1="22.401cm" svg:y1="8.942cm" svg:x2="22.901cm" svg:y2="8.942cm">
          <text:p/>
        </draw:line>
        <draw:line draw:style-name="gr4" draw:text-style-name="P2" draw:layer="layout" svg:x1="20.901cm" svg:y1="8.942cm" svg:x2="21.452cm" svg:y2="8.942cm">
          <text:p/>
        </draw:line>
        <draw:line draw:style-name="gr4" draw:text-style-name="P2" draw:layer="layout" svg:x1="20.901cm" svg:y1="8.942cm" svg:x2="21.301cm" svg:y2="8.942cm">
          <text:p/>
        </draw:line>
        <draw:line draw:style-name="gr4" draw:text-style-name="P2" draw:layer="layout" svg:x1="20.952cm" svg:y1="12.292cm" svg:x2="16.702cm" svg:y2="12.292cm">
          <text:p/>
        </draw:line>
        <draw:line draw:style-name="gr4" draw:text-style-name="P2" draw:layer="layout" svg:x1="16.751cm" svg:y1="8.942cm" svg:x2="18.901cm" svg:y2="8.942cm">
          <text:p/>
        </draw:line>
        <draw:line draw:style-name="gr4" draw:text-style-name="P2" draw:layer="layout" svg:x1="16.302cm" svg:y1="9.393cm" svg:x2="16.752cm" svg:y2="8.942cm">
          <text:p/>
        </draw:line>
        <draw:line draw:style-name="gr4" draw:text-style-name="P2" draw:layer="layout" svg:x1="16.302cm" svg:y1="11.892cm" svg:x2="16.302cm" svg:y2="9.392cm">
          <text:p/>
        </draw:line>
        <draw:line draw:style-name="gr4" draw:text-style-name="P2" draw:layer="layout" svg:x1="16.703cm" svg:y1="12.293cm" svg:x2="16.302cm" svg:y2="11.892cm">
          <text:p/>
        </draw:line>
        <draw:line draw:style-name="gr4" draw:text-style-name="P2" draw:layer="layout" svg:x1="18.901cm" svg:y1="8.942cm" svg:x2="19.401cm" svg:y2="8.942cm">
          <text:p/>
        </draw:line>
        <draw:line draw:style-name="gr4" draw:text-style-name="P2" draw:layer="layout" svg:x1="19.401cm" svg:y1="8.942cm" svg:x2="19.901cm" svg:y2="8.942cm">
          <text:p/>
        </draw:line>
        <draw:line draw:style-name="gr4" draw:text-style-name="P2" draw:layer="layout" svg:x1="19.901cm" svg:y1="8.942cm" svg:x2="20.401cm" svg:y2="8.942cm">
          <text:p/>
        </draw:line>
        <draw:line draw:style-name="gr4" draw:text-style-name="P2" draw:layer="layout" svg:x1="20.401cm" svg:y1="8.942cm" svg:x2="21.301cm" svg:y2="8.942cm">
          <text:p/>
        </draw:line>
        <draw:line draw:style-name="gr4" draw:text-style-name="P2" draw:layer="layout" svg:x1="21.301cm" svg:y1="8.942cm" svg:x2="21.901cm" svg:y2="8.942cm">
          <text:p/>
        </draw:line>
        <draw:line draw:style-name="gr4" draw:text-style-name="P2" draw:layer="layout" svg:x1="21.901cm" svg:y1="8.942cm" svg:x2="22.401cm" svg:y2="8.942cm">
          <text:p/>
        </draw:line>
        <draw:line draw:style-name="gr4" draw:text-style-name="P2" draw:layer="layout" svg:x1="22.401cm" svg:y1="8.942cm" svg:x2="23.401cm" svg:y2="8.942cm">
          <text:p/>
        </draw:line>
        <draw:line draw:style-name="gr4" draw:text-style-name="P2" draw:layer="layout" svg:x1="23.401cm" svg:y1="8.942cm" svg:x2="23.902cm" svg:y2="8.942cm">
          <text:p/>
        </draw:line>
        <draw:line draw:style-name="gr4" draw:text-style-name="P2" draw:layer="layout" svg:x1="23.902cm" svg:y1="8.942cm" svg:x2="24.402cm" svg:y2="8.942cm">
          <text:p/>
        </draw:line>
        <draw:line draw:style-name="gr4" draw:text-style-name="P2" draw:layer="layout" svg:x1="24.402cm" svg:y1="8.942cm" svg:x2="24.902cm" svg:y2="8.942cm">
          <text:p/>
        </draw:line>
        <draw:line draw:style-name="gr4" draw:text-style-name="P2" draw:layer="layout" svg:x1="24.902cm" svg:y1="8.942cm" svg:x2="25.402cm" svg:y2="8.942cm">
          <text:p/>
        </draw:line>
        <draw:line draw:style-name="gr4" draw:text-style-name="P2" draw:layer="layout" svg:x1="25.402cm" svg:y1="8.942cm" svg:x2="25.902cm" svg:y2="8.942cm">
          <text:p/>
        </draw:line>
        <draw:line draw:style-name="gr5" draw:text-style-name="P2" draw:layer="layout" svg:x1="17.002cm" svg:y1="11.142cm" svg:x2="17.002cm" svg:y2="10.407cm">
          <text:p/>
        </draw:line>
        <draw:line draw:style-name="gr5" draw:text-style-name="P2" draw:layer="layout" svg:x1="18.912cm" svg:y1="9.967cm" svg:x2="18.912cm" svg:y2="9.714cm">
          <text:p/>
        </draw:line>
        <draw:line draw:style-name="gr5" draw:text-style-name="P2" draw:layer="layout" svg:x1="18.789cm" svg:y1="10.091cm" svg:x2="18.913cm" svg:y2="9.967cm">
          <text:p/>
        </draw:line>
        <draw:line draw:style-name="gr5" draw:text-style-name="P2" draw:layer="layout" svg:x1="17.319cm" svg:y1="10.09cm" svg:x2="18.789cm" svg:y2="10.09cm">
          <text:p/>
        </draw:line>
        <draw:line draw:style-name="gr5" draw:text-style-name="P2" draw:layer="layout" svg:x1="17.002cm" svg:y1="10.408cm" svg:x2="17.32cm" svg:y2="10.09cm">
          <text:p/>
        </draw:line>
        <draw:line draw:style-name="gr5" draw:text-style-name="P2" draw:layer="layout" svg:x1="18.913cm" svg:y1="9.715cm" svg:x2="18.901cm" svg:y2="9.704cm">
          <text:p/>
        </draw:line>
        <draw:line draw:style-name="gr5" draw:text-style-name="P2" draw:layer="layout" svg:x1="21.461cm" svg:y1="12.293cm" svg:x2="21.452cm" svg:y2="12.192cm">
          <text:p/>
        </draw:line>
        <draw:line draw:style-name="gr5" draw:text-style-name="P2" draw:layer="layout" svg:x1="21.453cm" svg:y1="12.193cm" svg:x2="21.352cm" svg:y2="12.042cm">
          <text:p/>
        </draw:line>
        <draw:line draw:style-name="gr5" draw:text-style-name="P2" draw:layer="layout" svg:x1="21.352cm" svg:y1="12.042cm" svg:x2="17.952cm" svg:y2="12.042cm">
          <text:p/>
        </draw:line>
        <draw:line draw:style-name="gr5" draw:text-style-name="P2" draw:layer="layout" svg:x1="17.953cm" svg:y1="12.043cm" svg:x2="17.652cm" svg:y2="11.762cm">
          <text:p/>
        </draw:line>
        <draw:line draw:style-name="gr5" draw:text-style-name="P2" draw:layer="layout" svg:x1="17.652cm" svg:y1="11.762cm" svg:x2="17.652cm" svg:y2="11.222cm">
          <text:p/>
        </draw:line>
        <draw:line draw:style-name="gr5" draw:text-style-name="P2" draw:layer="layout" svg:x1="17.653cm" svg:y1="11.223cm" svg:x2="17.572cm" svg:y2="11.142cm">
          <text:p/>
        </draw:line>
        <draw:line draw:style-name="gr5" draw:text-style-name="P2" draw:layer="layout" svg:x1="17.573cm" svg:y1="11.143cm" svg:x2="17.021cm" svg:y2="11.132cm">
          <text:p/>
        </draw:line>
        <draw:line draw:style-name="gr5" draw:text-style-name="P2" draw:layer="layout" svg:x1="18.499cm" svg:y1="11.153cm" svg:x2="19.053cm" svg:y2="11.147cm">
          <text:p/>
        </draw:line>
        <draw:line draw:style-name="gr5" draw:text-style-name="P2" draw:layer="layout" svg:x1="19.992cm" svg:y1="9.898cm" svg:x2="19.992cm" svg:y2="9.712cm">
          <text:p/>
        </draw:line>
        <draw:line draw:style-name="gr5" draw:text-style-name="P2" draw:layer="layout" svg:x1="19.052cm" svg:y1="11.148cm" svg:x2="19.993cm" svg:y2="9.898cm">
          <text:p/>
        </draw:line>
        <draw:line draw:style-name="gr5" draw:text-style-name="P2" draw:layer="layout" svg:x1="21.714cm" svg:y1="12.292cm" svg:x2="21.714cm" svg:y2="12.064cm">
          <text:p/>
        </draw:line>
        <draw:line draw:style-name="gr5" draw:text-style-name="P2" draw:layer="layout" svg:x1="21.715cm" svg:y1="12.065cm" svg:x2="21.711cm" svg:y2="12.062cm">
          <text:p/>
        </draw:line>
        <draw:line draw:style-name="gr5" draw:text-style-name="P2" draw:layer="layout" svg:x1="21.711cm" svg:y1="12.062cm" svg:x2="21.711cm" svg:y2="11.992cm">
          <text:p/>
        </draw:line>
        <draw:line draw:style-name="gr5" draw:text-style-name="P2" draw:layer="layout" svg:x1="21.712cm" svg:y1="11.993cm" svg:x2="21.552cm" svg:y2="11.842cm">
          <text:p/>
        </draw:line>
        <draw:line draw:style-name="gr5" draw:text-style-name="P2" draw:layer="layout" svg:x1="21.552cm" svg:y1="11.842cm" svg:x2="19.452cm" svg:y2="11.842cm">
          <text:p/>
        </draw:line>
        <draw:line draw:style-name="gr5" draw:text-style-name="P2" draw:layer="layout" svg:x1="19.453cm" svg:y1="11.843cm" svg:x2="19.201cm" svg:y2="11.612cm">
          <text:p/>
        </draw:line>
        <draw:line draw:style-name="gr5" draw:text-style-name="P2" draw:layer="layout" svg:x1="19.201cm" svg:y1="11.612cm" svg:x2="19.201cm" svg:y2="11.272cm">
          <text:p/>
        </draw:line>
        <draw:line draw:style-name="gr5" draw:text-style-name="P2" draw:layer="layout" svg:x1="19.202cm" svg:y1="11.273cm" svg:x2="19.071cm" svg:y2="11.142cm">
          <text:p/>
        </draw:line>
        <draw:line draw:style-name="gr5" draw:text-style-name="P2" draw:layer="layout" svg:x1="19.072cm" svg:y1="11.142cm" svg:x2="18.499cm" svg:y2="11.153cm">
          <text:p/>
        </draw:line>
        <draw:line draw:style-name="gr5" draw:text-style-name="P2" draw:layer="layout" svg:x1="21.968cm" svg:y1="12.292cm" svg:x2="21.968cm" svg:y2="11.906cm">
          <text:p/>
        </draw:line>
        <draw:line draw:style-name="gr5" draw:text-style-name="P2" draw:layer="layout" svg:x1="21.969cm" svg:y1="11.907cm" svg:x2="21.723cm" svg:y2="11.662cm">
          <text:p/>
        </draw:line>
        <draw:line draw:style-name="gr5" draw:text-style-name="P2" draw:layer="layout" svg:x1="21.723cm" svg:y1="11.662cm" svg:x2="20.912cm" svg:y2="11.662cm">
          <text:p/>
        </draw:line>
        <draw:line draw:style-name="gr5" draw:text-style-name="P2" draw:layer="layout" svg:x1="20.913cm" svg:y1="11.663cm" svg:x2="20.701cm" svg:y2="11.452cm">
          <text:p/>
        </draw:line>
        <draw:line draw:style-name="gr5" draw:text-style-name="P2" draw:layer="layout" svg:x1="20.701cm" svg:y1="11.452cm" svg:x2="20.701cm" svg:y2="11.232cm">
          <text:p/>
        </draw:line>
        <draw:line draw:style-name="gr5" draw:text-style-name="P2" draw:layer="layout" svg:x1="20.702cm" svg:y1="11.233cm" svg:x2="20.601cm" svg:y2="11.132cm">
          <text:p/>
        </draw:line>
        <draw:line draw:style-name="gr5" draw:text-style-name="P2" draw:layer="layout" svg:x1="20.601cm" svg:y1="11.132cm" svg:x2="20.019cm" svg:y2="11.132cm">
          <text:p/>
        </draw:line>
        <draw:line draw:style-name="gr6" draw:text-style-name="P2" draw:layer="layout" svg:x1="20.02cm" svg:y1="11.132cm" svg:x2="20.009cm" svg:y2="11.143cm">
          <text:p/>
        </draw:line>
        <draw:line draw:style-name="gr5" draw:text-style-name="P2" draw:layer="layout" svg:x1="20.009cm" svg:y1="11.143cm" svg:x2="20.193cm" svg:y2="11.135cm">
          <text:p/>
        </draw:line>
        <draw:line draw:style-name="gr5" draw:text-style-name="P2" draw:layer="layout" svg:x1="20.192cm" svg:y1="11.136cm" svg:x2="20.993cm" svg:y2="10.102cm">
          <text:p/>
        </draw:line>
        <draw:line draw:style-name="gr5" draw:text-style-name="P2" draw:layer="layout" svg:x1="20.992cm" svg:y1="10.102cm" svg:x2="20.992cm" svg:y2="9.712cm">
          <text:p/>
        </draw:line>
        <draw:line draw:style-name="gr5" draw:text-style-name="P2" draw:layer="layout" svg:x1="21.511cm" svg:y1="11.151cm" svg:x2="21.864cm" svg:y2="10.43cm">
          <text:p/>
        </draw:line>
        <draw:line draw:style-name="gr5" draw:text-style-name="P2" draw:layer="layout" svg:x1="21.863cm" svg:y1="10.431cm" svg:x2="22.002cm" svg:y2="10.292cm">
          <text:p/>
        </draw:line>
        <draw:line draw:style-name="gr5" draw:text-style-name="P2" draw:layer="layout" svg:x1="22.001cm" svg:y1="10.292cm" svg:x2="22.001cm" svg:y2="9.722cm">
          <text:p/>
        </draw:line>
        <draw:line draw:style-name="gr6" draw:text-style-name="P2" draw:layer="layout" svg:x1="22.002cm" svg:y1="9.723cm" svg:x2="21.992cm" svg:y2="9.712cm">
          <text:p/>
        </draw:line>
        <draw:line draw:style-name="gr5" draw:text-style-name="P2" draw:layer="layout" svg:x1="22.222cm" svg:y1="12.292cm" svg:x2="22.222cm" svg:y2="11.262cm">
          <text:p/>
        </draw:line>
        <draw:line draw:style-name="gr5" draw:text-style-name="P2" draw:layer="layout" svg:x1="22.223cm" svg:y1="11.263cm" svg:x2="22.101cm" svg:y2="11.142cm">
          <text:p/>
        </draw:line>
        <draw:line draw:style-name="gr5" draw:text-style-name="P2" draw:layer="layout" svg:x1="22.102cm" svg:y1="11.142cm" svg:x2="21.511cm" svg:y2="11.151cm">
          <text:p/>
        </draw:line>
        <draw:line draw:style-name="gr5" draw:text-style-name="P2" draw:layer="layout" svg:x1="23.651cm" svg:y1="11.542cm" svg:x2="23.651cm" svg:y2="11.242cm">
          <text:p/>
        </draw:line>
        <draw:line draw:style-name="gr5" draw:text-style-name="P2" draw:layer="layout" svg:x1="23.652cm" svg:y1="11.243cm" svg:x2="23.552cm" svg:y2="11.142cm">
          <text:p/>
        </draw:line>
        <draw:line draw:style-name="gr5" draw:text-style-name="P2" draw:layer="layout" svg:x1="23.553cm" svg:y1="11.143cm" svg:x2="23.009cm" svg:y2="11.135cm">
          <text:p/>
        </draw:line>
        <draw:line draw:style-name="gr5" draw:text-style-name="P2" draw:layer="layout" svg:x1="22.476cm" svg:y1="12.292cm" svg:x2="22.476cm" svg:y2="11.818cm">
          <text:p/>
        </draw:line>
        <draw:line draw:style-name="gr5" draw:text-style-name="P2" draw:layer="layout" svg:x1="23.552cm" svg:y1="11.643cm" svg:x2="23.652cm" svg:y2="11.542cm">
          <text:p/>
        </draw:line>
        <draw:line draw:style-name="gr5" draw:text-style-name="P2" draw:layer="layout" svg:x1="22.652cm" svg:y1="11.642cm" svg:x2="23.552cm" svg:y2="11.642cm">
          <text:p/>
        </draw:line>
        <draw:line draw:style-name="gr5" draw:text-style-name="P2" draw:layer="layout" svg:x1="22.476cm" svg:y1="11.819cm" svg:x2="22.653cm" svg:y2="11.642cm">
          <text:p/>
        </draw:line>
        <draw:line draw:style-name="gr5" draw:text-style-name="P2" draw:layer="layout" svg:x1="23.01cm" svg:y1="11.136cm" svg:x2="22.992cm" svg:y2="10.462cm">
          <text:p/>
        </draw:line>
        <draw:line draw:style-name="gr5" draw:text-style-name="P2" draw:layer="layout" svg:x1="22.992cm" svg:y1="10.462cm" svg:x2="22.992cm" svg:y2="9.712cm">
          <text:p/>
        </draw:line>
        <draw:line draw:style-name="gr5" draw:text-style-name="P2" draw:layer="layout" svg:x1="22.731cm" svg:y1="12.293cm" svg:x2="22.727cm" svg:y2="11.967cm">
          <text:p/>
        </draw:line>
        <draw:line draw:style-name="gr5" draw:text-style-name="P2" draw:layer="layout" svg:x1="22.727cm" svg:y1="11.968cm" svg:x2="22.902cm" svg:y2="11.817cm">
          <text:p/>
        </draw:line>
        <draw:line draw:style-name="gr5" draw:text-style-name="P2" draw:layer="layout" svg:x1="22.901cm" svg:y1="11.817cm" svg:x2="25.002cm" svg:y2="11.817cm">
          <text:p/>
        </draw:line>
        <draw:line draw:style-name="gr5" draw:text-style-name="P2" draw:layer="layout" svg:x1="25.002cm" svg:y1="11.818cm" svg:x2="25.152cm" svg:y2="11.592cm">
          <text:p/>
        </draw:line>
        <draw:line draw:style-name="gr5" draw:text-style-name="P2" draw:layer="layout" svg:x1="25.151cm" svg:y1="11.592cm" svg:x2="25.151cm" svg:y2="11.192cm">
          <text:p/>
        </draw:line>
        <draw:line draw:style-name="gr5" draw:text-style-name="P2" draw:layer="layout" svg:x1="25.152cm" svg:y1="11.193cm" svg:x2="25.102cm" svg:y2="11.142cm">
          <text:p/>
        </draw:line>
        <draw:line draw:style-name="gr5" draw:text-style-name="P2" draw:layer="layout" svg:x1="25.103cm" svg:y1="11.143cm" svg:x2="24.489cm" svg:y2="11.135cm">
          <text:p/>
        </draw:line>
        <draw:line draw:style-name="gr5" draw:text-style-name="P2" draw:layer="layout" svg:x1="24.489cm" svg:y1="11.135cm" svg:x2="24.79cm" svg:y2="11.138cm">
          <text:p/>
        </draw:line>
        <draw:line draw:style-name="gr5" draw:text-style-name="P2" draw:layer="layout" svg:x1="24.79cm" svg:y1="11.138cm" svg:x2="23.992cm" svg:y2="10.182cm">
          <text:p/>
        </draw:line>
        <draw:line draw:style-name="gr5" draw:text-style-name="P2" draw:layer="layout" svg:x1="23.992cm" svg:y1="10.182cm" svg:x2="23.992cm" svg:y2="9.712cm">
          <text:p/>
        </draw:line>
        <draw:line draw:style-name="gr6" draw:text-style-name="P2" draw:layer="layout" svg:x1="26.009cm" svg:y1="11.137cm" svg:x2="26.525cm" svg:y2="11.146cm">
          <text:p/>
        </draw:line>
        <draw:line draw:style-name="gr5" draw:text-style-name="P2" draw:layer="layout" svg:x1="26.525cm" svg:y1="11.146cm" svg:x2="24.992cm" svg:y2="9.712cm">
          <text:p/>
        </draw:line>
        <draw:line draw:style-name="gr5" draw:text-style-name="P2" draw:layer="layout" svg:x1="22.985cm" svg:y1="12.293cm" svg:x2="22.976cm" svg:y2="12.167cm">
          <text:p/>
        </draw:line>
        <draw:line draw:style-name="gr5" draw:text-style-name="P2" draw:layer="layout" svg:x1="22.976cm" svg:y1="12.168cm" svg:x2="23.128cm" svg:y2="12.042cm">
          <text:p/>
        </draw:line>
        <draw:line draw:style-name="gr5" draw:text-style-name="P2" draw:layer="layout" svg:x1="23.127cm" svg:y1="12.042cm" svg:x2="26.427cm" svg:y2="12.042cm">
          <text:p/>
        </draw:line>
        <draw:line draw:style-name="gr5" draw:text-style-name="P2" draw:layer="layout" svg:x1="26.427cm" svg:y1="12.043cm" svg:x2="26.652cm" svg:y2="11.867cm">
          <text:p/>
        </draw:line>
        <draw:line draw:style-name="gr5" draw:text-style-name="P2" draw:layer="layout" svg:x1="26.651cm" svg:y1="11.867cm" svg:x2="26.651cm" svg:y2="11.242cm">
          <text:p/>
        </draw:line>
        <draw:line draw:style-name="gr5" draw:text-style-name="P2" draw:layer="layout" svg:x1="26.652cm" svg:y1="11.243cm" svg:x2="26.551cm" svg:y2="11.142cm">
          <text:p/>
        </draw:line>
        <draw:line draw:style-name="gr5" draw:text-style-name="P2" draw:layer="layout" svg:x1="26.552cm" svg:y1="11.143cm" svg:x2="26.009cm" svg:y2="11.137cm">
          <text:p/>
        </draw:line>
        <draw:line draw:style-name="gr5" draw:text-style-name="P2" draw:layer="layout" svg:x1="27.514cm" svg:y1="11.145cm" svg:x2="27.514cm" svg:y2="10.462cm">
          <text:p/>
        </draw:line>
        <draw:line draw:style-name="gr5" draw:text-style-name="P2" draw:layer="layout" svg:x1="27.515cm" svg:y1="10.463cm" svg:x2="26.772cm" svg:y2="9.712cm">
          <text:p/>
        </draw:line>
        <draw:line draw:style-name="gr5" draw:text-style-name="P2" draw:layer="layout" svg:x1="26.772cm" svg:y1="9.712cm" svg:x2="25.992cm" svg:y2="9.712cm">
          <text:p/>
        </draw:line>
        <draw:line draw:style-name="gr5" draw:text-style-name="P2" draw:layer="layout" svg:x1="23.238cm" svg:y1="12.292cm" svg:x2="27.751cm" svg:y2="12.292cm">
          <text:p/>
        </draw:line>
        <draw:line draw:style-name="gr5" draw:text-style-name="P2" draw:layer="layout" svg:x1="28.103cm" svg:y1="11.142cm" svg:x2="27.514cm" svg:y2="11.147cm">
          <text:p/>
        </draw:line>
        <draw:line draw:style-name="gr5" draw:text-style-name="P2" draw:layer="layout" svg:x1="28.203cm" svg:y1="11.243cm" svg:x2="28.102cm" svg:y2="11.142cm">
          <text:p/>
        </draw:line>
        <draw:line draw:style-name="gr5" draw:text-style-name="P2" draw:layer="layout" svg:x1="28.202cm" svg:y1="11.842cm" svg:x2="28.202cm" svg:y2="11.242cm">
          <text:p/>
        </draw:line>
        <draw:line draw:style-name="gr5" draw:text-style-name="P2" draw:layer="layout" svg:x1="27.751cm" svg:y1="12.293cm" svg:x2="28.203cm" svg:y2="11.842cm">
          <text:p/>
        </draw:line>
        <draw:line draw:style-name="gr5" draw:text-style-name="P2" draw:layer="layout" svg:x1="16.602cm" svg:y1="11.142cm" svg:x2="16.602cm" svg:y2="10.192cm">
          <text:p/>
        </draw:line>
        <draw:line draw:style-name="gr5" draw:text-style-name="P2" draw:layer="layout" svg:x1="16.602cm" svg:y1="10.193cm" svg:x2="17.083cm" svg:y2="9.712cm">
          <text:p/>
        </draw:line>
        <draw:line draw:style-name="gr5" draw:text-style-name="P2" draw:layer="layout" svg:x1="17.082cm" svg:y1="9.712cm" svg:x2="18.491cm" svg:y2="9.712cm">
          <text:p/>
        </draw:line>
        <draw:line draw:style-name="gr5" draw:text-style-name="P2" draw:layer="layout" svg:x1="18.102cm" svg:y1="11.143cm" svg:x2="18.063cm" svg:y2="11.104cm">
          <text:p/>
        </draw:line>
        <draw:line draw:style-name="gr5" draw:text-style-name="P2" draw:layer="layout" svg:x1="18.063cm" svg:y1="11.104cm" svg:x2="18.063cm" svg:y2="10.81cm">
          <text:p/>
        </draw:line>
        <draw:line draw:style-name="gr5" draw:text-style-name="P2" draw:layer="layout" svg:x1="18.063cm" svg:y1="10.811cm" svg:x2="18.318cm" svg:y2="10.556cm">
          <text:p/>
        </draw:line>
        <draw:line draw:style-name="gr5" draw:text-style-name="P2" draw:layer="layout" svg:x1="18.317cm" svg:y1="10.556cm" svg:x2="18.825cm" svg:y2="10.556cm">
          <text:p/>
        </draw:line>
        <draw:line draw:style-name="gr5" draw:text-style-name="P2" draw:layer="layout" svg:x1="18.825cm" svg:y1="10.557cm" svg:x2="19.461cm" svg:y2="9.921cm">
          <text:p/>
        </draw:line>
        <draw:line draw:style-name="gr5" draw:text-style-name="P2" draw:layer="layout" svg:x1="19.46cm" svg:y1="9.921cm" svg:x2="19.46cm" svg:y2="9.743cm">
          <text:p/>
        </draw:line>
        <draw:line draw:style-name="gr5" draw:text-style-name="P2" draw:layer="layout" svg:x1="19.46cm" svg:y1="9.744cm" svg:x2="19.492cm" svg:y2="9.712cm">
          <text:p/>
        </draw:line>
        <draw:line draw:style-name="gr5" draw:text-style-name="P2" draw:layer="layout" svg:x1="19.601cm" svg:y1="11.142cm" svg:x2="19.601cm" svg:y2="10.869cm">
          <text:p/>
        </draw:line>
        <draw:line draw:style-name="gr5" draw:text-style-name="P2" draw:layer="layout" svg:x1="20.492cm" svg:y1="9.852cm" svg:x2="20.492cm" svg:y2="9.712cm">
          <text:p/>
        </draw:line>
        <draw:line draw:style-name="gr5" draw:text-style-name="P2" draw:layer="layout" svg:x1="19.601cm" svg:y1="10.87cm" svg:x2="20.493cm" svg:y2="9.852cm">
          <text:p/>
        </draw:line>
        <draw:line draw:style-name="gr5" draw:text-style-name="P2" draw:layer="layout" svg:x1="21.101cm" svg:y1="11.142cm" svg:x2="21.101cm" svg:y2="10.742cm">
          <text:p/>
        </draw:line>
        <draw:line draw:style-name="gr5" draw:text-style-name="P2" draw:layer="layout" svg:x1="21.101cm" svg:y1="10.743cm" svg:x2="21.453cm" svg:y2="10.392cm">
          <text:p/>
        </draw:line>
        <draw:line draw:style-name="gr5" draw:text-style-name="P2" draw:layer="layout" svg:x1="21.452cm" svg:y1="10.392cm" svg:x2="21.452cm" svg:y2="9.752cm">
          <text:p/>
        </draw:line>
        <draw:line draw:style-name="gr6" draw:text-style-name="P2" draw:layer="layout" svg:x1="21.452cm" svg:y1="9.753cm" svg:x2="21.493cm" svg:y2="9.712cm">
          <text:p/>
        </draw:line>
        <draw:line draw:style-name="gr5" draw:text-style-name="P2" draw:layer="layout" svg:x1="22.601cm" svg:y1="11.142cm" svg:x2="22.601cm" svg:y2="10.542cm">
          <text:p/>
        </draw:line>
        <draw:line draw:style-name="gr5" draw:text-style-name="P2" draw:layer="layout" svg:x1="22.602cm" svg:y1="10.543cm" svg:x2="22.501cm" svg:y2="10.442cm">
          <text:p/>
        </draw:line>
        <draw:line draw:style-name="gr5" draw:text-style-name="P2" draw:layer="layout" svg:x1="22.501cm" svg:y1="10.442cm" svg:x2="22.501cm" svg:y2="9.722cm">
          <text:p/>
        </draw:line>
        <draw:line draw:style-name="gr6" draw:text-style-name="P2" draw:layer="layout" svg:x1="22.502cm" svg:y1="9.723cm" svg:x2="22.492cm" svg:y2="9.712cm">
          <text:p/>
        </draw:line>
        <draw:line draw:style-name="gr5" draw:text-style-name="P2" draw:layer="layout" svg:x1="24.102cm" svg:y1="11.142cm" svg:x2="24.102cm" svg:y2="10.742cm">
          <text:p/>
        </draw:line>
        <draw:line draw:style-name="gr5" draw:text-style-name="P2" draw:layer="layout" svg:x1="24.103cm" svg:y1="10.743cm" svg:x2="23.492cm" svg:y2="10.132cm">
          <text:p/>
        </draw:line>
        <draw:line draw:style-name="gr5" draw:text-style-name="P2" draw:layer="layout" svg:x1="23.492cm" svg:y1="10.132cm" svg:x2="23.492cm" svg:y2="9.712cm">
          <text:p/>
        </draw:line>
        <draw:line draw:style-name="gr5" draw:text-style-name="P2" draw:layer="layout" svg:x1="25.602cm" svg:y1="11.142cm" svg:x2="25.602cm" svg:y2="10.822cm">
          <text:p/>
        </draw:line>
        <draw:line draw:style-name="gr5" draw:text-style-name="P2" draw:layer="layout" svg:x1="25.603cm" svg:y1="10.823cm" svg:x2="24.492cm" svg:y2="9.712cm">
          <text:p/>
        </draw:line>
        <draw:line draw:style-name="gr5" draw:text-style-name="P2" draw:layer="layout" svg:x1="27.102cm" svg:y1="11.142cm" svg:x2="26.921cm" svg:y2="11.142cm">
          <text:p/>
        </draw:line>
        <draw:line draw:style-name="gr5" draw:text-style-name="P2" draw:layer="layout" svg:x1="26.922cm" svg:y1="11.143cm" svg:x2="25.492cm" svg:y2="9.712cm">
          <text:p/>
        </draw:line>
        <draw:polygon draw:style-name="gr7" draw:text-style-name="P1" draw:layer="layout" svg:width="12.359cm" svg:height="4.358cm" svg:x="16.072cm" svg:y="8.713cm" svg:viewBox="0 0 12360 4359" draw:points="12360,4359 0,4359 0,679 66,679 66,3180 78,3243 114,3296 514,3696 546,3717 567,3731 630,3744 4880,3744 4942,3731 4952,3725 4959,3725 4983,3721 5005,3707 5019,3686 5023,3668 5048,3696 5099,3720 5121,3707 5121,3593 5119,3593 5119,3568 5121,3568 5121,3566 5146,3566 5146,3568 5148,3568 5148,3593 5146,3593 5146,3707 5168,3720 5219,3696 5257,3654 5260,3647 5283,3682 5330,3713 5385,3724 5390,3724 5445,3713 5492,3682 5515,3648 5537,3682 5584,3713 5639,3724 5644,3724 5699,3713 5746,3682 5769,3648 5791,3682 5838,3713 5893,3724 5898,3724 5953,3713 6000,3682 6023,3648 6045,3682 6092,3713 6147,3724 6152,3724 6207,3713 6254,3682 6277,3648 6299,3682 6346,3713 6401,3724 6406,3724 6461,3713 6508,3682 6531,3648 6553,3682 6600,3713 6655,3724 6660,3724 6715,3713 6762,3682 6785,3648 6807,3682 6854,3713 6909,3724 6914,3724 6970,3713 7017,3682 7040,3648 7062,3682 7109,3713 7164,3724 7169,3724 7224,3713 7253,3694 11680,3694 11724,3685 11761,3661 12211,3211 12218,3200 12235,3174 12244,3130 12244,2530 12243,2526 12235,2487 12211,2450 12111,2350 12110,2350 12092,2338 12074,2325 12073,2325 12052,2321 12031,2317 12030,2317 11556,2319 11556,1749 11552,1728 11548,1706 11536,1688 11524,1669 10781,919 10763,907 10744,895 10744,894 10722,890 10701,886 9956,886 9923,853 9863,828 9798,828 9738,853 9692,899 9667,959 9667,1024 9692,1084 9738,1130 9798,1155 9863,1155 9923,1130 9940,1113 10653,1113 11329,1796 11329,2337 11320,2343 11294,2383 11284,2430 11294,2478 11320,2518 11340,2531 11315,2552 11292,2594 11291,2599 11304,2618 11418,2618 11418,2616 11443,2616 11443,2618 11557,2618 11570,2599 11569,2594 11546,2552 11539,2546 11984,2544 12017,2577 12017,3083 11633,3467 7253,3467 7224,3448 7205,3444 10356,3444 10370,3441 10386,3440 10392,3437 10399,3435 10412,3427 10425,3420 10650,3245 10655,3240 10661,3236 10669,3223 10679,3211 10681,3205 10685,3199 10688,3184 10693,3169 10693,3162 10694,3155 10694,2666 10891,2666 10892,2670 10915,2713 10952,2744 10998,2758 11018,2742 11018,2647 11043,2647 11043,2742 11063,2758 11109,2744 11146,2713 11169,2670 11170,2666 11167,2662 11291,2662 11292,2666 11315,2709 11352,2740 11398,2754 11418,2738 11418,2643 11443,2643 11443,2738 11463,2754 11509,2740 11546,2709 11569,2666 11570,2662 11557,2643 11443,2643 11418,2643 11304,2643 11291,2662 11167,2662 11157,2647 11043,2647 11018,2647 10904,2647 10891,2666 10694,2666 10694,2530 10693,2526 10685,2487 10661,2450 10561,2350 10543,2338 10525,2326 10524,2326 10524,2325 10503,2321 10499,2320 9113,1024 9167,1024 9192,1084 9238,1130 9298,1155 9363,1155 9400,1139 10770,2511 10807,2535 10850,2544 10916,2544 10923,2549 10915,2556 10892,2598 10891,2603 10904,2622 11018,2622 11018,2620 11043,2620 11043,2622 11157,2622 11170,2603 11169,2598 11146,2556 11138,2548 11156,2537 11170,2516 11175,2490 11175,2370 11171,2347 11157,2325 11136,2311 11110,2306 10950,2306 10927,2310 10916,2317 10898,2317 9501,919 9466,896 9423,853 9363,828 9298,828 9238,853 9192,899 9167,959 9167,1024 9113,1024 8998,916 8968,898 8923,853 8863,828 8798,828 8738,853 8692,899 8667,959 8667,1024 8692,1084 8738,1130 8798,1155 8863,1155 8903,1138 10160,2314 9980,2312 9953,2307 9908,2307 9860,2316 9820,2343 9794,2383 9784,2430 9794,2478 9820,2518 9840,2531 9815,2552 9792,2594 9791,2599 9804,2618 9918,2618 9918,2616 9943,2616 9943,2618 10057,2618 10070,2599 10069,2594 10046,2552 10032,2540 10433,2543 10467,2577 10467,3100 10317,3217 8941,3217 8942,3217 8953,3217 8963,3212 8974,3210 8983,3204 8994,3200 9002,3192 9011,3186 9017,3176 9025,3168 9175,2943 9179,2933 9185,2924 9188,2913 9192,2902 9192,2891 9194,2880 9194,2666 9391,2666 9392,2670 9415,2713 9452,2744 9498,2758 9518,2742 9518,2647 9543,2647 9543,2742 9563,2758 9609,2744 9646,2713 9669,2670 9670,2666 9667,2662 9791,2662 9792,2666 9815,2709 9852,2740 9898,2754 9918,2738 9918,2643 9943,2643 9943,2738 9963,2754 10009,2740 10046,2709 10069,2666 10070,2662 10057,2643 9943,2643 9918,2643 9804,2643 9791,2662 9667,2662 9657,2647 9543,2647 9518,2647 9404,2647 9391,2666 9194,2666 9194,2480 9185,2437 9161,2400 9111,2350 9093,2338 9075,2326 9074,2325 9053,2321 9032,2317 8773,2314 8034,1428 8034,1024 8167,1024 8192,1084 8238,1130 8298,1155 8363,1155 8400,1139 9417,2156 9417,2316 9405,2324 9391,2345 9386,2370 9386,2490 9390,2514 9404,2535 9423,2549 9415,2556 9392,2598 9391,2603 9404,2622 9518,2622 9518,2620 9543,2620 9543,2622 9657,2622 9670,2603 9669,2598 9646,2556 9638,2548 9656,2537 9670,2516 9675,2490 9675,2370 9671,2347 9657,2325 9644,2316 9644,2109 9635,2066 9611,2029 8501,919 8466,896 8423,853 8363,828 8298,828 8238,853 8192,899 8167,959 8167,1024 8034,1024 8034,999 8025,956 8001,919 7966,896 7923,853 7863,828 7798,828 7738,853 7692,899 7667,959 7667,1024 7692,1084 7738,1130 7798,1155 7807,1155 7807,1469 7810,1486 7812,1503 7815,1508 7816,1513 7825,1527 7833,1542 8474,2310 8468,2310 8453,2307 8408,2307 8360,2316 8320,2343 8294,2383 8284,2430 8294,2478 8320,2518 8340,2531 8315,2552 8292,2594 8291,2599 8304,2618 8418,2618 8418,2616 8443,2616 8443,2618 8557,2618 8570,2599 8569,2594 8546,2552 8529,2538 8967,2543 8967,2846 8870,2992 7580,2992 7661,2911 7685,2874 7694,2830 7694,2666 7891,2666 7892,2670 7915,2713 7952,2744 7998,2758 8018,2742 8018,2647 8043,2647 8043,2742 8063,2758 8109,2744 8146,2713 8169,2670 8170,2666 8167,2662 8291,2662 8292,2666 8315,2709 8352,2740 8398,2754 8418,2738 8418,2643 8443,2643 8443,2738 8463,2754 8509,2740 8546,2709 8569,2666 8570,2662 8557,2643 8443,2643 8418,2643 8304,2643 8291,2662 8167,2662 8157,2647 8043,2647 8018,2647 7904,2647 7891,2666 7694,2666 7694,2530 7693,2526 7685,2487 7661,2450 7561,2350 7543,2338 7525,2326 7524,2325 7503,2321 7482,2317 7049,2311 7034,1748 7034,1024 7167,1024 7192,1084 7238,1130 7298,1155 7307,1155 7307,1419 7316,1463 7327,1479 7340,1500 7917,2076 7917,2316 7905,2324 7891,2345 7886,2370 7886,2490 7890,2514 7904,2535 7923,2549 7915,2556 7892,2598 7891,2603 7904,2622 8018,2622 8018,2620 8043,2620 8043,2622 8157,2622 8170,2603 8169,2598 8146,2556 8138,2548 8156,2537 8170,2516 8175,2490 8175,2370 8171,2347 8157,2325 8144,2316 8144,2029 8135,1986 8111,1949 7534,1372 7534,999 7525,956 7501,919 7466,896 7423,853 7363,828 7298,828 7238,853 7192,899 7167,959 7167,1024 7034,1024 7034,999 7025,956 7001,919 6965,896 6922,853 6862,828 6797,828 6737,853 6691,899 6666,959 6666,1024 6691,1084 6737,1130 6797,1155 6806,1155 6806,1749 6806,1751 6806,1752 6821,2342 6819,2343 6793,2383 6783,2430 6793,2478 6819,2518 6839,2531 6814,2552 6791,2594 6790,2599 6803,2618 6917,2618 6917,2616 6942,2616 6942,2618 7057,2618 7070,2599 7069,2594 7046,2552 7029,2538 7433,2543 7467,2577 7467,2783 7433,2817 6580,2817 6536,2825 6507,2845 6499,2850 6323,3026 6299,3063 6290,3106 6290,3493 6277,3513 6263,3493 6263,2666 6390,2666 6391,2670 6414,2713 6451,2744 6497,2758 6517,2742 6517,2647 6542,2647 6542,2742 6562,2758 6608,2744 6645,2713 6668,2670 6669,2666 6666,2662 6790,2662 6791,2666 6814,2709 6851,2740 6897,2754 6917,2738 6917,2643 6942,2643 6942,2738 6962,2754 7009,2740 7046,2709 7069,2666 7070,2662 7057,2643 6942,2643 6917,2643 6803,2643 6790,2662 6666,2662 6656,2647 6542,2647 6517,2647 6403,2647 6390,2666 6263,2666 6263,2550 6254,2507 6230,2470 6110,2350 6109,2350 6109,2349 6091,2337 6073,2325 6072,2325 6051,2321 6029,2317 6028,2317 5623,2322 5885,1784 6010,1660 6020,1644 6034,1623 6043,1579 6043,1024 6166,1024 6191,1084 6237,1130 6297,1155 6316,1155 6316,1729 6325,1773 6343,1800 6349,1810 6416,1876 6416,2316 6404,2324 6390,2345 6385,2370 6385,2490 6389,2514 6403,2535 6422,2549 6414,2556 6391,2598 6390,2603 6403,2622 6517,2622 6517,2620 6542,2620 6542,2622 6656,2622 6669,2603 6668,2598 6645,2556 6637,2548 6655,2537 6669,2516 6674,2490 6674,2370 6670,2347 6656,2325 6643,2316 6643,1829 6639,1808 6634,1786 6610,1749 6543,1682 6543,1009 6534,966 6510,929 6473,904 6470,904 6468,899 6422,853 6362,828 6297,828 6237,853 6191,899 6166,959 6166,1024 6043,1024 6043,1009 6034,966 6010,929 5973,904 5970,904 5968,899 5922,853 5862,828 5797,828 5737,853 5691,899 5666,959 5666,1024 5691,1084 5737,1130 5797,1155 5816,1155 5816,1532 5711,1637 5701,1653 5690,1667 5374,2313 5359,2316 5319,2343 5293,2383 5283,2430 5293,2478 5319,2518 5339,2531 5314,2552 5291,2594 5290,2599 5303,2618 5417,2618 5417,2616 5442,2616 5442,2618 5556,2618 5569,2599 5568,2594 5545,2552 5543,2550 5983,2544 6036,2597 6036,3493 6023,3513 6009,3493 6009,3194 6000,3151 5976,3114 5732,2870 5714,2858 5695,2845 5651,2837 4887,2837 4743,2693 4743,2666 4890,2666 4891,2670 4914,2713 4951,2744 4997,2758 5017,2742 5017,2647 5042,2647 5042,2742 5062,2758 5108,2744 5145,2713 5168,2670 5169,2666 5166,2662 5290,2662 5291,2666 5314,2709 5351,2740 5397,2754 5417,2738 5417,2643 5442,2643 5442,2738 5462,2754 5508,2740 5545,2709 5568,2666 5569,2662 5556,2643 5442,2643 5417,2643 5303,2643 5290,2662 5166,2662 5156,2647 5042,2647 5017,2647 4903,2647 4890,2666 4743,2666 4743,2520 4743,2519 4734,2477 4710,2440 4640,2370 4885,2370 4885,2490 4889,2514 4903,2535 4922,2549 4914,2556 4891,2598 4890,2603 4903,2622 5017,2622 5017,2620 5042,2620 5042,2622 5156,2622 5169,2603 5168,2598 5145,2556 5137,2548 5155,2537 5169,2516 5174,2490 5174,2370 5170,2347 5156,2325 5143,2316 5143,2076 5460,1760 5484,1723 5486,1716 5493,1679 5493,1109 5518,1084 5543,1024 5543,959 5518,899 5472,853 5412,828 5347,828 5287,853 5241,899 5216,959 5216,1024 5241,1084 5266,1109 5266,1632 4949,1949 4925,1986 4916,2029 4916,2316 4904,2324 4890,2345 4885,2370 4640,2370 4610,2340 4605,2337 4573,2315 4529,2307 4353,2307 5009,1459 5016,1445 5024,1433 5026,1426 5029,1419 5030,1404 5033,1389 5033,999 5024,956 5000,919 4965,896 4922,853 4862,828 4797,828 4737,853 4691,899 4666,959 4666,1024 4691,1084 4737,1130 4797,1155 4806,1155 4806,1350 4066,2307 3907,2307 3859,2316 3819,2343 3793,2383 3783,2430 3793,2478 3819,2518 3839,2531 3814,2552 3791,2594 3790,2599 3803,2618 3917,2618 3917,2616 3942,2616 3942,2618 4056,2618 4069,2599 4068,2594 4045,2552 4031,2540 4124,2536 4129,2535 4134,2535 4139,2534 4482,2534 4516,2567 4516,2740 4525,2784 4547,2817 4549,2821 4745,3017 3424,3017 3243,2851 3243,2666 3390,2666 3391,2670 3414,2713 3451,2744 3497,2758 3517,2742 3517,2647 3542,2647 3542,2742 3562,2758 3608,2744 3645,2713 3668,2670 3669,2666 3666,2662 3790,2662 3791,2666 3814,2709 3851,2740 3897,2754 3917,2738 3917,2643 3942,2643 3942,2738 3962,2754 4008,2740 4045,2709 4068,2666 4069,2662 4056,2643 3942,2643 3917,2643 3803,2643 3790,2662 3666,2662 3656,2647 3542,2647 3517,2647 3403,2647 3390,2666 3243,2666 3243,2560 3242,2554 3234,2517 3210,2480 3140,2411 3170,2370 3385,2370 3385,2490 3389,2514 3403,2535 3422,2549 3414,2556 3391,2598 3390,2603 3403,2622 3517,2622 3517,2620 3542,2620 3542,2622 3656,2622 3669,2603 3668,2598 3645,2556 3637,2548 3655,2537 3669,2516 3674,2490 3674,2370 3670,2347 3656,2325 3643,2316 3643,2199 4505,1214 4514,1198 4524,1183 4525,1179 4527,1176 4529,1157 4533,1139 4533,999 4524,956 4500,919 4465,896 4422,853 4362,828 4297,828 4237,853 4191,899 4166,959 4166,1024 4191,1084 4237,1130 4266,1142 3444,2082 3435,2098 3425,2113 3424,2117 3422,2120 3420,2138 3416,2156 3416,2316 3404,2324 3390,2345 3385,2370 3170,2370 4010,1254 4016,1241 4024,1229 4026,1221 4029,1214 4030,1199 4033,1185 4033,999 4024,956 4000,919 3965,896 3922,853 3862,828 3797,828 3737,853 3691,899 3666,959 3666,1024 3691,1084 3737,1130 3797,1155 3800,1155 2926,2318 2513,2325 2500,2316 2452,2307 2407,2307 2359,2316 2319,2343 2293,2383 2283,2430 2293,2478 2319,2518 2339,2531 2314,2552 2291,2594 2290,2599 2303,2618 2417,2618 2417,2616 2442,2616 2442,2618 2556,2618 2569,2599 2568,2594 2546,2553 2958,2549 3016,2607 3016,2900 3016,2903 3016,2905 3021,2924 3025,2944 3026,2946 3027,2948 3038,2964 3049,2981 3051,2982 3053,2984 3303,3214 3308,3217 1924,3217 1693,3001 1693,2666 1890,2666 1891,2670 1914,2713 1951,2744 1997,2758 2017,2742 2017,2647 2042,2647 2042,2742 2062,2758 2108,2744 2145,2713 2168,2670 2169,2666 2166,2662 2290,2662 2291,2666 2314,2709 2351,2740 2397,2754 2417,2738 2417,2643 2442,2643 2442,2738 2462,2754 2508,2740 2545,2709 2568,2666 2569,2662 2556,2643 2442,2643 2417,2643 2303,2643 2290,2662 2166,2662 2156,2647 2042,2647 2017,2647 1903,2647 1890,2666 1693,2666 1693,2510 1684,2467 1660,2430 1580,2350 1562,2338 1545,2326 1544,2326 1543,2325 1522,2321 1502,2317 1043,2309 1043,2097 1878,2097 1878,2392 1885,2426 1885,2490 1889,2514 1903,2535 1922,2549 1914,2556 1891,2598 1890,2603 1903,2622 2017,2622 2017,2620 2042,2620 2042,2622 2156,2622 2169,2603 2168,2598 2145,2556 2137,2548 2155,2537 2169,2516 2174,2490 2174,2370 2170,2347 2156,2325 2135,2311 2110,2306 2105,2306 2105,2144 2293,1957 2753,1957 2797,1948 2834,1924 3469,1289 3477,1277 3493,1252 3502,1208 3502,1076 3524,1043 3533,999 3524,956 3500,919 3465,896 3422,853 3362,828 3297,828 3237,853 3191,899 3166,959 3166,1024 3191,1084 3237,1130 3275,1146 3275,1161 2706,1730 2245,1730 2206,1738 2202,1738 2165,1763 1911,2017 1887,2054 1878,2097 1043,2097 1043,1741 1294,1490 2717,1490 2760,1482 2797,1457 2920,1335 2944,1298 2953,1254 2953,1099 2968,1084 2993,1024 2993,959 2968,899 2922,853 2862,828 2797,828 2737,853 2691,899 2666,959 2666,1024 2691,1084 2726,1119 2726,1207 2670,1263 1247,1263 1204,1272 1176,1290 1167,1297 849,1614 825,1651 816,1694 816,2348 793,2383 783,2430 793,2478 819,2518 839,2531 814,2552 791,2594 790,2599 803,2618 917,2618 917,2616 942,2616 942,2618 1056,2618 1069,2599 1068,2594 1045,2552 1025,2535 1452,2543 1466,2557 1466,3050 1466,3052 1466,3054 1471,3074 1475,3094 1476,3095 1476,3097 1488,3114 1499,3131 1501,3132 1502,3133 1802,3413 1808,3417 697,3417 393,3113 393,2675 414,2713 451,2744 497,2758 517,2742 517,2647 542,2647 542,2742 562,2758 608,2744 645,2713 668,2670 669,2666 666,2662 790,2662 791,2666 814,2709 851,2740 897,2754 917,2738 917,2643 942,2643 942,2738 962,2754 1008,2740 1045,2709 1068,2666 1069,2662 1056,2643 942,2643 917,2643 803,2643 790,2662 666,2662 656,2647 542,2647 517,2647 515,2647 515,2622 517,2622 517,2620 542,2620 542,2622 656,2622 669,2603 668,2598 645,2556 637,2548 655,2537 669,2516 674,2490 674,2370 670,2347 656,2325 643,2316 643,1526 1057,1113 2220,1113 2237,1130 2297,1155 2362,1155 2422,1130 2444,1108 2463,1104 2500,1080 2524,1043 2533,999 2524,956 2500,919 2465,896 2422,853 2362,828 2297,828 2237,853 2204,886 1010,886 966,894 933,916 929,919 449,1399 425,1436 416,1479 416,2316 404,2324 393,2341 393,747 747,393 9831,393 9863,393 9893,380 9923,368 9946,345 9969,322 9981,292 9982,292 9994,262 9994,230 9994,229 9994,197 9982,167 9981,167 9969,137 9946,114 9923,91 9893,78 9863,66 9831,66 679,66 617,78 564,114 114,564 78,617 66,679 0,679 0,0 12360,0">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8.5cm" fo:margin-bottom="1cm" fo:margin-left="11.5cm" fo:margin-right="1cm" fo:page-width="29.703cm" fo:page-height="21.02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8-03T12:00:35.808310960</dc:date>
    <meta:editing-duration>PT14S</meta:editing-duration>
    <meta:editing-cycles>1</meta:editing-cycles>
    <meta:document-statistic meta:object-count="1212"/>
    <meta:generator>LibreOffice/5.2.7.2$Linux_X86_64 LibreOffice_project/20m0$Build-2</meta:generator>
  </office:meta>
</office:document-meta>
</file>